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Neutra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ce3" style:family="table-cell" style:parent-style-name="Good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3.38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22" table:default-cell-style-name="ce1"/>
        <table:table-column table:style-name="co3" table:default-cell-style-name="ce1"/>
        <table:table-column table:style-name="co2" table:number-columns-repeated="16348" table:default-cell-style-name="ce1"/>
        <table:table-row table:style-name="ro1">
          <table:table-cell office:value-type="float" office:value="0.30202895402908297" table:style-name="ce1">
            <text:p>0.302028954</text:p>
          </table:table-cell>
          <table:table-cell office:value-type="float" office:value="0.35619762539863598" table:style-name="ce1">
            <text:p>0.356197625</text:p>
          </table:table-cell>
          <table:table-cell office:value-type="float" office:value="2.03391173272394E-4" table:style-name="ce1">
            <text:p>0.000203391</text:p>
          </table:table-cell>
          <table:table-cell office:value-type="float" office:value="-1.56347674783319E-3" table:style-name="ce1">
            <text:p>-0.001563477</text:p>
          </table:table-cell>
          <table:table-cell office:value-type="float" office:value="0.32558277249336198" table:style-name="ce1">
            <text:p>0.325582772</text:p>
          </table:table-cell>
          <table:table-cell office:value-type="float" office:value="0.65140736103057895" table:style-name="ce1">
            <text:p>0.651407361</text:p>
          </table:table-cell>
          <table:table-cell office:value-type="float" office:value="7.7985299588234058" table:formula="of:=([.E1]-[.A1])/[.A1]%" table:style-name="ce2">
            <text:p>7.798529959</text:p>
          </table:table-cell>
          <table:table-cell office:value-type="float" office:value="82.878075142011724" table:formula="of:=([.F1]-[.B1])/[.B1]%" table:style-name="ce2">
            <text:p>82.87807514</text:p>
          </table:table-cell>
          <table:table-cell office:value-type="float" office:value="2.03391173272394E-4" table:style-name="ce1">
            <text:p>0.000203391</text:p>
          </table:table-cell>
          <table:table-cell office:value-type="float" office:value="-1.56347674783319E-3" table:style-name="ce1">
            <text:p>-0.001563477</text:p>
          </table:table-cell>
          <table:table-cell office:value-type="float" office:value="-99.937530118158648" table:formula="of:=([.I1]-[.E1])/[.E1]%" table:style-name="ce2">
            <text:p>-99.93753012</text:p>
          </table:table-cell>
          <table:table-cell office:value-type="float" office:value="-100.24001521035311" table:formula="of:=([.J1]-[.F1])/[.F1]%" table:style-name="ce2">
            <text:p>-100.2400152</text:p>
          </table:table-cell>
          <table:table-cell office:value-type="float" office:value="2.03391173272394E-4" table:style-name="ce1">
            <text:p>0.000203391</text:p>
          </table:table-cell>
          <table:table-cell office:value-type="float" office:value="-1.56347674783319E-3" table:style-name="ce1">
            <text:p>-0.001563477</text:p>
          </table:table-cell>
          <table:table-cell office:value-type="float" office:value="0" table:formula="of:=([.M1]-[.I1])/[.I1]%" table:style-name="ce3">
            <text:p>0</text:p>
          </table:table-cell>
          <table:table-cell office:value-type="float" office:value="0" table:formula="of:=([.N1]-[.J1])/[.J1]%" table:style-name="ce3">
            <text:p>0</text:p>
          </table:table-cell>
          <table:table-cell office:value-type="float" office:value="0" table:formula="of:=([.O1] +[.O26]+[.O51]+[.O76]+[.O101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.5478236424821078E-4" table:formula="of:=POWER([.E1]-[.A1]; 2)" table:style-name="ce1">
            <text:p>0.000554782</text:p>
          </table:table-cell>
          <table:table-cell office:value-type="float" office:value="0.10587174178824427" table:formula="of:=POWER([.I1]-[.E1];2)" table:style-name="ce1">
            <text:p>0.105871742</text:p>
          </table:table-cell>
          <table:table-cell office:value-type="float" office:value="0" table:formula="of:=POWER([.C1]-[.I1];2)" table:style-name="ce1">
            <text:p>0</text:p>
          </table:table-cell>
          <table:table-cell office:value-type="float" office:value="0" table:formula="of:=POWER([.M1]-[.C1];2)" table:style-name="ce1">
            <text:p>0</text:p>
          </table:table-cell>
          <table:table-cell office:value-type="float" office:value="8.7148788011881653E-2" table:formula="of:=POWER([.F1]-[.B1];2)" table:style-name="ce1">
            <text:p>0.087148788</text:p>
          </table:table-cell>
          <table:table-cell office:value-type="float" office:value="0.42637091498904139" table:formula="of:=POWER([.J1]-[.F1];2)" table:style-name="ce1">
            <text:p>0.426370915</text:p>
          </table:table-cell>
          <table:table-cell office:value-type="float" office:value="0" table:formula="of:=POWER([.D1]-[.J1];2)" table:style-name="ce1">
            <text:p>0</text:p>
          </table:table-cell>
          <table:table-cell office:value-type="float" office:value="0" table:formula="of:=POWER([.N1]-[.D1];2)" table:style-name="ce1">
            <text:p>0</text:p>
          </table:table-cell>
          <table:table-cell office:value-type="float" office:value="5.1399813107635097" table:formula="of:=SQRT(SUM([.Y1:.Y125]))" table:style-name="ce1">
            <text:p>5.139981311</text:p>
          </table:table-cell>
          <table:table-cell office:value-type="float" office:value="2.368084356236158" table:formula="of:=SQRT(SUM([.AC1:.AC25]))" table:style-name="ce1">
            <text:p>2.368084356</text:p>
          </table:table-cell>
          <table:table-cell table:style-name="ce1"/>
          <table:table-cell office:value-type="string" table:style-name="ce1">
            <text:p>After maze extra training</text:p>
          </table:table-cell>
          <table:table-cell table:style-name="ce1"/>
          <table:table-cell office:value-type="string" table:style-name="ce1">
            <text:p>Delta</text:p>
          </table:table-cell>
          <table:table-cell table:number-columns-repeated="16346" table:style-name="ce1"/>
        </table:table-row>
        <table:table-row table:style-name="ro1">
          <table:table-cell office:value-type="float" office:value="-0.65595734119415305" table:style-name="ce1">
            <text:p>-0.655957341</text:p>
          </table:table-cell>
          <table:table-cell office:value-type="float" office:value="-0.61695063114166304" table:style-name="ce1">
            <text:p>-0.616950631</text:p>
          </table:table-cell>
          <table:table-cell office:value-type="float" office:value="-1.67612552642822" table:style-name="ce1">
            <text:p>-1.676125526</text:p>
          </table:table-cell>
          <table:table-cell office:value-type="float" office:value="-1.45078456401825" table:style-name="ce1">
            <text:p>-1.450784564</text:p>
          </table:table-cell>
          <table:table-cell office:value-type="float" office:value="-0.929185330867767" table:style-name="ce1">
            <text:p>-0.929185331</text:p>
          </table:table-cell>
          <table:table-cell office:value-type="float" office:value="-0.788343906402588" table:style-name="ce1">
            <text:p>-0.788343906</text:p>
          </table:table-cell>
          <table:table-cell office:value-type="float" office:value="41.653316841642415" table:formula="of:=([.E2]-[.A2])/[.A2]%" table:style-name="ce2">
            <text:p>41.65331684</text:p>
          </table:table-cell>
          <table:table-cell office:value-type="float" office:value="27.78071155284546" table:formula="of:=([.F2]-[.B2])/[.B2]%" table:style-name="ce2">
            <text:p>27.78071155</text:p>
          </table:table-cell>
          <table:table-cell office:value-type="float" office:value="-1.66973376274109" table:style-name="ce1">
            <text:p>-1.669733763</text:p>
          </table:table-cell>
          <table:table-cell office:value-type="float" office:value="-1.41514015197754" table:style-name="ce1">
            <text:p>-1.415140152</text:p>
          </table:table-cell>
          <table:table-cell office:value-type="float" office:value="79.698678753540392" table:formula="of:=([.I2]-[.E2])/[.E2]%" table:style-name="ce2">
            <text:p>79.69867875</text:p>
          </table:table-cell>
          <table:table-cell office:value-type="float" office:value="79.507971138532824" table:formula="of:=([.J2]-[.F2])/[.F2]%" table:style-name="ce2">
            <text:p>79.50797114</text:p>
          </table:table-cell>
          <table:table-cell office:value-type="float" office:value="-1.6656529903411901" table:style-name="ce1">
            <text:p>-1.66565299</text:p>
          </table:table-cell>
          <table:table-cell office:value-type="float" office:value="-1.4659281969070399" table:style-name="ce1">
            <text:p>-1.465928197</text:p>
          </table:table-cell>
          <table:table-cell office:value-type="float" office:value="-0.24439659129852956" table:formula="of:=([.M2]-[.I2])/[.I2]%" table:style-name="ce3">
            <text:p>-0.244396591</text:p>
          </table:table-cell>
          <table:table-cell office:value-type="float" office:value="3.5889056542228635" table:formula="of:=([.N2]-[.J2])/[.J2]%" table:style-name="ce3">
            <text:p>3.588905654</text:p>
          </table:table-cell>
          <table:table-cell office:value-type="float" office:value="-183.60175747560945" table:formula="of:=([.O2] +[.O27]+[.O52]+[.O77]+[.O102])" table:style-name="ce1">
            <text:p>-183.6017575</text:p>
          </table:table-cell>
          <table:table-cell table:style-name="ce1"/>
          <table:table-cell office:value-type="float" office:value="-0.244396591298742" table:style-name="ce1">
            <text:p>-0.244396591</text:p>
          </table:table-cell>
          <table:table-cell office:value-type="float" office:value="-7.2088633551995303" table:style-name="ce1">
            <text:p>-7.208863355</text:p>
          </table:table-cell>
          <table:table-cell office:value-type="float" office:value="-3.6098861995228799" table:style-name="ce1">
            <text:p>-3.6098862</text:p>
          </table:table-cell>
          <table:table-cell office:value-type="float" office:value="-172.148271899587" table:style-name="ce1">
            <text:p>-172.1482719</text:p>
          </table:table-cell>
          <table:table-cell office:value-type="float" office:value="-0.39033943000177701" table:style-name="ce1">
            <text:p>-0.39033943</text:p>
          </table:table-cell>
          <table:table-cell table:style-name="ce1"/>
          <table:table-cell office:value-type="float" office:value="7.4653534341084488E-2" table:formula="of:=POWER([.E2]-[.A2]; 2)" table:style-name="ce1">
            <text:p>0.074653534</text:p>
          </table:table-cell>
          <table:table-cell office:value-type="float" office:value="0.54841197995003765" table:formula="of:=POWER([.I2]-[.E2];2)" table:style-name="ce1">
            <text:p>0.54841198</text:p>
          </table:table-cell>
          <table:table-cell office:value-type="float" office:value="4.0854643032113876E-5" table:formula="of:=POWER([.C2]-[.I2];2)" table:style-name="ce1">
            <text:p>4.08546E-05</text:p>
          </table:table-cell>
          <table:table-cell office:value-type="float" office:value="1.0967401209414385E-4" table:formula="of:=POWER([.M2]-[.C2];2)" table:style-name="ce1">
            <text:p>0.000109674</text:p>
          </table:table-cell>
          <table:table-cell office:value-type="float" office:value="2.9375654804667192E-2" table:formula="of:=POWER([.F2]-[.B2];2)" table:style-name="ce1">
            <text:p>0.029375655</text:p>
          </table:table-cell>
          <table:table-cell office:value-type="float" office:value="0.3928735334668555" table:formula="of:=POWER([.J2]-[.F2];2)" table:style-name="ce1">
            <text:p>0.392873533</text:p>
          </table:table-cell>
          <table:table-cell office:value-type="float" office:value="1.2705241097279124E-3" table:formula="of:=POWER([.D2]-[.J2];2)" table:style-name="ce1">
            <text:p>0.001270524</text:p>
          </table:table-cell>
          <table:table-cell office:value-type="float" office:value="2.293296170704406E-4" table:formula="of:=POWER([.N2]-[.D2];2)" table:style-name="ce1">
            <text:p>0.00022933</text:p>
          </table:table-cell>
          <table:table-cell office:value-type="float" office:value="7.9789012425182291" table:formula="of:=SQRT(SUM([.Z1:.Z125]))" table:style-name="ce1">
            <text:p>7.978901243</text:p>
          </table:table-cell>
          <table:table-cell office:value-type="float" office:value="4.5475928190705224" table:formula="of:=SQRT(SUM([.AD1:.AD25]))" table:style-name="ce1">
            <text:p>4.547592819</text:p>
          </table:table-cell>
          <table:table-cell table:style-name="ce1"/>
          <table:table-cell office:value-type="float" office:value="-0.28730756044387801" table:style-name="ce1">
            <text:p>-0.28730756</text:p>
          </table:table-cell>
          <table:table-cell office:value-type="float" office:value="-0.86167567968368497" table:style-name="ce1">
            <text:p>-0.86167568</text:p>
          </table:table-cell>
          <table:table-cell office:value-type="float" office:value="-0.2875109516171504" table:formula="of:=[.AJ2]-[.I1]" table:style-name="ce1">
            <text:p>-0.287510952</text:p>
          </table:table-cell>
          <table:table-cell office:value-type="float" office:value="-0.86011220293585178" table:formula="of:=[.AK2]-[.J1]" table:style-name="ce1">
            <text:p>-0.860112203</text:p>
          </table:table-cell>
          <table:table-cell office:value-type="float" office:value="8.2662547299799397E-2" table:formula="of:=POWER([.AJ2]-[.I1];2)" table:style-name="ce1">
            <text:p>0.082662547</text:p>
          </table:table-cell>
          <table:table-cell office:value-type="float" office:value="5.3776204989105647" table:formula="of:=SQRT(SUM([.AN2:.AN126]))" table:style-name="ce1">
            <text:p>5.377620499</text:p>
          </table:table-cell>
          <table:table-cell table:number-columns-repeated="16343"/>
        </table:table-row>
        <table:table-row table:style-name="ro1">
          <table:table-cell office:value-type="float" office:value="-0.38627991080284102" table:style-name="ce1">
            <text:p>-0.386279911</text:p>
          </table:table-cell>
          <table:table-cell office:value-type="float" office:value="0.40177673101425199" table:style-name="ce1">
            <text:p>0.401776731</text:p>
          </table:table-cell>
          <table:table-cell office:value-type="float" office:value="3.6131393909454301" table:style-name="ce1">
            <text:p>3.613139391</text:p>
          </table:table-cell>
          <table:table-cell office:value-type="float" office:value="-5.5357837677001998" table:style-name="ce1">
            <text:p>-5.535783768</text:p>
          </table:table-cell>
          <table:table-cell office:value-type="float" office:value="0.54894030094146695" table:style-name="ce1">
            <text:p>0.548940301</text:p>
          </table:table-cell>
          <table:table-cell office:value-type="float" office:value="-0.84202641248703003" table:style-name="ce1">
            <text:p>-0.842026412</text:p>
          </table:table-cell>
          <table:table-cell office:value-type="float" office:value="-242.1094614525912" table:formula="of:=([.E3]-[.A3])/[.A3]%" table:style-name="ce2">
            <text:p>-242.1094615</text:p>
          </table:table-cell>
          <table:table-cell office:value-type="float" office:value="-309.57570398898025" table:formula="of:=([.F3]-[.B3])/[.B3]%" table:style-name="ce2">
            <text:p>-309.575704</text:p>
          </table:table-cell>
          <table:table-cell office:value-type="float" office:value="2.3954942226409899" table:style-name="ce1">
            <text:p>2.395494223</text:p>
          </table:table-cell>
          <table:table-cell office:value-type="float" office:value="-3.6840503215789799" table:style-name="ce1">
            <text:p>-3.684050322</text:p>
          </table:table-cell>
          <table:table-cell office:value-type="float" office:value="336.38519863317879" table:formula="of:=([.I3]-[.E3])/[.E3]%" table:style-name="ce2">
            <text:p>336.3851986</text:p>
          </table:table-cell>
          <table:table-cell office:value-type="float" office:value="337.5219431297503" table:formula="of:=([.J3]-[.F3])/[.F3]%" table:style-name="ce2">
            <text:p>337.5219431</text:p>
          </table:table-cell>
          <table:table-cell office:value-type="float" office:value="3.9881789684295699" table:style-name="ce1">
            <text:p>3.988178968</text:p>
          </table:table-cell>
          <table:table-cell office:value-type="float" office:value="-6.1973133087158203" table:style-name="ce1">
            <text:p>-6.197313309</text:p>
          </table:table-cell>
          <table:table-cell office:value-type="float" office:value="66.486686994914706" table:formula="of:=([.M3]-[.I3])/[.I3]%" table:style-name="ce3">
            <text:p>66.48668699</text:p>
          </table:table-cell>
          <table:table-cell office:value-type="float" office:value="68.220104715064224" table:formula="of:=([.N3]-[.J3])/[.J3]%" table:style-name="ce3">
            <text:p>68.22010472</text:p>
          </table:table-cell>
          <table:table-cell office:value-type="float" office:value="284.93134439599334" table:formula="of:=([.O3] +[.O28]+[.O53]+[.O78]+[.O103])" table:style-name="ce1">
            <text:p>284.9313444</text:p>
          </table:table-cell>
          <table:table-cell table:style-name="ce1"/>
          <table:table-cell office:value-type="float" office:value="66.486686994914507" table:style-name="ce1">
            <text:p>66.48668699</text:p>
          </table:table-cell>
          <table:table-cell office:value-type="float" office:value="208.11244432551899" table:style-name="ce1">
            <text:p>208.1124443</text:p>
          </table:table-cell>
          <table:table-cell office:value-type="float" office:value="3.9817833806639702" table:style-name="ce1">
            <text:p>3.981783381</text:p>
          </table:table-cell>
          <table:table-cell office:value-type="float" office:value="35.305550713532497" table:style-name="ce1">
            <text:p>35.30555071</text:p>
          </table:table-cell>
          <table:table-cell office:value-type="float" office:value="-28.955121018637001" table:style-name="ce1">
            <text:p>-28.95512102</text:p>
          </table:table-cell>
          <table:table-cell table:style-name="ce1"/>
          <table:table-cell office:value-type="float" office:value="0.8746368444550684" table:formula="of:=POWER([.E3]-[.A3]; 2)" table:style-name="ce1">
            <text:p>0.874636844</text:p>
          </table:table-cell>
          <table:table-cell office:value-type="float" office:value="3.4097613857438884" table:formula="of:=POWER([.I3]-[.E3];2)" table:style-name="ce1">
            <text:p>3.409761386</text:p>
          </table:table-cell>
          <table:table-cell office:value-type="float" office:value="1.4826597558951486" table:formula="of:=POWER([.C3]-[.I3];2)" table:style-name="ce1">
            <text:p>1.482659756</text:p>
          </table:table-cell>
          <table:table-cell office:value-type="float" office:value="0.14065468467948206" table:formula="of:=POWER([.M3]-[.C3];2)" table:style-name="ce1">
            <text:p>0.140654685</text:p>
          </table:table-cell>
          <table:table-cell office:value-type="float" office:value="1.5470462597836705" table:formula="of:=POWER([.F3]-[.B3];2)" table:style-name="ce1">
            <text:p>1.54704626</text:p>
          </table:table-cell>
          <table:table-cell office:value-type="float" office:value="8.0770998998502872" table:formula="of:=POWER([.J3]-[.F3];2)" table:style-name="ce1">
            <text:p>8.0770999</text:p>
          </table:table-cell>
          <table:table-cell office:value-type="float" office:value="3.4289167554839683" table:formula="of:=POWER([.D3]-[.J3];2)" table:style-name="ce1">
            <text:p>3.428916755</text:p>
          </table:table-cell>
          <table:table-cell office:value-type="float" office:value="0.43762133363633759" table:formula="of:=POWER([.N3]-[.D3];2)" table:style-name="ce1">
            <text:p>0.437621334</text:p>
          </table:table-cell>
          <table:table-cell office:value-type="float" office:value="1.8829783473805914" table:formula="of:=SQRT(SUM([.AA1:.AA125]))" table:style-name="ce1">
            <text:p>1.882978347</text:p>
          </table:table-cell>
          <table:table-cell office:value-type="float" office:value="1.9610223838515712" table:formula="of:=SQRT(SUM([.AE1:.AE25]))" table:style-name="ce1">
            <text:p>1.961022384</text:p>
          </table:table-cell>
          <table:table-cell table:style-name="ce1"/>
          <table:table-cell office:value-type="float" office:value="-2.06672263145447" table:style-name="ce1">
            <text:p>-2.066722631</text:p>
          </table:table-cell>
          <table:table-cell office:value-type="float" office:value="-1.7358316183090201" table:style-name="ce1">
            <text:p>-1.735831618</text:p>
          </table:table-cell>
          <table:table-cell office:value-type="float" office:value="-0.39698886871338002" table:formula="of:=[.AJ3]-[.I2]" table:style-name="ce1">
            <text:p>-0.396988869</text:p>
          </table:table-cell>
          <table:table-cell office:value-type="float" office:value="-0.32069146633148016" table:formula="of:=[.AK3]-[.J2]" table:style-name="ce1">
            <text:p>-0.320691466</text:p>
          </table:table-cell>
          <table:table-cell office:value-type="float" office:value="0.15760016188232928" table:formula="of:=POWER([.AJ3]-[.I2];2)" table:style-name="ce1">
            <text:p>0.157600162</text:p>
          </table:table-cell>
          <table:table-cell table:number-columns-repeated="16344" table:style-name="ce1"/>
        </table:table-row>
        <table:table-row table:style-name="ro1">
          <table:table-cell office:value-type="float" office:value="-0.47295331954956099" table:style-name="ce1">
            <text:p>-0.47295332</text:p>
          </table:table-cell>
          <table:table-cell office:value-type="float" office:value="0.430182635784149" table:style-name="ce1">
            <text:p>0.430182636</text:p>
          </table:table-cell>
          <table:table-cell office:value-type="float" office:value="-2.7524333000183101" table:style-name="ce1">
            <text:p>-2.7524333</text:p>
          </table:table-cell>
          <table:table-cell office:value-type="float" office:value="1.45525670051575" table:style-name="ce1">
            <text:p>1.455256701</text:p>
          </table:table-cell>
          <table:table-cell office:value-type="float" office:value="-1.06096410751343" table:style-name="ce1">
            <text:p>-1.060964108</text:p>
          </table:table-cell>
          <table:table-cell office:value-type="float" office:value="0.78527122735977195" table:style-name="ce1">
            <text:p>0.785271227</text:p>
          </table:table-cell>
          <table:table-cell office:value-type="float" office:value="124.3274470562736" table:formula="of:=([.E4]-[.A4])/[.A4]%" table:style-name="ce2">
            <text:p>124.3274471</text:p>
          </table:table-cell>
          <table:table-cell office:value-type="float" office:value="82.543683086686542" table:formula="of:=([.F4]-[.B4])/[.B4]%" table:style-name="ce2">
            <text:p>82.54368309</text:p>
          </table:table-cell>
          <table:table-cell office:value-type="float" office:value="-2.6826474666595499" table:style-name="ce1">
            <text:p>-2.682647467</text:p>
          </table:table-cell>
          <table:table-cell office:value-type="float" office:value="1.4492208957672099" table:style-name="ce1">
            <text:p>1.449220896</text:p>
          </table:table-cell>
          <table:table-cell office:value-type="float" office:value="152.84997368542858" table:formula="of:=([.I4]-[.E4])/[.E4]%" table:style-name="ce2">
            <text:p>152.8499737</text:p>
          </table:table-cell>
          <table:table-cell office:value-type="float" office:value="84.550362381130455" table:formula="of:=([.J4]-[.F4])/[.F4]%" table:style-name="ce2">
            <text:p>84.55036238</text:p>
          </table:table-cell>
          <table:table-cell office:value-type="float" office:value="-2.7365446090698202" table:style-name="ce1">
            <text:p>-2.736544609</text:p>
          </table:table-cell>
          <table:table-cell office:value-type="float" office:value="1.46615397930145" table:style-name="ce1">
            <text:p>1.466153979</text:p>
          </table:table-cell>
          <table:table-cell office:value-type="float" office:value="2.0091026897911188" table:formula="of:=([.M4]-[.I4])/[.I4]%" table:style-name="ce3">
            <text:p>2.00910269</text:p>
          </table:table-cell>
          <table:table-cell office:value-type="float" office:value="1.1684266755811419" table:formula="of:=([.N4]-[.J4])/[.J4]%" table:style-name="ce3">
            <text:p>1.168426676</text:p>
          </table:table-cell>
          <table:table-cell office:value-type="float" office:value="115.0697665686194" table:formula="of:=([.O4] +[.O29]+[.O54]+[.O79]+[.O104])" table:style-name="ce1">
            <text:p>115.0697666</text:p>
          </table:table-cell>
          <table:table-cell table:style-name="ce1"/>
          <table:table-cell office:value-type="float" office:value="2.0091026897912698" table:style-name="ce1">
            <text:p>2.00910269</text:p>
          </table:table-cell>
          <table:table-cell office:value-type="float" office:value="1.3596243744431" table:style-name="ce1">
            <text:p>1.359624374</text:p>
          </table:table-cell>
          <table:table-cell office:value-type="float" office:value="121.034440510579" table:style-name="ce1">
            <text:p>121.0344405</text:p>
          </table:table-cell>
          <table:table-cell office:value-type="float" office:value="-12.3998082655855" table:style-name="ce1">
            <text:p>-12.39980827</text:p>
          </table:table-cell>
          <table:table-cell office:value-type="float" office:value="3.0664072593913798" table:style-name="ce1">
            <text:p>3.066407259</text:p>
          </table:table-cell>
          <table:table-cell table:style-name="ce1"/>
          <table:table-cell office:value-type="float" office:value="0.34575668676189009" table:formula="of:=POWER([.E4]-[.A4]; 2)" table:style-name="ce1">
            <text:p>0.345756687</text:p>
          </table:table-cell>
          <table:table-cell office:value-type="float" office:value="2.6298569173314434" table:formula="of:=POWER([.I4]-[.E4];2)" table:style-name="ce1">
            <text:p>2.629856917</text:p>
          </table:table-cell>
          <table:table-cell office:value-type="float" office:value="4.8700625375766486E-3" table:formula="of:=POWER([.C4]-[.I4];2)" table:style-name="ce1">
            <text:p>0.004870063</text:p>
          </table:table-cell>
          <table:table-cell office:value-type="float" office:value="2.5245050005662429E-4" table:formula="of:=POWER([.M4]-[.C4];2)" table:style-name="ce1">
            <text:p>0.000252451</text:p>
          </table:table-cell>
          <table:table-cell office:value-type="float" office:value="0.12608790786715957" table:formula="of:=POWER([.F4]-[.B4];2)" table:style-name="ce1">
            <text:p>0.126087908</text:p>
          </table:table-cell>
          <table:table-cell office:value-type="float" office:value="0.44082916217834683" table:formula="of:=POWER([.J4]-[.F4];2)" table:style-name="ce1">
            <text:p>0.440829162</text:p>
          </table:table-cell>
          <table:table-cell office:value-type="float" office:value="3.6430938962498508E-5" table:formula="of:=POWER([.D4]-[.J4];2)" table:style-name="ce1">
            <text:p>3.64309E-05</text:p>
          </table:table-cell>
          <table:table-cell office:value-type="float" office:value="1.187506849332676E-4" table:formula="of:=POWER([.N4]-[.D4];2)" table:style-name="ce1">
            <text:p>0.000118751</text:p>
          </table:table-cell>
          <table:table-cell office:value-type="float" office:value="1.6439250166850385" table:formula="of:=SQRT(SUM([.AB1:.AB125]))" table:style-name="ce1">
            <text:p>1.643925017</text:p>
          </table:table-cell>
          <table:table-cell office:value-type="float" office:value="0.66676389288843141" table:formula="of:=SQRT(SUM([.AF1:.AF25]))" table:style-name="ce1">
            <text:p>0.666763893</text:p>
          </table:table-cell>
          <table:table-cell table:style-name="ce1"/>
          <table:table-cell office:value-type="float" office:value="2.8499021530151398" table:style-name="ce1">
            <text:p>2.849902153</text:p>
          </table:table-cell>
          <table:table-cell office:value-type="float" office:value="-3.27262282371521" table:style-name="ce1">
            <text:p>-3.272622824</text:p>
          </table:table-cell>
          <table:table-cell office:value-type="float" office:value="0.45440793037414995" table:formula="of:=[.AJ4]-[.I3]" table:style-name="ce1">
            <text:p>0.45440793</text:p>
          </table:table-cell>
          <table:table-cell office:value-type="float" office:value="0.41142749786376998" table:formula="of:=[.AK4]-[.J3]" table:style-name="ce1">
            <text:p>0.411427498</text:p>
          </table:table-cell>
          <table:table-cell office:value-type="float" office:value="0.2064865671869183" table:formula="of:=POWER([.AJ4]-[.I3];2)" table:style-name="ce1">
            <text:p>0.206486567</text:p>
          </table:table-cell>
          <table:table-cell table:number-columns-repeated="16344" table:style-name="ce1"/>
        </table:table-row>
        <table:table-row table:style-name="ro1">
          <table:table-cell office:value-type="float" office:value="0.30417370796203602" table:style-name="ce1">
            <text:p>0.304173708</text:p>
          </table:table-cell>
          <table:table-cell office:value-type="float" office:value="0.36186414957046498" table:style-name="ce1">
            <text:p>0.36186415</text:p>
          </table:table-cell>
          <table:table-cell office:value-type="float" office:value="1.2584925862029199E-3" table:style-name="ce1">
            <text:p>0.001258493</text:p>
          </table:table-cell>
          <table:table-cell office:value-type="float" office:value="-1.4698916347697401E-3" table:style-name="ce1">
            <text:p>-0.001469892</text:p>
          </table:table-cell>
          <table:table-cell office:value-type="float" office:value="0.26555082201957703" table:style-name="ce1">
            <text:p>0.265550822</text:p>
          </table:table-cell>
          <table:table-cell office:value-type="float" office:value="0.44721591472625699" table:style-name="ce1">
            <text:p>0.447215915</text:p>
          </table:table-cell>
          <table:table-cell office:value-type="float" office:value="-12.697641160780249" table:formula="of:=([.E5]-[.A5])/[.A5]%" table:style-name="ce2">
            <text:p>-12.69764116</text:p>
          </table:table-cell>
          <table:table-cell office:value-type="float" office:value="23.586687229753238" table:formula="of:=([.F5]-[.B5])/[.B5]%" table:style-name="ce2">
            <text:p>23.58668723</text:p>
          </table:table-cell>
          <table:table-cell office:value-type="float" office:value="1.2584925862029199E-3" table:style-name="ce1">
            <text:p>0.001258493</text:p>
          </table:table-cell>
          <table:table-cell office:value-type="float" office:value="-1.4698916347697401E-3" table:style-name="ce1">
            <text:p>-0.001469892</text:p>
          </table:table-cell>
          <table:table-cell office:value-type="float" office:value="-99.526082210315977" table:formula="of:=([.I5]-[.E5])/[.E5]%" table:style-name="ce2">
            <text:p>-99.52608221</text:p>
          </table:table-cell>
          <table:table-cell office:value-type="float" office:value="-100.32867605699352" table:formula="of:=([.J5]-[.F5])/[.F5]%" table:style-name="ce2">
            <text:p>-100.3286761</text:p>
          </table:table-cell>
          <table:table-cell office:value-type="float" office:value="1.2584925862029199E-3" table:style-name="ce1">
            <text:p>0.001258493</text:p>
          </table:table-cell>
          <table:table-cell office:value-type="float" office:value="-1.4698916347697401E-3" table:style-name="ce1">
            <text:p>-0.001469892</text:p>
          </table:table-cell>
          <table:table-cell office:value-type="float" office:value="0" table:formula="of:=([.M5]-[.I5])/[.I5]%" table:style-name="ce3">
            <text:p>0</text:p>
          </table:table-cell>
          <table:table-cell office:value-type="float" office:value="0" table:formula="of:=([.N5]-[.J5])/[.J5]%" table:style-name="ce3">
            <text:p>0</text:p>
          </table:table-cell>
          <table:table-cell office:value-type="float" office:value="0" table:formula="of:=([.O5] +[.O30]+[.O55]+[.O80]+[.O105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4917273185241966E-3" table:formula="of:=POWER([.E5]-[.A5]; 2)" table:style-name="ce1">
            <text:p>0.001491727</text:p>
          </table:table-cell>
          <table:table-cell office:value-type="float" office:value="6.9850435397319152E-2" table:formula="of:=POWER([.I5]-[.E5];2)" table:style-name="ce1">
            <text:p>0.069850435</text:p>
          </table:table-cell>
          <table:table-cell office:value-type="float" office:value="0" table:formula="of:=POWER([.C5]-[.I5];2)" table:style-name="ce1">
            <text:p>0</text:p>
          </table:table-cell>
          <table:table-cell office:value-type="float" office:value="0" table:formula="of:=POWER([.M5]-[.C5];2)" table:style-name="ce1">
            <text:p>0</text:p>
          </table:table-cell>
          <table:table-cell office:value-type="float" office:value="7.2849238152094715E-3" table:formula="of:=POWER([.F5]-[.B5];2)" table:style-name="ce1">
            <text:p>0.007284924</text:p>
          </table:table-cell>
          <table:table-cell office:value-type="float" office:value="0.20131895282984477" table:formula="of:=POWER([.J5]-[.F5];2)" table:style-name="ce1">
            <text:p>0.201318953</text:p>
          </table:table-cell>
          <table:table-cell office:value-type="float" office:value="0" table:formula="of:=POWER([.D5]-[.J5];2)" table:style-name="ce1">
            <text:p>0</text:p>
          </table:table-cell>
          <table:table-cell office:value-type="float" office:value="0" table:formula="of:=POWER([.N5]-[.D5];2)" table:style-name="ce1">
            <text:p>0</text:p>
          </table:table-cell>
          <table:table-cell table:number-columns-repeated="3" table:style-name="ce1"/>
          <table:table-cell office:value-type="float" office:value="-2.3567814826965301" table:style-name="ce1">
            <text:p>-2.356781483</text:p>
          </table:table-cell>
          <table:table-cell office:value-type="float" office:value="1.42938315868378" table:style-name="ce1">
            <text:p>1.429383159</text:p>
          </table:table-cell>
          <table:table-cell office:value-type="float" office:value="0.3258659839630198" table:formula="of:=[.AJ5]-[.I4]" table:style-name="ce1">
            <text:p>0.325865984</text:p>
          </table:table-cell>
          <table:table-cell office:value-type="float" office:value="-1.9837737083429952E-2" table:formula="of:=[.AK5]-[.J4]" table:style-name="ce1">
            <text:p>-0.019837737</text:p>
          </table:table-cell>
          <table:table-cell office:value-type="float" office:value="0.10618863950418708" table:formula="of:=POWER([.AJ5]-[.I4];2)" table:style-name="ce1">
            <text:p>0.10618864</text:p>
          </table:table-cell>
          <table:table-cell table:number-columns-repeated="16344" table:style-name="ce1"/>
        </table:table-row>
        <table:table-row table:style-name="ro1">
          <table:table-cell office:value-type="float" office:value="-0.42089745402336098" table:style-name="ce1">
            <text:p>-0.420897454</text:p>
          </table:table-cell>
          <table:table-cell office:value-type="float" office:value="0.27276524901390098" table:style-name="ce1">
            <text:p>0.272765249</text:p>
          </table:table-cell>
          <table:table-cell office:value-type="float" office:value="-6.5207913517951993E-2" table:style-name="ce1">
            <text:p>-0.065207914</text:p>
          </table:table-cell>
          <table:table-cell office:value-type="float" office:value="-0.102664843201637" table:style-name="ce1">
            <text:p>-0.102664843</text:p>
          </table:table-cell>
          <table:table-cell office:value-type="float" office:value="-6.5207913517951993E-2" table:style-name="ce1">
            <text:p>-0.065207914</text:p>
          </table:table-cell>
          <table:table-cell office:value-type="float" office:value="-0.102664843201637" table:style-name="ce1">
            <text:p>-0.102664843</text:p>
          </table:table-cell>
          <table:table-cell office:value-type="float" office:value="-84.507410796946104" table:formula="of:=([.E6]-[.A6])/[.A6]%" table:style-name="ce2">
            <text:p>-84.5074108</text:p>
          </table:table-cell>
          <table:table-cell office:value-type="float" office:value="-137.63853481071735" table:formula="of:=([.F6]-[.B6])/[.B6]%" table:style-name="ce2">
            <text:p>-137.6385348</text:p>
          </table:table-cell>
          <table:table-cell office:value-type="float" office:value="-6.5207913517951993E-2" table:style-name="ce1">
            <text:p>-0.065207914</text:p>
          </table:table-cell>
          <table:table-cell office:value-type="float" office:value="-0.102664843201637" table:style-name="ce1">
            <text:p>-0.102664843</text:p>
          </table:table-cell>
          <table:table-cell office:value-type="float" office:value="0" table:formula="of:=([.I6]-[.E6])/[.E6]%" table:style-name="ce2">
            <text:p>0</text:p>
          </table:table-cell>
          <table:table-cell office:value-type="float" office:value="0" table:formula="of:=([.J6]-[.F6])/[.F6]%" table:style-name="ce2">
            <text:p>0</text:p>
          </table:table-cell>
          <table:table-cell office:value-type="float" office:value="-6.5207913517951993E-2" table:style-name="ce1">
            <text:p>-0.065207914</text:p>
          </table:table-cell>
          <table:table-cell office:value-type="float" office:value="-0.102664843201637" table:style-name="ce1">
            <text:p>-0.102664843</text:p>
          </table:table-cell>
          <table:table-cell office:value-type="float" office:value="0" table:formula="of:=([.M6]-[.I6])/[.I6]%" table:style-name="ce3">
            <text:p>0</text:p>
          </table:table-cell>
          <table:table-cell office:value-type="float" office:value="0" table:formula="of:=([.N6]-[.J6])/[.J6]%" table:style-name="ce3">
            <text:p>0</text:p>
          </table:table-cell>
          <table:table-cell office:value-type="float" office:value="0" table:formula="of:=([.O6] +[.O31]+[.O56]+[.O81]+[.O106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2651504922494899" table:formula="of:=POWER([.E6]-[.A6]; 2)" table:style-name="ce1">
            <text:p>0.126515049</text:p>
          </table:table-cell>
          <table:table-cell office:value-type="float" office:value="0" table:formula="of:=POWER([.I6]-[.E6];2)" table:style-name="ce1">
            <text:p>0</text:p>
          </table:table-cell>
          <table:table-cell office:value-type="float" office:value="0" table:formula="of:=POWER([.C6]-[.I6];2)" table:style-name="ce1">
            <text:p>0</text:p>
          </table:table-cell>
          <table:table-cell office:value-type="float" office:value="0" table:formula="of:=POWER([.M6]-[.C6];2)" table:style-name="ce1">
            <text:p>0</text:p>
          </table:table-cell>
          <table:table-cell office:value-type="float" office:value="0.14094775414096733" table:formula="of:=POWER([.F6]-[.B6];2)" table:style-name="ce1">
            <text:p>0.140947754</text:p>
          </table:table-cell>
          <table:table-cell office:value-type="float" office:value="0" table:formula="of:=POWER([.J6]-[.F6];2)" table:style-name="ce1">
            <text:p>0</text:p>
          </table:table-cell>
          <table:table-cell office:value-type="float" office:value="0" table:formula="of:=POWER([.D6]-[.J6];2)" table:style-name="ce1">
            <text:p>0</text:p>
          </table:table-cell>
          <table:table-cell office:value-type="float" office:value="0" table:formula="of:=POWER([.N6]-[.D6];2)" table:style-name="ce1">
            <text:p>0</text:p>
          </table:table-cell>
          <table:table-cell table:number-columns-repeated="3" table:style-name="ce1"/>
          <table:table-cell office:value-type="float" office:value="-0.220361813902855" table:style-name="ce1">
            <text:p>-0.220361814</text:p>
          </table:table-cell>
          <table:table-cell office:value-type="float" office:value="-0.52903997898101796" table:style-name="ce1">
            <text:p>-0.529039979</text:p>
          </table:table-cell>
          <table:table-cell office:value-type="float" office:value="-0.22162030648905792" table:formula="of:=[.AJ6]-[.I5]" table:style-name="ce1">
            <text:p>-0.221620306</text:p>
          </table:table-cell>
          <table:table-cell office:value-type="float" office:value="-0.52757008734624822" table:formula="of:=[.AK6]-[.J5]" table:style-name="ce1">
            <text:p>-0.527570087</text:p>
          </table:table-cell>
          <table:table-cell office:value-type="float" office:value="4.911556024830397E-2" table:formula="of:=POWER([.AJ6]-[.I5];2)" table:style-name="ce1">
            <text:p>0.04911556</text:p>
          </table:table-cell>
          <table:table-cell table:number-columns-repeated="16344" table:style-name="ce1"/>
        </table:table-row>
        <table:table-row table:style-name="ro1">
          <table:table-cell office:value-type="float" office:value="-0.374029010534286" table:style-name="ce1">
            <text:p>-0.374029011</text:p>
          </table:table-cell>
          <table:table-cell office:value-type="float" office:value="0.32545563578605702" table:style-name="ce1">
            <text:p>0.325455636</text:p>
          </table:table-cell>
          <table:table-cell office:value-type="float" office:value="-6.9723714841529705E-4" table:style-name="ce1">
            <text:p>-0.000697237</text:p>
          </table:table-cell>
          <table:table-cell office:value-type="float" office:value="-0.10184326022863401" table:style-name="ce1">
            <text:p>-0.10184326</text:p>
          </table:table-cell>
          <table:table-cell office:value-type="float" office:value="-6.9723714841529705E-4" table:style-name="ce1">
            <text:p>-0.000697237</text:p>
          </table:table-cell>
          <table:table-cell office:value-type="float" office:value="-0.10184326022863401" table:style-name="ce1">
            <text:p>-0.10184326</text:p>
          </table:table-cell>
          <table:table-cell office:value-type="float" office:value="-99.813587414671574" table:formula="of:=([.E7]-[.A7])/[.A7]%" table:style-name="ce2">
            <text:p>-99.81358741</text:p>
          </table:table-cell>
          <table:table-cell office:value-type="float" office:value="-131.29251702237602" table:formula="of:=([.F7]-[.B7])/[.B7]%" table:style-name="ce2">
            <text:p>-131.292517</text:p>
          </table:table-cell>
          <table:table-cell office:value-type="float" office:value="-6.9723714841529705E-4" table:style-name="ce1">
            <text:p>-0.000697237</text:p>
          </table:table-cell>
          <table:table-cell office:value-type="float" office:value="-0.10184326022863401" table:style-name="ce1">
            <text:p>-0.10184326</text:p>
          </table:table-cell>
          <table:table-cell office:value-type="float" office:value="0" table:formula="of:=([.I7]-[.E7])/[.E7]%" table:style-name="ce2">
            <text:p>0</text:p>
          </table:table-cell>
          <table:table-cell office:value-type="float" office:value="0" table:formula="of:=([.J7]-[.F7])/[.F7]%" table:style-name="ce2">
            <text:p>0</text:p>
          </table:table-cell>
          <table:table-cell office:value-type="float" office:value="-6.9723714841529705E-4" table:style-name="ce1">
            <text:p>-0.000697237</text:p>
          </table:table-cell>
          <table:table-cell office:value-type="float" office:value="-0.10184326022863401" table:style-name="ce1">
            <text:p>-0.10184326</text:p>
          </table:table-cell>
          <table:table-cell office:value-type="float" office:value="0" table:formula="of:=([.M7]-[.I7])/[.I7]%" table:style-name="ce3">
            <text:p>0</text:p>
          </table:table-cell>
          <table:table-cell office:value-type="float" office:value="0" table:formula="of:=([.N7]-[.J7])/[.J7]%" table:style-name="ce3">
            <text:p>0</text:p>
          </table:table-cell>
          <table:table-cell office:value-type="float" office:value="0" table:formula="of:=([.O7] +[.O32]+[.O57]+[.O82]+[.O107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3937661301943913" table:formula="of:=POWER([.E7]-[.A7]; 2)" table:style-name="ce1">
            <text:p>0.139376613</text:p>
          </table:table-cell>
          <table:table-cell office:value-type="float" office:value="0" table:formula="of:=POWER([.I7]-[.E7];2)" table:style-name="ce1">
            <text:p>0</text:p>
          </table:table-cell>
          <table:table-cell office:value-type="float" office:value="0" table:formula="of:=POWER([.C7]-[.I7];2)" table:style-name="ce1">
            <text:p>0</text:p>
          </table:table-cell>
          <table:table-cell office:value-type="float" office:value="0" table:formula="of:=POWER([.M7]-[.C7];2)" table:style-name="ce1">
            <text:p>0</text:p>
          </table:table-cell>
          <table:table-cell office:value-type="float" office:value="0.18258434653537373" table:formula="of:=POWER([.F7]-[.B7];2)" table:style-name="ce1">
            <text:p>0.182584347</text:p>
          </table:table-cell>
          <table:table-cell office:value-type="float" office:value="0" table:formula="of:=POWER([.J7]-[.F7];2)" table:style-name="ce1">
            <text:p>0</text:p>
          </table:table-cell>
          <table:table-cell office:value-type="float" office:value="0" table:formula="of:=POWER([.D7]-[.J7];2)" table:style-name="ce1">
            <text:p>0</text:p>
          </table:table-cell>
          <table:table-cell office:value-type="float" office:value="0" table:formula="of:=POWER([.N7]-[.D7];2)" table:style-name="ce1">
            <text:p>0</text:p>
          </table:table-cell>
          <table:table-cell table:number-columns-repeated="3" table:style-name="ce1"/>
          <table:table-cell office:value-type="float" office:value="-6.5207913517951993E-2" table:style-name="ce1">
            <text:p>-0.065207914</text:p>
          </table:table-cell>
          <table:table-cell office:value-type="float" office:value="-0.102664843201637" table:style-name="ce1">
            <text:p>-0.102664843</text:p>
          </table:table-cell>
          <table:table-cell office:value-type="float" office:value="0" table:formula="of:=[.AJ7]-[.I6]" table:style-name="ce1">
            <text:p>0</text:p>
          </table:table-cell>
          <table:table-cell office:value-type="float" office:value="0" table:formula="of:=[.AK7]-[.J6]" table:style-name="ce1">
            <text:p>0</text:p>
          </table:table-cell>
          <table:table-cell office:value-type="float" office:value="0" table:formula="of:=POWER([.AJ7]-[.I6];2)" table:style-name="ce1">
            <text:p>0</text:p>
          </table:table-cell>
          <table:table-cell table:number-columns-repeated="16344" table:style-name="ce1"/>
        </table:table-row>
        <table:table-row table:style-name="ro1">
          <table:table-cell office:value-type="float" office:value="0.30529773235321001" table:style-name="ce1">
            <text:p>0.305297732</text:p>
          </table:table-cell>
          <table:table-cell office:value-type="float" office:value="0.35914140939712502" table:style-name="ce1">
            <text:p>0.359141409</text:p>
          </table:table-cell>
          <table:table-cell office:value-type="float" office:value="3.8058420614106601E-5" table:style-name="ce1">
            <text:p>3.80584E-05</text:p>
          </table:table-cell>
          <table:table-cell office:value-type="float" office:value="-1.2526741193141799E-4" table:style-name="ce1">
            <text:p>-0.000125267</text:p>
          </table:table-cell>
          <table:table-cell office:value-type="float" office:value="0.473738223314285" table:style-name="ce1">
            <text:p>0.473738223</text:p>
          </table:table-cell>
          <table:table-cell office:value-type="float" office:value="0.60153383016586304" table:style-name="ce1">
            <text:p>0.60153383</text:p>
          </table:table-cell>
          <table:table-cell office:value-type="float" office:value="55.172532616848947" table:formula="of:=([.E8]-[.A8])/[.A8]%" table:style-name="ce2">
            <text:p>55.17253262</text:p>
          </table:table-cell>
          <table:table-cell office:value-type="float" office:value="67.492195114907958" table:formula="of:=([.F8]-[.B8])/[.B8]%" table:style-name="ce2">
            <text:p>67.49219511</text:p>
          </table:table-cell>
          <table:table-cell office:value-type="float" office:value="3.8058420614106601E-5" table:style-name="ce1">
            <text:p>3.80584E-05</text:p>
          </table:table-cell>
          <table:table-cell office:value-type="float" office:value="-1.2526741193141799E-4" table:style-name="ce1">
            <text:p>-0.000125267</text:p>
          </table:table-cell>
          <table:table-cell office:value-type="float" office:value="-99.991966360588805" table:formula="of:=([.I8]-[.E8])/[.E8]%" table:style-name="ce2">
            <text:p>-99.99196636</text:p>
          </table:table-cell>
          <table:table-cell office:value-type="float" office:value="-100.02082466615333" table:formula="of:=([.J8]-[.F8])/[.F8]%" table:style-name="ce2">
            <text:p>-100.0208247</text:p>
          </table:table-cell>
          <table:table-cell office:value-type="float" office:value="3.8058420614106601E-5" table:style-name="ce1">
            <text:p>3.80584E-05</text:p>
          </table:table-cell>
          <table:table-cell office:value-type="float" office:value="-1.2526741193141799E-4" table:style-name="ce1">
            <text:p>-0.000125267</text:p>
          </table:table-cell>
          <table:table-cell office:value-type="float" office:value="0" table:formula="of:=([.M8]-[.I8])/[.I8]%" table:style-name="ce3">
            <text:p>0</text:p>
          </table:table-cell>
          <table:table-cell office:value-type="float" office:value="0" table:formula="of:=([.N8]-[.J8])/[.J8]%" table:style-name="ce3">
            <text:p>0</text:p>
          </table:table-cell>
          <table:table-cell office:value-type="float" office:value="0" table:formula="of:=([.O8] +[.O33]+[.O58]+[.O83]+[.O108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8372198995207987E-2" table:formula="of:=POWER([.E8]-[.A8]; 2)" table:style-name="ce1">
            <text:p>0.028372199</text:p>
          </table:table-cell>
          <table:table-cell office:value-type="float" office:value="0.22439184622029099" table:formula="of:=POWER([.I8]-[.E8];2)" table:style-name="ce1">
            <text:p>0.224391846</text:p>
          </table:table-cell>
          <table:table-cell office:value-type="float" office:value="0" table:formula="of:=POWER([.C8]-[.I8];2)" table:style-name="ce1">
            <text:p>0</text:p>
          </table:table-cell>
          <table:table-cell office:value-type="float" office:value="0" table:formula="of:=POWER([.M8]-[.C8];2)" table:style-name="ce1">
            <text:p>0</text:p>
          </table:table-cell>
          <table:table-cell office:value-type="float" office:value="5.875408564612894E-2" table:formula="of:=POWER([.F8]-[.B8];2)" table:style-name="ce1">
            <text:p>0.058754086</text:p>
          </table:table-cell>
          <table:table-cell office:value-type="float" office:value="0.36199366969812596" table:formula="of:=POWER([.J8]-[.F8];2)" table:style-name="ce1">
            <text:p>0.36199367</text:p>
          </table:table-cell>
          <table:table-cell office:value-type="float" office:value="0" table:formula="of:=POWER([.D8]-[.J8];2)" table:style-name="ce1">
            <text:p>0</text:p>
          </table:table-cell>
          <table:table-cell office:value-type="float" office:value="0" table:formula="of:=POWER([.N8]-[.D8];2)" table:style-name="ce1">
            <text:p>0</text:p>
          </table:table-cell>
          <table:table-cell table:number-columns-repeated="3" table:style-name="ce1"/>
          <table:table-cell office:value-type="float" office:value="-6.9723714841529705E-4" table:style-name="ce1">
            <text:p>-0.000697237</text:p>
          </table:table-cell>
          <table:table-cell office:value-type="float" office:value="-0.10184326022863401" table:style-name="ce1">
            <text:p>-0.10184326</text:p>
          </table:table-cell>
          <table:table-cell office:value-type="float" office:value="0" table:formula="of:=[.AJ8]-[.I7]" table:style-name="ce1">
            <text:p>0</text:p>
          </table:table-cell>
          <table:table-cell office:value-type="float" office:value="0" table:formula="of:=[.AK8]-[.J7]" table:style-name="ce1">
            <text:p>0</text:p>
          </table:table-cell>
          <table:table-cell office:value-type="float" office:value="0" table:formula="of:=POWER([.AJ8]-[.I7];2)" table:style-name="ce1">
            <text:p>0</text:p>
          </table:table-cell>
          <table:table-cell table:number-columns-repeated="16344" table:style-name="ce1"/>
        </table:table-row>
        <table:table-row table:style-name="ro1">
          <table:table-cell office:value-type="float" office:value="0.45541638135910001" table:style-name="ce1">
            <text:p>0.455416381</text:p>
          </table:table-cell>
          <table:table-cell office:value-type="float" office:value="-0.68823581933975198" table:style-name="ce1">
            <text:p>-0.688235819</text:p>
          </table:table-cell>
          <table:table-cell office:value-type="float" office:value="1.4999252557754501" table:style-name="ce1">
            <text:p>1.499925256</text:p>
          </table:table-cell>
          <table:table-cell office:value-type="float" office:value="-1.9460873603820801" table:style-name="ce1">
            <text:p>-1.94608736</text:p>
          </table:table-cell>
          <table:table-cell office:value-type="float" office:value="0.87989044189453103" table:style-name="ce1">
            <text:p>0.879890442</text:p>
          </table:table-cell>
          <table:table-cell office:value-type="float" office:value="-1.1182726621627801" table:style-name="ce1">
            <text:p>-1.118272662</text:p>
          </table:table-cell>
          <table:table-cell office:value-type="float" office:value="93.20570754804038" table:formula="of:=([.E9]-[.A9])/[.A9]%" table:style-name="ce2">
            <text:p>93.20570755</text:p>
          </table:table-cell>
          <table:table-cell office:value-type="float" office:value="62.48393802513462" table:formula="of:=([.F9]-[.B9])/[.B9]%" table:style-name="ce2">
            <text:p>62.48393803</text:p>
          </table:table-cell>
          <table:table-cell office:value-type="float" office:value="1.4331903457641599" table:style-name="ce1">
            <text:p>1.433190346</text:p>
          </table:table-cell>
          <table:table-cell office:value-type="float" office:value="-1.9321300983428999" table:style-name="ce1">
            <text:p>-1.932130098</text:p>
          </table:table-cell>
          <table:table-cell office:value-type="float" office:value="62.882817851537787" table:formula="of:=([.I9]-[.E9])/[.E9]%" table:style-name="ce2">
            <text:p>62.88281785</text:p>
          </table:table-cell>
          <table:table-cell office:value-type="float" office:value="72.77808567778898" table:formula="of:=([.J9]-[.F9])/[.F9]%" table:style-name="ce2">
            <text:p>72.77808568</text:p>
          </table:table-cell>
          <table:table-cell office:value-type="float" office:value="1.48921227455139" table:style-name="ce1">
            <text:p>1.489212275</text:p>
          </table:table-cell>
          <table:table-cell office:value-type="float" office:value="-1.9649524688720701" table:style-name="ce1">
            <text:p>-1.964952469</text:p>
          </table:table-cell>
          <table:table-cell office:value-type="float" office:value="3.9088966062885309" table:formula="of:=([.M9]-[.I9])/[.I9]%" table:style-name="ce3">
            <text:p>3.908896606</text:p>
          </table:table-cell>
          <table:table-cell office:value-type="float" office:value="1.6987660694960651" table:formula="of:=([.N9]-[.J9])/[.J9]%" table:style-name="ce3">
            <text:p>1.698766069</text:p>
          </table:table-cell>
          <table:table-cell office:value-type="float" office:value="168.46799842394344" table:formula="of:=([.O9] +[.O34]+[.O59]+[.O84]+[.O109])" table:style-name="ce1">
            <text:p>168.4679984</text:p>
          </table:table-cell>
          <table:table-cell table:style-name="ce1"/>
          <table:table-cell office:value-type="float" office:value="3.9088966062886401" table:style-name="ce1">
            <text:p>3.908896606</text:p>
          </table:table-cell>
          <table:table-cell office:value-type="float" office:value="-4.5635527883100497" table:style-name="ce1">
            <text:p>-4.563552788</text:p>
          </table:table-cell>
          <table:table-cell office:value-type="float" office:value="4.6070402435940903" table:style-name="ce1">
            <text:p>4.607040244</text:p>
          </table:table-cell>
          <table:table-cell office:value-type="float" office:value="164.195190876048" table:style-name="ce1">
            <text:p>164.1951909</text:p>
          </table:table-cell>
          <table:table-cell office:value-type="float" office:value="0.32042348632281098" table:style-name="ce1">
            <text:p>0.320423486</text:p>
          </table:table-cell>
          <table:table-cell table:style-name="ce1"/>
          <table:table-cell office:value-type="float" office:value="0.18017822806743675" table:formula="of:=POWER([.E9]-[.A9]; 2)" table:style-name="ce1">
            <text:p>0.180178228</text:p>
          </table:table-cell>
          <table:table-cell office:value-type="float" office:value="0.30614078362214059" table:formula="of:=POWER([.I9]-[.E9];2)" table:style-name="ce1">
            <text:p>0.306140784</text:p>
          </table:table-cell>
          <table:table-cell office:value-type="float" office:value="4.4535482142149972E-3" table:formula="of:=POWER([.C9]-[.I9];2)" table:style-name="ce1">
            <text:p>0.004453548</text:p>
          </table:table-cell>
          <table:table-cell office:value-type="float" office:value="1.1476796670706335E-4" table:formula="of:=POWER([.M9]-[.C9];2)" table:style-name="ce1">
            <text:p>0.000114768</text:p>
          </table:table-cell>
          <table:table-cell office:value-type="float" office:value="0.18493168618519779" table:formula="of:=POWER([.F9]-[.B9];2)" table:style-name="ce1">
            <text:p>0.184931686</text:p>
          </table:table-cell>
          <table:table-cell office:value-type="float" office:value="0.66236392642567787" table:formula="of:=POWER([.J9]-[.F9];2)" table:style-name="ce1">
            <text:p>0.662363926</text:p>
          </table:table-cell>
          <table:table-cell office:value-type="float" office:value="1.9480516363033865E-4" table:formula="of:=POWER([.D9]-[.J9];2)" table:style-name="ce1">
            <text:p>0.000194805</text:p>
          </table:table-cell>
          <table:table-cell office:value-type="float" office:value="3.5589231833909322E-4" table:formula="of:=POWER([.N9]-[.D9];2)" table:style-name="ce1">
            <text:p>0.000355892</text:p>
          </table:table-cell>
          <table:table-cell table:number-columns-repeated="3" table:style-name="ce1"/>
          <table:table-cell office:value-type="float" office:value="3.8058420614106601E-5" table:style-name="ce1">
            <text:p>3.80584E-05</text:p>
          </table:table-cell>
          <table:table-cell office:value-type="float" office:value="-1.2526741193141799E-4" table:style-name="ce1">
            <text:p>-0.000125267</text:p>
          </table:table-cell>
          <table:table-cell office:value-type="float" office:value="0" table:formula="of:=[.AJ9]-[.I8]" table:style-name="ce1">
            <text:p>0</text:p>
          </table:table-cell>
          <table:table-cell office:value-type="float" office:value="0" table:formula="of:=[.AK9]-[.J8]" table:style-name="ce1">
            <text:p>0</text:p>
          </table:table-cell>
          <table:table-cell office:value-type="float" office:value="0" table:formula="of:=POWER([.AJ9]-[.I8];2)" table:style-name="ce1">
            <text:p>0</text:p>
          </table:table-cell>
          <table:table-cell table:number-columns-repeated="16344" table:style-name="ce1"/>
        </table:table-row>
        <table:table-row table:style-name="ro1">
          <table:table-cell office:value-type="float" office:value="-0.65548944473266602" table:style-name="ce1">
            <text:p>-0.655489445</text:p>
          </table:table-cell>
          <table:table-cell office:value-type="float" office:value="-0.61571049690246604" table:style-name="ce1">
            <text:p>-0.615710497</text:p>
          </table:table-cell>
          <table:table-cell office:value-type="float" office:value="-1.19028425216675" table:style-name="ce1">
            <text:p>-1.190284252</text:p>
          </table:table-cell>
          <table:table-cell office:value-type="float" office:value="-2.6128118038177499" table:style-name="ce1">
            <text:p>-2.612811804</text:p>
          </table:table-cell>
          <table:table-cell office:value-type="float" office:value="-1.34433364868164" table:style-name="ce1">
            <text:p>-1.344333649</text:p>
          </table:table-cell>
          <table:table-cell office:value-type="float" office:value="-1.1864161491394001" table:style-name="ce1">
            <text:p>-1.186416149</text:p>
          </table:table-cell>
          <table:table-cell office:value-type="float" office:value="105.08852728054397" table:formula="of:=([.E10]-[.A10])/[.A10]%" table:style-name="ce2">
            <text:p>105.0885273</text:p>
          </table:table-cell>
          <table:table-cell office:value-type="float" office:value="92.690583497935535" table:formula="of:=([.F10]-[.B10])/[.B10]%" table:style-name="ce2">
            <text:p>92.6905835</text:p>
          </table:table-cell>
          <table:table-cell office:value-type="float" office:value="-1.19028425216675" table:style-name="ce1">
            <text:p>-1.190284252</text:p>
          </table:table-cell>
          <table:table-cell office:value-type="float" office:value="-2.6128118038177499" table:style-name="ce1">
            <text:p>-2.612811804</text:p>
          </table:table-cell>
          <table:table-cell office:value-type="float" office:value="-11.459163926006237" table:formula="of:=([.I10]-[.E10])/[.E10]%" table:style-name="ce2">
            <text:p>-11.45916393</text:p>
          </table:table-cell>
          <table:table-cell office:value-type="float" office:value="120.22726222270539" table:formula="of:=([.J10]-[.F10])/[.F10]%" table:style-name="ce2">
            <text:p>120.2272622</text:p>
          </table:table-cell>
          <table:table-cell office:value-type="float" office:value="-1.19028425216675" table:style-name="ce1">
            <text:p>-1.190284252</text:p>
          </table:table-cell>
          <table:table-cell office:value-type="float" office:value="-2.6128118038177499" table:style-name="ce1">
            <text:p>-2.612811804</text:p>
          </table:table-cell>
          <table:table-cell office:value-type="float" office:value="0" table:formula="of:=([.M10]-[.I10])/[.I10]%" table:style-name="ce3">
            <text:p>0</text:p>
          </table:table-cell>
          <table:table-cell office:value-type="float" office:value="0" table:formula="of:=([.N10]-[.J10])/[.J10]%" table:style-name="ce3">
            <text:p>0</text:p>
          </table:table-cell>
          <table:table-cell office:value-type="float" office:value="0" table:formula="of:=([.O10] +[.O35]+[.O60]+[.O85]+[.O110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47450633731409558" table:formula="of:=POWER([.E10]-[.A10]; 2)" table:style-name="ce1">
            <text:p>0.474506337</text:p>
          </table:table-cell>
          <table:table-cell office:value-type="float" office:value="2.3731216566601775E-2" table:formula="of:=POWER([.I10]-[.E10];2)" table:style-name="ce1">
            <text:p>0.023731217</text:p>
          </table:table-cell>
          <table:table-cell office:value-type="float" office:value="0" table:formula="of:=POWER([.C10]-[.I10];2)" table:style-name="ce1">
            <text:p>0</text:p>
          </table:table-cell>
          <table:table-cell office:value-type="float" office:value="0" table:formula="of:=POWER([.M10]-[.C10];2)" table:style-name="ce1">
            <text:p>0</text:p>
          </table:table-cell>
          <table:table-cell office:value-type="float" office:value="0.32570494149518431" table:formula="of:=POWER([.F10]-[.B10];2)" table:style-name="ce1">
            <text:p>0.325704941</text:p>
          </table:table-cell>
          <table:table-cell office:value-type="float" office:value="2.0346045636852783" table:formula="of:=POWER([.J10]-[.F10];2)" table:style-name="ce1">
            <text:p>2.034604564</text:p>
          </table:table-cell>
          <table:table-cell office:value-type="float" office:value="0" table:formula="of:=POWER([.D10]-[.J10];2)" table:style-name="ce1">
            <text:p>0</text:p>
          </table:table-cell>
          <table:table-cell office:value-type="float" office:value="0" table:formula="of:=POWER([.N10]-[.D10];2)" table:style-name="ce1">
            <text:p>0</text:p>
          </table:table-cell>
          <table:table-cell table:number-columns-repeated="3" table:style-name="ce1"/>
          <table:table-cell office:value-type="float" office:value="1.2301412820816" table:style-name="ce1">
            <text:p>1.230141282</text:p>
          </table:table-cell>
          <table:table-cell office:value-type="float" office:value="-2.5393710136413601" table:style-name="ce1">
            <text:p>-2.539371014</text:p>
          </table:table-cell>
          <table:table-cell office:value-type="float" office:value="-0.20304906368255993" table:formula="of:=[.AJ10]-[.I9]" table:style-name="ce1">
            <text:p>-0.203049064</text:p>
          </table:table-cell>
          <table:table-cell office:value-type="float" office:value="-0.60724091529846014" table:formula="of:=[.AK10]-[.J9]" table:style-name="ce1">
            <text:p>-0.607240915</text:p>
          </table:table-cell>
          <table:table-cell office:value-type="float" office:value="4.1228922262364277E-2" table:formula="of:=POWER([.AJ10]-[.I9];2)" table:style-name="ce1">
            <text:p>0.041228922</text:p>
          </table:table-cell>
          <table:table-cell table:number-columns-repeated="16344" table:style-name="ce1"/>
        </table:table-row>
        <table:table-row table:style-name="ro1">
          <table:table-cell office:value-type="float" office:value="-0.47481667995452898" table:style-name="ce1">
            <text:p>-0.47481668</text:p>
          </table:table-cell>
          <table:table-cell office:value-type="float" office:value="0.42761641740799" table:style-name="ce1">
            <text:p>0.427616417</text:p>
          </table:table-cell>
          <table:table-cell office:value-type="float" office:value="-9.2476829886436504E-2" table:style-name="ce1">
            <text:p>-0.09247683</text:p>
          </table:table-cell>
          <table:table-cell office:value-type="float" office:value="-0.120535798370838" table:style-name="ce1">
            <text:p>-0.120535798</text:p>
          </table:table-cell>
          <table:table-cell office:value-type="float" office:value="-1.00395596027374" table:style-name="ce1">
            <text:p>-1.00395596</text:p>
          </table:table-cell>
          <table:table-cell office:value-type="float" office:value="0.73368823528289795" table:style-name="ce1">
            <text:p>0.733688235</text:p>
          </table:table-cell>
          <table:table-cell office:value-type="float" office:value="111.44075232780033" table:formula="of:=([.E11]-[.A11])/[.A11]%" table:style-name="ce2">
            <text:p>111.4407523</text:p>
          </table:table-cell>
          <table:table-cell office:value-type="float" office:value="71.576255123732537" table:formula="of:=([.F11]-[.B11])/[.B11]%" table:style-name="ce2">
            <text:p>71.57625512</text:p>
          </table:table-cell>
          <table:table-cell office:value-type="float" office:value="-9.2476829886436504E-2" table:style-name="ce1">
            <text:p>-0.09247683</text:p>
          </table:table-cell>
          <table:table-cell office:value-type="float" office:value="-0.120535798370838" table:style-name="ce1">
            <text:p>-0.120535798</text:p>
          </table:table-cell>
          <table:table-cell office:value-type="float" office:value="-90.78875632540479" table:formula="of:=([.I11]-[.E11])/[.E11]%" table:style-name="ce2">
            <text:p>-90.78875633</text:p>
          </table:table-cell>
          <table:table-cell office:value-type="float" office:value="-116.42874896642732" table:formula="of:=([.J11]-[.F11])/[.F11]%" table:style-name="ce2">
            <text:p>-116.428749</text:p>
          </table:table-cell>
          <table:table-cell office:value-type="float" office:value="-9.2476829886436504E-2" table:style-name="ce1">
            <text:p>-0.09247683</text:p>
          </table:table-cell>
          <table:table-cell office:value-type="float" office:value="-0.120535798370838" table:style-name="ce1">
            <text:p>-0.120535798</text:p>
          </table:table-cell>
          <table:table-cell office:value-type="float" office:value="0" table:formula="of:=([.M11]-[.I11])/[.I11]%" table:style-name="ce3">
            <text:p>0</text:p>
          </table:table-cell>
          <table:table-cell office:value-type="float" office:value="0" table:formula="of:=([.N11]-[.J11])/[.J11]%" table:style-name="ce3">
            <text:p>0</text:p>
          </table:table-cell>
          <table:table-cell office:value-type="float" office:value="0" table:formula="of:=([.O11] +[.O36]+[.O61]+[.O86]+[.O111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7998837797673254" table:formula="of:=POWER([.E11]-[.A11]; 2)" table:style-name="ce1">
            <text:p>0.279988378</text:p>
          </table:table-cell>
          <table:table-cell office:value-type="float" office:value="0.83079420513159508" table:formula="of:=POWER([.I11]-[.E11];2)" table:style-name="ce1">
            <text:p>0.830794205</text:p>
          </table:table-cell>
          <table:table-cell office:value-type="float" office:value="0" table:formula="of:=POWER([.C11]-[.I11];2)" table:style-name="ce1">
            <text:p>0</text:p>
          </table:table-cell>
          <table:table-cell office:value-type="float" office:value="0" table:formula="of:=POWER([.M11]-[.C11];2)" table:style-name="ce1">
            <text:p>0</text:p>
          </table:table-cell>
          <table:table-cell office:value-type="float" office:value="9.3679957697250821E-2" table:formula="of:=POWER([.F11]-[.B11];2)" table:style-name="ce1">
            <text:p>0.093679958</text:p>
          </table:table-cell>
          <table:table-cell office:value-type="float" office:value="0.7296986996716589" table:formula="of:=POWER([.J11]-[.F11];2)" table:style-name="ce1">
            <text:p>0.7296987</text:p>
          </table:table-cell>
          <table:table-cell office:value-type="float" office:value="0" table:formula="of:=POWER([.D11]-[.J11];2)" table:style-name="ce1">
            <text:p>0</text:p>
          </table:table-cell>
          <table:table-cell office:value-type="float" office:value="0" table:formula="of:=POWER([.N11]-[.D11];2)" table:style-name="ce1">
            <text:p>0</text:p>
          </table:table-cell>
          <table:table-cell table:number-columns-repeated="3" table:style-name="ce1"/>
          <table:table-cell office:value-type="float" office:value="-1.19028425216675" table:style-name="ce1">
            <text:p>-1.190284252</text:p>
          </table:table-cell>
          <table:table-cell office:value-type="float" office:value="-2.6128118038177499" table:style-name="ce1">
            <text:p>-2.612811804</text:p>
          </table:table-cell>
          <table:table-cell office:value-type="float" office:value="0" table:formula="of:=[.AJ11]-[.I10]" table:style-name="ce1">
            <text:p>0</text:p>
          </table:table-cell>
          <table:table-cell office:value-type="float" office:value="0" table:formula="of:=[.AK11]-[.J10]" table:style-name="ce1">
            <text:p>0</text:p>
          </table:table-cell>
          <table:table-cell office:value-type="float" office:value="0" table:formula="of:=POWER([.AJ11]-[.I10];2)" table:style-name="ce1">
            <text:p>0</text:p>
          </table:table-cell>
          <table:table-cell table:number-columns-repeated="16344" table:style-name="ce1"/>
        </table:table-row>
        <table:table-row table:style-name="ro1">
          <table:table-cell office:value-type="float" office:value="0.60720086097717296" table:style-name="ce1">
            <text:p>0.607200861</text:p>
          </table:table-cell>
          <table:table-cell office:value-type="float" office:value="-0.66945147514343295" table:style-name="ce1">
            <text:p>-0.669451475</text:p>
          </table:table-cell>
          <table:table-cell office:value-type="float" office:value="2.8902277946472199" table:style-name="ce1">
            <text:p>2.890227795</text:p>
          </table:table-cell>
          <table:table-cell office:value-type="float" office:value="-3.6159534454345699" table:style-name="ce1">
            <text:p>-3.615953445</text:p>
          </table:table-cell>
          <table:table-cell office:value-type="float" office:value="1.51050472259521" table:style-name="ce1">
            <text:p>1.510504723</text:p>
          </table:table-cell>
          <table:table-cell office:value-type="float" office:value="-1.7154178619384799" table:style-name="ce1">
            <text:p>-1.715417862</text:p>
          </table:table-cell>
          <table:table-cell office:value-type="float" office:value="148.76524716456152" table:formula="of:=([.E12]-[.A12])/[.A12]%" table:style-name="ce2">
            <text:p>148.7652472</text:p>
          </table:table-cell>
          <table:table-cell office:value-type="float" office:value="156.24230069415324" table:formula="of:=([.F12]-[.B12])/[.B12]%" table:style-name="ce2">
            <text:p>156.2423007</text:p>
          </table:table-cell>
          <table:table-cell office:value-type="float" office:value="2.79811310768127" table:style-name="ce1">
            <text:p>2.798113108</text:p>
          </table:table-cell>
          <table:table-cell office:value-type="float" office:value="-3.2578501701354998" table:style-name="ce1">
            <text:p>-3.25785017</text:p>
          </table:table-cell>
          <table:table-cell office:value-type="float" office:value="85.243585526419935" table:formula="of:=([.I12]-[.E12])/[.E12]%" table:style-name="ce2">
            <text:p>85.24358553</text:p>
          </table:table-cell>
          <table:table-cell office:value-type="float" office:value="89.91583581005851" table:formula="of:=([.J12]-[.F12])/[.F12]%" table:style-name="ce2">
            <text:p>89.91583581</text:p>
          </table:table-cell>
          <table:table-cell office:value-type="float" office:value="2.9619045257568399" table:style-name="ce1">
            <text:p>2.961904526</text:p>
          </table:table-cell>
          <table:table-cell office:value-type="float" office:value="-3.64465403556824" table:style-name="ce1">
            <text:p>-3.644654036</text:p>
          </table:table-cell>
          <table:table-cell office:value-type="float" office:value="5.8536382116196872" table:formula="of:=([.M12]-[.I12])/[.I12]%" table:style-name="ce3">
            <text:p>5.853638212</text:p>
          </table:table-cell>
          <table:table-cell office:value-type="float" office:value="11.872978965654896" table:formula="of:=([.N12]-[.J12])/[.J12]%" table:style-name="ce3">
            <text:p>11.87297897</text:p>
          </table:table-cell>
          <table:table-cell office:value-type="float" office:value="-46.360959921010526" table:formula="of:=([.O12] +[.O37]+[.O62]+[.O87]+[.O112])" table:style-name="ce1">
            <text:p>-46.36095992</text:p>
          </table:table-cell>
          <table:table-cell table:style-name="ce1"/>
          <table:table-cell office:value-type="float" office:value="5.8536382116195398" table:style-name="ce1">
            <text:p>5.853638212</text:p>
          </table:table-cell>
          <table:table-cell office:value-type="float" office:value="-136.18446610258201" table:style-name="ce1">
            <text:p>-136.1844661</text:p>
          </table:table-cell>
          <table:table-cell office:value-type="float" office:value="16.381303795942301" table:style-name="ce1">
            <text:p>16.3813038</text:p>
          </table:table-cell>
          <table:table-cell office:value-type="float" office:value="22.8754833946406" table:style-name="ce1">
            <text:p>22.87548339</text:p>
          </table:table-cell>
          <table:table-cell office:value-type="float" office:value="44.713080779368603" table:style-name="ce1">
            <text:p>44.71308078</text:p>
          </table:table-cell>
          <table:table-cell table:style-name="ce1"/>
          <table:table-cell office:value-type="float" office:value="0.81595786641405776" table:formula="of:=POWER([.E12]-[.A12]; 2)" table:style-name="ce1">
            <text:p>0.815957866</text:p>
          </table:table-cell>
          <table:table-cell office:value-type="float" office:value="1.6579353533439314" table:formula="of:=POWER([.I12]-[.E12];2)" table:style-name="ce1">
            <text:p>1.657935353</text:p>
          </table:table-cell>
          <table:table-cell office:value-type="float" office:value="8.4851155548349468E-3" table:formula="of:=POWER([.C12]-[.I12];2)" table:style-name="ce1">
            <text:p>0.008485116</text:p>
          </table:table-cell>
          <table:table-cell office:value-type="float" office:value="5.1375537825607718E-3" table:formula="of:=POWER([.M12]-[.C12];2)" table:style-name="ce1">
            <text:p>0.005137554</text:p>
          </table:table-cell>
          <table:table-cell office:value-type="float" office:value="1.0940456823050859" table:formula="of:=POWER([.F12]-[.B12];2)" table:style-name="ce1">
            <text:p>1.094045682</text:p>
          </table:table-cell>
          <table:table-cell office:value-type="float" office:value="2.3790974253699866" table:formula="of:=POWER([.J12]-[.F12];2)" table:style-name="ce1">
            <text:p>2.379097425</text:p>
          </table:table-cell>
          <table:table-cell office:value-type="float" office:value="0.12823795577992156" table:formula="of:=POWER([.D12]-[.J12];2)" table:style-name="ce1">
            <text:p>0.128237956</text:p>
          </table:table-cell>
          <table:table-cell office:value-type="float" office:value="8.2372387402092156E-4" table:formula="of:=POWER([.N12]-[.D12];2)" table:style-name="ce1">
            <text:p>0.000823724</text:p>
          </table:table-cell>
          <table:table-cell table:number-columns-repeated="3" table:style-name="ce1"/>
          <table:table-cell office:value-type="float" office:value="-9.2476829886436504E-2" table:style-name="ce1">
            <text:p>-0.09247683</text:p>
          </table:table-cell>
          <table:table-cell office:value-type="float" office:value="-0.120535798370838" table:style-name="ce1">
            <text:p>-0.120535798</text:p>
          </table:table-cell>
          <table:table-cell office:value-type="float" office:value="0" table:formula="of:=[.AJ12]-[.I11]" table:style-name="ce1">
            <text:p>0</text:p>
          </table:table-cell>
          <table:table-cell office:value-type="float" office:value="0" table:formula="of:=[.AK12]-[.J11]" table:style-name="ce1">
            <text:p>0</text:p>
          </table:table-cell>
          <table:table-cell office:value-type="float" office:value="0" table:formula="of:=POWER([.AJ12]-[.I11];2)" table:style-name="ce1">
            <text:p>0</text:p>
          </table:table-cell>
          <table:table-cell table:number-columns-repeated="16344" table:style-name="ce1"/>
        </table:table-row>
        <table:table-row table:style-name="ro1">
          <table:table-cell office:value-type="float" office:value="-0.63857859373092696" table:style-name="ce1">
            <text:p>-0.638578594</text:p>
          </table:table-cell>
          <table:table-cell office:value-type="float" office:value="-0.73842108249664296" table:style-name="ce1">
            <text:p>-0.738421082</text:p>
          </table:table-cell>
          <table:table-cell office:value-type="float" office:value="-3.8530232906341602" table:style-name="ce1">
            <text:p>-3.853023291</text:p>
          </table:table-cell>
          <table:table-cell office:value-type="float" office:value="-3.9568927288055402" table:style-name="ce1">
            <text:p>-3.956892729</text:p>
          </table:table-cell>
          <table:table-cell office:value-type="float" office:value="-1.2918790578842201" table:style-name="ce1">
            <text:p>-1.291879058</text:p>
          </table:table-cell>
          <table:table-cell office:value-type="float" office:value="-1.3955932855606099" table:style-name="ce1">
            <text:p>-1.395593286</text:p>
          </table:table-cell>
          <table:table-cell office:value-type="float" office:value="102.30541245304715" table:formula="of:=([.E13]-[.A13])/[.A13]%" table:style-name="ce2">
            <text:p>102.3054125</text:p>
          </table:table-cell>
          <table:table-cell office:value-type="float" office:value="88.996944784137384" table:formula="of:=([.F13]-[.B13])/[.B13]%" table:style-name="ce2">
            <text:p>88.99694478</text:p>
          </table:table-cell>
          <table:table-cell office:value-type="float" office:value="-3.25230741500854" table:style-name="ce1">
            <text:p>-3.252307415</text:p>
          </table:table-cell>
          <table:table-cell office:value-type="float" office:value="-3.4232869148254399" table:style-name="ce1">
            <text:p>-3.423286915</text:p>
          </table:table-cell>
          <table:table-cell office:value-type="float" office:value="151.75014604966344" table:formula="of:=([.I13]-[.E13])/[.E13]%" table:style-name="ce2">
            <text:p>151.750146</text:p>
          </table:table-cell>
          <table:table-cell office:value-type="float" office:value="145.29258991456848" table:formula="of:=([.J13]-[.F13])/[.F13]%" table:style-name="ce2">
            <text:p>145.2925899</text:p>
          </table:table-cell>
          <table:table-cell office:value-type="float" office:value="-3.8814718723297101" table:style-name="ce1">
            <text:p>-3.881471872</text:p>
          </table:table-cell>
          <table:table-cell office:value-type="float" office:value="-4.0149736404418901" table:style-name="ce1">
            <text:p>-4.01497364</text:p>
          </table:table-cell>
          <table:table-cell office:value-type="float" office:value="19.345171813025491" table:formula="of:=([.M13]-[.I13])/[.I13]%" table:style-name="ce3">
            <text:p>19.34517181</text:p>
          </table:table-cell>
          <table:table-cell office:value-type="float" office:value="17.284169873521144" table:formula="of:=([.N13]-[.J13])/[.J13]%" table:style-name="ce3">
            <text:p>17.28416987</text:p>
          </table:table-cell>
          <table:table-cell office:value-type="float" office:value="-28.798446721992487" table:formula="of:=([.O13] +[.O38]+[.O63]+[.O88]+[.O113])" table:style-name="ce1">
            <text:p>-28.79844672</text:p>
          </table:table-cell>
          <table:table-cell table:style-name="ce1"/>
          <table:table-cell office:value-type="float" office:value="19.345171813025502" table:style-name="ce1">
            <text:p>19.34517181</text:p>
          </table:table-cell>
          <table:table-cell office:value-type="float" office:value="-37.035529546388503" table:style-name="ce1">
            <text:p>-37.03552955</text:p>
          </table:table-cell>
          <table:table-cell office:value-type="float" office:value="15.8622345748577" table:style-name="ce1">
            <text:p>15.86223457</text:p>
          </table:table-cell>
          <table:table-cell office:value-type="float" office:value="-43.792865971386099" table:style-name="ce1">
            <text:p>-43.79286597</text:p>
          </table:table-cell>
          <table:table-cell office:value-type="float" office:value="16.8225424078991" table:style-name="ce1">
            <text:p>16.82254241</text:p>
          </table:table-cell>
          <table:table-cell table:style-name="ce1"/>
          <table:table-cell office:value-type="float" office:value="0.42680149646290821" table:formula="of:=POWER([.E13]-[.A13]; 2)" table:style-name="ce1">
            <text:p>0.426801496</text:p>
          </table:table-cell>
          <table:table-cell office:value-type="float" office:value="3.8432793434171604" table:formula="of:=POWER([.I13]-[.E13];2)" table:style-name="ce1">
            <text:p>3.843279343</text:p>
          </table:table-cell>
          <table:table-cell office:value-type="float" office:value="0.36085956322865548" table:formula="of:=POWER([.C13]-[.I13];2)" table:style-name="ce1">
            <text:p>0.360859563</text:p>
          </table:table-cell>
          <table:table-cell office:value-type="float" office:value="8.0932180048838131E-4" table:formula="of:=POWER([.M13]-[.C13];2)" table:style-name="ce1">
            <text:p>0.000809322</text:p>
          </table:table-cell>
          <table:table-cell office:value-type="float" office:value="0.43187530447994782" table:formula="of:=POWER([.F13]-[.B13];2)" table:style-name="ce1">
            <text:p>0.431875304</text:p>
          </table:table-cell>
          <table:table-cell office:value-type="float" office:value="4.111541454161177" table:formula="of:=POWER([.J13]-[.F13];2)" table:style-name="ce1">
            <text:p>4.111541454</text:p>
          </table:table-cell>
          <table:table-cell office:value-type="float" office:value="0.28473516471336541" table:formula="of:=POWER([.D13]-[.J13];2)" table:style-name="ce1">
            <text:p>0.284735165</text:p>
          </table:table-cell>
          <table:table-cell office:value-type="float" office:value="3.3733922965094821E-3" table:formula="of:=POWER([.N13]-[.D13];2)" table:style-name="ce1">
            <text:p>0.003373392</text:p>
          </table:table-cell>
          <table:table-cell table:number-columns-repeated="3" table:style-name="ce1"/>
          <table:table-cell office:value-type="float" office:value="3.3573961257934601" table:style-name="ce1">
            <text:p>3.357396126</text:p>
          </table:table-cell>
          <table:table-cell office:value-type="float" office:value="-2.7225277423858598" table:style-name="ce1">
            <text:p>-2.722527742</text:p>
          </table:table-cell>
          <table:table-cell office:value-type="float" office:value="0.55928301811219017" table:formula="of:=[.AJ13]-[.I12]" table:style-name="ce1">
            <text:p>0.559283018</text:p>
          </table:table-cell>
          <table:table-cell office:value-type="float" office:value="0.53532242774964001" table:formula="of:=[.AK13]-[.J12]" table:style-name="ce1">
            <text:p>0.535322428</text:p>
          </table:table-cell>
          <table:table-cell office:value-type="float" office:value="0.31279749434868043" table:formula="of:=POWER([.AJ13]-[.I12];2)" table:style-name="ce1">
            <text:p>0.312797494</text:p>
          </table:table-cell>
          <table:table-cell table:number-columns-repeated="16344" table:style-name="ce1"/>
        </table:table-row>
        <table:table-row table:style-name="ro1">
          <table:table-cell office:value-type="float" office:value="0.305455893278122" table:style-name="ce1">
            <text:p>0.305455893</text:p>
          </table:table-cell>
          <table:table-cell office:value-type="float" office:value="0.36156138777732799" table:style-name="ce1">
            <text:p>0.361561388</text:p>
          </table:table-cell>
          <table:table-cell office:value-type="float" office:value="0.95804744958877597" table:style-name="ce1">
            <text:p>0.95804745</text:p>
          </table:table-cell>
          <table:table-cell office:value-type="float" office:value="1.2280069589614899" table:style-name="ce1">
            <text:p>1.228006959</text:p>
          </table:table-cell>
          <table:table-cell office:value-type="float" office:value="0.46909737586975098" table:style-name="ce1">
            <text:p>0.469097376</text:p>
          </table:table-cell>
          <table:table-cell office:value-type="float" office:value="0.61834776401519798" table:style-name="ce1">
            <text:p>0.618347764</text:p>
          </table:table-cell>
          <table:table-cell office:value-type="float" office:value="53.572868028652188" table:formula="of:=([.E14]-[.A14])/[.A14]%" table:style-name="ce2">
            <text:p>53.57286803</text:p>
          </table:table-cell>
          <table:table-cell office:value-type="float" office:value="71.021515271983361" table:formula="of:=([.F14]-[.B14])/[.B14]%" table:style-name="ce2">
            <text:p>71.02151527</text:p>
          </table:table-cell>
          <table:table-cell office:value-type="float" office:value="0.97575855255126998" table:style-name="ce1">
            <text:p>0.975758553</text:p>
          </table:table-cell>
          <table:table-cell office:value-type="float" office:value="1.25510454177856" table:style-name="ce1">
            <text:p>1.255104542</text:p>
          </table:table-cell>
          <table:table-cell office:value-type="float" office:value="108.00767660277809" table:formula="of:=([.I14]-[.E14])/[.E14]%" table:style-name="ce2">
            <text:p>108.0076766</text:p>
          </table:table-cell>
          <table:table-cell office:value-type="float" office:value="102.97712950858372" table:formula="of:=([.J14]-[.F14])/[.F14]%" table:style-name="ce2">
            <text:p>102.9771295</text:p>
          </table:table-cell>
          <table:table-cell office:value-type="float" office:value="0.97068208456039395" table:style-name="ce1">
            <text:p>0.970682085</text:p>
          </table:table-cell>
          <table:table-cell office:value-type="float" office:value="1.2442997694015501" table:style-name="ce1">
            <text:p>1.244299769</text:p>
          </table:table-cell>
          <table:table-cell office:value-type="float" office:value="-0.52025862111101351" table:formula="of:=([.M14]-[.I14])/[.I14]%" table:style-name="ce3">
            <text:p>-0.520258621</text:p>
          </table:table-cell>
          <table:table-cell office:value-type="float" office:value="-0.86086632765258875" table:formula="of:=([.N14]-[.J14])/[.J14]%" table:style-name="ce3">
            <text:p>-0.860866328</text:p>
          </table:table-cell>
          <table:table-cell office:value-type="float" office:value="-128.7929432978585" table:formula="of:=([.O14] +[.O39]+[.O64]+[.O89]+[.O114])" table:style-name="ce1">
            <text:p>-128.7929433</text:p>
          </table:table-cell>
          <table:table-cell table:style-name="ce1"/>
          <table:table-cell office:value-type="float" office:value="-0.52025862111096799" table:style-name="ce1">
            <text:p>-0.520258621</text:p>
          </table:table-cell>
          <table:table-cell office:value-type="float" office:value="-58.378056985836501" table:style-name="ce1">
            <text:p>-58.37805699</text:p>
          </table:table-cell>
          <table:table-cell office:value-type="float" office:value="0.143955627896727" table:style-name="ce1">
            <text:p>0.143955628</text:p>
          </table:table-cell>
          <table:table-cell office:value-type="float" office:value="-70.330266522757995" table:style-name="ce1">
            <text:p>-70.33026652</text:p>
          </table:table-cell>
          <table:table-cell office:value-type="float" office:value="0.29168320395040498" table:style-name="ce1">
            <text:p>0.291683204</text:p>
          </table:table-cell>
          <table:table-cell table:style-name="ce1"/>
          <table:table-cell office:value-type="float" office:value="2.6778534824786409E-2" table:formula="of:=POWER([.E14]-[.A14]; 2)" table:style-name="ce1">
            <text:p>0.026778535</text:p>
          </table:table-cell>
          <table:table-cell office:value-type="float" office:value="0.25670554795630141" table:formula="of:=POWER([.I14]-[.E14];2)" table:style-name="ce1">
            <text:p>0.256705548</text:p>
          </table:table-cell>
          <table:table-cell office:value-type="float" office:value="3.1368316814806403E-4" table:formula="of:=POWER([.C14]-[.I14];2)" table:style-name="ce1">
            <text:p>0.000313683</text:p>
          </table:table-cell>
          <table:table-cell office:value-type="float" office:value="1.5963400086603223E-4" table:formula="of:=POWER([.M14]-[.C14];2)" table:style-name="ce1">
            <text:p>0.000159634</text:p>
          </table:table-cell>
          <table:table-cell office:value-type="float" office:value="6.5939243021376923E-2" table:formula="of:=POWER([.F14]-[.B14];2)" table:style-name="ce1">
            <text:p>0.065939243</text:p>
          </table:table-cell>
          <table:table-cell office:value-type="float" office:value="0.40545919402757963" table:formula="of:=POWER([.J14]-[.F14];2)" table:style-name="ce1">
            <text:p>0.405459194</text:p>
          </table:table-cell>
          <table:table-cell office:value-type="float" office:value="7.3427899452797201E-4" table:formula="of:=POWER([.D14]-[.J14];2)" table:style-name="ce1">
            <text:p>0.000734279</text:p>
          </table:table-cell>
          <table:table-cell office:value-type="float" office:value="2.6545567203573289E-4" table:formula="of:=POWER([.N14]-[.D14];2)" table:style-name="ce1">
            <text:p>0.000265456</text:p>
          </table:table-cell>
          <table:table-cell table:number-columns-repeated="3" table:style-name="ce1"/>
          <table:table-cell office:value-type="float" office:value="-2.7757639884948699" table:style-name="ce1">
            <text:p>-2.775763988</text:p>
          </table:table-cell>
          <table:table-cell office:value-type="float" office:value="-2.97672820091248" table:style-name="ce1">
            <text:p>-2.976728201</text:p>
          </table:table-cell>
          <table:table-cell office:value-type="float" office:value="0.4765434265136701" table:formula="of:=[.AJ14]-[.I13]" table:style-name="ce1">
            <text:p>0.476543427</text:p>
          </table:table-cell>
          <table:table-cell office:value-type="float" office:value="0.44655871391295987" table:formula="of:=[.AK14]-[.J13]" table:style-name="ce1">
            <text:p>0.446558714</text:p>
          </table:table-cell>
          <table:table-cell office:value-type="float" office:value="0.22709363735338969" table:formula="of:=POWER([.AJ14]-[.I13];2)" table:style-name="ce1">
            <text:p>0.227093637</text:p>
          </table:table-cell>
          <table:table-cell table:number-columns-repeated="16344" table:style-name="ce1"/>
        </table:table-row>
        <table:table-row table:style-name="ro1">
          <table:table-cell office:value-type="float" office:value="-0.45969647169113198" table:style-name="ce1">
            <text:p>-0.459696472</text:p>
          </table:table-cell>
          <table:table-cell office:value-type="float" office:value="0.41510516405105602" table:style-name="ce1">
            <text:p>0.415105164</text:p>
          </table:table-cell>
          <table:table-cell office:value-type="float" office:value="2.5612293029553301E-5" table:style-name="ce1">
            <text:p>2.56123E-05</text:p>
          </table:table-cell>
          <table:table-cell office:value-type="float" office:value="-3.5004444420337698E-2" table:style-name="ce1">
            <text:p>-0.035004444</text:p>
          </table:table-cell>
          <table:table-cell office:value-type="float" office:value="-0.70370584726333596" table:style-name="ce1">
            <text:p>-0.703705847</text:p>
          </table:table-cell>
          <table:table-cell office:value-type="float" office:value="0.46153366565704301" table:style-name="ce1">
            <text:p>0.461533666</text:p>
          </table:table-cell>
          <table:table-cell office:value-type="float" office:value="53.08054131338924" table:formula="of:=([.E15]-[.A15])/[.A15]%" table:style-name="ce2">
            <text:p>53.08054131</text:p>
          </table:table-cell>
          <table:table-cell office:value-type="float" office:value="11.184756448916762" table:formula="of:=([.F15]-[.B15])/[.B15]%" table:style-name="ce2">
            <text:p>11.18475645</text:p>
          </table:table-cell>
          <table:table-cell office:value-type="float" office:value="2.5612293029553301E-5" table:style-name="ce1">
            <text:p>2.56123E-05</text:p>
          </table:table-cell>
          <table:table-cell office:value-type="float" office:value="-3.5004444420337698E-2" table:style-name="ce1">
            <text:p>-0.035004444</text:p>
          </table:table-cell>
          <table:table-cell office:value-type="float" office:value="-100.00363963055433" table:formula="of:=([.I15]-[.E15])/[.E15]%" table:style-name="ce2">
            <text:p>-100.0036396</text:p>
          </table:table-cell>
          <table:table-cell office:value-type="float" office:value="-107.58437510089433" table:formula="of:=([.J15]-[.F15])/[.F15]%" table:style-name="ce2">
            <text:p>-107.5843751</text:p>
          </table:table-cell>
          <table:table-cell office:value-type="float" office:value="2.5612293029553301E-5" table:style-name="ce1">
            <text:p>2.56123E-05</text:p>
          </table:table-cell>
          <table:table-cell office:value-type="float" office:value="-3.5004444420337698E-2" table:style-name="ce1">
            <text:p>-0.035004444</text:p>
          </table:table-cell>
          <table:table-cell office:value-type="float" office:value="0" table:formula="of:=([.M15]-[.I15])/[.I15]%" table:style-name="ce3">
            <text:p>0</text:p>
          </table:table-cell>
          <table:table-cell office:value-type="float" office:value="0" table:formula="of:=([.N15]-[.J15])/[.J15]%" table:style-name="ce3">
            <text:p>0</text:p>
          </table:table-cell>
          <table:table-cell office:value-type="float" office:value="0" table:formula="of:=([.O15] +[.O40]+[.O65]+[.O90]+[.O115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.9540575367136896E-2" table:formula="of:=POWER([.E15]-[.A15]; 2)" table:style-name="ce1">
            <text:p>0.059540575</text:p>
          </table:table-cell>
          <table:table-cell office:value-type="float" office:value="0.49523796716933249" table:formula="of:=POWER([.I15]-[.E15];2)" table:style-name="ce1">
            <text:p>0.495237967</text:p>
          </table:table-cell>
          <table:table-cell office:value-type="float" office:value="0" table:formula="of:=POWER([.C15]-[.I15];2)" table:style-name="ce1">
            <text:p>0</text:p>
          </table:table-cell>
          <table:table-cell office:value-type="float" office:value="0" table:formula="of:=POWER([.M15]-[.C15];2)" table:style-name="ce1">
            <text:p>0</text:p>
          </table:table-cell>
          <table:table-cell office:value-type="float" office:value="2.1556057613771368E-3" table:formula="of:=POWER([.F15]-[.B15];2)" table:style-name="ce1">
            <text:p>0.002155606</text:p>
          </table:table-cell>
          <table:table-cell office:value-type="float" office:value="0.24655009475921702" table:formula="of:=POWER([.J15]-[.F15];2)" table:style-name="ce1">
            <text:p>0.246550095</text:p>
          </table:table-cell>
          <table:table-cell office:value-type="float" office:value="0" table:formula="of:=POWER([.D15]-[.J15];2)" table:style-name="ce1">
            <text:p>0</text:p>
          </table:table-cell>
          <table:table-cell office:value-type="float" office:value="0" table:formula="of:=POWER([.N15]-[.D15];2)" table:style-name="ce1">
            <text:p>0</text:p>
          </table:table-cell>
          <table:table-cell table:number-columns-repeated="3" table:style-name="ce1"/>
          <table:table-cell office:value-type="float" office:value="0.58505755662918102" table:style-name="ce1">
            <text:p>0.585057557</text:p>
          </table:table-cell>
          <table:table-cell office:value-type="float" office:value="1.49313056468964" table:style-name="ce1">
            <text:p>1.493130565</text:p>
          </table:table-cell>
          <table:table-cell office:value-type="float" office:value="-0.39070099592208896" table:formula="of:=[.AJ15]-[.I14]" table:style-name="ce1">
            <text:p>-0.390700996</text:p>
          </table:table-cell>
          <table:table-cell office:value-type="float" office:value="0.23802602291107999" table:formula="of:=[.AK15]-[.J14]" table:style-name="ce1">
            <text:p>0.238026023</text:p>
          </table:table-cell>
          <table:table-cell office:value-type="float" office:value="0.15264726821451216" table:formula="of:=POWER([.AJ15]-[.I14];2)" table:style-name="ce1">
            <text:p>0.152647268</text:p>
          </table:table-cell>
          <table:table-cell table:number-columns-repeated="16344" table:style-name="ce1"/>
        </table:table-row>
        <table:table-row table:style-name="ro1">
          <table:table-cell office:value-type="float" office:value="2.65358611941338E-2" table:style-name="ce1">
            <text:p>0.026535861</text:p>
          </table:table-cell>
          <table:table-cell office:value-type="float" office:value="-7.6650105416774805E-2" table:style-name="ce1">
            <text:p>-0.076650105</text:p>
          </table:table-cell>
          <table:table-cell office:value-type="float" office:value="2.65358611941338E-2" table:style-name="ce1">
            <text:p>0.026535861</text:p>
          </table:table-cell>
          <table:table-cell office:value-type="float" office:value="-7.6650105416774805E-2" table:style-name="ce1">
            <text:p>-0.076650105</text:p>
          </table:table-cell>
          <table:table-cell office:value-type="float" office:value="2.65358611941338E-2" table:style-name="ce1">
            <text:p>0.026535861</text:p>
          </table:table-cell>
          <table:table-cell office:value-type="float" office:value="-7.6650105416774805E-2" table:style-name="ce1">
            <text:p>-0.076650105</text:p>
          </table:table-cell>
          <table:table-cell office:value-type="float" office:value="0" table:formula="of:=([.E16]-[.A16])/[.A16]%" table:style-name="ce2">
            <text:p>0</text:p>
          </table:table-cell>
          <table:table-cell office:value-type="float" office:value="0" table:formula="of:=([.F16]-[.B16])/[.B16]%" table:style-name="ce2">
            <text:p>0</text:p>
          </table:table-cell>
          <table:table-cell office:value-type="float" office:value="2.65358611941338E-2" table:style-name="ce1">
            <text:p>0.026535861</text:p>
          </table:table-cell>
          <table:table-cell office:value-type="float" office:value="-7.6650105416774805E-2" table:style-name="ce1">
            <text:p>-0.076650105</text:p>
          </table:table-cell>
          <table:table-cell office:value-type="float" office:value="0" table:formula="of:=([.I16]-[.E16])/[.E16]%" table:style-name="ce2">
            <text:p>0</text:p>
          </table:table-cell>
          <table:table-cell office:value-type="float" office:value="0" table:formula="of:=([.J16]-[.F16])/[.F16]%" table:style-name="ce2">
            <text:p>0</text:p>
          </table:table-cell>
          <table:table-cell office:value-type="float" office:value="2.65358611941338E-2" table:style-name="ce1">
            <text:p>0.026535861</text:p>
          </table:table-cell>
          <table:table-cell office:value-type="float" office:value="-7.6650105416774805E-2" table:style-name="ce1">
            <text:p>-0.076650105</text:p>
          </table:table-cell>
          <table:table-cell office:value-type="float" office:value="0" table:formula="of:=([.M16]-[.I16])/[.I16]%" table:style-name="ce3">
            <text:p>0</text:p>
          </table:table-cell>
          <table:table-cell office:value-type="float" office:value="0" table:formula="of:=([.N16]-[.J16])/[.J16]%" table:style-name="ce3">
            <text:p>0</text:p>
          </table:table-cell>
          <table:table-cell office:value-type="float" office:value="0" table:formula="of:=([.O16] +[.O41]+[.O66]+[.O91]+[.O116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POWER([.E16]-[.A16]; 2)" table:style-name="ce1">
            <text:p>0</text:p>
          </table:table-cell>
          <table:table-cell office:value-type="float" office:value="0" table:formula="of:=POWER([.I16]-[.E16];2)" table:style-name="ce1">
            <text:p>0</text:p>
          </table:table-cell>
          <table:table-cell office:value-type="float" office:value="0" table:formula="of:=POWER([.C16]-[.I16];2)" table:style-name="ce1">
            <text:p>0</text:p>
          </table:table-cell>
          <table:table-cell office:value-type="float" office:value="0" table:formula="of:=POWER([.M16]-[.C16];2)" table:style-name="ce1">
            <text:p>0</text:p>
          </table:table-cell>
          <table:table-cell office:value-type="float" office:value="0" table:formula="of:=POWER([.F16]-[.B16];2)" table:style-name="ce1">
            <text:p>0</text:p>
          </table:table-cell>
          <table:table-cell office:value-type="float" office:value="0" table:formula="of:=POWER([.J16]-[.F16];2)" table:style-name="ce1">
            <text:p>0</text:p>
          </table:table-cell>
          <table:table-cell office:value-type="float" office:value="0" table:formula="of:=POWER([.D16]-[.J16];2)" table:style-name="ce1">
            <text:p>0</text:p>
          </table:table-cell>
          <table:table-cell office:value-type="float" office:value="0" table:formula="of:=POWER([.N16]-[.D16];2)" table:style-name="ce1">
            <text:p>0</text:p>
          </table:table-cell>
          <table:table-cell table:number-columns-repeated="3" table:style-name="ce1"/>
          <table:table-cell office:value-type="float" office:value="2.5612293029553301E-5" table:style-name="ce1">
            <text:p>2.56123E-05</text:p>
          </table:table-cell>
          <table:table-cell office:value-type="float" office:value="-3.5004444420337698E-2" table:style-name="ce1">
            <text:p>-0.035004444</text:p>
          </table:table-cell>
          <table:table-cell office:value-type="float" office:value="0" table:formula="of:=[.AJ16]-[.I15]" table:style-name="ce1">
            <text:p>0</text:p>
          </table:table-cell>
          <table:table-cell office:value-type="float" office:value="0" table:formula="of:=[.AK16]-[.J15]" table:style-name="ce1">
            <text:p>0</text:p>
          </table:table-cell>
          <table:table-cell office:value-type="float" office:value="0" table:formula="of:=POWER([.AJ16]-[.I15];2)" table:style-name="ce1">
            <text:p>0</text:p>
          </table:table-cell>
          <table:table-cell table:number-columns-repeated="16344" table:style-name="ce1"/>
        </table:table-row>
        <table:table-row table:style-name="ro1">
          <table:table-cell office:value-type="float" office:value="-0.43498408794403098" table:style-name="ce1">
            <text:p>-0.434984088</text:p>
          </table:table-cell>
          <table:table-cell office:value-type="float" office:value="0.38308778405189498" table:style-name="ce1">
            <text:p>0.383087784</text:p>
          </table:table-cell>
          <table:table-cell office:value-type="float" office:value="5.9062428772449504E-4" table:style-name="ce1">
            <text:p>0.000590624</text:p>
          </table:table-cell>
          <table:table-cell office:value-type="float" office:value="-0.118321403861046" table:style-name="ce1">
            <text:p>-0.118321404</text:p>
          </table:table-cell>
          <table:table-cell office:value-type="float" office:value="5.9062428772449504E-4" table:style-name="ce1">
            <text:p>0.000590624</text:p>
          </table:table-cell>
          <table:table-cell office:value-type="float" office:value="-0.118321403861046" table:style-name="ce1">
            <text:p>-0.118321404</text:p>
          </table:table-cell>
          <table:table-cell office:value-type="float" office:value="-100.13578066510804" table:formula="of:=([.E17]-[.A17])/[.A17]%" table:style-name="ce2">
            <text:p>-100.1357807</text:p>
          </table:table-cell>
          <table:table-cell office:value-type="float" office:value="-130.88623777285929" table:formula="of:=([.F17]-[.B17])/[.B17]%" table:style-name="ce2">
            <text:p>-130.8862378</text:p>
          </table:table-cell>
          <table:table-cell office:value-type="float" office:value="5.9062428772449504E-4" table:style-name="ce1">
            <text:p>0.000590624</text:p>
          </table:table-cell>
          <table:table-cell office:value-type="float" office:value="-0.118321403861046" table:style-name="ce1">
            <text:p>-0.118321404</text:p>
          </table:table-cell>
          <table:table-cell office:value-type="float" office:value="0" table:formula="of:=([.I17]-[.E17])/[.E17]%" table:style-name="ce2">
            <text:p>0</text:p>
          </table:table-cell>
          <table:table-cell office:value-type="float" office:value="0" table:formula="of:=([.J17]-[.F17])/[.F17]%" table:style-name="ce2">
            <text:p>0</text:p>
          </table:table-cell>
          <table:table-cell office:value-type="float" office:value="5.9062428772449504E-4" table:style-name="ce1">
            <text:p>0.000590624</text:p>
          </table:table-cell>
          <table:table-cell office:value-type="float" office:value="-0.118321403861046" table:style-name="ce1">
            <text:p>-0.118321404</text:p>
          </table:table-cell>
          <table:table-cell office:value-type="float" office:value="0" table:formula="of:=([.M17]-[.I17])/[.I17]%" table:style-name="ce3">
            <text:p>0</text:p>
          </table:table-cell>
          <table:table-cell office:value-type="float" office:value="0" table:formula="of:=([.N17]-[.J17])/[.J17]%" table:style-name="ce3">
            <text:p>0</text:p>
          </table:table-cell>
          <table:table-cell office:value-type="float" office:value="0" table:formula="of:=([.O17] +[.O42]+[.O67]+[.O92]+[.O117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8972532993577659" table:formula="of:=POWER([.E17]-[.A17]; 2)" table:style-name="ce1">
            <text:p>0.18972533</text:p>
          </table:table-cell>
          <table:table-cell office:value-type="float" office:value="0" table:formula="of:=POWER([.I17]-[.E17];2)" table:style-name="ce1">
            <text:p>0</text:p>
          </table:table-cell>
          <table:table-cell office:value-type="float" office:value="0" table:formula="of:=POWER([.C17]-[.I17];2)" table:style-name="ce1">
            <text:p>0</text:p>
          </table:table-cell>
          <table:table-cell office:value-type="float" office:value="0" table:formula="of:=POWER([.M17]-[.C17];2)" table:style-name="ce1">
            <text:p>0</text:p>
          </table:table-cell>
          <table:table-cell office:value-type="float" office:value="0.25141117372351496" table:formula="of:=POWER([.F17]-[.B17];2)" table:style-name="ce1">
            <text:p>0.251411174</text:p>
          </table:table-cell>
          <table:table-cell office:value-type="float" office:value="0" table:formula="of:=POWER([.J17]-[.F17];2)" table:style-name="ce1">
            <text:p>0</text:p>
          </table:table-cell>
          <table:table-cell office:value-type="float" office:value="0" table:formula="of:=POWER([.D17]-[.J17];2)" table:style-name="ce1">
            <text:p>0</text:p>
          </table:table-cell>
          <table:table-cell office:value-type="float" office:value="0" table:formula="of:=POWER([.N17]-[.D17];2)" table:style-name="ce1">
            <text:p>0</text:p>
          </table:table-cell>
          <table:table-cell table:number-columns-repeated="3" table:style-name="ce1"/>
          <table:table-cell office:value-type="float" office:value="2.65358611941338E-2" table:style-name="ce1">
            <text:p>0.026535861</text:p>
          </table:table-cell>
          <table:table-cell office:value-type="float" office:value="-7.6650105416774805E-2" table:style-name="ce1">
            <text:p>-0.076650105</text:p>
          </table:table-cell>
          <table:table-cell office:value-type="float" office:value="0" table:formula="of:=[.AJ17]-[.I16]" table:style-name="ce1">
            <text:p>0</text:p>
          </table:table-cell>
          <table:table-cell office:value-type="float" office:value="0" table:formula="of:=[.AK17]-[.J16]" table:style-name="ce1">
            <text:p>0</text:p>
          </table:table-cell>
          <table:table-cell office:value-type="float" office:value="0" table:formula="of:=POWER([.AJ17]-[.I16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.55188852548599199" table:style-name="ce1">
            <text:p>0.551888525</text:p>
          </table:table-cell>
          <table:table-cell office:value-type="float" office:value="-0.68771833181381203" table:style-name="ce1">
            <text:p>-0.687718332</text:p>
          </table:table-cell>
          <table:table-cell office:value-type="float" office:value="0.65827083587646495" table:style-name="ce1">
            <text:p>0.658270836</text:p>
          </table:table-cell>
          <table:table-cell office:value-type="float" office:value="-1.5120815038680999" table:style-name="ce1">
            <text:p>-1.512081504</text:p>
          </table:table-cell>
          <table:table-cell office:value-type="float" office:value="0.68136990070342995" table:style-name="ce1">
            <text:p>0.681369901</text:p>
          </table:table-cell>
          <table:table-cell office:value-type="float" office:value="-1.4889851808548" table:style-name="ce1">
            <text:p>-1.488985181</text:p>
          </table:table-cell>
          <table:table-cell office:value-type="float" office:value="23.461508844275556" table:formula="of:=([.E18]-[.A18])/[.A18]%" table:style-name="ce2">
            <text:p>23.46150884</text:p>
          </table:table-cell>
          <table:table-cell office:value-type="float" office:value="116.51090453379354" table:formula="of:=([.F18]-[.B18])/[.B18]%" table:style-name="ce2">
            <text:p>116.5109045</text:p>
          </table:table-cell>
          <table:table-cell office:value-type="float" office:value="0.65827083587646495" table:style-name="ce1">
            <text:p>0.658270836</text:p>
          </table:table-cell>
          <table:table-cell office:value-type="float" office:value="-1.5120815038680999" table:style-name="ce1">
            <text:p>-1.512081504</text:p>
          </table:table-cell>
          <table:table-cell office:value-type="float" office:value="-3.3900917553179379" table:formula="of:=([.I18]-[.E18])/[.E18]%" table:style-name="ce2">
            <text:p>-3.390091755</text:p>
          </table:table-cell>
          <table:table-cell office:value-type="float" office:value="1.5511452572040174" table:formula="of:=([.J18]-[.F18])/[.F18]%" table:style-name="ce2">
            <text:p>1.551145257</text:p>
          </table:table-cell>
          <table:table-cell office:value-type="float" office:value="0.65827083587646495" table:style-name="ce1">
            <text:p>0.658270836</text:p>
          </table:table-cell>
          <table:table-cell office:value-type="float" office:value="-1.5120815038680999" table:style-name="ce1">
            <text:p>-1.512081504</text:p>
          </table:table-cell>
          <table:table-cell office:value-type="float" office:value="0" table:formula="of:=([.M18]-[.I18])/[.I18]%" table:style-name="ce3">
            <text:p>0</text:p>
          </table:table-cell>
          <table:table-cell office:value-type="float" office:value="0" table:formula="of:=([.N18]-[.J18])/[.J18]%" table:style-name="ce3">
            <text:p>0</text:p>
          </table:table-cell>
          <table:table-cell office:value-type="float" office:value="0" table:formula="of:=([.O18] +[.O43]+[.O68]+[.O93]+[.O118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676542652819896E-2" table:formula="of:=POWER([.E18]-[.A18]; 2)" table:style-name="ce1">
            <text:p>0.016765427</text:p>
          </table:table-cell>
          <table:table-cell office:value-type="float" office:value="5.3356679588033155E-4" table:formula="of:=POWER([.I18]-[.E18];2)" table:style-name="ce1">
            <text:p>0.000533567</text:p>
          </table:table-cell>
          <table:table-cell office:value-type="float" office:value="0" table:formula="of:=POWER([.C18]-[.I18];2)" table:style-name="ce1">
            <text:p>0</text:p>
          </table:table-cell>
          <table:table-cell office:value-type="float" office:value="0" table:formula="of:=POWER([.M18]-[.C18];2)" table:style-name="ce1">
            <text:p>0</text:p>
          </table:table-cell>
          <table:table-cell office:value-type="float" office:value="0.64202856337207348" table:formula="of:=POWER([.F18]-[.B18];2)" table:style-name="ce1">
            <text:p>0.642028563</text:p>
          </table:table-cell>
          <table:table-cell office:value-type="float" office:value="5.3344013673468612E-4" table:formula="of:=POWER([.J18]-[.F18];2)" table:style-name="ce1">
            <text:p>0.00053344</text:p>
          </table:table-cell>
          <table:table-cell office:value-type="float" office:value="0" table:formula="of:=POWER([.D18]-[.J18];2)" table:style-name="ce1">
            <text:p>0</text:p>
          </table:table-cell>
          <table:table-cell office:value-type="float" office:value="0" table:formula="of:=POWER([.N18]-[.D18];2)" table:style-name="ce1">
            <text:p>0</text:p>
          </table:table-cell>
          <table:table-cell table:number-columns-repeated="3" table:style-name="ce1"/>
          <table:table-cell office:value-type="float" office:value="5.9062428772449504E-4" table:style-name="ce1">
            <text:p>0.000590624</text:p>
          </table:table-cell>
          <table:table-cell office:value-type="float" office:value="-0.118321403861046" table:style-name="ce1">
            <text:p>-0.118321404</text:p>
          </table:table-cell>
          <table:table-cell office:value-type="float" office:value="0" table:formula="of:=[.AJ18]-[.I17]" table:style-name="ce1">
            <text:p>0</text:p>
          </table:table-cell>
          <table:table-cell office:value-type="float" office:value="0" table:formula="of:=[.AK18]-[.J17]" table:style-name="ce1">
            <text:p>0</text:p>
          </table:table-cell>
          <table:table-cell office:value-type="float" office:value="0" table:formula="of:=POWER([.AJ18]-[.I17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0.52171295881271396" table:style-name="ce1">
            <text:p>-0.521712959</text:p>
          </table:table-cell>
          <table:table-cell office:value-type="float" office:value="0.63828098773956299" table:style-name="ce1">
            <text:p>0.638280988</text:p>
          </table:table-cell>
          <table:table-cell office:value-type="float" office:value="-0.94785982370376598" table:style-name="ce1">
            <text:p>-0.947859824</text:p>
          </table:table-cell>
          <table:table-cell office:value-type="float" office:value="1.14623928070068" table:style-name="ce1">
            <text:p>1.146239281</text:p>
          </table:table-cell>
          <table:table-cell office:value-type="float" office:value="-0.82005566358566295" table:style-name="ce1">
            <text:p>-0.820055664</text:p>
          </table:table-cell>
          <table:table-cell office:value-type="float" office:value="0.95129477977752697" table:style-name="ce1">
            <text:p>0.95129478</text:p>
          </table:table-cell>
          <table:table-cell office:value-type="float" office:value="57.185220288930743" table:formula="of:=([.E19]-[.A19])/[.A19]%" table:style-name="ce2">
            <text:p>57.18522029</text:p>
          </table:table-cell>
          <table:table-cell office:value-type="float" office:value="49.040124655206341" table:formula="of:=([.F19]-[.B19])/[.B19]%" table:style-name="ce2">
            <text:p>49.04012466</text:p>
          </table:table-cell>
          <table:table-cell office:value-type="float" office:value="-0.94567781686782804" table:style-name="ce1">
            <text:p>-0.945677817</text:p>
          </table:table-cell>
          <table:table-cell office:value-type="float" office:value="1.1224946975707999" table:style-name="ce1">
            <text:p>1.122494698</text:p>
          </table:table-cell>
          <table:table-cell office:value-type="float" office:value="15.318734917686793" table:formula="of:=([.I19]-[.E19])/[.E19]%" table:style-name="ce2">
            <text:p>15.31873492</text:p>
          </table:table-cell>
          <table:table-cell office:value-type="float" office:value="17.996516057126932" table:formula="of:=([.J19]-[.F19])/[.F19]%" table:style-name="ce2">
            <text:p>17.99651606</text:p>
          </table:table-cell>
          <table:table-cell office:value-type="float" office:value="-0.94477492570877097" table:style-name="ce1">
            <text:p>-0.944774926</text:p>
          </table:table-cell>
          <table:table-cell office:value-type="float" office:value="1.1407833099365201" table:style-name="ce1">
            <text:p>1.14078331</text:p>
          </table:table-cell>
          <table:table-cell office:value-type="float" office:value="-9.5475556574597539E-2" table:formula="of:=([.M19]-[.I19])/[.I19]%" table:style-name="ce3">
            <text:p>-0.095475557</text:p>
          </table:table-cell>
          <table:table-cell office:value-type="float" office:value="1.629282740069842" table:formula="of:=([.N19]-[.J19])/[.J19]%" table:style-name="ce3">
            <text:p>1.62928274</text:p>
          </table:table-cell>
          <table:table-cell office:value-type="float" office:value="-149.78113227250955" table:formula="of:=([.O19] +[.O44]+[.O69]+[.O94]+[.O119])" table:style-name="ce1">
            <text:p>-149.7811323</text:p>
          </table:table-cell>
          <table:table-cell table:style-name="ce1"/>
          <table:table-cell office:value-type="float" office:value="-9.5475556574621007E-2" table:style-name="ce1">
            <text:p>-0.095475557</text:p>
          </table:table-cell>
          <table:table-cell office:value-type="float" office:value="-5.40820123967924" table:style-name="ce1">
            <text:p>-5.40820124</text:p>
          </table:table-cell>
          <table:table-cell office:value-type="float" office:value="0.52202606161500198" table:style-name="ce1">
            <text:p>0.522026062</text:p>
          </table:table-cell>
          <table:table-cell office:value-type="float" office:value="-144.944507041398" table:style-name="ce1">
            <text:p>-144.944507</text:p>
          </table:table-cell>
          <table:table-cell office:value-type="float" office:value="0.14502550352756099" table:style-name="ce1">
            <text:p>0.145025504</text:p>
          </table:table-cell>
          <table:table-cell table:style-name="ce1"/>
          <table:table-cell office:value-type="float" office:value="8.9008369491238998E-2" table:formula="of:=POWER([.E19]-[.A19]; 2)" table:style-name="ce1">
            <text:p>0.089008369</text:p>
          </table:table-cell>
          <table:table-cell office:value-type="float" office:value="1.578092539524778E-2" table:formula="of:=POWER([.I19]-[.E19];2)" table:style-name="ce1">
            <text:p>0.015780925</text:p>
          </table:table-cell>
          <table:table-cell office:value-type="float" office:value="4.7611538320799181E-6" table:formula="of:=POWER([.C19]-[.I19];2)" table:style-name="ce1">
            <text:p>4.76115E-06</text:p>
          </table:table-cell>
          <table:table-cell office:value-type="float" office:value="9.5165956395242097E-6" table:formula="of:=POWER([.M19]-[.C19];2)" table:style-name="ce1">
            <text:p>9.5166E-06</text:p>
          </table:table-cell>
          <table:table-cell office:value-type="float" office:value="9.7977634005985761E-2" table:formula="of:=POWER([.F19]-[.B19];2)" table:style-name="ce1">
            <text:p>0.097977634</text:p>
          </table:table-cell>
          <table:table-cell office:value-type="float" office:value="2.9309411852423407E-2" table:formula="of:=POWER([.J19]-[.F19];2)" table:style-name="ce1">
            <text:p>0.029309412</text:p>
          </table:table-cell>
          <table:table-cell office:value-type="float" office:value="5.6380522801178893E-4" table:formula="of:=POWER([.D19]-[.J19];2)" table:style-name="ce1">
            <text:p>0.000563805</text:p>
          </table:table-cell>
          <table:table-cell office:value-type="float" office:value="2.9767616979367937E-5" table:formula="of:=POWER([.N19]-[.D19];2)" table:style-name="ce1">
            <text:p>2.97676E-05</text:p>
          </table:table-cell>
          <table:table-cell table:number-columns-repeated="3" table:style-name="ce1"/>
          <table:table-cell office:value-type="float" office:value="1.7413991689682" table:style-name="ce1">
            <text:p>1.741399169</text:p>
          </table:table-cell>
          <table:table-cell office:value-type="float" office:value="-2.2320137023925799" table:style-name="ce1">
            <text:p>-2.232013702</text:p>
          </table:table-cell>
          <table:table-cell office:value-type="float" office:value="1.083128333091735" table:formula="of:=[.AJ19]-[.I18]" table:style-name="ce1">
            <text:p>1.083128333</text:p>
          </table:table-cell>
          <table:table-cell office:value-type="float" office:value="-0.71993219852447998" table:formula="of:=[.AK19]-[.J18]" table:style-name="ce1">
            <text:p>-0.719932199</text:p>
          </table:table-cell>
          <table:table-cell office:value-type="float" office:value="1.1731669859460803" table:formula="of:=POWER([.AJ19]-[.I18];2)" table:style-name="ce1">
            <text:p>1.173166986</text:p>
          </table:table-cell>
          <table:table-cell table:number-columns-repeated="16344"/>
        </table:table-row>
        <table:table-row table:style-name="ro1">
          <table:table-cell office:value-type="float" office:value="-7.52690434455872E-2" table:style-name="ce1">
            <text:p>-0.075269043</text:p>
          </table:table-cell>
          <table:table-cell office:value-type="float" office:value="-9.5889404416084303E-2" table:style-name="ce1">
            <text:p>-0.095889404</text:p>
          </table:table-cell>
          <table:table-cell office:value-type="float" office:value="-7.52690434455872E-2" table:style-name="ce1">
            <text:p>-0.075269043</text:p>
          </table:table-cell>
          <table:table-cell office:value-type="float" office:value="-9.5889404416084303E-2" table:style-name="ce1">
            <text:p>-0.095889404</text:p>
          </table:table-cell>
          <table:table-cell office:value-type="float" office:value="-7.52690434455872E-2" table:style-name="ce1">
            <text:p>-0.075269043</text:p>
          </table:table-cell>
          <table:table-cell office:value-type="float" office:value="-9.5889404416084303E-2" table:style-name="ce1">
            <text:p>-0.095889404</text:p>
          </table:table-cell>
          <table:table-cell office:value-type="float" office:value="0" table:formula="of:=([.E20]-[.A20])/[.A20]%" table:style-name="ce2">
            <text:p>0</text:p>
          </table:table-cell>
          <table:table-cell office:value-type="float" office:value="0" table:formula="of:=([.F20]-[.B20])/[.B20]%" table:style-name="ce2">
            <text:p>0</text:p>
          </table:table-cell>
          <table:table-cell office:value-type="float" office:value="-7.52690434455872E-2" table:style-name="ce1">
            <text:p>-0.075269043</text:p>
          </table:table-cell>
          <table:table-cell office:value-type="float" office:value="-9.5889404416084303E-2" table:style-name="ce1">
            <text:p>-0.095889404</text:p>
          </table:table-cell>
          <table:table-cell office:value-type="float" office:value="0" table:formula="of:=([.I20]-[.E20])/[.E20]%" table:style-name="ce2">
            <text:p>0</text:p>
          </table:table-cell>
          <table:table-cell office:value-type="float" office:value="0" table:formula="of:=([.J20]-[.F20])/[.F20]%" table:style-name="ce2">
            <text:p>0</text:p>
          </table:table-cell>
          <table:table-cell office:value-type="float" office:value="-7.52690434455872E-2" table:style-name="ce1">
            <text:p>-0.075269043</text:p>
          </table:table-cell>
          <table:table-cell office:value-type="float" office:value="-9.5889404416084303E-2" table:style-name="ce1">
            <text:p>-0.095889404</text:p>
          </table:table-cell>
          <table:table-cell office:value-type="float" office:value="0" table:formula="of:=([.M20]-[.I20])/[.I20]%" table:style-name="ce3">
            <text:p>0</text:p>
          </table:table-cell>
          <table:table-cell office:value-type="float" office:value="0" table:formula="of:=([.N20]-[.J20])/[.J20]%" table:style-name="ce3">
            <text:p>0</text:p>
          </table:table-cell>
          <table:table-cell office:value-type="float" office:value="0" table:formula="of:=([.O20] +[.O45]+[.O70]+[.O95]+[.O120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POWER([.E20]-[.A20]; 2)" table:style-name="ce1">
            <text:p>0</text:p>
          </table:table-cell>
          <table:table-cell office:value-type="float" office:value="0" table:formula="of:=POWER([.I20]-[.E20];2)" table:style-name="ce1">
            <text:p>0</text:p>
          </table:table-cell>
          <table:table-cell office:value-type="float" office:value="0" table:formula="of:=POWER([.C20]-[.I20];2)" table:style-name="ce1">
            <text:p>0</text:p>
          </table:table-cell>
          <table:table-cell office:value-type="float" office:value="0" table:formula="of:=POWER([.M20]-[.C20];2)" table:style-name="ce1">
            <text:p>0</text:p>
          </table:table-cell>
          <table:table-cell office:value-type="float" office:value="0" table:formula="of:=POWER([.F20]-[.B20];2)" table:style-name="ce1">
            <text:p>0</text:p>
          </table:table-cell>
          <table:table-cell office:value-type="float" office:value="0" table:formula="of:=POWER([.J20]-[.F20];2)" table:style-name="ce1">
            <text:p>0</text:p>
          </table:table-cell>
          <table:table-cell office:value-type="float" office:value="0" table:formula="of:=POWER([.D20]-[.J20];2)" table:style-name="ce1">
            <text:p>0</text:p>
          </table:table-cell>
          <table:table-cell office:value-type="float" office:value="0" table:formula="of:=POWER([.N20]-[.D20];2)" table:style-name="ce1">
            <text:p>0</text:p>
          </table:table-cell>
          <table:table-cell table:number-columns-repeated="3" table:style-name="ce1"/>
          <table:table-cell office:value-type="float" office:value="-0.83257180452346802" table:style-name="ce1">
            <text:p>-0.832571805</text:p>
          </table:table-cell>
          <table:table-cell office:value-type="float" office:value="1.7057027816772501" table:style-name="ce1">
            <text:p>1.705702782</text:p>
          </table:table-cell>
          <table:table-cell office:value-type="float" office:value="0.11310601234436002" table:formula="of:=[.AJ20]-[.I19]" table:style-name="ce1">
            <text:p>0.113106012</text:p>
          </table:table-cell>
          <table:table-cell office:value-type="float" office:value="0.5832080841064502" table:formula="of:=[.AK20]-[.J19]" table:style-name="ce1">
            <text:p>0.583208084</text:p>
          </table:table-cell>
          <table:table-cell office:value-type="float" office:value="1.2792970028442522E-2" table:formula="of:=POWER([.AJ20]-[.I19];2)" table:style-name="ce1">
            <text:p>0.01279297</text:p>
          </table:table-cell>
          <table:table-cell table:number-columns-repeated="16344"/>
        </table:table-row>
        <table:table-row table:style-name="ro1">
          <table:table-cell office:value-type="float" office:value="0.44188645482063299" table:style-name="ce1">
            <text:p>0.441886455</text:p>
          </table:table-cell>
          <table:table-cell office:value-type="float" office:value="3.8219388574361801E-2" table:style-name="ce1">
            <text:p>0.038219389</text:p>
          </table:table-cell>
          <table:table-cell office:value-type="float" office:value="0.68637597560882602" table:style-name="ce1">
            <text:p>0.686375976</text:p>
          </table:table-cell>
          <table:table-cell office:value-type="float" office:value="7.5756192207336398E-2" table:style-name="ce1">
            <text:p>0.075756192</text:p>
          </table:table-cell>
          <table:table-cell office:value-type="float" office:value="0.45177978277206399" table:style-name="ce1">
            <text:p>0.451779783</text:p>
          </table:table-cell>
          <table:table-cell office:value-type="float" office:value="2.3741248995065699E-2" table:style-name="ce1">
            <text:p>0.023741249</text:p>
          </table:table-cell>
          <table:table-cell office:value-type="float" office:value="2.2388846373321893" table:formula="of:=([.E21]-[.A21])/[.A21]%" table:style-name="ce2">
            <text:p>2.238884637</text:p>
          </table:table-cell>
          <table:table-cell office:value-type="float" office:value="-37.881661950521831" table:formula="of:=([.F21]-[.B21])/[.B21]%" table:style-name="ce2">
            <text:p>-37.88166195</text:p>
          </table:table-cell>
          <table:table-cell office:value-type="float" office:value="0.67143726348876998" table:style-name="ce1">
            <text:p>0.671437263</text:p>
          </table:table-cell>
          <table:table-cell office:value-type="float" office:value="6.5346576273441301E-2" table:style-name="ce1">
            <text:p>0.065346576</text:p>
          </table:table-cell>
          <table:table-cell office:value-type="float" office:value="48.62047596926876" table:formula="of:=([.I21]-[.E21])/[.E21]%" table:style-name="ce2">
            <text:p>48.62047597</text:p>
          </table:table-cell>
          <table:table-cell office:value-type="float" office:value="175.2448967070886" table:formula="of:=([.J21]-[.F21])/[.F21]%" table:style-name="ce2">
            <text:p>175.2448967</text:p>
          </table:table-cell>
          <table:table-cell office:value-type="float" office:value="0.67127519845962502" table:style-name="ce1">
            <text:p>0.671275198</text:p>
          </table:table-cell>
          <table:table-cell office:value-type="float" office:value="3.3993132412433603E-2" table:style-name="ce1">
            <text:p>0.033993132</text:p>
          </table:table-cell>
          <table:table-cell office:value-type="float" office:value="-2.4137032297383634E-2" table:formula="of:=([.M21]-[.I21])/[.I21]%" table:style-name="ce3">
            <text:p>-0.024137032</text:p>
          </table:table-cell>
          <table:table-cell office:value-type="float" office:value="-47.980239591757496" table:formula="of:=([.N21]-[.J21])/[.J21]%" table:style-name="ce3">
            <text:p>-47.98023959</text:p>
          </table:table-cell>
          <table:table-cell office:value-type="float" office:value="-39.004370487476834" table:formula="of:=([.O21] +[.O46]+[.O71]+[.O96]+[.O121])" table:style-name="ce1">
            <text:p>-39.00437049</text:p>
          </table:table-cell>
          <table:table-cell table:style-name="ce1"/>
          <table:table-cell office:value-type="float" office:value="-2.4137032297367099E-2" table:style-name="ce1">
            <text:p>-0.024137032</text:p>
          </table:table-cell>
          <table:table-cell office:value-type="float" office:value="-4.06407115933448" table:style-name="ce1">
            <text:p>-4.064071159</text:p>
          </table:table-cell>
          <table:table-cell office:value-type="float" office:value="84.385627997296297" table:style-name="ce1">
            <text:p>84.385628</text:p>
          </table:table-cell>
          <table:table-cell office:value-type="float" office:value="-119.434118781881" table:style-name="ce1">
            <text:p>-119.4341188</text:p>
          </table:table-cell>
          <table:table-cell office:value-type="float" office:value="0.13232848873985301" table:style-name="ce1">
            <text:p>0.132328489</text:p>
          </table:table-cell>
          <table:table-cell table:style-name="ce1"/>
          <table:table-cell office:value-type="float" office:value="9.7877937954565848E-5" table:formula="of:=POWER([.E21]-[.A21]; 2)" table:style-name="ce1">
            <text:p>9.78779E-05</text:p>
          </table:table-cell>
          <table:table-cell office:value-type="float" office:value="4.8249408834810062E-2" table:formula="of:=POWER([.I21]-[.E21];2)" table:style-name="ce1">
            <text:p>0.048249409</text:p>
          </table:table-cell>
          <table:table-cell office:value-type="float" office:value="2.2316511980590927E-4" table:formula="of:=POWER([.C21]-[.I21];2)" table:style-name="ce1">
            <text:p>0.000223165</text:p>
          </table:table-cell>
          <table:table-cell office:value-type="float" office:value="2.2803347050983093E-4" table:formula="of:=POWER([.M21]-[.C21];2)" table:style-name="ce1">
            <text:p>0.000228033</text:p>
          </table:table-cell>
          <table:table-cell office:value-type="float" office:value="2.096165256775803E-4" table:formula="of:=POWER([.F21]-[.B21];2)" table:style-name="ce1">
            <text:p>0.000209617</text:p>
          </table:table-cell>
          <table:table-cell office:value-type="float" office:value="1.7310032579407446E-3" table:formula="of:=POWER([.J21]-[.F21];2)" table:style-name="ce1">
            <text:p>0.001731003</text:p>
          </table:table-cell>
          <table:table-cell office:value-type="float" office:value="1.083601038912027E-4" table:formula="of:=POWER([.D21]-[.J21];2)" table:style-name="ce1">
            <text:p>0.00010836</text:p>
          </table:table-cell>
          <table:table-cell office:value-type="float" office:value="1.7441531634326262E-3" table:formula="of:=POWER([.N21]-[.D21];2)" table:style-name="ce1">
            <text:p>0.001744153</text:p>
          </table:table-cell>
          <table:table-cell table:number-columns-repeated="3" table:style-name="ce1"/>
          <table:table-cell office:value-type="float" office:value="-7.52690434455872E-2" table:style-name="ce1">
            <text:p>-0.075269043</text:p>
          </table:table-cell>
          <table:table-cell office:value-type="float" office:value="-9.5889404416084303E-2" table:style-name="ce1">
            <text:p>-0.095889404</text:p>
          </table:table-cell>
          <table:table-cell office:value-type="float" office:value="0" table:formula="of:=[.AJ21]-[.I20]" table:style-name="ce1">
            <text:p>0</text:p>
          </table:table-cell>
          <table:table-cell office:value-type="float" office:value="0" table:formula="of:=[.AK21]-[.J20]" table:style-name="ce1">
            <text:p>0</text:p>
          </table:table-cell>
          <table:table-cell office:value-type="float" office:value="0" table:formula="of:=POWER([.AJ21]-[.I20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6.4464197494089603E-3" table:style-name="ce1">
            <text:p>0.00644642</text:p>
          </table:table-cell>
          <table:table-cell office:value-type="float" office:value="-8.33283141255379E-2" table:style-name="ce1">
            <text:p>-0.083328314</text:p>
          </table:table-cell>
          <table:table-cell office:value-type="float" office:value="6.4464197494089603E-3" table:style-name="ce1">
            <text:p>0.00644642</text:p>
          </table:table-cell>
          <table:table-cell office:value-type="float" office:value="-8.33283141255379E-2" table:style-name="ce1">
            <text:p>-0.083328314</text:p>
          </table:table-cell>
          <table:table-cell office:value-type="float" office:value="6.4464197494089603E-3" table:style-name="ce1">
            <text:p>0.00644642</text:p>
          </table:table-cell>
          <table:table-cell office:value-type="float" office:value="-8.33283141255379E-2" table:style-name="ce1">
            <text:p>-0.083328314</text:p>
          </table:table-cell>
          <table:table-cell office:value-type="float" office:value="0" table:formula="of:=([.E22]-[.A22])/[.A22]%" table:style-name="ce2">
            <text:p>0</text:p>
          </table:table-cell>
          <table:table-cell office:value-type="float" office:value="0" table:formula="of:=([.F22]-[.B22])/[.B22]%" table:style-name="ce2">
            <text:p>0</text:p>
          </table:table-cell>
          <table:table-cell office:value-type="float" office:value="6.4464197494089603E-3" table:style-name="ce1">
            <text:p>0.00644642</text:p>
          </table:table-cell>
          <table:table-cell office:value-type="float" office:value="-8.33283141255379E-2" table:style-name="ce1">
            <text:p>-0.083328314</text:p>
          </table:table-cell>
          <table:table-cell office:value-type="float" office:value="0" table:formula="of:=([.I22]-[.E22])/[.E22]%" table:style-name="ce2">
            <text:p>0</text:p>
          </table:table-cell>
          <table:table-cell office:value-type="float" office:value="0" table:formula="of:=([.J22]-[.F22])/[.F22]%" table:style-name="ce2">
            <text:p>0</text:p>
          </table:table-cell>
          <table:table-cell office:value-type="float" office:value="6.4464197494089603E-3" table:style-name="ce1">
            <text:p>0.00644642</text:p>
          </table:table-cell>
          <table:table-cell office:value-type="float" office:value="-8.33283141255379E-2" table:style-name="ce1">
            <text:p>-0.083328314</text:p>
          </table:table-cell>
          <table:table-cell office:value-type="float" office:value="0" table:formula="of:=([.M22]-[.I22])/[.I22]%" table:style-name="ce3">
            <text:p>0</text:p>
          </table:table-cell>
          <table:table-cell office:value-type="float" office:value="0" table:formula="of:=([.N22]-[.J22])/[.J22]%" table:style-name="ce3">
            <text:p>0</text:p>
          </table:table-cell>
          <table:table-cell office:value-type="float" office:value="0" table:formula="of:=([.O22] +[.O47]+[.O72]+[.O97]+[.O122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POWER([.E22]-[.A22]; 2)" table:style-name="ce1">
            <text:p>0</text:p>
          </table:table-cell>
          <table:table-cell office:value-type="float" office:value="0" table:formula="of:=POWER([.I22]-[.E22];2)" table:style-name="ce1">
            <text:p>0</text:p>
          </table:table-cell>
          <table:table-cell office:value-type="float" office:value="0" table:formula="of:=POWER([.C22]-[.I22];2)" table:style-name="ce1">
            <text:p>0</text:p>
          </table:table-cell>
          <table:table-cell office:value-type="float" office:value="0" table:formula="of:=POWER([.M22]-[.C22];2)" table:style-name="ce1">
            <text:p>0</text:p>
          </table:table-cell>
          <table:table-cell office:value-type="float" office:value="0" table:formula="of:=POWER([.F22]-[.B22];2)" table:style-name="ce1">
            <text:p>0</text:p>
          </table:table-cell>
          <table:table-cell office:value-type="float" office:value="0" table:formula="of:=POWER([.J22]-[.F22];2)" table:style-name="ce1">
            <text:p>0</text:p>
          </table:table-cell>
          <table:table-cell office:value-type="float" office:value="0" table:formula="of:=POWER([.D22]-[.J22];2)" table:style-name="ce1">
            <text:p>0</text:p>
          </table:table-cell>
          <table:table-cell office:value-type="float" office:value="0" table:formula="of:=POWER([.N22]-[.D22];2)" table:style-name="ce1">
            <text:p>0</text:p>
          </table:table-cell>
          <table:table-cell table:number-columns-repeated="3" table:style-name="ce1"/>
          <table:table-cell office:value-type="float" office:value="1.1463482379913299" table:style-name="ce1">
            <text:p>1.146348238</text:p>
          </table:table-cell>
          <table:table-cell office:value-type="float" office:value="2.43552997708321E-2" table:style-name="ce1">
            <text:p>0.0243553</text:p>
          </table:table-cell>
          <table:table-cell office:value-type="float" office:value="0.47491097450255992" table:formula="of:=[.AJ22]-[.I21]" table:style-name="ce1">
            <text:p>0.474910975</text:p>
          </table:table-cell>
          <table:table-cell office:value-type="float" office:value="-4.0991276502609197E-2" table:formula="of:=[.AK22]-[.J21]" table:style-name="ce1">
            <text:p>-0.040991277</text:p>
          </table:table-cell>
          <table:table-cell office:value-type="float" office:value="0.22554043370297111" table:formula="of:=POWER([.AJ22]-[.I21];2)" table:style-name="ce1">
            <text:p>0.225540434</text:p>
          </table:table-cell>
          <table:table-cell table:number-columns-repeated="16344"/>
        </table:table-row>
        <table:table-row table:style-name="ro1">
          <table:table-cell office:value-type="float" office:value="0.27486434578895602" table:style-name="ce1">
            <text:p>0.274864346</text:p>
          </table:table-cell>
          <table:table-cell office:value-type="float" office:value="0.324969172477722" table:style-name="ce1">
            <text:p>0.324969172</text:p>
          </table:table-cell>
          <table:table-cell office:value-type="float" office:value="1.6890515325940201E-5" table:style-name="ce1">
            <text:p>1.68905E-05</text:p>
          </table:table-cell>
          <table:table-cell office:value-type="float" office:value="-3.8887458504177597E-4" table:style-name="ce1">
            <text:p>-0.000388875</text:p>
          </table:table-cell>
          <table:table-cell office:value-type="float" office:value="1.6890515325940201E-5" table:style-name="ce1">
            <text:p>1.68905E-05</text:p>
          </table:table-cell>
          <table:table-cell office:value-type="float" office:value="-3.8887458504177597E-4" table:style-name="ce1">
            <text:p>-0.000388875</text:p>
          </table:table-cell>
          <table:table-cell office:value-type="float" office:value="-99.993854963153751" table:formula="of:=([.E23]-[.A23])/[.A23]%" table:style-name="ce2">
            <text:p>-99.99385496</text:p>
          </table:table-cell>
          <table:table-cell office:value-type="float" office:value="-100.11966506917466" table:formula="of:=([.F23]-[.B23])/[.B23]%" table:style-name="ce2">
            <text:p>-100.1196651</text:p>
          </table:table-cell>
          <table:table-cell office:value-type="float" office:value="1.6890515325940201E-5" table:style-name="ce1">
            <text:p>1.68905E-05</text:p>
          </table:table-cell>
          <table:table-cell office:value-type="float" office:value="-3.8887458504177597E-4" table:style-name="ce1">
            <text:p>-0.000388875</text:p>
          </table:table-cell>
          <table:table-cell office:value-type="float" office:value="0" table:formula="of:=([.I23]-[.E23])/[.E23]%" table:style-name="ce2">
            <text:p>0</text:p>
          </table:table-cell>
          <table:table-cell office:value-type="float" office:value="0" table:formula="of:=([.J23]-[.F23])/[.F23]%" table:style-name="ce2">
            <text:p>0</text:p>
          </table:table-cell>
          <table:table-cell office:value-type="float" office:value="1.6890515325940201E-5" table:style-name="ce1">
            <text:p>1.68905E-05</text:p>
          </table:table-cell>
          <table:table-cell office:value-type="float" office:value="-3.8887458504177597E-4" table:style-name="ce1">
            <text:p>-0.000388875</text:p>
          </table:table-cell>
          <table:table-cell office:value-type="float" office:value="0" table:formula="of:=([.M23]-[.I23])/[.I23]%" table:style-name="ce3">
            <text:p>0</text:p>
          </table:table-cell>
          <table:table-cell office:value-type="float" office:value="0" table:formula="of:=([.N23]-[.J23])/[.J23]%" table:style-name="ce3">
            <text:p>0</text:p>
          </table:table-cell>
          <table:table-cell office:value-type="float" office:value="0" table:formula="of:=([.O23] +[.O48]+[.O73]+[.O98]+[.O123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5541123670390092E-2" table:formula="of:=POWER([.E23]-[.A23]; 2)" table:style-name="ce1">
            <text:p>0.075541124</text:p>
          </table:table-cell>
          <table:table-cell office:value-type="float" office:value="0" table:formula="of:=POWER([.I23]-[.E23];2)" table:style-name="ce1">
            <text:p>0</text:p>
          </table:table-cell>
          <table:table-cell office:value-type="float" office:value="0" table:formula="of:=POWER([.C23]-[.I23];2)" table:style-name="ce1">
            <text:p>0</text:p>
          </table:table-cell>
          <table:table-cell office:value-type="float" office:value="0" table:formula="of:=POWER([.M23]-[.C23];2)" table:style-name="ce1">
            <text:p>0</text:p>
          </table:table-cell>
          <table:table-cell office:value-type="float" office:value="0.10585785878849562" table:formula="of:=POWER([.F23]-[.B23];2)" table:style-name="ce1">
            <text:p>0.105857859</text:p>
          </table:table-cell>
          <table:table-cell office:value-type="float" office:value="0" table:formula="of:=POWER([.J23]-[.F23];2)" table:style-name="ce1">
            <text:p>0</text:p>
          </table:table-cell>
          <table:table-cell office:value-type="float" office:value="0" table:formula="of:=POWER([.D23]-[.J23];2)" table:style-name="ce1">
            <text:p>0</text:p>
          </table:table-cell>
          <table:table-cell office:value-type="float" office:value="0" table:formula="of:=POWER([.N23]-[.D23];2)" table:style-name="ce1">
            <text:p>0</text:p>
          </table:table-cell>
          <table:table-cell table:number-columns-repeated="3" table:style-name="ce1"/>
          <table:table-cell office:value-type="float" office:value="6.4464197494089603E-3" table:style-name="ce1">
            <text:p>0.00644642</text:p>
          </table:table-cell>
          <table:table-cell office:value-type="float" office:value="-8.33283141255379E-2" table:style-name="ce1">
            <text:p>-0.083328314</text:p>
          </table:table-cell>
          <table:table-cell office:value-type="float" office:value="0" table:formula="of:=[.AJ23]-[.I22]" table:style-name="ce1">
            <text:p>0</text:p>
          </table:table-cell>
          <table:table-cell office:value-type="float" office:value="0" table:formula="of:=[.AK23]-[.J22]" table:style-name="ce1">
            <text:p>0</text:p>
          </table:table-cell>
          <table:table-cell office:value-type="float" office:value="0" table:formula="of:=POWER([.AJ23]-[.I22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1.4416376352310201" table:style-name="ce1">
            <text:p>-1.441637635</text:p>
          </table:table-cell>
          <table:table-cell office:value-type="float" office:value="0.430643290281296" table:style-name="ce1">
            <text:p>0.43064329</text:p>
          </table:table-cell>
          <table:table-cell office:value-type="float" office:value="-3.2334640026092498" table:style-name="ce1">
            <text:p>-3.233464003</text:p>
          </table:table-cell>
          <table:table-cell office:value-type="float" office:value="1.0204870700836199" table:style-name="ce1">
            <text:p>1.02048707</text:p>
          </table:table-cell>
          <table:table-cell office:value-type="float" office:value="-1.88707327842712" table:style-name="ce1">
            <text:p>-1.887073278</text:p>
          </table:table-cell>
          <table:table-cell office:value-type="float" office:value="0.56866425275802601" table:style-name="ce1">
            <text:p>0.568664253</text:p>
          </table:table-cell>
          <table:table-cell office:value-type="float" office:value="30.897892251870882" table:formula="of:=([.E24]-[.A24])/[.A24]%" table:style-name="ce2">
            <text:p>30.89789225</text:p>
          </table:table-cell>
          <table:table-cell office:value-type="float" office:value="32.049950757754708" table:formula="of:=([.F24]-[.B24])/[.B24]%" table:style-name="ce2">
            <text:p>32.04995076</text:p>
          </table:table-cell>
          <table:table-cell office:value-type="float" office:value="-3.1087682247161901" table:style-name="ce1">
            <text:p>-3.108768225</text:p>
          </table:table-cell>
          <table:table-cell office:value-type="float" office:value="0.99201411008834794" table:style-name="ce1">
            <text:p>0.99201411</text:p>
          </table:table-cell>
          <table:table-cell office:value-type="float" office:value="64.740196380044949" table:formula="of:=([.I24]-[.E24])/[.E24]%" table:style-name="ce2">
            <text:p>64.74019638</text:p>
          </table:table-cell>
          <table:table-cell office:value-type="float" office:value="74.446363610350375" table:formula="of:=([.J24]-[.F24])/[.F24]%" table:style-name="ce2">
            <text:p>74.44636361</text:p>
          </table:table-cell>
          <table:table-cell office:value-type="float" office:value="-3.2470250129699698" table:style-name="ce1">
            <text:p>-3.247025013</text:p>
          </table:table-cell>
          <table:table-cell office:value-type="float" office:value="1.02399277687073" table:style-name="ce1">
            <text:p>1.023992777</text:p>
          </table:table-cell>
          <table:table-cell office:value-type="float" office:value="4.4473173379273607" table:formula="of:=([.M24]-[.I24])/[.I24]%" table:style-name="ce3">
            <text:p>4.447317338</text:p>
          </table:table-cell>
          <table:table-cell office:value-type="float" office:value="3.2236100734024888" table:formula="of:=([.N24]-[.J24])/[.J24]%" table:style-name="ce3">
            <text:p>3.223610073</text:p>
          </table:table-cell>
          <table:table-cell office:value-type="float" office:value="461.01452920282458" table:formula="of:=([.O24] +[.O49]+[.O74]+[.O99]+[.O124])" table:style-name="ce1">
            <text:p>461.0145292</text:p>
          </table:table-cell>
          <table:table-cell table:style-name="ce1"/>
          <table:table-cell office:value-type="float" office:value="4.44731733792739" table:style-name="ce1">
            <text:p>4.447317338</text:p>
          </table:table-cell>
          <table:table-cell office:value-type="float" office:value="2.7285389573805898" table:style-name="ce1">
            <text:p>2.728538957</text:p>
          </table:table-cell>
          <table:table-cell office:value-type="float" office:value="262.10139307825602" table:style-name="ce1">
            <text:p>262.1013931</text:p>
          </table:table-cell>
          <table:table-cell office:value-type="float" office:value="188.39296425590101" table:style-name="ce1">
            <text:p>188.3929643</text:p>
          </table:table-cell>
          <table:table-cell office:value-type="float" office:value="3.3443155733592702" table:style-name="ce1">
            <text:p>3.344315573</text:p>
          </table:table-cell>
          <table:table-cell table:style-name="ce1"/>
          <table:table-cell office:value-type="float" office:value="0.19841291222952329" table:formula="of:=POWER([.E24]-[.A24]; 2)" table:style-name="ce1">
            <text:p>0.198412912</text:p>
          </table:table-cell>
          <table:table-cell office:value-type="float" office:value="1.4925385417882537" table:formula="of:=POWER([.I24]-[.E24];2)" table:style-name="ce1">
            <text:p>1.492538542</text:p>
          </table:table-cell>
          <table:table-cell office:value-type="float" office:value="1.5549037024355287E-2" table:formula="of:=POWER([.C24]-[.I24];2)" table:style-name="ce1">
            <text:p>0.015549037</text:p>
          </table:table-cell>
          <table:table-cell office:value-type="float" office:value="1.8390100200355502E-4" table:formula="of:=POWER([.M24]-[.C24];2)" table:style-name="ce1">
            <text:p>0.000183901</text:p>
          </table:table-cell>
          <table:table-cell office:value-type="float" office:value="1.9049786083002916E-2" table:formula="of:=POWER([.F24]-[.B24];2)" table:style-name="ce1">
            <text:p>0.019049786</text:p>
          </table:table-cell>
          <table:table-cell office:value-type="float" office:value="0.17922510170160394" table:formula="of:=POWER([.J24]-[.F24];2)" table:style-name="ce1">
            <text:p>0.179225102</text:p>
          </table:table-cell>
          <table:table-cell office:value-type="float" office:value="8.1070945089235943E-4" table:formula="of:=POWER([.D24]-[.J24];2)" table:style-name="ce1">
            <text:p>0.000810709</text:p>
          </table:table-cell>
          <table:table-cell office:value-type="float" office:value="1.2289980077189407E-5" table:formula="of:=POWER([.N24]-[.D24];2)" table:style-name="ce1">
            <text:p>1.229E-05</text:p>
          </table:table-cell>
          <table:table-cell table:number-columns-repeated="3" table:style-name="ce1"/>
          <table:table-cell office:value-type="float" office:value="1.6890515325940201E-5" table:style-name="ce1">
            <text:p>1.68905E-05</text:p>
          </table:table-cell>
          <table:table-cell office:value-type="float" office:value="-3.8887458504177597E-4" table:style-name="ce1">
            <text:p>-0.000388875</text:p>
          </table:table-cell>
          <table:table-cell office:value-type="float" office:value="0" table:formula="of:=[.AJ24]-[.I23]" table:style-name="ce1">
            <text:p>0</text:p>
          </table:table-cell>
          <table:table-cell office:value-type="float" office:value="0" table:formula="of:=[.AK24]-[.J23]" table:style-name="ce1">
            <text:p>0</text:p>
          </table:table-cell>
          <table:table-cell office:value-type="float" office:value="0" table:formula="of:=POWER([.AJ24]-[.I23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.63103276491165206" table:style-name="ce1">
            <text:p>0.631032765</text:p>
          </table:table-cell>
          <table:table-cell office:value-type="float" office:value="-0.65967100858688299" table:style-name="ce1">
            <text:p>-0.659671009</text:p>
          </table:table-cell>
          <table:table-cell office:value-type="float" office:value="0.43787133693695102" table:style-name="ce1">
            <text:p>0.437871337</text:p>
          </table:table-cell>
          <table:table-cell office:value-type="float" office:value="-0.99690496921539296" table:style-name="ce1">
            <text:p>-0.996904969</text:p>
          </table:table-cell>
          <table:table-cell office:value-type="float" office:value="0.43787133693695102" table:style-name="ce1">
            <text:p>0.437871337</text:p>
          </table:table-cell>
          <table:table-cell office:value-type="float" office:value="-0.99690496921539296" table:style-name="ce1">
            <text:p>-0.996904969</text:p>
          </table:table-cell>
          <table:table-cell office:value-type="float" office:value="-30.610364265593194" table:formula="of:=([.E25]-[.A25])/[.A25]%" table:style-name="ce2">
            <text:p>-30.61036427</text:p>
          </table:table-cell>
          <table:table-cell office:value-type="float" office:value="51.121537287339201" table:formula="of:=([.F25]-[.B25])/[.B25]%" table:style-name="ce2">
            <text:p>51.12153729</text:p>
          </table:table-cell>
          <table:table-cell office:value-type="float" office:value="0.43787133693695102" table:style-name="ce1">
            <text:p>0.437871337</text:p>
          </table:table-cell>
          <table:table-cell office:value-type="float" office:value="-0.99690496921539296" table:style-name="ce1">
            <text:p>-0.996904969</text:p>
          </table:table-cell>
          <table:table-cell office:value-type="float" office:value="0" table:formula="of:=([.I25]-[.E25])/[.E25]%" table:style-name="ce2">
            <text:p>0</text:p>
          </table:table-cell>
          <table:table-cell office:value-type="float" office:value="0" table:formula="of:=([.J25]-[.F25])/[.F25]%" table:style-name="ce2">
            <text:p>0</text:p>
          </table:table-cell>
          <table:table-cell office:value-type="float" office:value="0.43787133693695102" table:style-name="ce1">
            <text:p>0.437871337</text:p>
          </table:table-cell>
          <table:table-cell office:value-type="float" office:value="-0.99690496921539296" table:style-name="ce1">
            <text:p>-0.996904969</text:p>
          </table:table-cell>
          <table:table-cell office:value-type="float" office:value="0" table:formula="of:=([.M25]-[.I25])/[.I25]%" table:style-name="ce3">
            <text:p>0</text:p>
          </table:table-cell>
          <table:table-cell office:value-type="float" office:value="0" table:formula="of:=([.N25]-[.J25])/[.J25]%" table:style-name="ce3">
            <text:p>0</text:p>
          </table:table-cell>
          <table:table-cell office:value-type="float" office:value="0" table:formula="of:=([.O25] +[.O50]+[.O75]+[.O100]+[.O125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.7311337257225616E-2" table:formula="of:=POWER([.E25]-[.A25]; 2)" table:style-name="ce1">
            <text:p>0.037311337</text:p>
          </table:table-cell>
          <table:table-cell office:value-type="float" office:value="0" table:formula="of:=POWER([.I25]-[.E25];2)" table:style-name="ce1">
            <text:p>0</text:p>
          </table:table-cell>
          <table:table-cell office:value-type="float" office:value="0" table:formula="of:=POWER([.C25]-[.I25];2)" table:style-name="ce1">
            <text:p>0</text:p>
          </table:table-cell>
          <table:table-cell office:value-type="float" office:value="0" table:formula="of:=POWER([.M25]-[.C25];2)" table:style-name="ce1">
            <text:p>0</text:p>
          </table:table-cell>
          <table:table-cell office:value-type="float" office:value="0.11372674420119142" table:formula="of:=POWER([.F25]-[.B25];2)" table:style-name="ce1">
            <text:p>0.113726744</text:p>
          </table:table-cell>
          <table:table-cell office:value-type="float" office:value="0" table:formula="of:=POWER([.J25]-[.F25];2)" table:style-name="ce1">
            <text:p>0</text:p>
          </table:table-cell>
          <table:table-cell office:value-type="float" office:value="0" table:formula="of:=POWER([.D25]-[.J25];2)" table:style-name="ce1">
            <text:p>0</text:p>
          </table:table-cell>
          <table:table-cell office:value-type="float" office:value="0" table:formula="of:=POWER([.N25]-[.D25];2)" table:style-name="ce1">
            <text:p>0</text:p>
          </table:table-cell>
          <table:table-cell table:number-columns-repeated="3" table:style-name="ce1"/>
          <table:table-cell office:value-type="float" office:value="-3.0667452812194802" table:style-name="ce1">
            <text:p>-3.066745281</text:p>
          </table:table-cell>
          <table:table-cell office:value-type="float" office:value="0.922893226146698" table:style-name="ce1">
            <text:p>0.922893226</text:p>
          </table:table-cell>
          <table:table-cell office:value-type="float" office:value="4.2022943496709875E-2" table:formula="of:=[.AJ25]-[.I24]" table:style-name="ce1">
            <text:p>0.042022943</text:p>
          </table:table-cell>
          <table:table-cell office:value-type="float" office:value="-6.9120883941649947E-2" table:formula="of:=[.AK25]-[.J24]" table:style-name="ce1">
            <text:p>-0.069120884</text:p>
          </table:table-cell>
          <table:table-cell office:value-type="float" office:value="1.7659277801276708E-3" table:formula="of:=POWER([.AJ25]-[.I24];2)" table:style-name="ce1">
            <text:p>0.001765928</text:p>
          </table:table-cell>
          <table:table-cell table:number-columns-repeated="16344"/>
        </table:table-row>
        <table:table-row table:style-name="ro1">
          <table:table-cell office:value-type="float" office:value="7.2406172752380399E-2" table:style-name="ce1">
            <text:p>0.072406173</text:p>
          </table:table-cell>
          <table:table-cell table:style-name="ce1"/>
          <table:table-cell office:value-type="float" office:value="-1.2485540471971E-2" table:style-name="ce1">
            <text:p>-0.01248554</text:p>
          </table:table-cell>
          <table:table-cell table:style-name="ce1"/>
          <table:table-cell office:value-type="float" office:value="-4.7996681183576598E-2" table:style-name="ce1">
            <text:p>-0.047996681</text:p>
          </table:table-cell>
          <table:table-cell table:style-name="ce1"/>
          <table:table-cell office:value-type="float" office:value="-166.28810688243243" table:formula="of:=([.E26]-[.A26])/[.A26]%" table:style-name="ce2">
            <text:p>-166.2881069</text:p>
          </table:table-cell>
          <table:table-cell table:style-name="ce2"/>
          <table:table-cell office:value-type="float" office:value="-1.2485540471971E-2" table:style-name="ce1">
            <text:p>-0.01248554</text:p>
          </table:table-cell>
          <table:table-cell table:style-name="ce1"/>
          <table:table-cell office:value-type="float" office:value="-73.986658735389227" table:formula="of:=([.I26]-[.E26])/[.E26]%" table:style-name="ce2">
            <text:p>-73.98665874</text:p>
          </table:table-cell>
          <table:table-cell table:style-name="ce2"/>
          <table:table-cell office:value-type="float" office:value="-1.2485540471971E-2" table:style-name="ce1">
            <text:p>-0.01248554</text:p>
          </table:table-cell>
          <table:table-cell table:style-name="ce1"/>
          <table:table-cell office:value-type="float" office:value="0" table:formula="of:=([.M26]-[.I26])/[.I2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4496847235923396E-2" table:formula="of:=POWER([.E26]-[.A26]; 2)" table:style-name="ce1">
            <text:p>0.014496847</text:p>
          </table:table-cell>
          <table:table-cell office:value-type="float" office:value="1.2610411146394525E-3" table:formula="of:=POWER([.I26]-[.E26];2)" table:style-name="ce1">
            <text:p>0.001261041</text:p>
          </table:table-cell>
          <table:table-cell office:value-type="float" office:value="0" table:formula="of:=POWER([.C26]-[.I26];2)" table:style-name="ce1">
            <text:p>0</text:p>
          </table:table-cell>
          <table:table-cell office:value-type="float" office:value="0" table:formula="of:=POWER([.M26]-[.C26];2)" table:style-name="ce1">
            <text:p>0</text:p>
          </table:table-cell>
          <table:table-cell table:number-columns-repeated="7" table:style-name="ce1"/>
          <table:table-cell office:value-type="float" office:value="0.22590382397174799" table:style-name="ce1">
            <text:p>0.225903824</text:p>
          </table:table-cell>
          <table:table-cell office:value-type="float" office:value="-1.3505177497863801" table:style-name="ce1">
            <text:p>-1.35051775</text:p>
          </table:table-cell>
          <table:table-cell office:value-type="float" office:value="-0.21196751296520303" table:formula="of:=[.AJ26]-[.I25]" table:style-name="ce1">
            <text:p>-0.211967513</text:p>
          </table:table-cell>
          <table:table-cell office:value-type="float" office:value="-0.35361278057098711" table:formula="of:=[.AK26]-[.J25]" table:style-name="ce1">
            <text:p>-0.353612781</text:p>
          </table:table-cell>
          <table:table-cell office:value-type="float" office:value="4.493022655265351E-2" table:formula="of:=POWER([.AJ26]-[.I25];2)" table:style-name="ce1">
            <text:p>0.044930227</text:p>
          </table:table-cell>
          <table:table-cell table:number-columns-repeated="16344"/>
        </table:table-row>
        <table:table-row table:style-name="ro1">
          <table:table-cell office:value-type="float" office:value="-0.53897231817245495" table:style-name="ce1">
            <text:p>-0.538972318</text:p>
          </table:table-cell>
          <table:table-cell table:style-name="ce1"/>
          <table:table-cell office:value-type="float" office:value="-2.5565662384033199" table:style-name="ce1">
            <text:p>-2.556566238</text:p>
          </table:table-cell>
          <table:table-cell table:style-name="ce1"/>
          <table:table-cell office:value-type="float" office:value="-0.84705573320388805" table:style-name="ce1">
            <text:p>-0.847055733</text:p>
          </table:table-cell>
          <table:table-cell table:style-name="ce1"/>
          <table:table-cell office:value-type="float" office:value="57.161268704129562" table:formula="of:=([.E27]-[.A27])/[.A27]%" table:style-name="ce2">
            <text:p>57.1612687</text:p>
          </table:table-cell>
          <table:table-cell table:style-name="ce2"/>
          <table:table-cell office:value-type="float" office:value="-2.82238841056824" table:style-name="ce1">
            <text:p>-2.822388411</text:p>
          </table:table-cell>
          <table:table-cell table:style-name="ce1"/>
          <table:table-cell office:value-type="float" office:value="233.19984741652004" table:formula="of:=([.I27]-[.E27])/[.E27]%" table:style-name="ce2">
            <text:p>233.1998474</text:p>
          </table:table-cell>
          <table:table-cell table:style-name="ce2"/>
          <table:table-cell office:value-type="float" office:value="-2.6189262866973899" table:style-name="ce1">
            <text:p>-2.618926287</text:p>
          </table:table-cell>
          <table:table-cell table:style-name="ce1"/>
          <table:table-cell office:value-type="float" office:value="-7.2088633551994503" table:formula="of:=([.M27]-[.I27])/[.I27]%" table:style-name="ce3">
            <text:p>-7.208863355</text:p>
          </table:table-cell>
          <table:table-cell table:style-name="ce3"/>
          <table:table-cell table:number-columns-repeated="8" table:style-name="ce1"/>
          <table:table-cell office:value-type="float" office:value="9.4915390617430262E-2" table:formula="of:=POWER([.E27]-[.A27]; 2)" table:style-name="ce1">
            <text:p>0.094915391</text:p>
          </table:table-cell>
          <table:table-cell office:value-type="float" office:value="3.9019391862634194" table:formula="of:=POWER([.I27]-[.E27];2)" table:style-name="ce1">
            <text:p>3.901939186</text:p>
          </table:table-cell>
          <table:table-cell office:value-type="float" office:value="7.0661427214476422E-2" table:formula="of:=POWER([.C27]-[.I27];2)" table:style-name="ce1">
            <text:p>0.070661427</text:p>
          </table:table-cell>
          <table:table-cell office:value-type="float" office:value="3.8887756232387485E-3" table:formula="of:=POWER([.M27]-[.C27];2)" table:style-name="ce1">
            <text:p>0.003888776</text:p>
          </table:table-cell>
          <table:table-cell table:number-columns-repeated="7" table:style-name="ce1"/>
          <table:table-cell office:value-type="float" office:value="0.32225471735000599" table:style-name="ce1">
            <text:p>0.322254717</text:p>
          </table:table-cell>
          <table:table-cell table:style-name="ce1"/>
          <table:table-cell office:value-type="float" office:value="0.33474025782197697" table:formula="of:=[.AJ27]-[.I26]" table:style-name="ce1">
            <text:p>0.334740258</text:p>
          </table:table-cell>
          <table:table-cell table:style-name="ce1"/>
          <table:table-cell office:value-type="float" office:value="0.11205104020672361" table:formula="of:=POWER([.AJ27]-[.I26];2)" table:style-name="ce1">
            <text:p>0.11205104</text:p>
          </table:table-cell>
          <table:table-cell table:number-columns-repeated="16344"/>
        </table:table-row>
        <table:table-row table:style-name="ro1">
          <table:table-cell office:value-type="float" office:value="-0.87759733200073198" table:style-name="ce1">
            <text:p>-0.877597332</text:p>
          </table:table-cell>
          <table:table-cell table:style-name="ce1"/>
          <table:table-cell office:value-type="float" office:value="0.60124504566192605" table:style-name="ce1">
            <text:p>0.601245046</text:p>
          </table:table-cell>
          <table:table-cell table:style-name="ce1"/>
          <table:table-cell office:value-type="float" office:value="-1.34454250335693" table:style-name="ce1">
            <text:p>-1.344542503</text:p>
          </table:table-cell>
          <table:table-cell table:style-name="ce1"/>
          <table:table-cell office:value-type="float" office:value="53.207223213824513" table:formula="of:=([.E28]-[.A28])/[.A28]%" table:style-name="ce2">
            <text:p>53.20722321</text:p>
          </table:table-cell>
          <table:table-cell table:style-name="ce2"/>
          <table:table-cell office:value-type="float" office:value="0.27376371622085599" table:style-name="ce1">
            <text:p>0.273763716</text:p>
          </table:table-cell>
          <table:table-cell table:style-name="ce1"/>
          <table:table-cell office:value-type="float" office:value="-120.36110539736363" table:formula="of:=([.I28]-[.E28])/[.E28]%" table:style-name="ce2">
            <text:p>-120.3611054</text:p>
          </table:table-cell>
          <table:table-cell table:style-name="ce2"/>
          <table:table-cell office:value-type="float" office:value="0.84350007772445701" table:style-name="ce1">
            <text:p>0.843500078</text:p>
          </table:table-cell>
          <table:table-cell table:style-name="ce1"/>
          <table:table-cell office:value-type="float" office:value="208.11244432551914" table:formula="of:=([.M28]-[.I28])/[.I28]%" table:style-name="ce3">
            <text:p>208.1124443</text:p>
          </table:table-cell>
          <table:table-cell table:style-name="ce3"/>
          <table:table-cell table:number-columns-repeated="8" table:style-name="ce1"/>
          <table:table-cell office:value-type="float" office:value="0.21803779305286916" table:formula="of:=POWER([.E28]-[.A28]; 2)" table:style-name="ce1">
            <text:p>0.218037793</text:p>
          </table:table-cell>
          <table:table-cell office:value-type="float" office:value="2.6189150203241454" table:formula="of:=POWER([.I28]-[.E28];2)" table:style-name="ce1">
            <text:p>2.61891502</text:p>
          </table:table-cell>
          <table:table-cell office:value-type="float" office:value="0.10724402113249065" table:formula="of:=POWER([.C28]-[.I28];2)" table:style-name="ce1">
            <text:p>0.107244021</text:p>
          </table:table-cell>
          <table:table-cell office:value-type="float" office:value="5.8687500559617904E-2" table:formula="of:=POWER([.M28]-[.C28];2)" table:style-name="ce1">
            <text:p>0.058687501</text:p>
          </table:table-cell>
          <table:table-cell table:number-columns-repeated="7" table:style-name="ce1"/>
          <table:table-cell office:value-type="float" office:value="-1.84463143348694" table:style-name="ce1">
            <text:p>-1.844631433</text:p>
          </table:table-cell>
          <table:table-cell table:style-name="ce1"/>
          <table:table-cell office:value-type="float" office:value="0.97775697708129994" table:formula="of:=[.AJ28]-[.I27]" table:style-name="ce1">
            <text:p>0.977756977</text:p>
          </table:table-cell>
          <table:table-cell table:style-name="ce1"/>
          <table:table-cell office:value-type="float" office:value="0.95600870623116174" table:formula="of:=POWER([.AJ28]-[.I27];2)" table:style-name="ce1">
            <text:p>0.956008706</text:p>
          </table:table-cell>
          <table:table-cell table:number-columns-repeated="16344"/>
        </table:table-row>
        <table:table-row table:style-name="ro1">
          <table:table-cell office:value-type="float" office:value="-1.14323246479034" table:style-name="ce1">
            <text:p>-1.143232465</text:p>
          </table:table-cell>
          <table:table-cell table:style-name="ce1"/>
          <table:table-cell office:value-type="float" office:value="-3.44417476654053" table:style-name="ce1">
            <text:p>-3.444174767</text:p>
          </table:table-cell>
          <table:table-cell table:style-name="ce1"/>
          <table:table-cell office:value-type="float" office:value="-2.1598105430603001" table:style-name="ce1">
            <text:p>-2.159810543</text:p>
          </table:table-cell>
          <table:table-cell table:style-name="ce1"/>
          <table:table-cell office:value-type="float" office:value="88.92137947258108" table:formula="of:=([.E29]-[.A29])/[.A29]%" table:style-name="ce2">
            <text:p>88.92137947</text:p>
          </table:table-cell>
          <table:table-cell table:style-name="ce2"/>
          <table:table-cell office:value-type="float" office:value="-3.35489749908447" table:style-name="ce1">
            <text:p>-3.354897499</text:p>
          </table:table-cell>
          <table:table-cell table:style-name="ce1"/>
          <table:table-cell office:value-type="float" office:value="55.332953154808457" table:formula="of:=([.I29]-[.E29])/[.E29]%" table:style-name="ce2">
            <text:p>55.33295315</text:p>
          </table:table-cell>
          <table:table-cell table:style-name="ce2"/>
          <table:table-cell office:value-type="float" office:value="-3.4005115032196001" table:style-name="ce1">
            <text:p>-3.400511503</text:p>
          </table:table-cell>
          <table:table-cell table:style-name="ce1"/>
          <table:table-cell office:value-type="float" office:value="1.3596243744429697" table:formula="of:=([.M29]-[.I29])/[.I29]%" table:style-name="ce3">
            <text:p>1.359624374</text:p>
          </table:table-cell>
          <table:table-cell table:style-name="ce3"/>
          <table:table-cell table:number-columns-repeated="8" table:style-name="ce1"/>
          <table:table-cell office:value-type="float" office:value="1.033430989219045" table:formula="of:=POWER([.E29]-[.A29]; 2)" table:style-name="ce1">
            <text:p>1.033430989</text:p>
          </table:table-cell>
          <table:table-cell office:value-type="float" office:value="1.4282328324591163" table:formula="of:=POWER([.I29]-[.E29];2)" table:style-name="ce1">
            <text:p>1.428232832</text:p>
          </table:table-cell>
          <table:table-cell office:value-type="float" office:value="7.9704304844208738E-3" table:formula="of:=POWER([.C29]-[.I29];2)" table:style-name="ce1">
            <text:p>0.00797043</text:p>
          </table:table-cell>
          <table:table-cell office:value-type="float" office:value="1.9064805638328674E-3" table:formula="of:=POWER([.M29]-[.C29];2)" table:style-name="ce1">
            <text:p>0.001906481</text:p>
          </table:table-cell>
          <table:table-cell table:number-columns-repeated="7" table:style-name="ce1"/>
          <table:table-cell office:value-type="float" office:value="0.43720206618308999" table:style-name="ce1">
            <text:p>0.437202066</text:p>
          </table:table-cell>
          <table:table-cell table:style-name="ce1"/>
          <table:table-cell office:value-type="float" office:value="0.163438349962234" table:formula="of:=[.AJ29]-[.I28]" table:style-name="ce1">
            <text:p>0.16343835</text:p>
          </table:table-cell>
          <table:table-cell table:style-name="ce1"/>
          <table:table-cell office:value-type="float" office:value="2.6712094238377674E-2" table:formula="of:=POWER([.AJ29]-[.I28];2)" table:style-name="ce1">
            <text:p>0.026712094</text:p>
          </table:table-cell>
          <table:table-cell table:number-columns-repeated="16344"/>
        </table:table-row>
        <table:table-row table:style-name="ro1">
          <table:table-cell office:value-type="float" office:value="4.2361050844192498E-2" table:style-name="ce1">
            <text:p>0.042361051</text:p>
          </table:table-cell>
          <table:table-cell table:style-name="ce1"/>
          <table:table-cell office:value-type="float" office:value="-6.2732291407883202E-3" table:style-name="ce1">
            <text:p>-0.006273229</text:p>
          </table:table-cell>
          <table:table-cell table:style-name="ce1"/>
          <table:table-cell office:value-type="float" office:value="-3.0023403465747799E-2" table:style-name="ce1">
            <text:p>-0.030023403</text:p>
          </table:table-cell>
          <table:table-cell table:style-name="ce1"/>
          <table:table-cell office:value-type="float" office:value="-170.87502049034711" table:formula="of:=([.E30]-[.A30])/[.A30]%" table:style-name="ce2">
            <text:p>-170.8750205</text:p>
          </table:table-cell>
          <table:table-cell table:style-name="ce2"/>
          <table:table-cell office:value-type="float" office:value="-6.2732291407883202E-3" table:style-name="ce1">
            <text:p>-0.006273229</text:p>
          </table:table-cell>
          <table:table-cell table:style-name="ce1"/>
          <table:table-cell office:value-type="float" office:value="-79.105536292895195" table:formula="of:=([.I30]-[.E30])/[.E30]%" table:style-name="ce2">
            <text:p>-79.10553629</text:p>
          </table:table-cell>
          <table:table-cell table:style-name="ce2"/>
          <table:table-cell office:value-type="float" office:value="-6.2732291407883202E-3" table:style-name="ce1">
            <text:p>-0.006273229</text:p>
          </table:table-cell>
          <table:table-cell table:style-name="ce1"/>
          <table:table-cell office:value-type="float" office:value="0" table:formula="of:=([.M30]-[.I30])/[.I3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5.2395092257478343E-3" table:formula="of:=POWER([.E30]-[.A30]; 2)" table:style-name="ce1">
            <text:p>0.005239509</text:p>
          </table:table-cell>
          <table:table-cell office:value-type="float" office:value="5.6407078046596438E-4" table:formula="of:=POWER([.I30]-[.E30];2)" table:style-name="ce1">
            <text:p>0.000564071</text:p>
          </table:table-cell>
          <table:table-cell office:value-type="float" office:value="0" table:formula="of:=POWER([.C30]-[.I30];2)" table:style-name="ce1">
            <text:p>0</text:p>
          </table:table-cell>
          <table:table-cell office:value-type="float" office:value="0" table:formula="of:=POWER([.M30]-[.C30];2)" table:style-name="ce1">
            <text:p>0</text:p>
          </table:table-cell>
          <table:table-cell table:number-columns-repeated="7" table:style-name="ce1"/>
          <table:table-cell office:value-type="float" office:value="-3.4195299148559601" table:style-name="ce1">
            <text:p>-3.419529915</text:p>
          </table:table-cell>
          <table:table-cell table:style-name="ce1"/>
          <table:table-cell office:value-type="float" office:value="-6.4632415771490148E-2" table:formula="of:=[.AJ30]-[.I29]" table:style-name="ce1">
            <text:p>-0.064632416</text:p>
          </table:table-cell>
          <table:table-cell table:style-name="ce1"/>
          <table:table-cell office:value-type="float" office:value="4.1773491684587681E-3" table:formula="of:=POWER([.AJ30]-[.I29];2)" table:style-name="ce1">
            <text:p>0.004177349</text:p>
          </table:table-cell>
          <table:table-cell table:number-columns-repeated="16344"/>
        </table:table-row>
        <table:table-row table:style-name="ro1">
          <table:table-cell office:value-type="float" office:value="-0.76919901371002197" table:style-name="ce1">
            <text:p>-0.769199014</text:p>
          </table:table-cell>
          <table:table-cell table:style-name="ce1"/>
          <table:table-cell office:value-type="float" office:value="-0.29720669984817499" table:style-name="ce1">
            <text:p>-0.2972067</text:p>
          </table:table-cell>
          <table:table-cell table:style-name="ce1"/>
          <table:table-cell office:value-type="float" office:value="-0.29720669984817499" table:style-name="ce1">
            <text:p>-0.2972067</text:p>
          </table:table-cell>
          <table:table-cell table:style-name="ce1"/>
          <table:table-cell office:value-type="float" office:value="-61.361533939743452" table:formula="of:=([.E31]-[.A31])/[.A31]%" table:style-name="ce2">
            <text:p>-61.36153394</text:p>
          </table:table-cell>
          <table:table-cell table:style-name="ce2"/>
          <table:table-cell office:value-type="float" office:value="-0.29720669984817499" table:style-name="ce1">
            <text:p>-0.2972067</text:p>
          </table:table-cell>
          <table:table-cell table:style-name="ce1"/>
          <table:table-cell office:value-type="float" office:value="0" table:formula="of:=([.I31]-[.E31])/[.E31]%" table:style-name="ce2">
            <text:p>0</text:p>
          </table:table-cell>
          <table:table-cell table:style-name="ce2"/>
          <table:table-cell office:value-type="float" office:value="-0.29720669984817499" table:style-name="ce1">
            <text:p>-0.2972067</text:p>
          </table:table-cell>
          <table:table-cell table:style-name="ce1"/>
          <table:table-cell office:value-type="float" office:value="0" table:formula="of:=([.M31]-[.I31])/[.I3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22277674434466027" table:formula="of:=POWER([.E31]-[.A31]; 2)" table:style-name="ce1">
            <text:p>0.222776744</text:p>
          </table:table-cell>
          <table:table-cell office:value-type="float" office:value="0" table:formula="of:=POWER([.I31]-[.E31];2)" table:style-name="ce1">
            <text:p>0</text:p>
          </table:table-cell>
          <table:table-cell office:value-type="float" office:value="0" table:formula="of:=POWER([.C31]-[.I31];2)" table:style-name="ce1">
            <text:p>0</text:p>
          </table:table-cell>
          <table:table-cell office:value-type="float" office:value="0" table:formula="of:=POWER([.M31]-[.C31];2)" table:style-name="ce1">
            <text:p>0</text:p>
          </table:table-cell>
          <table:table-cell table:number-columns-repeated="7" table:style-name="ce1"/>
          <table:table-cell office:value-type="float" office:value="-0.32380336523056003" table:style-name="ce1">
            <text:p>-0.323803365</text:p>
          </table:table-cell>
          <table:table-cell table:style-name="ce1"/>
          <table:table-cell office:value-type="float" office:value="-0.31753013608977171" table:formula="of:=[.AJ31]-[.I30]" table:style-name="ce1">
            <text:p>-0.317530136</text:p>
          </table:table-cell>
          <table:table-cell table:style-name="ce1"/>
          <table:table-cell office:value-type="float" office:value="0.10082538732518895" table:formula="of:=POWER([.AJ31]-[.I30];2)" table:style-name="ce1">
            <text:p>0.100825387</text:p>
          </table:table-cell>
          <table:table-cell table:number-columns-repeated="16344"/>
        </table:table-row>
        <table:table-row table:style-name="ro1">
          <table:table-cell office:value-type="float" office:value="-0.93941295146942105" table:style-name="ce1">
            <text:p>-0.939412951</text:p>
          </table:table-cell>
          <table:table-cell table:style-name="ce1"/>
          <table:table-cell office:value-type="float" office:value="-0.93941295146942105" table:style-name="ce1">
            <text:p>-0.939412951</text:p>
          </table:table-cell>
          <table:table-cell table:style-name="ce1"/>
          <table:table-cell office:value-type="float" office:value="-0.93941295146942105" table:style-name="ce1">
            <text:p>-0.939412951</text:p>
          </table:table-cell>
          <table:table-cell table:style-name="ce1"/>
          <table:table-cell office:value-type="float" office:value="0" table:formula="of:=([.E32]-[.A32])/[.A32]%" table:style-name="ce2">
            <text:p>0</text:p>
          </table:table-cell>
          <table:table-cell table:style-name="ce2"/>
          <table:table-cell office:value-type="float" office:value="-0.93941295146942105" table:style-name="ce1">
            <text:p>-0.939412951</text:p>
          </table:table-cell>
          <table:table-cell table:style-name="ce1"/>
          <table:table-cell office:value-type="float" office:value="0" table:formula="of:=([.I32]-[.E32])/[.E32]%" table:style-name="ce2">
            <text:p>0</text:p>
          </table:table-cell>
          <table:table-cell table:style-name="ce2"/>
          <table:table-cell office:value-type="float" office:value="-0.93941295146942105" table:style-name="ce1">
            <text:p>-0.939412951</text:p>
          </table:table-cell>
          <table:table-cell table:style-name="ce1"/>
          <table:table-cell office:value-type="float" office:value="0" table:formula="of:=([.M32]-[.I32])/[.I32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32]-[.A32]; 2)" table:style-name="ce1">
            <text:p>0</text:p>
          </table:table-cell>
          <table:table-cell office:value-type="float" office:value="0" table:formula="of:=POWER([.I32]-[.E32];2)" table:style-name="ce1">
            <text:p>0</text:p>
          </table:table-cell>
          <table:table-cell office:value-type="float" office:value="0" table:formula="of:=POWER([.C32]-[.I32];2)" table:style-name="ce1">
            <text:p>0</text:p>
          </table:table-cell>
          <table:table-cell office:value-type="float" office:value="0" table:formula="of:=POWER([.M32]-[.C32];2)" table:style-name="ce1">
            <text:p>0</text:p>
          </table:table-cell>
          <table:table-cell table:number-columns-repeated="7" table:style-name="ce1"/>
          <table:table-cell office:value-type="float" office:value="-0.29720669984817499" table:style-name="ce1">
            <text:p>-0.2972067</text:p>
          </table:table-cell>
          <table:table-cell table:style-name="ce1"/>
          <table:table-cell office:value-type="float" office:value="0" table:formula="of:=[.AJ32]-[.I31]" table:style-name="ce1">
            <text:p>0</text:p>
          </table:table-cell>
          <table:table-cell table:style-name="ce1"/>
          <table:table-cell office:value-type="float" office:value="0" table:formula="of:=POWER([.AJ32]-[.I31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7.5344316661357894E-2" table:style-name="ce1">
            <text:p>0.075344317</text:p>
          </table:table-cell>
          <table:table-cell table:style-name="ce1"/>
          <table:table-cell office:value-type="float" office:value="-1.7644863110035699E-3" table:style-name="ce1">
            <text:p>-0.001764486</text:p>
          </table:table-cell>
          <table:table-cell table:style-name="ce1"/>
          <table:table-cell office:value-type="float" office:value="-2.12294217199087E-2" table:style-name="ce1">
            <text:p>-0.021229422</text:p>
          </table:table-cell>
          <table:table-cell table:style-name="ce1"/>
          <table:table-cell office:value-type="float" office:value="-128.17654026291899" table:formula="of:=([.E33]-[.A33])/[.A33]%" table:style-name="ce2">
            <text:p>-128.1765403</text:p>
          </table:table-cell>
          <table:table-cell table:style-name="ce2"/>
          <table:table-cell office:value-type="float" office:value="-1.7644863110035699E-3" table:style-name="ce1">
            <text:p>-0.001764486</text:p>
          </table:table-cell>
          <table:table-cell table:style-name="ce1"/>
          <table:table-cell office:value-type="float" office:value="-91.688486223113401" table:formula="of:=([.I33]-[.E33])/[.E33]%" table:style-name="ce2">
            <text:p>-91.68848622</text:p>
          </table:table-cell>
          <table:table-cell table:style-name="ce2"/>
          <table:table-cell office:value-type="float" office:value="-1.7644863110035699E-3" table:style-name="ce1">
            <text:p>-0.001764486</text:p>
          </table:table-cell>
          <table:table-cell table:style-name="ce1"/>
          <table:table-cell office:value-type="float" office:value="0" table:formula="of:=([.M33]-[.I33])/[.I33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9.3264869449333244E-3" table:formula="of:=POWER([.E33]-[.A33]; 2)" table:style-name="ce1">
            <text:p>0.009326487</text:p>
          </table:table-cell>
          <table:table-cell office:value-type="float" office:value="3.7888371047284879E-4" table:formula="of:=POWER([.I33]-[.E33];2)" table:style-name="ce1">
            <text:p>0.000378884</text:p>
          </table:table-cell>
          <table:table-cell office:value-type="float" office:value="0" table:formula="of:=POWER([.C33]-[.I33];2)" table:style-name="ce1">
            <text:p>0</text:p>
          </table:table-cell>
          <table:table-cell office:value-type="float" office:value="0" table:formula="of:=POWER([.M33]-[.C33];2)" table:style-name="ce1">
            <text:p>0</text:p>
          </table:table-cell>
          <table:table-cell table:number-columns-repeated="7" table:style-name="ce1"/>
          <table:table-cell office:value-type="float" office:value="-0.93941295146942105" table:style-name="ce1">
            <text:p>-0.939412951</text:p>
          </table:table-cell>
          <table:table-cell table:style-name="ce1"/>
          <table:table-cell office:value-type="float" office:value="0" table:formula="of:=[.AJ33]-[.I32]" table:style-name="ce1">
            <text:p>0</text:p>
          </table:table-cell>
          <table:table-cell table:style-name="ce1"/>
          <table:table-cell office:value-type="float" office:value="0" table:formula="of:=POWER([.AJ33]-[.I32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.25228673219680797" table:style-name="ce1">
            <text:p>0.252286732</text:p>
          </table:table-cell>
          <table:table-cell table:style-name="ce1"/>
          <table:table-cell office:value-type="float" office:value="0.50784409046173096" table:style-name="ce1">
            <text:p>0.50784409</text:p>
          </table:table-cell>
          <table:table-cell table:style-name="ce1"/>
          <table:table-cell office:value-type="float" office:value="0.38431188464164701" table:style-name="ce1">
            <text:p>0.384311885</text:p>
          </table:table-cell>
          <table:table-cell table:style-name="ce1"/>
          <table:table-cell office:value-type="float" office:value="52.33138948497961" table:formula="of:=([.E34]-[.A34])/[.A34]%" table:style-name="ce2">
            <text:p>52.33138948</text:p>
          </table:table-cell>
          <table:table-cell table:style-name="ce2"/>
          <table:table-cell office:value-type="float" office:value="0.53011667728424094" table:style-name="ce1">
            <text:p>0.530116677</text:p>
          </table:table-cell>
          <table:table-cell table:style-name="ce1"/>
          <table:table-cell office:value-type="float" office:value="37.939183894495002" table:formula="of:=([.I34]-[.E34])/[.E34]%" table:style-name="ce2">
            <text:p>37.93918389</text:p>
          </table:table-cell>
          <table:table-cell table:style-name="ce2"/>
          <table:table-cell office:value-type="float" office:value="0.50592452287673995" table:style-name="ce1">
            <text:p>0.505924523</text:p>
          </table:table-cell>
          <table:table-cell table:style-name="ce1"/>
          <table:table-cell office:value-type="float" office:value="-4.5635527883099432" table:formula="of:=([.M34]-[.I34])/[.I34]%" table:style-name="ce3">
            <text:p>-4.563552788</text:p>
          </table:table-cell>
          <table:table-cell table:style-name="ce3"/>
          <table:table-cell table:number-columns-repeated="8" table:style-name="ce1"/>
          <table:table-cell office:value-type="float" office:value="1.7430640878082986E-2" table:formula="of:=POWER([.E34]-[.A34]; 2)" table:style-name="ce1">
            <text:p>0.017430641</text:p>
          </table:table-cell>
          <table:table-cell office:value-type="float" office:value="2.1259037557549817E-2" table:formula="of:=POWER([.I34]-[.E34];2)" table:style-name="ce1">
            <text:p>0.021259038</text:p>
          </table:table-cell>
          <table:table-cell office:value-type="float" office:value="4.9606812376624552E-4" table:formula="of:=POWER([.C34]-[.I34];2)" table:style-name="ce1">
            <text:p>0.000496068</text:p>
          </table:table-cell>
          <table:table-cell office:value-type="float" office:value="3.684739713348222E-6" table:formula="of:=POWER([.M34]-[.C34];2)" table:style-name="ce1">
            <text:p>3.68474E-06</text:p>
          </table:table-cell>
          <table:table-cell table:number-columns-repeated="7" table:style-name="ce1"/>
          <table:table-cell office:value-type="float" office:value="-1.7644863110035699E-3" table:style-name="ce1">
            <text:p>-0.001764486</text:p>
          </table:table-cell>
          <table:table-cell table:style-name="ce1"/>
          <table:table-cell office:value-type="float" office:value="0" table:formula="of:=[.AJ34]-[.I33]" table:style-name="ce1">
            <text:p>0</text:p>
          </table:table-cell>
          <table:table-cell table:style-name="ce1"/>
          <table:table-cell office:value-type="float" office:value="0" table:formula="of:=POWER([.AJ34]-[.I33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0.48726248741149902" table:style-name="ce1">
            <text:p>-0.487262487</text:p>
          </table:table-cell>
          <table:table-cell table:style-name="ce1"/>
          <table:table-cell office:value-type="float" office:value="0.33181935548782299" table:style-name="ce1">
            <text:p>0.331819355</text:p>
          </table:table-cell>
          <table:table-cell table:style-name="ce1"/>
          <table:table-cell office:value-type="float" office:value="-1.48331606388092" table:style-name="ce1">
            <text:p>-1.483316064</text:p>
          </table:table-cell>
          <table:table-cell table:style-name="ce1"/>
          <table:table-cell office:value-type="float" office:value="204.41827602218879" table:formula="of:=([.E35]-[.A35])/[.A35]%" table:style-name="ce2">
            <text:p>204.418276</text:p>
          </table:table-cell>
          <table:table-cell table:style-name="ce2"/>
          <table:table-cell office:value-type="float" office:value="0.33181935548782299" table:style-name="ce1">
            <text:p>0.331819355</text:p>
          </table:table-cell>
          <table:table-cell table:style-name="ce1"/>
          <table:table-cell office:value-type="float" office:value="-122.37010463027396" table:formula="of:=([.I35]-[.E35])/[.E35]%" table:style-name="ce2">
            <text:p>-122.3701046</text:p>
          </table:table-cell>
          <table:table-cell table:style-name="ce2"/>
          <table:table-cell office:value-type="float" office:value="0.33181935548782299" table:style-name="ce1">
            <text:p>0.331819355</text:p>
          </table:table-cell>
          <table:table-cell table:style-name="ce1"/>
          <table:table-cell office:value-type="float" office:value="0" table:formula="of:=([.M35]-[.I35])/[.I3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99212272719752459" table:formula="of:=POWER([.E35]-[.A35]; 2)" table:style-name="ce1">
            <text:p>0.992122727</text:p>
          </table:table-cell>
          <table:table-cell office:value-type="float" office:value="3.2947165906469427" table:formula="of:=POWER([.I35]-[.E35];2)" table:style-name="ce1">
            <text:p>3.294716591</text:p>
          </table:table-cell>
          <table:table-cell office:value-type="float" office:value="0" table:formula="of:=POWER([.C35]-[.I35];2)" table:style-name="ce1">
            <text:p>0</text:p>
          </table:table-cell>
          <table:table-cell office:value-type="float" office:value="0" table:formula="of:=POWER([.M35]-[.C35];2)" table:style-name="ce1">
            <text:p>0</text:p>
          </table:table-cell>
          <table:table-cell table:number-columns-repeated="7" table:style-name="ce1"/>
          <table:table-cell office:value-type="float" office:value="0.40208324790000899" table:style-name="ce1">
            <text:p>0.402083248</text:p>
          </table:table-cell>
          <table:table-cell table:style-name="ce1"/>
          <table:table-cell office:value-type="float" office:value="-0.12803342938423196" table:formula="of:=[.AJ35]-[.I34]" table:style-name="ce1">
            <text:p>-0.128033429</text:p>
          </table:table-cell>
          <table:table-cell table:style-name="ce1"/>
          <table:table-cell office:value-type="float" office:value="1.6392559039887112E-2" table:formula="of:=POWER([.AJ35]-[.I34];2)" table:style-name="ce1">
            <text:p>0.016392559</text:p>
          </table:table-cell>
          <table:table-cell table:number-columns-repeated="16344"/>
        </table:table-row>
        <table:table-row table:style-name="ro1">
          <table:table-cell office:value-type="float" office:value="-1.0417686700820901" table:style-name="ce1">
            <text:p>-1.04176867</text:p>
          </table:table-cell>
          <table:table-cell table:style-name="ce1"/>
          <table:table-cell office:value-type="float" office:value="-2.49926090240479" table:style-name="ce1">
            <text:p>-2.499260902</text:p>
          </table:table-cell>
          <table:table-cell table:style-name="ce1"/>
          <table:table-cell office:value-type="float" office:value="-2.0995068550109899" table:style-name="ce1">
            <text:p>-2.099506855</text:p>
          </table:table-cell>
          <table:table-cell table:style-name="ce1"/>
          <table:table-cell office:value-type="float" office:value="101.53292331641644" table:formula="of:=([.E36]-[.A36])/[.A36]%" table:style-name="ce2">
            <text:p>101.5329233</text:p>
          </table:table-cell>
          <table:table-cell table:style-name="ce2"/>
          <table:table-cell office:value-type="float" office:value="-2.49926090240479" table:style-name="ce1">
            <text:p>-2.499260902</text:p>
          </table:table-cell>
          <table:table-cell table:style-name="ce1"/>
          <table:table-cell office:value-type="float" office:value="19.040378288820005" table:formula="of:=([.I36]-[.E36])/[.E36]%" table:style-name="ce2">
            <text:p>19.04037829</text:p>
          </table:table-cell>
          <table:table-cell table:style-name="ce2"/>
          <table:table-cell office:value-type="float" office:value="-2.49926090240479" table:style-name="ce1">
            <text:p>-2.499260902</text:p>
          </table:table-cell>
          <table:table-cell table:style-name="ce1"/>
          <table:table-cell office:value-type="float" office:value="0" table:formula="of:=([.M36]-[.I36])/[.I3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1188100678566835" table:formula="of:=POWER([.E36]-[.A36]; 2)" table:style-name="ce1">
            <text:p>1.118810068</text:p>
          </table:table-cell>
          <table:table-cell office:value-type="float" office:value="0.15980329840772461" table:formula="of:=POWER([.I36]-[.E36];2)" table:style-name="ce1">
            <text:p>0.159803298</text:p>
          </table:table-cell>
          <table:table-cell office:value-type="float" office:value="0" table:formula="of:=POWER([.C36]-[.I36];2)" table:style-name="ce1">
            <text:p>0</text:p>
          </table:table-cell>
          <table:table-cell office:value-type="float" office:value="0" table:formula="of:=POWER([.M36]-[.C36];2)" table:style-name="ce1">
            <text:p>0</text:p>
          </table:table-cell>
          <table:table-cell table:number-columns-repeated="7" table:style-name="ce1"/>
          <table:table-cell office:value-type="float" office:value="0.33181935548782299" table:style-name="ce1">
            <text:p>0.331819355</text:p>
          </table:table-cell>
          <table:table-cell table:style-name="ce1"/>
          <table:table-cell office:value-type="float" office:value="0" table:formula="of:=[.AJ36]-[.I35]" table:style-name="ce1">
            <text:p>0</text:p>
          </table:table-cell>
          <table:table-cell table:style-name="ce1"/>
          <table:table-cell office:value-type="float" office:value="0" table:formula="of:=POWER([.AJ36]-[.I35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0.188621491193771" table:style-name="ce1">
            <text:p>-0.188621491</text:p>
          </table:table-cell>
          <table:table-cell table:style-name="ce1"/>
          <table:table-cell office:value-type="float" office:value="0.15199504792690299" table:style-name="ce1">
            <text:p>0.151995048</text:p>
          </table:table-cell>
          <table:table-cell table:style-name="ce1"/>
          <table:table-cell office:value-type="float" office:value="-1.1630046647041999E-3" table:style-name="ce1">
            <text:p>-0.001163005</text:p>
          </table:table-cell>
          <table:table-cell table:style-name="ce1"/>
          <table:table-cell office:value-type="float" office:value="-99.383418794251043" table:formula="of:=([.E37]-[.A37])/[.A37]%" table:style-name="ce2">
            <text:p>-99.38341879</text:p>
          </table:table-cell>
          <table:table-cell table:style-name="ce2"/>
          <table:table-cell office:value-type="float" office:value="0.128729462623596" table:style-name="ce1">
            <text:p>0.128729463</text:p>
          </table:table-cell>
          <table:table-cell table:style-name="ce1"/>
          <table:table-cell office:value-type="float" office:value="-11168.697016476475" table:formula="of:=([.I37]-[.E37])/[.E37]%" table:style-name="ce2">
            <text:p>-11168.69702</text:p>
          </table:table-cell>
          <table:table-cell table:style-name="ce2"/>
          <table:table-cell office:value-type="float" office:value="-4.6580068767070798E-2" table:style-name="ce1">
            <text:p>-0.046580069</text:p>
          </table:table-cell>
          <table:table-cell table:style-name="ce1"/>
          <table:table-cell office:value-type="float" office:value="-136.18446610258178" table:formula="of:=([.M37]-[.I37])/[.I37]%" table:style-name="ce3">
            <text:p>-136.1844661</text:p>
          </table:table-cell>
          <table:table-cell table:style-name="ce3"/>
          <table:table-cell table:number-columns-repeated="8" table:style-name="ce1"/>
          <table:table-cell office:value-type="float" office:value="3.514068417176832E-2" table:formula="of:=POWER([.E37]-[.A37]; 2)" table:style-name="ce1">
            <text:p>0.035140684</text:p>
          </table:table-cell>
          <table:table-cell office:value-type="float" office:value="1.6872053058242138E-2" table:formula="of:=POWER([.I37]-[.E37];2)" table:style-name="ce1">
            <text:p>0.016872053</text:p>
          </table:table-cell>
          <table:table-cell office:value-type="float" office:value="5.4128745950545452E-4" table:formula="of:=POWER([.C37]-[.I37];2)" table:style-name="ce1">
            <text:p>0.000541287</text:p>
          </table:table-cell>
          <table:table-cell office:value-type="float" office:value="3.9432076970025307E-2" table:formula="of:=POWER([.M37]-[.C37];2)" table:style-name="ce1">
            <text:p>0.039432077</text:p>
          </table:table-cell>
          <table:table-cell table:number-columns-repeated="7" table:style-name="ce1"/>
          <table:table-cell office:value-type="float" office:value="-2.49926090240479" table:style-name="ce1">
            <text:p>-2.499260902</text:p>
          </table:table-cell>
          <table:table-cell table:style-name="ce1"/>
          <table:table-cell office:value-type="float" office:value="0" table:formula="of:=[.AJ37]-[.I36]" table:style-name="ce1">
            <text:p>0</text:p>
          </table:table-cell>
          <table:table-cell table:style-name="ce1"/>
          <table:table-cell office:value-type="float" office:value="0" table:formula="of:=POWER([.AJ37]-[.I36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9.4241835176944705E-2" table:style-name="ce1">
            <text:p>-0.094241835</text:p>
          </table:table-cell>
          <table:table-cell table:style-name="ce1"/>
          <table:table-cell office:value-type="float" office:value="0.50875502824783303" table:style-name="ce1">
            <text:p>0.508755028</text:p>
          </table:table-cell>
          <table:table-cell table:style-name="ce1"/>
          <table:table-cell office:value-type="float" office:value="8.02273228764534E-2" table:style-name="ce1">
            <text:p>0.080227323</text:p>
          </table:table-cell>
          <table:table-cell table:style-name="ce1"/>
          <table:table-cell office:value-type="float" office:value="-185.1292026792791" table:formula="of:=([.E38]-[.A38])/[.A38]%" table:style-name="ce2">
            <text:p>-185.1292027</text:p>
          </table:table-cell>
          <table:table-cell table:style-name="ce2"/>
          <table:table-cell office:value-type="float" office:value="0.41113218665123002" table:style-name="ce1">
            <text:p>0.411132187</text:p>
          </table:table-cell>
          <table:table-cell table:style-name="ce1"/>
          <table:table-cell office:value-type="float" office:value="412.45906246224342" table:formula="of:=([.I38]-[.E38])/[.E38]%" table:style-name="ce2">
            <text:p>412.4590625</text:p>
          </table:table-cell>
          <table:table-cell table:style-name="ce2"/>
          <table:table-cell office:value-type="float" office:value="0.25886720418930098" table:style-name="ce1">
            <text:p>0.258867204</text:p>
          </table:table-cell>
          <table:table-cell table:style-name="ce1"/>
          <table:table-cell office:value-type="float" office:value="-37.03552954638841" table:formula="of:=([.M38]-[.I38])/[.I38]%" table:style-name="ce3">
            <text:p>-37.03552955</text:p>
          </table:table-cell>
          <table:table-cell table:style-name="ce3"/>
          <table:table-cell table:number-columns-repeated="8" table:style-name="ce1"/>
          <table:table-cell office:value-type="float" office:value="3.0439487111861608E-2" table:formula="of:=POWER([.E38]-[.A38]; 2)" table:style-name="ce1">
            <text:p>0.030439487</text:p>
          </table:table-cell>
          <table:table-cell office:value-type="float" office:value="0.10949802886980348" table:formula="of:=POWER([.I38]-[.E38];2)" table:style-name="ce1">
            <text:p>0.109498029</text:p>
          </table:table-cell>
          <table:table-cell office:value-type="float" office:value="9.5302192013954415E-3" table:formula="of:=POWER([.C38]-[.I38];2)" table:style-name="ce1">
            <text:p>0.009530219</text:p>
          </table:table-cell>
          <table:table-cell office:value-type="float" office:value="6.2443924612707868E-2" table:formula="of:=POWER([.M38]-[.C38];2)" table:style-name="ce1">
            <text:p>0.062443925</text:p>
          </table:table-cell>
          <table:table-cell table:number-columns-repeated="7" table:style-name="ce1"/>
          <table:table-cell office:value-type="float" office:value="-0.103217460215092" table:style-name="ce1">
            <text:p>-0.10321746</text:p>
          </table:table-cell>
          <table:table-cell table:style-name="ce1"/>
          <table:table-cell office:value-type="float" office:value="-0.23194692283868801" table:formula="of:=[.AJ38]-[.I37]" table:style-name="ce1">
            <text:p>-0.231946923</text:p>
          </table:table-cell>
          <table:table-cell table:style-name="ce1"/>
          <table:table-cell office:value-type="float" office:value="5.3799375014336286E-2" table:formula="of:=POWER([.AJ38]-[.I37];2)" table:style-name="ce1">
            <text:p>0.053799375</text:p>
          </table:table-cell>
          <table:table-cell table:number-columns-repeated="16344"/>
        </table:table-row>
        <table:table-row table:style-name="ro1">
          <table:table-cell office:value-type="float" office:value="4.6578321605920799E-2" table:style-name="ce1">
            <text:p>0.046578322</text:p>
          </table:table-cell>
          <table:table-cell table:style-name="ce1"/>
          <table:table-cell office:value-type="float" office:value="-0.19673258066177399" table:style-name="ce1">
            <text:p>-0.196732581</text:p>
          </table:table-cell>
          <table:table-cell table:style-name="ce1"/>
          <table:table-cell office:value-type="float" office:value="-2.16782409697771E-2" table:style-name="ce1">
            <text:p>-0.021678241</text:p>
          </table:table-cell>
          <table:table-cell table:style-name="ce1"/>
          <table:table-cell office:value-type="float" office:value="-146.54148157846348" table:formula="of:=([.E39]-[.A39])/[.A39]%" table:style-name="ce2">
            <text:p>-146.5414816</text:p>
          </table:table-cell>
          <table:table-cell table:style-name="ce2"/>
          <table:table-cell office:value-type="float" office:value="-0.17088401317596399" table:style-name="ce1">
            <text:p>-0.170884013</text:p>
          </table:table-cell>
          <table:table-cell table:style-name="ce1"/>
          <table:table-cell office:value-type="float" office:value="688.27435036912516" table:formula="of:=([.I39]-[.E39])/[.E39]%" table:style-name="ce2">
            <text:p>688.2743504</text:p>
          </table:table-cell>
          <table:table-cell table:style-name="ce2"/>
          <table:table-cell office:value-type="float" office:value="-7.1125246584415394E-2" table:style-name="ce1">
            <text:p>-0.071125247</text:p>
          </table:table-cell>
          <table:table-cell table:style-name="ce1"/>
          <table:table-cell office:value-type="float" office:value="-58.378056985836494" table:formula="of:=([.M39]-[.I39])/[.I39]%" table:style-name="ce3">
            <text:p>-58.37805699</text:p>
          </table:table-cell>
          <table:table-cell table:style-name="ce3"/>
          <table:table-cell table:number-columns-repeated="8" table:style-name="ce1"/>
          <table:table-cell office:value-type="float" office:value="4.658958334650163E-3" table:formula="of:=POWER([.E39]-[.A39]; 2)" table:style-name="ce1">
            <text:p>0.004658958</text:p>
          </table:table-cell>
          <table:table-cell office:value-type="float" office:value="2.2262362459644532E-2" table:formula="of:=POWER([.I39]-[.E39];2)" table:style-name="ce1">
            <text:p>0.022262362</text:p>
          </table:table-cell>
          <table:table-cell office:value-type="float" office:value="6.6814844106847355E-4" table:formula="of:=POWER([.C39]-[.I39];2)" table:style-name="ce1">
            <text:p>0.000668148</text:p>
          </table:table-cell>
          <table:table-cell office:value-type="float" office:value="1.5777202374021165E-2" table:formula="of:=POWER([.M39]-[.C39];2)" table:style-name="ce1">
            <text:p>0.015777202</text:p>
          </table:table-cell>
          <table:table-cell table:number-columns-repeated="7" table:style-name="ce1"/>
          <table:table-cell office:value-type="float" office:value="7.6555967330932603E-2" table:style-name="ce1">
            <text:p>0.076555967</text:p>
          </table:table-cell>
          <table:table-cell table:style-name="ce1"/>
          <table:table-cell office:value-type="float" office:value="-0.33457621932029741" table:formula="of:=[.AJ39]-[.I38]" table:style-name="ce1">
            <text:p>-0.334576219</text:p>
          </table:table-cell>
          <table:table-cell table:style-name="ce1"/>
          <table:table-cell office:value-type="float" office:value="0.11194124653466375" table:formula="of:=POWER([.AJ39]-[.I38];2)" table:style-name="ce1">
            <text:p>0.111941247</text:p>
          </table:table-cell>
          <table:table-cell table:number-columns-repeated="16344"/>
        </table:table-row>
        <table:table-row table:style-name="ro1">
          <table:table-cell office:value-type="float" office:value="-1.09833347797394" table:style-name="ce1">
            <text:p>-1.098333478</text:p>
          </table:table-cell>
          <table:table-cell table:style-name="ce1"/>
          <table:table-cell office:value-type="float" office:value="-1.80285155773163" table:style-name="ce1">
            <text:p>-1.802851558</text:p>
          </table:table-cell>
          <table:table-cell table:style-name="ce1"/>
          <table:table-cell office:value-type="float" office:value="-1.80285155773163" table:style-name="ce1">
            <text:p>-1.802851558</text:p>
          </table:table-cell>
          <table:table-cell table:style-name="ce1"/>
          <table:table-cell office:value-type="float" office:value="64.144278025403679" table:formula="of:=([.E40]-[.A40])/[.A40]%" table:style-name="ce2">
            <text:p>64.14427803</text:p>
          </table:table-cell>
          <table:table-cell table:style-name="ce2"/>
          <table:table-cell office:value-type="float" office:value="-1.80285155773163" table:style-name="ce1">
            <text:p>-1.802851558</text:p>
          </table:table-cell>
          <table:table-cell table:style-name="ce1"/>
          <table:table-cell office:value-type="float" office:value="0" table:formula="of:=([.I40]-[.E40])/[.E40]%" table:style-name="ce2">
            <text:p>0</text:p>
          </table:table-cell>
          <table:table-cell table:style-name="ce2"/>
          <table:table-cell office:value-type="float" office:value="-1.80285155773163" table:style-name="ce1">
            <text:p>-1.802851558</text:p>
          </table:table-cell>
          <table:table-cell table:style-name="ce1"/>
          <table:table-cell office:value-type="float" office:value="0" table:formula="of:=([.M40]-[.I40])/[.I4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49634572470546284" table:formula="of:=POWER([.E40]-[.A40]; 2)" table:style-name="ce1">
            <text:p>0.496345725</text:p>
          </table:table-cell>
          <table:table-cell office:value-type="float" office:value="0" table:formula="of:=POWER([.I40]-[.E40];2)" table:style-name="ce1">
            <text:p>0</text:p>
          </table:table-cell>
          <table:table-cell office:value-type="float" office:value="0" table:formula="of:=POWER([.C40]-[.I40];2)" table:style-name="ce1">
            <text:p>0</text:p>
          </table:table-cell>
          <table:table-cell office:value-type="float" office:value="0" table:formula="of:=POWER([.M40]-[.C40];2)" table:style-name="ce1">
            <text:p>0</text:p>
          </table:table-cell>
          <table:table-cell table:number-columns-repeated="7" table:style-name="ce1"/>
          <table:table-cell office:value-type="float" office:value="-0.922648906707764" table:style-name="ce1">
            <text:p>-0.922648907</text:p>
          </table:table-cell>
          <table:table-cell table:style-name="ce1"/>
          <table:table-cell office:value-type="float" office:value="-0.75176489353179998" table:formula="of:=[.AJ40]-[.I39]" table:style-name="ce1">
            <text:p>-0.751764894</text:p>
          </table:table-cell>
          <table:table-cell table:style-name="ce1"/>
          <table:table-cell office:value-type="float" office:value="0.56515045514687856" table:formula="of:=POWER([.AJ40]-[.I39];2)" table:style-name="ce1">
            <text:p>0.565150455</text:p>
          </table:table-cell>
          <table:table-cell table:number-columns-repeated="16344"/>
        </table:table-row>
        <table:table-row table:style-name="ro1">
          <table:table-cell office:value-type="float" office:value="-3.7326763849705501E-3" table:style-name="ce1">
            <text:p>-0.003732676</text:p>
          </table:table-cell>
          <table:table-cell table:style-name="ce1"/>
          <table:table-cell office:value-type="float" office:value="-3.7326763849705501E-3" table:style-name="ce1">
            <text:p>-0.003732676</text:p>
          </table:table-cell>
          <table:table-cell table:style-name="ce1"/>
          <table:table-cell office:value-type="float" office:value="-3.7326763849705501E-3" table:style-name="ce1">
            <text:p>-0.003732676</text:p>
          </table:table-cell>
          <table:table-cell table:style-name="ce1"/>
          <table:table-cell office:value-type="float" office:value="0" table:formula="of:=([.E41]-[.A41])/[.A41]%" table:style-name="ce2">
            <text:p>0</text:p>
          </table:table-cell>
          <table:table-cell table:style-name="ce2"/>
          <table:table-cell office:value-type="float" office:value="-3.7326763849705501E-3" table:style-name="ce1">
            <text:p>-0.003732676</text:p>
          </table:table-cell>
          <table:table-cell table:style-name="ce1"/>
          <table:table-cell office:value-type="float" office:value="0" table:formula="of:=([.I41]-[.E41])/[.E41]%" table:style-name="ce2">
            <text:p>0</text:p>
          </table:table-cell>
          <table:table-cell table:style-name="ce2"/>
          <table:table-cell office:value-type="float" office:value="-3.7326763849705501E-3" table:style-name="ce1">
            <text:p>-0.003732676</text:p>
          </table:table-cell>
          <table:table-cell table:style-name="ce1"/>
          <table:table-cell office:value-type="float" office:value="0" table:formula="of:=([.M41]-[.I41])/[.I4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41]-[.A41]; 2)" table:style-name="ce1">
            <text:p>0</text:p>
          </table:table-cell>
          <table:table-cell office:value-type="float" office:value="0" table:formula="of:=POWER([.I41]-[.E41];2)" table:style-name="ce1">
            <text:p>0</text:p>
          </table:table-cell>
          <table:table-cell office:value-type="float" office:value="0" table:formula="of:=POWER([.C41]-[.I41];2)" table:style-name="ce1">
            <text:p>0</text:p>
          </table:table-cell>
          <table:table-cell office:value-type="float" office:value="0" table:formula="of:=POWER([.M41]-[.C41];2)" table:style-name="ce1">
            <text:p>0</text:p>
          </table:table-cell>
          <table:table-cell table:number-columns-repeated="7" table:style-name="ce1"/>
          <table:table-cell office:value-type="float" office:value="-1.80285155773163" table:style-name="ce1">
            <text:p>-1.802851558</text:p>
          </table:table-cell>
          <table:table-cell table:style-name="ce1"/>
          <table:table-cell office:value-type="float" office:value="0" table:formula="of:=[.AJ41]-[.I40]" table:style-name="ce1">
            <text:p>0</text:p>
          </table:table-cell>
          <table:table-cell table:style-name="ce1"/>
          <table:table-cell office:value-type="float" office:value="0" table:formula="of:=POWER([.AJ41]-[.I40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1.04286956787109" table:style-name="ce1">
            <text:p>-1.042869568</text:p>
          </table:table-cell>
          <table:table-cell table:style-name="ce1"/>
          <table:table-cell office:value-type="float" office:value="8.8581508025527E-3" table:style-name="ce1">
            <text:p>0.008858151</text:p>
          </table:table-cell>
          <table:table-cell table:style-name="ce1"/>
          <table:table-cell office:value-type="float" office:value="8.8581508025527E-3" table:style-name="ce1">
            <text:p>0.008858151</text:p>
          </table:table-cell>
          <table:table-cell table:style-name="ce1"/>
          <table:table-cell office:value-type="float" office:value="-100.8494016006849" table:formula="of:=([.E42]-[.A42])/[.A42]%" table:style-name="ce2">
            <text:p>-100.8494016</text:p>
          </table:table-cell>
          <table:table-cell table:style-name="ce2"/>
          <table:table-cell office:value-type="float" office:value="8.8581508025527E-3" table:style-name="ce1">
            <text:p>0.008858151</text:p>
          </table:table-cell>
          <table:table-cell table:style-name="ce1"/>
          <table:table-cell office:value-type="float" office:value="0" table:formula="of:=([.I42]-[.E42])/[.E42]%" table:style-name="ce2">
            <text:p>0</text:p>
          </table:table-cell>
          <table:table-cell table:style-name="ce2"/>
          <table:table-cell office:value-type="float" office:value="8.8581508025527E-3" table:style-name="ce1">
            <text:p>0.008858151</text:p>
          </table:table-cell>
          <table:table-cell table:style-name="ce1"/>
          <table:table-cell office:value-type="float" office:value="0" table:formula="of:=([.M42]-[.I42])/[.I42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1061311942264649" table:formula="of:=POWER([.E42]-[.A42]; 2)" table:style-name="ce1">
            <text:p>1.106131194</text:p>
          </table:table-cell>
          <table:table-cell office:value-type="float" office:value="0" table:formula="of:=POWER([.I42]-[.E42];2)" table:style-name="ce1">
            <text:p>0</text:p>
          </table:table-cell>
          <table:table-cell office:value-type="float" office:value="0" table:formula="of:=POWER([.C42]-[.I42];2)" table:style-name="ce1">
            <text:p>0</text:p>
          </table:table-cell>
          <table:table-cell office:value-type="float" office:value="0" table:formula="of:=POWER([.M42]-[.C42];2)" table:style-name="ce1">
            <text:p>0</text:p>
          </table:table-cell>
          <table:table-cell table:number-columns-repeated="7" table:style-name="ce1"/>
          <table:table-cell office:value-type="float" office:value="-3.7326763849705501E-3" table:style-name="ce1">
            <text:p>-0.003732676</text:p>
          </table:table-cell>
          <table:table-cell table:style-name="ce1"/>
          <table:table-cell office:value-type="float" office:value="0" table:formula="of:=[.AJ42]-[.I41]" table:style-name="ce1">
            <text:p>0</text:p>
          </table:table-cell>
          <table:table-cell table:style-name="ce1"/>
          <table:table-cell office:value-type="float" office:value="0" table:formula="of:=POWER([.AJ42]-[.I41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0.29927664995193498" table:style-name="ce1">
            <text:p>-0.29927665</text:p>
          </table:table-cell>
          <table:table-cell table:style-name="ce1"/>
          <table:table-cell office:value-type="float" office:value="8.6139976978302002E-2" table:style-name="ce1">
            <text:p>0.086139977</text:p>
          </table:table-cell>
          <table:table-cell table:style-name="ce1"/>
          <table:table-cell office:value-type="float" office:value="0.107646152377129" table:style-name="ce1">
            <text:p>0.107646152</text:p>
          </table:table-cell>
          <table:table-cell table:style-name="ce1"/>
          <table:table-cell office:value-type="float" office:value="-135.96877751552532" table:formula="of:=([.E43]-[.A43])/[.A43]%" table:style-name="ce2">
            <text:p>-135.9687775</text:p>
          </table:table-cell>
          <table:table-cell table:style-name="ce2"/>
          <table:table-cell office:value-type="float" office:value="8.6139976978302002E-2" table:style-name="ce1">
            <text:p>0.086139977</text:p>
          </table:table-cell>
          <table:table-cell table:style-name="ce1"/>
          <table:table-cell office:value-type="float" office:value="-19.978582535381264" table:formula="of:=([.I43]-[.E43])/[.E43]%" table:style-name="ce2">
            <text:p>-19.97858254</text:p>
          </table:table-cell>
          <table:table-cell table:style-name="ce2"/>
          <table:table-cell office:value-type="float" office:value="8.6139976978302002E-2" table:style-name="ce1">
            <text:p>0.086139977</text:p>
          </table:table-cell>
          <table:table-cell table:style-name="ce1"/>
          <table:table-cell office:value-type="float" office:value="0" table:formula="of:=([.M43]-[.I43])/[.I43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16558616705533846" table:formula="of:=POWER([.E43]-[.A43]; 2)" table:style-name="ce1">
            <text:p>0.165586167</text:p>
          </table:table-cell>
          <table:table-cell office:value-type="float" office:value="4.6251558028511172E-4" table:formula="of:=POWER([.I43]-[.E43];2)" table:style-name="ce1">
            <text:p>0.000462516</text:p>
          </table:table-cell>
          <table:table-cell office:value-type="float" office:value="0" table:formula="of:=POWER([.C43]-[.I43];2)" table:style-name="ce1">
            <text:p>0</text:p>
          </table:table-cell>
          <table:table-cell office:value-type="float" office:value="0" table:formula="of:=POWER([.M43]-[.C43];2)" table:style-name="ce1">
            <text:p>0</text:p>
          </table:table-cell>
          <table:table-cell table:number-columns-repeated="7" table:style-name="ce1"/>
          <table:table-cell office:value-type="float" office:value="8.8581508025527E-3" table:style-name="ce1">
            <text:p>0.008858151</text:p>
          </table:table-cell>
          <table:table-cell table:style-name="ce1"/>
          <table:table-cell office:value-type="float" office:value="0" table:formula="of:=[.AJ43]-[.I42]" table:style-name="ce1">
            <text:p>0</text:p>
          </table:table-cell>
          <table:table-cell table:style-name="ce1"/>
          <table:table-cell office:value-type="float" office:value="0" table:formula="of:=POWER([.AJ43]-[.I42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0.13634105026721999" table:style-name="ce1">
            <text:p>-0.13634105</text:p>
          </table:table-cell>
          <table:table-cell table:style-name="ce1"/>
          <table:table-cell office:value-type="float" office:value="0.17206194996833801" table:style-name="ce1">
            <text:p>0.17206195</text:p>
          </table:table-cell>
          <table:table-cell table:style-name="ce1"/>
          <table:table-cell office:value-type="float" office:value="7.1038915775716296E-3" table:style-name="ce1">
            <text:p>0.007103892</text:p>
          </table:table-cell>
          <table:table-cell table:style-name="ce1"/>
          <table:table-cell office:value-type="float" office:value="-105.21038349319478" table:formula="of:=([.E44]-[.A44])/[.A44]%" table:style-name="ce2">
            <text:p>-105.2103835</text:p>
          </table:table-cell>
          <table:table-cell table:style-name="ce2"/>
          <table:table-cell office:value-type="float" office:value="0.16048377752304099" table:style-name="ce1">
            <text:p>0.160483778</text:p>
          </table:table-cell>
          <table:table-cell table:style-name="ce1"/>
          <table:table-cell office:value-type="float" office:value="2159.0966623099876" table:formula="of:=([.I44]-[.E44])/[.E44]%" table:style-name="ce2">
            <text:p>2159.096662</text:p>
          </table:table-cell>
          <table:table-cell table:style-name="ce2"/>
          <table:table-cell office:value-type="float" office:value="0.15180449187755601" table:style-name="ce1">
            <text:p>0.151804492</text:p>
          </table:table-cell>
          <table:table-cell table:style-name="ce1"/>
          <table:table-cell office:value-type="float" office:value="-5.4082012396791175" table:formula="of:=([.M44]-[.I44])/[.I44]%" table:style-name="ce3">
            <text:p>-5.40820124</text:p>
          </table:table-cell>
          <table:table-cell table:style-name="ce3"/>
          <table:table-cell table:number-columns-repeated="8" table:style-name="ce1"/>
          <table:table-cell office:value-type="float" office:value="2.0576451340855648E-2" table:formula="of:=POWER([.E44]-[.A44]; 2)" table:style-name="ce1">
            <text:p>0.020576451</text:p>
          </table:table-cell>
          <table:table-cell office:value-type="float" office:value="2.352538941264519E-2" table:formula="of:=POWER([.I44]-[.E44];2)" table:style-name="ce1">
            <text:p>0.023525389</text:p>
          </table:table-cell>
          <table:table-cell office:value-type="float" office:value="1.3405407717303515E-4" table:formula="of:=POWER([.C44]-[.I44];2)" table:style-name="ce1">
            <text:p>0.000134054</text:p>
          </table:table-cell>
          <table:table-cell office:value-type="float" office:value="4.103646082997891E-4" table:formula="of:=POWER([.M44]-[.C44];2)" table:style-name="ce1">
            <text:p>0.000410365</text:p>
          </table:table-cell>
          <table:table-cell table:number-columns-repeated="7" table:style-name="ce1"/>
          <table:table-cell office:value-type="float" office:value="2.3521158844232601E-2" table:style-name="ce1">
            <text:p>0.023521159</text:p>
          </table:table-cell>
          <table:table-cell table:style-name="ce1"/>
          <table:table-cell office:value-type="float" office:value="-6.2618818134069401E-2" table:formula="of:=[.AJ44]-[.I43]" table:style-name="ce1">
            <text:p>-0.062618818</text:p>
          </table:table-cell>
          <table:table-cell table:style-name="ce1"/>
          <table:table-cell office:value-type="float" office:value="3.9211163845076589E-3" table:formula="of:=POWER([.AJ44]-[.I43];2)" table:style-name="ce1">
            <text:p>0.003921116</text:p>
          </table:table-cell>
          <table:table-cell table:number-columns-repeated="16344"/>
        </table:table-row>
        <table:table-row table:style-name="ro1">
          <table:table-cell office:value-type="float" office:value="9.4235772266984003E-3" table:style-name="ce1">
            <text:p>0.009423577</text:p>
          </table:table-cell>
          <table:table-cell table:style-name="ce1"/>
          <table:table-cell office:value-type="float" office:value="9.4235772266984003E-3" table:style-name="ce1">
            <text:p>0.009423577</text:p>
          </table:table-cell>
          <table:table-cell table:style-name="ce1"/>
          <table:table-cell office:value-type="float" office:value="9.4235772266984003E-3" table:style-name="ce1">
            <text:p>0.009423577</text:p>
          </table:table-cell>
          <table:table-cell table:style-name="ce1"/>
          <table:table-cell office:value-type="float" office:value="0" table:formula="of:=([.E45]-[.A45])/[.A45]%" table:style-name="ce2">
            <text:p>0</text:p>
          </table:table-cell>
          <table:table-cell table:style-name="ce2"/>
          <table:table-cell office:value-type="float" office:value="9.4235772266984003E-3" table:style-name="ce1">
            <text:p>0.009423577</text:p>
          </table:table-cell>
          <table:table-cell table:style-name="ce1"/>
          <table:table-cell office:value-type="float" office:value="0" table:formula="of:=([.I45]-[.E45])/[.E45]%" table:style-name="ce2">
            <text:p>0</text:p>
          </table:table-cell>
          <table:table-cell table:style-name="ce2"/>
          <table:table-cell office:value-type="float" office:value="9.4235772266984003E-3" table:style-name="ce1">
            <text:p>0.009423577</text:p>
          </table:table-cell>
          <table:table-cell table:style-name="ce1"/>
          <table:table-cell office:value-type="float" office:value="0" table:formula="of:=([.M45]-[.I45])/[.I4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45]-[.A45]; 2)" table:style-name="ce1">
            <text:p>0</text:p>
          </table:table-cell>
          <table:table-cell office:value-type="float" office:value="0" table:formula="of:=POWER([.I45]-[.E45];2)" table:style-name="ce1">
            <text:p>0</text:p>
          </table:table-cell>
          <table:table-cell office:value-type="float" office:value="0" table:formula="of:=POWER([.C45]-[.I45];2)" table:style-name="ce1">
            <text:p>0</text:p>
          </table:table-cell>
          <table:table-cell office:value-type="float" office:value="0" table:formula="of:=POWER([.M45]-[.C45];2)" table:style-name="ce1">
            <text:p>0</text:p>
          </table:table-cell>
          <table:table-cell table:number-columns-repeated="7" table:style-name="ce1"/>
          <table:table-cell office:value-type="float" office:value="0.76052981615066495" table:style-name="ce1">
            <text:p>0.760529816</text:p>
          </table:table-cell>
          <table:table-cell table:style-name="ce1"/>
          <table:table-cell office:value-type="float" office:value="0.60004603862762396" table:formula="of:=[.AJ45]-[.I44]" table:style-name="ce1">
            <text:p>0.600046039</text:p>
          </table:table-cell>
          <table:table-cell table:style-name="ce1"/>
          <table:table-cell office:value-type="float" office:value="0.36005524847270398" table:formula="of:=POWER([.AJ45]-[.I44];2)" table:style-name="ce1">
            <text:p>0.360055248</text:p>
          </table:table-cell>
          <table:table-cell table:number-columns-repeated="16344"/>
        </table:table-row>
        <table:table-row table:style-name="ro1">
          <table:table-cell office:value-type="float" office:value="-8.0396853387355804E-2" table:style-name="ce1">
            <text:p>-0.080396853</text:p>
          </table:table-cell>
          <table:table-cell table:style-name="ce1"/>
          <table:table-cell office:value-type="float" office:value="-0.352238088846207" table:style-name="ce1">
            <text:p>-0.352238089</text:p>
          </table:table-cell>
          <table:table-cell table:style-name="ce1"/>
          <table:table-cell office:value-type="float" office:value="-0.24738986790180201" table:style-name="ce1">
            <text:p>-0.247389868</text:p>
          </table:table-cell>
          <table:table-cell table:style-name="ce1"/>
          <table:table-cell office:value-type="float" office:value="207.71088354648165" table:formula="of:=([.E46]-[.A46])/[.A46]%" table:style-name="ce2">
            <text:p>207.7108835</text:p>
          </table:table-cell>
          <table:table-cell table:style-name="ce2"/>
          <table:table-cell office:value-type="float" office:value="-0.437185227870941" table:style-name="ce1">
            <text:p>-0.437185228</text:p>
          </table:table-cell>
          <table:table-cell table:style-name="ce1"/>
          <table:table-cell office:value-type="float" office:value="76.719132266352815" table:formula="of:=([.I46]-[.E46])/[.E46]%" table:style-name="ce2">
            <text:p>76.71913227</text:p>
          </table:table-cell>
          <table:table-cell table:style-name="ce2"/>
          <table:table-cell office:value-type="float" office:value="-0.41941770911216703" table:style-name="ce1">
            <text:p>-0.419417709</text:p>
          </table:table-cell>
          <table:table-cell table:style-name="ce1"/>
          <table:table-cell office:value-type="float" office:value="-4.0640711593345555" table:formula="of:=([.M46]-[.I46])/[.I46]%" table:style-name="ce3">
            <text:p>-4.064071159</text:p>
          </table:table-cell>
          <table:table-cell table:style-name="ce3"/>
          <table:table-cell table:number-columns-repeated="8" table:style-name="ce1"/>
          <table:table-cell office:value-type="float" office:value="2.7886666896622041E-2" table:formula="of:=POWER([.E46]-[.A46]; 2)" table:style-name="ce1">
            <text:p>0.027886667</text:p>
          </table:table-cell>
          <table:table-cell office:value-type="float" office:value="3.6022278665815047E-2" table:formula="of:=POWER([.I46]-[.E46];2)" table:style-name="ce1">
            <text:p>0.036022279</text:p>
          </table:table-cell>
          <table:table-cell office:value-type="float" office:value="7.2160164284874855E-3" table:formula="of:=POWER([.C46]-[.I46];2)" table:style-name="ce1">
            <text:p>0.007216016</text:p>
          </table:table-cell>
          <table:table-cell office:value-type="float" office:value="4.5131013790785874E-3" table:formula="of:=POWER([.M46]-[.C46];2)" table:style-name="ce1">
            <text:p>0.004513101</text:p>
          </table:table-cell>
          <table:table-cell table:number-columns-repeated="7" table:style-name="ce1"/>
          <table:table-cell office:value-type="float" office:value="9.4235772266984003E-3" table:style-name="ce1">
            <text:p>0.009423577</text:p>
          </table:table-cell>
          <table:table-cell table:style-name="ce1"/>
          <table:table-cell office:value-type="float" office:value="0" table:formula="of:=[.AJ46]-[.I45]" table:style-name="ce1">
            <text:p>0</text:p>
          </table:table-cell>
          <table:table-cell table:style-name="ce1"/>
          <table:table-cell office:value-type="float" office:value="0" table:formula="of:=POWER([.AJ46]-[.I45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6.2357764691114398E-2" table:style-name="ce1">
            <text:p>-0.062357765</text:p>
          </table:table-cell>
          <table:table-cell table:style-name="ce1"/>
          <table:table-cell office:value-type="float" office:value="-6.2357764691114398E-2" table:style-name="ce1">
            <text:p>-0.062357765</text:p>
          </table:table-cell>
          <table:table-cell table:style-name="ce1"/>
          <table:table-cell office:value-type="float" office:value="-6.2357764691114398E-2" table:style-name="ce1">
            <text:p>-0.062357765</text:p>
          </table:table-cell>
          <table:table-cell table:style-name="ce1"/>
          <table:table-cell office:value-type="float" office:value="0" table:formula="of:=([.E47]-[.A47])/[.A47]%" table:style-name="ce2">
            <text:p>0</text:p>
          </table:table-cell>
          <table:table-cell table:style-name="ce2"/>
          <table:table-cell office:value-type="float" office:value="-6.2357764691114398E-2" table:style-name="ce1">
            <text:p>-0.062357765</text:p>
          </table:table-cell>
          <table:table-cell table:style-name="ce1"/>
          <table:table-cell office:value-type="float" office:value="0" table:formula="of:=([.I47]-[.E47])/[.E47]%" table:style-name="ce2">
            <text:p>0</text:p>
          </table:table-cell>
          <table:table-cell table:style-name="ce2"/>
          <table:table-cell office:value-type="float" office:value="-6.2357764691114398E-2" table:style-name="ce1">
            <text:p>-0.062357765</text:p>
          </table:table-cell>
          <table:table-cell table:style-name="ce1"/>
          <table:table-cell office:value-type="float" office:value="0" table:formula="of:=([.M47]-[.I47])/[.I47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47]-[.A47]; 2)" table:style-name="ce1">
            <text:p>0</text:p>
          </table:table-cell>
          <table:table-cell office:value-type="float" office:value="0" table:formula="of:=POWER([.I47]-[.E47];2)" table:style-name="ce1">
            <text:p>0</text:p>
          </table:table-cell>
          <table:table-cell office:value-type="float" office:value="0" table:formula="of:=POWER([.C47]-[.I47];2)" table:style-name="ce1">
            <text:p>0</text:p>
          </table:table-cell>
          <table:table-cell office:value-type="float" office:value="0" table:formula="of:=POWER([.M47]-[.C47];2)" table:style-name="ce1">
            <text:p>0</text:p>
          </table:table-cell>
          <table:table-cell table:number-columns-repeated="7" table:style-name="ce1"/>
          <table:table-cell office:value-type="float" office:value="-0.45643076300620999" table:style-name="ce1">
            <text:p>-0.456430763</text:p>
          </table:table-cell>
          <table:table-cell table:style-name="ce1"/>
          <table:table-cell office:value-type="float" office:value="-1.9245535135268999E-2" table:formula="of:=[.AJ47]-[.I46]" table:style-name="ce1">
            <text:p>-0.019245535</text:p>
          </table:table-cell>
          <table:table-cell table:style-name="ce1"/>
          <table:table-cell office:value-type="float" office:value="3.7039062264287352E-4" table:formula="of:=POWER([.AJ47]-[.I46];2)" table:style-name="ce1">
            <text:p>0.000370391</text:p>
          </table:table-cell>
          <table:table-cell table:number-columns-repeated="16344"/>
        </table:table-row>
        <table:table-row table:style-name="ro1">
          <table:table-cell office:value-type="float" office:value="-0.12945513427257499" table:style-name="ce1">
            <text:p>-0.129455134</text:p>
          </table:table-cell>
          <table:table-cell table:style-name="ce1"/>
          <table:table-cell office:value-type="float" office:value="-6.3382773078046698E-5" table:style-name="ce1">
            <text:p>-6.33828E-05</text:p>
          </table:table-cell>
          <table:table-cell table:style-name="ce1"/>
          <table:table-cell office:value-type="float" office:value="-6.3382773078046698E-5" table:style-name="ce1">
            <text:p>-6.33828E-05</text:p>
          </table:table-cell>
          <table:table-cell table:style-name="ce1"/>
          <table:table-cell office:value-type="float" office:value="-99.951038810909907" table:formula="of:=([.E48]-[.A48])/[.A48]%" table:style-name="ce2">
            <text:p>-99.95103881</text:p>
          </table:table-cell>
          <table:table-cell table:style-name="ce2"/>
          <table:table-cell office:value-type="float" office:value="-6.3382773078046698E-5" table:style-name="ce1">
            <text:p>-6.33828E-05</text:p>
          </table:table-cell>
          <table:table-cell table:style-name="ce1"/>
          <table:table-cell office:value-type="float" office:value="0" table:formula="of:=([.I48]-[.E48])/[.E48]%" table:style-name="ce2">
            <text:p>0</text:p>
          </table:table-cell>
          <table:table-cell table:style-name="ce2"/>
          <table:table-cell office:value-type="float" office:value="-6.3382773078046698E-5" table:style-name="ce1">
            <text:p>-6.33828E-05</text:p>
          </table:table-cell>
          <table:table-cell table:style-name="ce1"/>
          <table:table-cell office:value-type="float" office:value="0" table:formula="of:=([.M48]-[.I48])/[.I48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674222535610757E-2" table:formula="of:=POWER([.E48]-[.A48]; 2)" table:style-name="ce1">
            <text:p>0.016742225</text:p>
          </table:table-cell>
          <table:table-cell office:value-type="float" office:value="0" table:formula="of:=POWER([.I48]-[.E48];2)" table:style-name="ce1">
            <text:p>0</text:p>
          </table:table-cell>
          <table:table-cell office:value-type="float" office:value="0" table:formula="of:=POWER([.C48]-[.I48];2)" table:style-name="ce1">
            <text:p>0</text:p>
          </table:table-cell>
          <table:table-cell office:value-type="float" office:value="0" table:formula="of:=POWER([.M48]-[.C48];2)" table:style-name="ce1">
            <text:p>0</text:p>
          </table:table-cell>
          <table:table-cell table:number-columns-repeated="7" table:style-name="ce1"/>
          <table:table-cell office:value-type="float" office:value="-6.2357764691114398E-2" table:style-name="ce1">
            <text:p>-0.062357765</text:p>
          </table:table-cell>
          <table:table-cell table:style-name="ce1"/>
          <table:table-cell office:value-type="float" office:value="0" table:formula="of:=[.AJ48]-[.I47]" table:style-name="ce1">
            <text:p>0</text:p>
          </table:table-cell>
          <table:table-cell table:style-name="ce1"/>
          <table:table-cell office:value-type="float" office:value="0" table:formula="of:=POWER([.AJ48]-[.I47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0.75060296058654796" table:style-name="ce1">
            <text:p>-0.750602961</text:p>
          </table:table-cell>
          <table:table-cell table:style-name="ce1"/>
          <table:table-cell office:value-type="float" office:value="-1.9503543376922601" table:style-name="ce1">
            <text:p>-1.950354338</text:p>
          </table:table-cell>
          <table:table-cell table:style-name="ce1"/>
          <table:table-cell office:value-type="float" office:value="-0.91964340209960904" table:style-name="ce1">
            <text:p>-0.919643402</text:p>
          </table:table-cell>
          <table:table-cell table:style-name="ce1"/>
          <table:table-cell office:value-type="float" office:value="22.520620139969452" table:formula="of:=([.E49]-[.A49])/[.A49]%" table:style-name="ce2">
            <text:p>22.52062014</text:p>
          </table:table-cell>
          <table:table-cell table:style-name="ce2"/>
          <table:table-cell office:value-type="float" office:value="-1.93930232524872" table:style-name="ce1">
            <text:p>-1.939302325</text:p>
          </table:table-cell>
          <table:table-cell table:style-name="ce1"/>
          <table:table-cell office:value-type="float" office:value="110.8754676890151" table:formula="of:=([.I49]-[.E49])/[.E49]%" table:style-name="ce2">
            <text:p>110.8754677</text:p>
          </table:table-cell>
          <table:table-cell table:style-name="ce2"/>
          <table:table-cell office:value-type="float" office:value="-1.9922169446945199" table:style-name="ce1">
            <text:p>-1.992216945</text:p>
          </table:table-cell>
          <table:table-cell table:style-name="ce1"/>
          <table:table-cell office:value-type="float" office:value="2.7285389573806378" table:formula="of:=([.M49]-[.I49])/[.I49]%" table:style-name="ce3">
            <text:p>2.728538957</text:p>
          </table:table-cell>
          <table:table-cell table:style-name="ce3"/>
          <table:table-cell table:number-columns-repeated="8" table:style-name="ce1"/>
          <table:table-cell office:value-type="float" office:value="2.8574670866930624E-2" table:formula="of:=POWER([.E49]-[.A49]; 2)" table:style-name="ce1">
            <text:p>0.028574671</text:p>
          </table:table-cell>
          <table:table-cell office:value-type="float" office:value="1.0397043195576048" table:formula="of:=POWER([.I49]-[.E49];2)" table:style-name="ce1">
            <text:p>1.03970432</text:p>
          </table:table-cell>
          <table:table-cell office:value-type="float" office:value="1.2214697905216384E-4" table:formula="of:=POWER([.C49]-[.I49];2)" table:style-name="ce1">
            <text:p>0.000122147</text:p>
          </table:table-cell>
          <table:table-cell office:value-type="float" office:value="1.7524778650256558E-3" table:formula="of:=POWER([.M49]-[.C49];2)" table:style-name="ce1">
            <text:p>0.001752478</text:p>
          </table:table-cell>
          <table:table-cell table:number-columns-repeated="7" table:style-name="ce1"/>
          <table:table-cell office:value-type="float" office:value="-6.3382773078046698E-5" table:style-name="ce1">
            <text:p>-6.33828E-05</text:p>
          </table:table-cell>
          <table:table-cell table:style-name="ce1"/>
          <table:table-cell office:value-type="float" office:value="0" table:formula="of:=[.AJ49]-[.I48]" table:style-name="ce1">
            <text:p>0</text:p>
          </table:table-cell>
          <table:table-cell table:style-name="ce1"/>
          <table:table-cell office:value-type="float" office:value="0" table:formula="of:=POWER([.AJ49]-[.I48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2.3972071707248702E-2" table:style-name="ce1">
            <text:p>-0.023972072</text:p>
          </table:table-cell>
          <table:table-cell table:style-name="ce1"/>
          <table:table-cell office:value-type="float" office:value="3.4327365458011599E-2" table:style-name="ce1">
            <text:p>0.034327365</text:p>
          </table:table-cell>
          <table:table-cell table:style-name="ce1"/>
          <table:table-cell office:value-type="float" office:value="3.4327365458011599E-2" table:style-name="ce1">
            <text:p>0.034327365</text:p>
          </table:table-cell>
          <table:table-cell table:style-name="ce1"/>
          <table:table-cell office:value-type="float" office:value="-243.19732510908372" table:formula="of:=([.E50]-[.A50])/[.A50]%" table:style-name="ce2">
            <text:p>-243.1973251</text:p>
          </table:table-cell>
          <table:table-cell table:style-name="ce2"/>
          <table:table-cell office:value-type="float" office:value="3.4327365458011599E-2" table:style-name="ce1">
            <text:p>0.034327365</text:p>
          </table:table-cell>
          <table:table-cell table:style-name="ce1"/>
          <table:table-cell office:value-type="float" office:value="0" table:formula="of:=([.I50]-[.E50])/[.E50]%" table:style-name="ce2">
            <text:p>0</text:p>
          </table:table-cell>
          <table:table-cell table:style-name="ce2"/>
          <table:table-cell office:value-type="float" office:value="3.4327365458011599E-2" table:style-name="ce1">
            <text:p>0.034327365</text:p>
          </table:table-cell>
          <table:table-cell table:style-name="ce1"/>
          <table:table-cell office:value-type="float" office:value="0" table:formula="of:=([.M50]-[.I50])/[.I5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3.3988243737861339E-3" table:formula="of:=POWER([.E50]-[.A50]; 2)" table:style-name="ce1">
            <text:p>0.003398824</text:p>
          </table:table-cell>
          <table:table-cell office:value-type="float" office:value="0" table:formula="of:=POWER([.I50]-[.E50];2)" table:style-name="ce1">
            <text:p>0</text:p>
          </table:table-cell>
          <table:table-cell office:value-type="float" office:value="0" table:formula="of:=POWER([.C50]-[.I50];2)" table:style-name="ce1">
            <text:p>0</text:p>
          </table:table-cell>
          <table:table-cell office:value-type="float" office:value="0" table:formula="of:=POWER([.M50]-[.C50];2)" table:style-name="ce1">
            <text:p>0</text:p>
          </table:table-cell>
          <table:table-cell table:number-columns-repeated="7" table:style-name="ce1"/>
          <table:table-cell office:value-type="float" office:value="-1.3948163986206099" table:style-name="ce1">
            <text:p>-1.394816399</text:p>
          </table:table-cell>
          <table:table-cell table:style-name="ce1"/>
          <table:table-cell office:value-type="float" office:value="0.54448592662811013" table:formula="of:=[.AJ50]-[.I49]" table:style-name="ce1">
            <text:p>0.544485927</text:p>
          </table:table-cell>
          <table:table-cell table:style-name="ce1"/>
          <table:table-cell office:value-type="float" office:value="0.29646492429607174" table:formula="of:=POWER([.AJ50]-[.I49];2)" table:style-name="ce1">
            <text:p>0.296464924</text:p>
          </table:table-cell>
          <table:table-cell table:number-columns-repeated="16344"/>
        </table:table-row>
        <table:table-row table:style-name="ro1">
          <table:table-cell office:value-type="float" office:value="-0.665574610233307" table:style-name="ce1">
            <text:p>-0.66557461</text:p>
          </table:table-cell>
          <table:table-cell table:style-name="ce1"/>
          <table:table-cell office:value-type="float" office:value="9.0159964747726896E-4" table:style-name="ce1">
            <text:p>0.0009016</text:p>
          </table:table-cell>
          <table:table-cell table:style-name="ce1"/>
          <table:table-cell office:value-type="float" office:value="-0.52862417697906505" table:style-name="ce1">
            <text:p>-0.528624177</text:p>
          </table:table-cell>
          <table:table-cell table:style-name="ce1"/>
          <table:table-cell office:value-type="float" office:value="-20.576270661261564" table:formula="of:=([.E51]-[.A51])/[.A51]%" table:style-name="ce2">
            <text:p>-20.57627066</text:p>
          </table:table-cell>
          <table:table-cell table:style-name="ce2"/>
          <table:table-cell office:value-type="float" office:value="9.0159964747726896E-4" table:style-name="ce1">
            <text:p>0.0009016</text:p>
          </table:table-cell>
          <table:table-cell table:style-name="ce1"/>
          <table:table-cell office:value-type="float" office:value="-100.17055588577686" table:formula="of:=([.I51]-[.E51])/[.E51]%" table:style-name="ce2">
            <text:p>-100.1705559</text:p>
          </table:table-cell>
          <table:table-cell table:style-name="ce2"/>
          <table:table-cell office:value-type="float" office:value="9.0159964747726896E-4" table:style-name="ce1">
            <text:p>0.0009016</text:p>
          </table:table-cell>
          <table:table-cell table:style-name="ce1"/>
          <table:table-cell office:value-type="float" office:value="0" table:formula="of:=([.M51]-[.I51])/[.I5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8755421168524578E-2" table:formula="of:=POWER([.E51]-[.A51]; 2)" table:style-name="ce1">
            <text:p>0.018755421</text:p>
          </table:table-cell>
          <table:table-cell office:value-type="float" office:value="0.28039754811194278" table:formula="of:=POWER([.I51]-[.E51];2)" table:style-name="ce1">
            <text:p>0.280397548</text:p>
          </table:table-cell>
          <table:table-cell office:value-type="float" office:value="0" table:formula="of:=POWER([.C51]-[.I51];2)" table:style-name="ce1">
            <text:p>0</text:p>
          </table:table-cell>
          <table:table-cell office:value-type="float" office:value="0" table:formula="of:=POWER([.M51]-[.C51];2)" table:style-name="ce1">
            <text:p>0</text:p>
          </table:table-cell>
          <table:table-cell table:number-columns-repeated="7" table:style-name="ce1"/>
          <table:table-cell office:value-type="float" office:value="-0.32004925608634899" table:style-name="ce1">
            <text:p>-0.320049256</text:p>
          </table:table-cell>
          <table:table-cell table:style-name="ce1"/>
          <table:table-cell office:value-type="float" office:value="-0.35437662154436056" table:formula="of:=[.AJ51]-[.I50]" table:style-name="ce1">
            <text:p>-0.354376622</text:p>
          </table:table-cell>
          <table:table-cell table:style-name="ce1"/>
          <table:table-cell office:value-type="float" office:value="0.12558278989719496" table:formula="of:=POWER([.AJ51]-[.I50];2)" table:style-name="ce1">
            <text:p>0.12558279</text:p>
          </table:table-cell>
          <table:table-cell table:number-columns-repeated="16344"/>
        </table:table-row>
        <table:table-row table:style-name="ro1">
          <table:table-cell office:value-type="float" office:value="0.50048857927322399" table:style-name="ce1">
            <text:p>0.500488579</text:p>
          </table:table-cell>
          <table:table-cell table:style-name="ce1"/>
          <table:table-cell office:value-type="float" office:value="0.60958963632583596" table:style-name="ce1">
            <text:p>0.609589636</text:p>
          </table:table-cell>
          <table:table-cell table:style-name="ce1"/>
          <table:table-cell office:value-type="float" office:value="-0.24267016351223" table:style-name="ce1">
            <text:p>-0.242670164</text:p>
          </table:table-cell>
          <table:table-cell table:style-name="ce1"/>
          <table:table-cell office:value-type="float" office:value="-148.48665355453653" table:formula="of:=([.E52]-[.A52])/[.A52]%" table:style-name="ce2">
            <text:p>-148.4866536</text:p>
          </table:table-cell>
          <table:table-cell table:style-name="ce2"/>
          <table:table-cell office:value-type="float" office:value="0.57528716325759899" table:style-name="ce1">
            <text:p>0.575287163</text:p>
          </table:table-cell>
          <table:table-cell table:style-name="ce1"/>
          <table:table-cell office:value-type="float" office:value="-337.06546982592107" table:formula="of:=([.I52]-[.E52])/[.E52]%" table:style-name="ce2">
            <text:p>-337.0654698</text:p>
          </table:table-cell>
          <table:table-cell table:style-name="ce2"/>
          <table:table-cell office:value-type="float" office:value="0.55451995134353604" table:style-name="ce1">
            <text:p>0.554519951</text:p>
          </table:table-cell>
          <table:table-cell table:style-name="ce1"/>
          <table:table-cell office:value-type="float" office:value="-3.6098861995229181" table:formula="of:=([.M52]-[.I52])/[.I52]%" table:style-name="ce3">
            <text:p>-3.6098862</text:p>
          </table:table-cell>
          <table:table-cell table:style-name="ce3"/>
          <table:table-cell table:number-columns-repeated="8" table:style-name="ce1"/>
          <table:table-cell office:value-type="float" office:value="0.55228491697845661" table:formula="of:=POWER([.E52]-[.A52]; 2)" table:style-name="ce1">
            <text:p>0.552284917</text:p>
          </table:table-cell>
          <table:table-cell office:value-type="float" office:value="0.66905418841644482" table:formula="of:=POWER([.I52]-[.E52];2)" table:style-name="ce1">
            <text:p>0.669054188</text:p>
          </table:table-cell>
          <table:table-cell office:value-type="float" office:value="1.1766596585971228E-3" table:formula="of:=POWER([.C52]-[.I52];2)" table:style-name="ce1">
            <text:p>0.00117666</text:p>
          </table:table-cell>
          <table:table-cell office:value-type="float" office:value="3.0326702040497488E-3" table:formula="of:=POWER([.M52]-[.C52];2)" table:style-name="ce1">
            <text:p>0.00303267</text:p>
          </table:table-cell>
          <table:table-cell table:number-columns-repeated="7" table:style-name="ce1"/>
          <table:table-cell office:value-type="float" office:value="-1.50219786167145" table:style-name="ce1">
            <text:p>-1.502197862</text:p>
          </table:table-cell>
          <table:table-cell table:style-name="ce1"/>
          <table:table-cell office:value-type="float" office:value="-1.5030994613189272" table:formula="of:=[.AJ52]-[.I51]" table:style-name="ce1">
            <text:p>-1.503099461</text:p>
          </table:table-cell>
          <table:table-cell table:style-name="ce1"/>
          <table:table-cell office:value-type="float" office:value="2.2593079906172493" table:formula="of:=POWER([.AJ52]-[.I51];2)" table:style-name="ce1">
            <text:p>2.259307991</text:p>
          </table:table-cell>
          <table:table-cell table:number-columns-repeated="16344"/>
        </table:table-row>
        <table:table-row table:style-name="ro1">
          <table:table-cell office:value-type="float" office:value="-0.36798322200775102" table:style-name="ce1">
            <text:p>-0.367983222</text:p>
          </table:table-cell>
          <table:table-cell table:style-name="ce1"/>
          <table:table-cell office:value-type="float" office:value="-2.2080233097076398" table:style-name="ce1">
            <text:p>-2.20802331</text:p>
          </table:table-cell>
          <table:table-cell table:style-name="ce1"/>
          <table:table-cell office:value-type="float" office:value="0.23054754734039301" table:style-name="ce1">
            <text:p>0.230547547</text:p>
          </table:table-cell>
          <table:table-cell table:style-name="ce1"/>
          <table:table-cell office:value-type="float" office:value="-162.65164647521266" table:formula="of:=([.E53]-[.A53])/[.A53]%" table:style-name="ce2">
            <text:p>-162.6516465</text:p>
          </table:table-cell>
          <table:table-cell table:style-name="ce2"/>
          <table:table-cell office:value-type="float" office:value="-2.1808223724365199" table:style-name="ce1">
            <text:p>-2.180822372</text:p>
          </table:table-cell>
          <table:table-cell table:style-name="ce1"/>
          <table:table-cell office:value-type="float" office:value="-1045.9317167302736" table:formula="of:=([.I53]-[.E53])/[.E53]%" table:style-name="ce2">
            <text:p>-1045.931717</text:p>
          </table:table-cell>
          <table:table-cell table:style-name="ce2"/>
          <table:table-cell office:value-type="float" office:value="-2.2676579952239999" table:style-name="ce1">
            <text:p>-2.267657995</text:p>
          </table:table-cell>
          <table:table-cell table:style-name="ce1"/>
          <table:table-cell office:value-type="float" office:value="3.9817833806640146" table:formula="of:=([.M53]-[.I53])/[.I53]%" table:style-name="ce3">
            <text:p>3.981783381</text:p>
          </table:table-cell>
          <table:table-cell table:style-name="ce3"/>
          <table:table-cell table:number-columns-repeated="8" table:style-name="ce1"/>
          <table:table-cell office:value-type="float" office:value="0.35823908185648123" table:formula="of:=POWER([.E53]-[.A53]; 2)" table:style-name="ce1">
            <text:p>0.358239082</text:p>
          </table:table-cell>
          <table:table-cell office:value-type="float" office:value="5.8147048900049159" table:formula="of:=POWER([.I53]-[.E53];2)" table:style-name="ce1">
            <text:p>5.81470489</text:p>
          </table:table-cell>
          <table:table-cell office:value-type="float" office:value="7.3989098842740188E-4" table:formula="of:=POWER([.C53]-[.I53];2)" table:style-name="ce1">
            <text:p>0.000739891</text:p>
          </table:table-cell>
          <table:table-cell office:value-type="float" office:value="3.5562957166351676E-3" table:formula="of:=POWER([.M53]-[.C53];2)" table:style-name="ce1">
            <text:p>0.003556296</text:p>
          </table:table-cell>
          <table:table-cell table:number-columns-repeated="7" table:style-name="ce1"/>
          <table:table-cell office:value-type="float" office:value="0.75475329160690297" table:style-name="ce1">
            <text:p>0.754753292</text:p>
          </table:table-cell>
          <table:table-cell table:style-name="ce1"/>
          <table:table-cell office:value-type="float" office:value="0.17946612834930398" table:formula="of:=[.AJ53]-[.I52]" table:style-name="ce1">
            <text:p>0.179466128</text:p>
          </table:table-cell>
          <table:table-cell table:style-name="ce1"/>
          <table:table-cell office:value-type="float" office:value="3.2208091224688852E-2" table:formula="of:=POWER([.AJ53]-[.I52];2)" table:style-name="ce1">
            <text:p>0.032208091</text:p>
          </table:table-cell>
          <table:table-cell table:number-columns-repeated="16344"/>
        </table:table-row>
        <table:table-row table:style-name="ro1">
          <table:table-cell office:value-type="float" office:value="-0.44040513038635298" table:style-name="ce1">
            <text:p>-0.44040513</text:p>
          </table:table-cell>
          <table:table-cell table:style-name="ce1"/>
          <table:table-cell office:value-type="float" office:value="9.7032316029071794E-2" table:style-name="ce1">
            <text:p>0.097032316</text:p>
          </table:table-cell>
          <table:table-cell table:style-name="ce1"/>
          <table:table-cell office:value-type="float" office:value="-0.40165174007415799" table:style-name="ce1">
            <text:p>-0.40165174</text:p>
          </table:table-cell>
          <table:table-cell table:style-name="ce1"/>
          <table:table-cell office:value-type="float" office:value="-8.7994865723289628" table:formula="of:=([.E54]-[.A54])/[.A54]%" table:style-name="ce2">
            <text:p>-8.799486572</text:p>
          </table:table-cell>
          <table:table-cell table:style-name="ce2"/>
          <table:table-cell office:value-type="float" office:value="6.2179733067750903E-2" table:style-name="ce1">
            <text:p>0.062179733</text:p>
          </table:table-cell>
          <table:table-cell table:style-name="ce1"/>
          <table:table-cell office:value-type="float" office:value="-115.48100676876702" table:formula="of:=([.I54]-[.E54])/[.E54]%" table:style-name="ce2">
            <text:p>-115.4810068</text:p>
          </table:table-cell>
          <table:table-cell table:style-name="ce2"/>
          <table:table-cell office:value-type="float" office:value="0.137438625097275" table:style-name="ce1">
            <text:p>0.137438625</text:p>
          </table:table-cell>
          <table:table-cell table:style-name="ce1"/>
          <table:table-cell office:value-type="float" office:value="121.0344405105795" table:formula="of:=([.M54]-[.I54])/[.I54]%" table:style-name="ce3">
            <text:p>121.0344405</text:p>
          </table:table-cell>
          <table:table-cell table:style-name="ce3"/>
          <table:table-cell table:number-columns-repeated="8" table:style-name="ce1"/>
          <table:table-cell office:value-type="float" office:value="1.5018252606893287E-3" table:formula="of:=POWER([.E54]-[.A54]; 2)" table:style-name="ce1">
            <text:p>0.001501825</text:p>
          </table:table-cell>
          <table:table-cell office:value-type="float" office:value="0.21513963547699333" table:formula="of:=POWER([.I54]-[.E54];2)" table:style-name="ce1">
            <text:p>0.215139635</text:p>
          </table:table-cell>
          <table:table-cell office:value-type="float" office:value="1.2147025390757552E-3" table:formula="of:=POWER([.C54]-[.I54];2)" table:style-name="ce1">
            <text:p>0.001214703</text:p>
          </table:table-cell>
          <table:table-cell office:value-type="float" office:value="1.6326698125151608E-3" table:formula="of:=POWER([.M54]-[.C54];2)" table:style-name="ce1">
            <text:p>0.00163267</text:p>
          </table:table-cell>
          <table:table-cell table:number-columns-repeated="7" table:style-name="ce1"/>
          <table:table-cell office:value-type="float" office:value="-0.82100981473922696" table:style-name="ce1">
            <text:p>-0.821009815</text:p>
          </table:table-cell>
          <table:table-cell table:style-name="ce1"/>
          <table:table-cell office:value-type="float" office:value="1.359812557697293" table:formula="of:=[.AJ54]-[.I53]" table:style-name="ce1">
            <text:p>1.359812558</text:p>
          </table:table-cell>
          <table:table-cell table:style-name="ce1"/>
          <table:table-cell office:value-type="float" office:value="1.8490901920712539" table:formula="of:=POWER([.AJ54]-[.I53];2)" table:style-name="ce1">
            <text:p>1.849090192</text:p>
          </table:table-cell>
          <table:table-cell table:number-columns-repeated="16344"/>
        </table:table-row>
        <table:table-row table:style-name="ro1">
          <table:table-cell office:value-type="float" office:value="-0.661171734333038" table:style-name="ce1">
            <text:p>-0.661171734</text:p>
          </table:table-cell>
          <table:table-cell table:style-name="ce1"/>
          <table:table-cell office:value-type="float" office:value="-1.3731408864259701E-2" table:style-name="ce1">
            <text:p>-0.013731409</text:p>
          </table:table-cell>
          <table:table-cell table:style-name="ce1"/>
          <table:table-cell office:value-type="float" office:value="-0.117862612009048" table:style-name="ce1">
            <text:p>-0.117862612</text:p>
          </table:table-cell>
          <table:table-cell table:style-name="ce1"/>
          <table:table-cell office:value-type="float" office:value="-82.173676536861805" table:formula="of:=([.E55]-[.A55])/[.A55]%" table:style-name="ce2">
            <text:p>-82.17367654</text:p>
          </table:table-cell>
          <table:table-cell table:style-name="ce2"/>
          <table:table-cell office:value-type="float" office:value="-1.3731408864259701E-2" table:style-name="ce1">
            <text:p>-0.013731409</text:p>
          </table:table-cell>
          <table:table-cell table:style-name="ce1"/>
          <table:table-cell office:value-type="float" office:value="-88.349648264026612" table:formula="of:=([.I55]-[.E55])/[.E55]%" table:style-name="ce2">
            <text:p>-88.34964826</text:p>
          </table:table-cell>
          <table:table-cell table:style-name="ce2"/>
          <table:table-cell office:value-type="float" office:value="-1.3731408864259701E-2" table:style-name="ce1">
            <text:p>-0.013731409</text:p>
          </table:table-cell>
          <table:table-cell table:style-name="ce1"/>
          <table:table-cell office:value-type="float" office:value="0" table:formula="of:=([.M55]-[.I55])/[.I5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2951848024004643" table:formula="of:=POWER([.E55]-[.A55]; 2)" table:style-name="ce1">
            <text:p>0.295184802</text:p>
          </table:table-cell>
          <table:table-cell office:value-type="float" office:value="1.0843307468381169E-2" table:formula="of:=POWER([.I55]-[.E55];2)" table:style-name="ce1">
            <text:p>0.010843307</text:p>
          </table:table-cell>
          <table:table-cell office:value-type="float" office:value="0" table:formula="of:=POWER([.C55]-[.I55];2)" table:style-name="ce1">
            <text:p>0</text:p>
          </table:table-cell>
          <table:table-cell office:value-type="float" office:value="0" table:formula="of:=POWER([.M55]-[.C55];2)" table:style-name="ce1">
            <text:p>0</text:p>
          </table:table-cell>
          <table:table-cell table:number-columns-repeated="7" table:style-name="ce1"/>
          <table:table-cell office:value-type="float" office:value="0.23310185968875899" table:style-name="ce1">
            <text:p>0.23310186</text:p>
          </table:table-cell>
          <table:table-cell table:style-name="ce1"/>
          <table:table-cell office:value-type="float" office:value="0.17092212662100809" table:formula="of:=[.AJ55]-[.I54]" table:style-name="ce1">
            <text:p>0.170922127</text:p>
          </table:table-cell>
          <table:table-cell table:style-name="ce1"/>
          <table:table-cell office:value-type="float" office:value="2.921437336864792E-2" table:formula="of:=POWER([.AJ55]-[.I54];2)" table:style-name="ce1">
            <text:p>0.029214373</text:p>
          </table:table-cell>
          <table:table-cell table:number-columns-repeated="16344"/>
        </table:table-row>
        <table:table-row table:style-name="ro1">
          <table:table-cell office:value-type="float" office:value="-0.49660485982894897" table:style-name="ce1">
            <text:p>-0.49660486</text:p>
          </table:table-cell>
          <table:table-cell table:style-name="ce1"/>
          <table:table-cell office:value-type="float" office:value="-9.2745169997215299E-2" table:style-name="ce1">
            <text:p>-0.09274517</text:p>
          </table:table-cell>
          <table:table-cell table:style-name="ce1"/>
          <table:table-cell office:value-type="float" office:value="-9.2745169997215299E-2" table:style-name="ce1">
            <text:p>-0.09274517</text:p>
          </table:table-cell>
          <table:table-cell table:style-name="ce1"/>
          <table:table-cell office:value-type="float" office:value="-81.324151755349206" table:formula="of:=([.E56]-[.A56])/[.A56]%" table:style-name="ce2">
            <text:p>-81.32415176</text:p>
          </table:table-cell>
          <table:table-cell table:style-name="ce2"/>
          <table:table-cell office:value-type="float" office:value="-9.2745169997215299E-2" table:style-name="ce1">
            <text:p>-0.09274517</text:p>
          </table:table-cell>
          <table:table-cell table:style-name="ce1"/>
          <table:table-cell office:value-type="float" office:value="0" table:formula="of:=([.I56]-[.E56])/[.E56]%" table:style-name="ce2">
            <text:p>0</text:p>
          </table:table-cell>
          <table:table-cell table:style-name="ce2"/>
          <table:table-cell office:value-type="float" office:value="-9.2745169997215299E-2" table:style-name="ce1">
            <text:p>-0.09274517</text:p>
          </table:table-cell>
          <table:table-cell table:style-name="ce1"/>
          <table:table-cell office:value-type="float" office:value="0" table:formula="of:=([.M56]-[.I56])/[.I5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16310264907098415" table:formula="of:=POWER([.E56]-[.A56]; 2)" table:style-name="ce1">
            <text:p>0.163102649</text:p>
          </table:table-cell>
          <table:table-cell office:value-type="float" office:value="0" table:formula="of:=POWER([.I56]-[.E56];2)" table:style-name="ce1">
            <text:p>0</text:p>
          </table:table-cell>
          <table:table-cell office:value-type="float" office:value="0" table:formula="of:=POWER([.C56]-[.I56];2)" table:style-name="ce1">
            <text:p>0</text:p>
          </table:table-cell>
          <table:table-cell office:value-type="float" office:value="0" table:formula="of:=POWER([.M56]-[.C56];2)" table:style-name="ce1">
            <text:p>0</text:p>
          </table:table-cell>
          <table:table-cell table:number-columns-repeated="7" table:style-name="ce1"/>
          <table:table-cell office:value-type="float" office:value="-0.36913761496543901" table:style-name="ce1">
            <text:p>-0.369137615</text:p>
          </table:table-cell>
          <table:table-cell table:style-name="ce1"/>
          <table:table-cell office:value-type="float" office:value="-0.35540620610117929" table:formula="of:=[.AJ56]-[.I55]" table:style-name="ce1">
            <text:p>-0.355406206</text:p>
          </table:table-cell>
          <table:table-cell table:style-name="ce1"/>
          <table:table-cell office:value-type="float" office:value="0.12631357133523394" table:formula="of:=POWER([.AJ56]-[.I55];2)" table:style-name="ce1">
            <text:p>0.126313571</text:p>
          </table:table-cell>
          <table:table-cell table:number-columns-repeated="16344"/>
        </table:table-row>
        <table:table-row table:style-name="ro1">
          <table:table-cell office:value-type="float" office:value="-0.35876590013504001" table:style-name="ce1">
            <text:p>-0.3587659</text:p>
          </table:table-cell>
          <table:table-cell table:style-name="ce1"/>
          <table:table-cell office:value-type="float" office:value="-7.0175573229789706E-2" table:style-name="ce1">
            <text:p>-0.070175573</text:p>
          </table:table-cell>
          <table:table-cell table:style-name="ce1"/>
          <table:table-cell office:value-type="float" office:value="-7.0175573229789706E-2" table:style-name="ce1">
            <text:p>-0.070175573</text:p>
          </table:table-cell>
          <table:table-cell table:style-name="ce1"/>
          <table:table-cell office:value-type="float" office:value="-80.439731534302595" table:formula="of:=([.E57]-[.A57])/[.A57]%" table:style-name="ce2">
            <text:p>-80.43973153</text:p>
          </table:table-cell>
          <table:table-cell table:style-name="ce2"/>
          <table:table-cell office:value-type="float" office:value="-7.0175573229789706E-2" table:style-name="ce1">
            <text:p>-0.070175573</text:p>
          </table:table-cell>
          <table:table-cell table:style-name="ce1"/>
          <table:table-cell office:value-type="float" office:value="0" table:formula="of:=([.I57]-[.E57])/[.E57]%" table:style-name="ce2">
            <text:p>0</text:p>
          </table:table-cell>
          <table:table-cell table:style-name="ce2"/>
          <table:table-cell office:value-type="float" office:value="-7.0175573229789706E-2" table:style-name="ce1">
            <text:p>-0.070175573</text:p>
          </table:table-cell>
          <table:table-cell table:style-name="ce1"/>
          <table:table-cell office:value-type="float" office:value="0" table:formula="of:=([.M57]-[.I57])/[.I57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8.3284376783279254E-2" table:formula="of:=POWER([.E57]-[.A57]; 2)" table:style-name="ce1">
            <text:p>0.083284377</text:p>
          </table:table-cell>
          <table:table-cell office:value-type="float" office:value="0" table:formula="of:=POWER([.I57]-[.E57];2)" table:style-name="ce1">
            <text:p>0</text:p>
          </table:table-cell>
          <table:table-cell office:value-type="float" office:value="0" table:formula="of:=POWER([.C57]-[.I57];2)" table:style-name="ce1">
            <text:p>0</text:p>
          </table:table-cell>
          <table:table-cell office:value-type="float" office:value="0" table:formula="of:=POWER([.M57]-[.C57];2)" table:style-name="ce1">
            <text:p>0</text:p>
          </table:table-cell>
          <table:table-cell table:number-columns-repeated="7" table:style-name="ce1"/>
          <table:table-cell office:value-type="float" office:value="-9.2745169997215299E-2" table:style-name="ce1">
            <text:p>-0.09274517</text:p>
          </table:table-cell>
          <table:table-cell table:style-name="ce1"/>
          <table:table-cell office:value-type="float" office:value="0" table:formula="of:=[.AJ57]-[.I56]" table:style-name="ce1">
            <text:p>0</text:p>
          </table:table-cell>
          <table:table-cell table:style-name="ce1"/>
          <table:table-cell office:value-type="float" office:value="0" table:formula="of:=POWER([.AJ57]-[.I56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0.66076683998107899" table:style-name="ce1">
            <text:p>-0.66076684</text:p>
          </table:table-cell>
          <table:table-cell table:style-name="ce1"/>
          <table:table-cell office:value-type="float" office:value="-1.13654601573944" table:style-name="ce1">
            <text:p>-1.136546016</text:p>
          </table:table-cell>
          <table:table-cell table:style-name="ce1"/>
          <table:table-cell office:value-type="float" office:value="-1.0795156955719001" table:style-name="ce1">
            <text:p>-1.079515696</text:p>
          </table:table-cell>
          <table:table-cell table:style-name="ce1"/>
          <table:table-cell office:value-type="float" office:value="63.373164368056351" table:formula="of:=([.E58]-[.A58])/[.A58]%" table:style-name="ce2">
            <text:p>63.37316437</text:p>
          </table:table-cell>
          <table:table-cell table:style-name="ce2"/>
          <table:table-cell office:value-type="float" office:value="-1.13654601573944" table:style-name="ce1">
            <text:p>-1.136546016</text:p>
          </table:table-cell>
          <table:table-cell table:style-name="ce1"/>
          <table:table-cell office:value-type="float" office:value="5.2829542360036488" table:formula="of:=([.I58]-[.E58])/[.E58]%" table:style-name="ce2">
            <text:p>5.282954236</text:p>
          </table:table-cell>
          <table:table-cell table:style-name="ce2"/>
          <table:table-cell office:value-type="float" office:value="-1.13654601573944" table:style-name="ce1">
            <text:p>-1.136546016</text:p>
          </table:table-cell>
          <table:table-cell table:style-name="ce1"/>
          <table:table-cell office:value-type="float" office:value="0" table:formula="of:=([.M58]-[.I58])/[.I58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17535060405862232" table:formula="of:=POWER([.E58]-[.A58]; 2)" table:style-name="ce1">
            <text:p>0.175350604</text:p>
          </table:table-cell>
          <table:table-cell office:value-type="float" office:value="3.2524574184121138E-3" table:formula="of:=POWER([.I58]-[.E58];2)" table:style-name="ce1">
            <text:p>0.003252457</text:p>
          </table:table-cell>
          <table:table-cell office:value-type="float" office:value="0" table:formula="of:=POWER([.C58]-[.I58];2)" table:style-name="ce1">
            <text:p>0</text:p>
          </table:table-cell>
          <table:table-cell office:value-type="float" office:value="0" table:formula="of:=POWER([.M58]-[.C58];2)" table:style-name="ce1">
            <text:p>0</text:p>
          </table:table-cell>
          <table:table-cell table:number-columns-repeated="7" table:style-name="ce1"/>
          <table:table-cell office:value-type="float" office:value="-7.0175573229789706E-2" table:style-name="ce1">
            <text:p>-0.070175573</text:p>
          </table:table-cell>
          <table:table-cell table:style-name="ce1"/>
          <table:table-cell office:value-type="float" office:value="0" table:formula="of:=[.AJ58]-[.I57]" table:style-name="ce1">
            <text:p>0</text:p>
          </table:table-cell>
          <table:table-cell table:style-name="ce1"/>
          <table:table-cell office:value-type="float" office:value="0" table:formula="of:=POWER([.AJ58]-[.I57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0.27622950077056901" table:style-name="ce1">
            <text:p>-0.276229501</text:p>
          </table:table-cell>
          <table:table-cell table:style-name="ce1"/>
          <table:table-cell office:value-type="float" office:value="-2.2599341347813599E-2" table:style-name="ce1">
            <text:p>-0.022599341</text:p>
          </table:table-cell>
          <table:table-cell table:style-name="ce1"/>
          <table:table-cell office:value-type="float" office:value="-0.29799747467040999" table:style-name="ce1">
            <text:p>-0.297997475</text:p>
          </table:table-cell>
          <table:table-cell table:style-name="ce1"/>
          <table:table-cell office:value-type="float" office:value="7.8803943239650724" table:formula="of:=([.E59]-[.A59])/[.A59]%" table:style-name="ce2">
            <text:p>7.880394324</text:p>
          </table:table-cell>
          <table:table-cell table:style-name="ce2"/>
          <table:table-cell office:value-type="float" office:value="5.7002589106559802E-2" table:style-name="ce1">
            <text:p>0.057002589</text:p>
          </table:table-cell>
          <table:table-cell table:style-name="ce1"/>
          <table:table-cell office:value-type="float" office:value="-119.12854770652187" table:formula="of:=([.I59]-[.E59])/[.E59]%" table:style-name="ce2">
            <text:p>-119.1285477</text:p>
          </table:table-cell>
          <table:table-cell table:style-name="ce2"/>
          <table:table-cell office:value-type="float" office:value="5.9628721326589598E-2" table:style-name="ce1">
            <text:p>0.059628721</text:p>
          </table:table-cell>
          <table:table-cell table:style-name="ce1"/>
          <table:table-cell office:value-type="float" office:value="4.6070402435941" table:formula="of:=([.M59]-[.I59])/[.I59]%" table:style-name="ce3">
            <text:p>4.607040244</text:p>
          </table:table-cell>
          <table:table-cell table:style-name="ce3"/>
          <table:table-cell table:number-columns-repeated="8" table:style-name="ce1"/>
          <table:table-cell office:value-type="float" office:value="4.7384468770415796E-4" table:formula="of:=POWER([.E59]-[.A59]; 2)" table:style-name="ce1">
            <text:p>0.000473845</text:p>
          </table:table-cell>
          <table:table-cell office:value-type="float" office:value="0.12602504528165262" table:formula="of:=POWER([.I59]-[.E59];2)" table:style-name="ce1">
            <text:p>0.126025045</text:p>
          </table:table-cell>
          <table:table-cell office:value-type="float" office:value="6.3364673320628999E-3" table:formula="of:=POWER([.C59]-[.I59];2)" table:style-name="ce1">
            <text:p>0.006336467</text:p>
          </table:table-cell>
          <table:table-cell office:value-type="float" office:value="6.7614542911855792E-3" table:formula="of:=POWER([.M59]-[.C59];2)" table:style-name="ce1">
            <text:p>0.006761454</text:p>
          </table:table-cell>
          <table:table-cell table:number-columns-repeated="7" table:style-name="ce1"/>
          <table:table-cell office:value-type="float" office:value="-1.13654601573944" table:style-name="ce1">
            <text:p>-1.136546016</text:p>
          </table:table-cell>
          <table:table-cell table:style-name="ce1"/>
          <table:table-cell office:value-type="float" office:value="0" table:formula="of:=[.AJ59]-[.I58]" table:style-name="ce1">
            <text:p>0</text:p>
          </table:table-cell>
          <table:table-cell table:style-name="ce1"/>
          <table:table-cell office:value-type="float" office:value="0" table:formula="of:=POWER([.AJ59]-[.I58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.61438906192779497" table:style-name="ce1">
            <text:p>0.614389062</text:p>
          </table:table-cell>
          <table:table-cell table:style-name="ce1"/>
          <table:table-cell office:value-type="float" office:value="0.67902100086212203" table:style-name="ce1">
            <text:p>0.679021001</text:p>
          </table:table-cell>
          <table:table-cell table:style-name="ce1"/>
          <table:table-cell office:value-type="float" office:value="1.28552186489105" table:style-name="ce1">
            <text:p>1.285521865</text:p>
          </table:table-cell>
          <table:table-cell table:style-name="ce1"/>
          <table:table-cell office:value-type="float" office:value="109.23579935772501" table:formula="of:=([.E60]-[.A60])/[.A60]%" table:style-name="ce2">
            <text:p>109.2357994</text:p>
          </table:table-cell>
          <table:table-cell table:style-name="ce2"/>
          <table:table-cell office:value-type="float" office:value="0.67902100086212203" table:style-name="ce1">
            <text:p>0.679021001</text:p>
          </table:table-cell>
          <table:table-cell table:style-name="ce1"/>
          <table:table-cell office:value-type="float" office:value="-47.179350316249185" table:formula="of:=([.I60]-[.E60])/[.E60]%" table:style-name="ce2">
            <text:p>-47.17935032</text:p>
          </table:table-cell>
          <table:table-cell table:style-name="ce2"/>
          <table:table-cell office:value-type="float" office:value="0.67902100086212203" table:style-name="ce1">
            <text:p>0.679021001</text:p>
          </table:table-cell>
          <table:table-cell table:style-name="ce1"/>
          <table:table-cell office:value-type="float" office:value="0" table:formula="of:=([.M60]-[.I60])/[.I6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45041923921331534" table:formula="of:=POWER([.E60]-[.A60]; 2)" table:style-name="ce1">
            <text:p>0.450419239</text:p>
          </table:table-cell>
          <table:table-cell office:value-type="float" office:value="0.36784329806783622" table:formula="of:=POWER([.I60]-[.E60];2)" table:style-name="ce1">
            <text:p>0.367843298</text:p>
          </table:table-cell>
          <table:table-cell office:value-type="float" office:value="0" table:formula="of:=POWER([.C60]-[.I60];2)" table:style-name="ce1">
            <text:p>0</text:p>
          </table:table-cell>
          <table:table-cell office:value-type="float" office:value="0" table:formula="of:=POWER([.M60]-[.C60];2)" table:style-name="ce1">
            <text:p>0</text:p>
          </table:table-cell>
          <table:table-cell table:number-columns-repeated="7" table:style-name="ce1"/>
          <table:table-cell office:value-type="float" office:value="-0.20974756777286499" table:style-name="ce1">
            <text:p>-0.209747568</text:p>
          </table:table-cell>
          <table:table-cell table:style-name="ce1"/>
          <table:table-cell office:value-type="float" office:value="-0.26675015687942477" table:formula="of:=[.AJ60]-[.I59]" table:style-name="ce1">
            <text:p>-0.266750157</text:p>
          </table:table-cell>
          <table:table-cell table:style-name="ce1"/>
          <table:table-cell office:value-type="float" office:value="7.1155646195197722E-2" table:formula="of:=POWER([.AJ60]-[.I59];2)" table:style-name="ce1">
            <text:p>0.071155646</text:p>
          </table:table-cell>
          <table:table-cell table:number-columns-repeated="16344"/>
        </table:table-row>
        <table:table-row table:style-name="ro1">
          <table:table-cell office:value-type="float" office:value="-0.440568387508392" table:style-name="ce1">
            <text:p>-0.440568388</text:p>
          </table:table-cell>
          <table:table-cell table:style-name="ce1"/>
          <table:table-cell office:value-type="float" office:value="-0.63436871767044101" table:style-name="ce1">
            <text:p>-0.634368718</text:p>
          </table:table-cell>
          <table:table-cell table:style-name="ce1"/>
          <table:table-cell office:value-type="float" office:value="-0.329349964857101" table:style-name="ce1">
            <text:p>-0.329349965</text:p>
          </table:table-cell>
          <table:table-cell table:style-name="ce1"/>
          <table:table-cell office:value-type="float" office:value="-25.244303904844401" table:formula="of:=([.E61]-[.A61])/[.A61]%" table:style-name="ce2">
            <text:p>-25.2443039</text:p>
          </table:table-cell>
          <table:table-cell table:style-name="ce2"/>
          <table:table-cell office:value-type="float" office:value="-0.63436871767044101" table:style-name="ce1">
            <text:p>-0.634368718</text:p>
          </table:table-cell>
          <table:table-cell table:style-name="ce1"/>
          <table:table-cell office:value-type="float" office:value="92.612353229089351" table:formula="of:=([.I61]-[.E61])/[.E61]%" table:style-name="ce2">
            <text:p>92.61235323</text:p>
          </table:table-cell>
          <table:table-cell table:style-name="ce2"/>
          <table:table-cell office:value-type="float" office:value="-0.63436871767044101" table:style-name="ce1">
            <text:p>-0.634368718</text:p>
          </table:table-cell>
          <table:table-cell table:style-name="ce1"/>
          <table:table-cell office:value-type="float" office:value="0" table:formula="of:=([.M61]-[.I61])/[.I6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23695375370412E-2" table:formula="of:=POWER([.E61]-[.A61]; 2)" table:style-name="ce1">
            <text:p>0.012369538</text:p>
          </table:table-cell>
          <table:table-cell office:value-type="float" office:value="9.3036439567805412E-2" table:formula="of:=POWER([.I61]-[.E61];2)" table:style-name="ce1">
            <text:p>0.09303644</text:p>
          </table:table-cell>
          <table:table-cell office:value-type="float" office:value="0" table:formula="of:=POWER([.C61]-[.I61];2)" table:style-name="ce1">
            <text:p>0</text:p>
          </table:table-cell>
          <table:table-cell office:value-type="float" office:value="0" table:formula="of:=POWER([.M61]-[.C61];2)" table:style-name="ce1">
            <text:p>0</text:p>
          </table:table-cell>
          <table:table-cell table:number-columns-repeated="7" table:style-name="ce1"/>
          <table:table-cell office:value-type="float" office:value="0.67902100086212203" table:style-name="ce1">
            <text:p>0.679021001</text:p>
          </table:table-cell>
          <table:table-cell table:style-name="ce1"/>
          <table:table-cell office:value-type="float" office:value="0" table:formula="of:=[.AJ61]-[.I60]" table:style-name="ce1">
            <text:p>0</text:p>
          </table:table-cell>
          <table:table-cell table:style-name="ce1"/>
          <table:table-cell office:value-type="float" office:value="0" table:formula="of:=POWER([.AJ61]-[.I60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.66778945922851596" table:style-name="ce1">
            <text:p>0.667789459</text:p>
          </table:table-cell>
          <table:table-cell table:style-name="ce1"/>
          <table:table-cell office:value-type="float" office:value="3.2012271881103498" table:style-name="ce1">
            <text:p>3.201227188</text:p>
          </table:table-cell>
          <table:table-cell table:style-name="ce1"/>
          <table:table-cell office:value-type="float" office:value="1.5308810472488401" table:style-name="ce1">
            <text:p>1.530881047</text:p>
          </table:table-cell>
          <table:table-cell table:style-name="ce1"/>
          <table:table-cell office:value-type="float" office:value="129.2460634250557" table:formula="of:=([.E62]-[.A62])/[.A62]%" table:style-name="ce2">
            <text:p>129.2460634</text:p>
          </table:table-cell>
          <table:table-cell table:style-name="ce2"/>
          <table:table-cell office:value-type="float" office:value="2.9504308700561501" table:style-name="ce1">
            <text:p>2.95043087</text:p>
          </table:table-cell>
          <table:table-cell table:style-name="ce1"/>
          <table:table-cell office:value-type="float" office:value="92.727637157595979" table:formula="of:=([.I62]-[.E62])/[.E62]%" table:style-name="ce2">
            <text:p>92.72763716</text:p>
          </table:table-cell>
          <table:table-cell table:style-name="ce2"/>
          <table:table-cell office:value-type="float" office:value="3.4337499141693102" table:style-name="ce1">
            <text:p>3.433749914</text:p>
          </table:table-cell>
          <table:table-cell table:style-name="ce1"/>
          <table:table-cell office:value-type="float" office:value="16.381303795942252" table:formula="of:=([.M62]-[.I62])/[.I62]%" table:style-name="ce3">
            <text:p>16.3813038</text:p>
          </table:table-cell>
          <table:table-cell table:style-name="ce3"/>
          <table:table-cell table:number-columns-repeated="8" table:style-name="ce1"/>
          <table:table-cell office:value-type="float" office:value="0.74492708931144491" table:formula="of:=POWER([.E62]-[.A62]; 2)" table:style-name="ce1">
            <text:p>0.744927089</text:p>
          </table:table-cell>
          <table:table-cell office:value-type="float" office:value="2.0151216994322652" table:formula="of:=POWER([.I62]-[.E62];2)" table:style-name="ce1">
            <text:p>2.015121699</text:p>
          </table:table-cell>
          <table:table-cell office:value-type="float" office:value="6.2898793149543275E-2" table:formula="of:=POWER([.C62]-[.I62];2)" table:style-name="ce1">
            <text:p>0.062898793</text:p>
          </table:table-cell>
          <table:table-cell office:value-type="float" office:value="5.4066818133890346E-2" table:formula="of:=POWER([.M62]-[.C62];2)" table:style-name="ce1">
            <text:p>0.054066818</text:p>
          </table:table-cell>
          <table:table-cell table:number-columns-repeated="7" table:style-name="ce1"/>
          <table:table-cell office:value-type="float" office:value="-0.63436871767044101" table:style-name="ce1">
            <text:p>-0.634368718</text:p>
          </table:table-cell>
          <table:table-cell table:style-name="ce1"/>
          <table:table-cell office:value-type="float" office:value="0" table:formula="of:=[.AJ62]-[.I61]" table:style-name="ce1">
            <text:p>0</text:p>
          </table:table-cell>
          <table:table-cell table:style-name="ce1"/>
          <table:table-cell office:value-type="float" office:value="0" table:formula="of:=POWER([.AJ62]-[.I61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.66718244552612305" table:style-name="ce1">
            <text:p>0.667182446</text:p>
          </table:table-cell>
          <table:table-cell table:style-name="ce1"/>
          <table:table-cell office:value-type="float" office:value="3.9027864933013898" table:style-name="ce1">
            <text:p>3.902786493</text:p>
          </table:table-cell>
          <table:table-cell table:style-name="ce1"/>
          <table:table-cell office:value-type="float" office:value="1.61290907859802" table:style-name="ce1">
            <text:p>1.612909079</text:p>
          </table:table-cell>
          <table:table-cell table:style-name="ce1"/>
          <table:table-cell office:value-type="float" office:value="141.74932800069718" table:formula="of:=([.E63]-[.A63])/[.A63]%" table:style-name="ce2">
            <text:p>141.749328</text:p>
          </table:table-cell>
          <table:table-cell table:style-name="ce2"/>
          <table:table-cell office:value-type="float" office:value="3.3806824684143102" table:style-name="ce1">
            <text:p>3.380682468</text:p>
          </table:table-cell>
          <table:table-cell table:style-name="ce1"/>
          <table:table-cell office:value-type="float" office:value="109.6015524540839" table:formula="of:=([.I63]-[.E63])/[.E63]%" table:style-name="ce2">
            <text:p>109.6015525</text:p>
          </table:table-cell>
          <table:table-cell table:style-name="ce2"/>
          <table:table-cell office:value-type="float" office:value="3.9169342517852801" table:style-name="ce1">
            <text:p>3.916934252</text:p>
          </table:table-cell>
          <table:table-cell table:style-name="ce1"/>
          <table:table-cell office:value-type="float" office:value="15.862234574857773" table:formula="of:=([.M63]-[.I63])/[.I63]%" table:style-name="ce3">
            <text:p>15.86223457</text:p>
          </table:table-cell>
          <table:table-cell table:style-name="ce3"/>
          <table:table-cell table:number-columns-repeated="8" table:style-name="ce1"/>
          <table:table-cell office:value-type="float" office:value="0.89439886450150641" table:formula="of:=POWER([.E63]-[.A63]; 2)" table:style-name="ce1">
            <text:p>0.894398865</text:p>
          </table:table-cell>
          <table:table-cell office:value-type="float" office:value="3.1250227577425775" table:formula="of:=POWER([.I63]-[.E63];2)" table:style-name="ce1">
            <text:p>3.125022758</text:p>
          </table:table-cell>
          <table:table-cell office:value-type="float" office:value="0.27259261280328828" table:formula="of:=POWER([.C63]-[.I63];2)" table:style-name="ce1">
            <text:p>0.272592613</text:p>
          </table:table-cell>
          <table:table-cell office:value-type="float" office:value="2.0015907011848916E-4" table:formula="of:=POWER([.M63]-[.C63];2)" table:style-name="ce1">
            <text:p>0.000200159</text:p>
          </table:table-cell>
          <table:table-cell table:number-columns-repeated="7" table:style-name="ce1"/>
          <table:table-cell office:value-type="float" office:value="2.4514088630676301" table:style-name="ce1">
            <text:p>2.451408863</text:p>
          </table:table-cell>
          <table:table-cell table:style-name="ce1"/>
          <table:table-cell office:value-type="float" office:value="-0.49902200698852006" table:formula="of:=[.AJ63]-[.I62]" table:style-name="ce1">
            <text:p>-0.499022007</text:p>
          </table:table-cell>
          <table:table-cell table:style-name="ce1"/>
          <table:table-cell office:value-type="float" office:value="0.24902296345885055" table:formula="of:=POWER([.AJ63]-[.I62];2)" table:style-name="ce1">
            <text:p>0.249022963</text:p>
          </table:table-cell>
          <table:table-cell table:number-columns-repeated="16344"/>
        </table:table-row>
        <table:table-row table:style-name="ro1">
          <table:table-cell office:value-type="float" office:value="-0.651378333568573" table:style-name="ce1">
            <text:p>-0.651378334</text:p>
          </table:table-cell>
          <table:table-cell table:style-name="ce1"/>
          <table:table-cell office:value-type="float" office:value="-2.2423737049102801" table:style-name="ce1">
            <text:p>-2.242373705</text:p>
          </table:table-cell>
          <table:table-cell table:style-name="ce1"/>
          <table:table-cell office:value-type="float" office:value="-1.10615110397339" table:style-name="ce1">
            <text:p>-1.106151104</text:p>
          </table:table-cell>
          <table:table-cell table:style-name="ce1"/>
          <table:table-cell office:value-type="float" office:value="69.816993745147556" table:formula="of:=([.E64]-[.A64])/[.A64]%" table:style-name="ce2">
            <text:p>69.81699375</text:p>
          </table:table-cell>
          <table:table-cell table:style-name="ce2"/>
          <table:table-cell office:value-type="float" office:value="-2.2027392387390101" table:style-name="ce1">
            <text:p>-2.202739239</text:p>
          </table:table-cell>
          <table:table-cell table:style-name="ce1"/>
          <table:table-cell office:value-type="float" office:value="99.135473519538252" table:formula="of:=([.I64]-[.E64])/[.E64]%" table:style-name="ce2">
            <text:p>99.13547352</text:p>
          </table:table-cell>
          <table:table-cell table:style-name="ce2"/>
          <table:table-cell office:value-type="float" office:value="-2.20591020584106" table:style-name="ce1">
            <text:p>-2.205910206</text:p>
          </table:table-cell>
          <table:table-cell table:style-name="ce1"/>
          <table:table-cell office:value-type="float" office:value="0.14395562789652572" table:formula="of:=([.M64]-[.I64])/[.I64]%" table:style-name="ce3">
            <text:p>0.143955628</text:p>
          </table:table-cell>
          <table:table-cell table:style-name="ce3"/>
          <table:table-cell table:number-columns-repeated="8" table:style-name="ce1"/>
          <table:table-cell office:value-type="float" office:value="0.20681827270167241" table:formula="of:=POWER([.E64]-[.A64]; 2)" table:style-name="ce1">
            <text:p>0.206818273</text:p>
          </table:table-cell>
          <table:table-cell office:value-type="float" office:value="1.2025055373087419" table:formula="of:=POWER([.I64]-[.E64];2)" table:style-name="ce1">
            <text:p>1.202505537</text:p>
          </table:table-cell>
          <table:table-cell office:value-type="float" office:value="1.5708909086815442E-3" table:formula="of:=POWER([.C64]-[.I64];2)" table:style-name="ce1">
            <text:p>0.001570891</text:p>
          </table:table-cell>
          <table:table-cell office:value-type="float" office:value="1.329586764371014E-3" table:formula="of:=POWER([.M64]-[.C64];2)" table:style-name="ce1">
            <text:p>0.001329587</text:p>
          </table:table-cell>
          <table:table-cell table:number-columns-repeated="7" table:style-name="ce1"/>
          <table:table-cell office:value-type="float" office:value="4.6431541442871103" table:style-name="ce1">
            <text:p>4.643154144</text:p>
          </table:table-cell>
          <table:table-cell table:style-name="ce1"/>
          <table:table-cell office:value-type="float" office:value="1.2624716758728001" table:formula="of:=[.AJ64]-[.I63]" table:style-name="ce1">
            <text:p>1.262471676</text:p>
          </table:table-cell>
          <table:table-cell table:style-name="ce1"/>
          <table:table-cell office:value-type="float" office:value="1.5938347323810764" table:formula="of:=POWER([.AJ64]-[.I63];2)" table:style-name="ce1">
            <text:p>1.593834732</text:p>
          </table:table-cell>
          <table:table-cell table:number-columns-repeated="16344"/>
        </table:table-row>
        <table:table-row table:style-name="ro1">
          <table:table-cell office:value-type="float" office:value="-0.44976228475570701" table:style-name="ce1">
            <text:p>-0.449762285</text:p>
          </table:table-cell>
          <table:table-cell table:style-name="ce1"/>
          <table:table-cell office:value-type="float" office:value="-0.21585474908351901" table:style-name="ce1">
            <text:p>-0.215854749</text:p>
          </table:table-cell>
          <table:table-cell table:style-name="ce1"/>
          <table:table-cell office:value-type="float" office:value="-0.33978629112243602" table:style-name="ce1">
            <text:p>-0.339786291</text:p>
          </table:table-cell>
          <table:table-cell table:style-name="ce1"/>
          <table:table-cell office:value-type="float" office:value="-24.452026628467873" table:formula="of:=([.E65]-[.A65])/[.A65]%" table:style-name="ce2">
            <text:p>-24.45202663</text:p>
          </table:table-cell>
          <table:table-cell table:style-name="ce2"/>
          <table:table-cell office:value-type="float" office:value="-0.21585474908351901" table:style-name="ce1">
            <text:p>-0.215854749</text:p>
          </table:table-cell>
          <table:table-cell table:style-name="ce1"/>
          <table:table-cell office:value-type="float" office:value="-36.473379084696639" table:formula="of:=([.I65]-[.E65])/[.E65]%" table:style-name="ce2">
            <text:p>-36.47337908</text:p>
          </table:table-cell>
          <table:table-cell table:style-name="ce2"/>
          <table:table-cell office:value-type="float" office:value="-0.21585474908351901" table:style-name="ce1">
            <text:p>-0.215854749</text:p>
          </table:table-cell>
          <table:table-cell table:style-name="ce1"/>
          <table:table-cell office:value-type="float" office:value="0" table:formula="of:=([.M65]-[.I65])/[.I6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2094719175625261E-2" table:formula="of:=POWER([.E65]-[.A65]; 2)" table:style-name="ce1">
            <text:p>0.012094719</text:p>
          </table:table-cell>
          <table:table-cell office:value-type="float" office:value="1.5359027112143856E-2" table:formula="of:=POWER([.I65]-[.E65];2)" table:style-name="ce1">
            <text:p>0.015359027</text:p>
          </table:table-cell>
          <table:table-cell office:value-type="float" office:value="0" table:formula="of:=POWER([.C65]-[.I65];2)" table:style-name="ce1">
            <text:p>0</text:p>
          </table:table-cell>
          <table:table-cell office:value-type="float" office:value="0" table:formula="of:=POWER([.M65]-[.C65];2)" table:style-name="ce1">
            <text:p>0</text:p>
          </table:table-cell>
          <table:table-cell table:number-columns-repeated="7" table:style-name="ce1"/>
          <table:table-cell office:value-type="float" office:value="-2.3007378578186" table:style-name="ce1">
            <text:p>-2.300737858</text:p>
          </table:table-cell>
          <table:table-cell table:style-name="ce1"/>
          <table:table-cell office:value-type="float" office:value="-9.7998619079589844E-2" table:formula="of:=[.AJ65]-[.I64]" table:style-name="ce1">
            <text:p>-0.097998619</text:p>
          </table:table-cell>
          <table:table-cell table:style-name="ce1"/>
          <table:table-cell office:value-type="float" office:value="9.6037293415065506E-3" table:formula="of:=POWER([.AJ65]-[.I64];2)" table:style-name="ce1">
            <text:p>0.009603729</text:p>
          </table:table-cell>
          <table:table-cell table:number-columns-repeated="16344"/>
        </table:table-row>
        <table:table-row table:style-name="ro1">
          <table:table-cell office:value-type="float" office:value="-1.2953405268490301E-2" table:style-name="ce1">
            <text:p>-0.012953405</text:p>
          </table:table-cell>
          <table:table-cell table:style-name="ce1"/>
          <table:table-cell office:value-type="float" office:value="-1.2953405268490301E-2" table:style-name="ce1">
            <text:p>-0.012953405</text:p>
          </table:table-cell>
          <table:table-cell table:style-name="ce1"/>
          <table:table-cell office:value-type="float" office:value="-1.2953405268490301E-2" table:style-name="ce1">
            <text:p>-0.012953405</text:p>
          </table:table-cell>
          <table:table-cell table:style-name="ce1"/>
          <table:table-cell office:value-type="float" office:value="0" table:formula="of:=([.E66]-[.A66])/[.A66]%" table:style-name="ce2">
            <text:p>0</text:p>
          </table:table-cell>
          <table:table-cell table:style-name="ce2"/>
          <table:table-cell office:value-type="float" office:value="-1.2953405268490301E-2" table:style-name="ce1">
            <text:p>-0.012953405</text:p>
          </table:table-cell>
          <table:table-cell table:style-name="ce1"/>
          <table:table-cell office:value-type="float" office:value="0" table:formula="of:=([.I66]-[.E66])/[.E66]%" table:style-name="ce2">
            <text:p>0</text:p>
          </table:table-cell>
          <table:table-cell table:style-name="ce2"/>
          <table:table-cell office:value-type="float" office:value="-1.2953405268490301E-2" table:style-name="ce1">
            <text:p>-0.012953405</text:p>
          </table:table-cell>
          <table:table-cell table:style-name="ce1"/>
          <table:table-cell office:value-type="float" office:value="0" table:formula="of:=([.M66]-[.I66])/[.I6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66]-[.A66]; 2)" table:style-name="ce1">
            <text:p>0</text:p>
          </table:table-cell>
          <table:table-cell office:value-type="float" office:value="0" table:formula="of:=POWER([.I66]-[.E66];2)" table:style-name="ce1">
            <text:p>0</text:p>
          </table:table-cell>
          <table:table-cell office:value-type="float" office:value="0" table:formula="of:=POWER([.C66]-[.I66];2)" table:style-name="ce1">
            <text:p>0</text:p>
          </table:table-cell>
          <table:table-cell office:value-type="float" office:value="0" table:formula="of:=POWER([.M66]-[.C66];2)" table:style-name="ce1">
            <text:p>0</text:p>
          </table:table-cell>
          <table:table-cell table:number-columns-repeated="7" table:style-name="ce1"/>
          <table:table-cell office:value-type="float" office:value="-0.21585474908351901" table:style-name="ce1">
            <text:p>-0.215854749</text:p>
          </table:table-cell>
          <table:table-cell table:style-name="ce1"/>
          <table:table-cell office:value-type="float" office:value="0" table:formula="of:=[.AJ66]-[.I65]" table:style-name="ce1">
            <text:p>0</text:p>
          </table:table-cell>
          <table:table-cell table:style-name="ce1"/>
          <table:table-cell office:value-type="float" office:value="0" table:formula="of:=POWER([.AJ66]-[.I65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0.405792146921158" table:style-name="ce1">
            <text:p>-0.405792147</text:p>
          </table:table-cell>
          <table:table-cell table:style-name="ce1"/>
          <table:table-cell office:value-type="float" office:value="-0.25788021087646501" table:style-name="ce1">
            <text:p>-0.257880211</text:p>
          </table:table-cell>
          <table:table-cell table:style-name="ce1"/>
          <table:table-cell office:value-type="float" office:value="-0.25788021087646501" table:style-name="ce1">
            <text:p>-0.257880211</text:p>
          </table:table-cell>
          <table:table-cell table:style-name="ce1"/>
          <table:table-cell office:value-type="float" office:value="-36.450172130470293" table:formula="of:=([.E67]-[.A67])/[.A67]%" table:style-name="ce2">
            <text:p>-36.45017213</text:p>
          </table:table-cell>
          <table:table-cell table:style-name="ce2"/>
          <table:table-cell office:value-type="float" office:value="-0.25788021087646501" table:style-name="ce1">
            <text:p>-0.257880211</text:p>
          </table:table-cell>
          <table:table-cell table:style-name="ce1"/>
          <table:table-cell office:value-type="float" office:value="0" table:formula="of:=([.I67]-[.E67])/[.E67]%" table:style-name="ce2">
            <text:p>0</text:p>
          </table:table-cell>
          <table:table-cell table:style-name="ce2"/>
          <table:table-cell office:value-type="float" office:value="-0.25788021087646501" table:style-name="ce1">
            <text:p>-0.257880211</text:p>
          </table:table-cell>
          <table:table-cell table:style-name="ce1"/>
          <table:table-cell office:value-type="float" office:value="0" table:formula="of:=([.M67]-[.I67])/[.I67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2.187794082448935E-2" table:formula="of:=POWER([.E67]-[.A67]; 2)" table:style-name="ce1">
            <text:p>0.021877941</text:p>
          </table:table-cell>
          <table:table-cell office:value-type="float" office:value="0" table:formula="of:=POWER([.I67]-[.E67];2)" table:style-name="ce1">
            <text:p>0</text:p>
          </table:table-cell>
          <table:table-cell office:value-type="float" office:value="0" table:formula="of:=POWER([.C67]-[.I67];2)" table:style-name="ce1">
            <text:p>0</text:p>
          </table:table-cell>
          <table:table-cell office:value-type="float" office:value="0" table:formula="of:=POWER([.M67]-[.C67];2)" table:style-name="ce1">
            <text:p>0</text:p>
          </table:table-cell>
          <table:table-cell table:number-columns-repeated="7" table:style-name="ce1"/>
          <table:table-cell office:value-type="float" office:value="-1.2953405268490301E-2" table:style-name="ce1">
            <text:p>-0.012953405</text:p>
          </table:table-cell>
          <table:table-cell table:style-name="ce1"/>
          <table:table-cell office:value-type="float" office:value="0" table:formula="of:=[.AJ67]-[.I66]" table:style-name="ce1">
            <text:p>0</text:p>
          </table:table-cell>
          <table:table-cell table:style-name="ce1"/>
          <table:table-cell office:value-type="float" office:value="0" table:formula="of:=POWER([.AJ67]-[.I66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.54100918769836404" table:style-name="ce1">
            <text:p>0.541009188</text:p>
          </table:table-cell>
          <table:table-cell table:style-name="ce1"/>
          <table:table-cell office:value-type="float" office:value="0.734089374542236" table:style-name="ce1">
            <text:p>0.734089375</text:p>
          </table:table-cell>
          <table:table-cell table:style-name="ce1"/>
          <table:table-cell office:value-type="float" office:value="0.75720393657684304" table:style-name="ce1">
            <text:p>0.757203937</text:p>
          </table:table-cell>
          <table:table-cell table:style-name="ce1"/>
          <table:table-cell office:value-type="float" office:value="39.961382134422621" table:formula="of:=([.E68]-[.A68])/[.A68]%" table:style-name="ce2">
            <text:p>39.96138213</text:p>
          </table:table-cell>
          <table:table-cell table:style-name="ce2"/>
          <table:table-cell office:value-type="float" office:value="0.734089374542236" table:style-name="ce1">
            <text:p>0.734089375</text:p>
          </table:table-cell>
          <table:table-cell table:style-name="ce1"/>
          <table:table-cell office:value-type="float" office:value="-3.052620426024597" table:formula="of:=([.I68]-[.E68])/[.E68]%" table:style-name="ce2">
            <text:p>-3.052620426</text:p>
          </table:table-cell>
          <table:table-cell table:style-name="ce2"/>
          <table:table-cell office:value-type="float" office:value="0.734089374542236" table:style-name="ce1">
            <text:p>0.734089375</text:p>
          </table:table-cell>
          <table:table-cell table:style-name="ce1"/>
          <table:table-cell office:value-type="float" office:value="0" table:formula="of:=([.M68]-[.I68])/[.I68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4.6740169442628599E-2" table:formula="of:=POWER([.E68]-[.A68]; 2)" table:style-name="ce1">
            <text:p>0.046740169</text:p>
          </table:table-cell>
          <table:table-cell office:value-type="float" office:value="5.3428297805169732E-4" table:formula="of:=POWER([.I68]-[.E68];2)" table:style-name="ce1">
            <text:p>0.000534283</text:p>
          </table:table-cell>
          <table:table-cell office:value-type="float" office:value="0" table:formula="of:=POWER([.C68]-[.I68];2)" table:style-name="ce1">
            <text:p>0</text:p>
          </table:table-cell>
          <table:table-cell office:value-type="float" office:value="0" table:formula="of:=POWER([.M68]-[.C68];2)" table:style-name="ce1">
            <text:p>0</text:p>
          </table:table-cell>
          <table:table-cell table:number-columns-repeated="7" table:style-name="ce1"/>
          <table:table-cell office:value-type="float" office:value="-0.25788021087646501" table:style-name="ce1">
            <text:p>-0.257880211</text:p>
          </table:table-cell>
          <table:table-cell table:style-name="ce1"/>
          <table:table-cell office:value-type="float" office:value="0" table:formula="of:=[.AJ68]-[.I67]" table:style-name="ce1">
            <text:p>0</text:p>
          </table:table-cell>
          <table:table-cell table:style-name="ce1"/>
          <table:table-cell office:value-type="float" office:value="0" table:formula="of:=POWER([.AJ68]-[.I67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1.0718737840652499" table:style-name="ce1">
            <text:p>-1.071873784</text:p>
          </table:table-cell>
          <table:table-cell table:style-name="ce1"/>
          <table:table-cell office:value-type="float" office:value="-2.1747527122497599" table:style-name="ce1">
            <text:p>-2.174752712</text:p>
          </table:table-cell>
          <table:table-cell table:style-name="ce1"/>
          <table:table-cell office:value-type="float" office:value="-1.72367680072784" table:style-name="ce1">
            <text:p>-1.723676801</text:p>
          </table:table-cell>
          <table:table-cell table:style-name="ce1"/>
          <table:table-cell office:value-type="float" office:value="60.80967986646008" table:formula="of:=([.E69]-[.A69])/[.A69]%" table:style-name="ce2">
            <text:p>60.80967987</text:p>
          </table:table-cell>
          <table:table-cell table:style-name="ce2"/>
          <table:table-cell office:value-type="float" office:value="-2.2106966972351101" table:style-name="ce1">
            <text:p>-2.210696697</text:p>
          </table:table-cell>
          <table:table-cell table:style-name="ce1"/>
          <table:table-cell office:value-type="float" office:value="28.254710877446456" table:formula="of:=([.I69]-[.E69])/[.E69]%" table:style-name="ce2">
            <text:p>28.25471088</text:p>
          </table:table-cell>
          <table:table-cell table:style-name="ce2"/>
          <table:table-cell office:value-type="float" office:value="-2.2222371101379399" table:style-name="ce1">
            <text:p>-2.22223711</text:p>
          </table:table-cell>
          <table:table-cell table:style-name="ce1"/>
          <table:table-cell office:value-type="float" office:value="0.52202606161502196" table:formula="of:=([.M69]-[.I69])/[.I69]%" table:style-name="ce3">
            <text:p>0.522026062</text:p>
          </table:table-cell>
          <table:table-cell table:style-name="ce3"/>
          <table:table-cell table:number-columns-repeated="8" table:style-name="ce1"/>
          <table:table-cell office:value-type="float" office:value="0.42484717253045273" table:formula="of:=POWER([.E69]-[.A69]; 2)" table:style-name="ce1">
            <text:p>0.424847173</text:p>
          </table:table-cell>
          <table:table-cell office:value-type="float" office:value="0.23718837959395206" table:formula="of:=POWER([.I69]-[.E69];2)" table:style-name="ce1">
            <text:p>0.23718838</text:p>
          </table:table-cell>
          <table:table-cell office:value-type="float" office:value="1.2919700566270827E-3" table:formula="of:=POWER([.C69]-[.I69];2)" table:style-name="ce1">
            <text:p>0.00129197</text:p>
          </table:table-cell>
          <table:table-cell office:value-type="float" office:value="2.2547680428029971E-3" table:formula="of:=POWER([.M69]-[.C69];2)" table:style-name="ce1">
            <text:p>0.002254768</text:p>
          </table:table-cell>
          <table:table-cell table:number-columns-repeated="7" table:style-name="ce1"/>
          <table:table-cell office:value-type="float" office:value="0.37297785282134999" table:style-name="ce1">
            <text:p>0.372977853</text:p>
          </table:table-cell>
          <table:table-cell table:style-name="ce1"/>
          <table:table-cell office:value-type="float" office:value="-0.36111152172088601" table:formula="of:=[.AJ69]-[.I68]" table:style-name="ce1">
            <text:p>-0.361111522</text:p>
          </table:table-cell>
          <table:table-cell table:style-name="ce1"/>
          <table:table-cell office:value-type="float" office:value="0.13040153111957392" table:formula="of:=POWER([.AJ69]-[.I68];2)" table:style-name="ce1">
            <text:p>0.130401531</text:p>
          </table:table-cell>
          <table:table-cell table:number-columns-repeated="16344"/>
        </table:table-row>
        <table:table-row table:style-name="ro1">
          <table:table-cell office:value-type="float" office:value="-4.6115566045045901E-2" table:style-name="ce1">
            <text:p>-0.046115566</text:p>
          </table:table-cell>
          <table:table-cell table:style-name="ce1"/>
          <table:table-cell office:value-type="float" office:value="-4.6115566045045901E-2" table:style-name="ce1">
            <text:p>-0.046115566</text:p>
          </table:table-cell>
          <table:table-cell table:style-name="ce1"/>
          <table:table-cell office:value-type="float" office:value="-4.6115566045045901E-2" table:style-name="ce1">
            <text:p>-0.046115566</text:p>
          </table:table-cell>
          <table:table-cell table:style-name="ce1"/>
          <table:table-cell office:value-type="float" office:value="0" table:formula="of:=([.E70]-[.A70])/[.A70]%" table:style-name="ce2">
            <text:p>0</text:p>
          </table:table-cell>
          <table:table-cell table:style-name="ce2"/>
          <table:table-cell office:value-type="float" office:value="-4.6115566045045901E-2" table:style-name="ce1">
            <text:p>-0.046115566</text:p>
          </table:table-cell>
          <table:table-cell table:style-name="ce1"/>
          <table:table-cell office:value-type="float" office:value="0" table:formula="of:=([.I70]-[.E70])/[.E70]%" table:style-name="ce2">
            <text:p>0</text:p>
          </table:table-cell>
          <table:table-cell table:style-name="ce2"/>
          <table:table-cell office:value-type="float" office:value="-4.6115566045045901E-2" table:style-name="ce1">
            <text:p>-0.046115566</text:p>
          </table:table-cell>
          <table:table-cell table:style-name="ce1"/>
          <table:table-cell office:value-type="float" office:value="0" table:formula="of:=([.M70]-[.I70])/[.I7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70]-[.A70]; 2)" table:style-name="ce1">
            <text:p>0</text:p>
          </table:table-cell>
          <table:table-cell office:value-type="float" office:value="0" table:formula="of:=POWER([.I70]-[.E70];2)" table:style-name="ce1">
            <text:p>0</text:p>
          </table:table-cell>
          <table:table-cell office:value-type="float" office:value="0" table:formula="of:=POWER([.C70]-[.I70];2)" table:style-name="ce1">
            <text:p>0</text:p>
          </table:table-cell>
          <table:table-cell office:value-type="float" office:value="0" table:formula="of:=POWER([.M70]-[.C70];2)" table:style-name="ce1">
            <text:p>0</text:p>
          </table:table-cell>
          <table:table-cell table:number-columns-repeated="7" table:style-name="ce1"/>
          <table:table-cell office:value-type="float" office:value="-2.8108925819396999" table:style-name="ce1">
            <text:p>-2.810892582</text:p>
          </table:table-cell>
          <table:table-cell table:style-name="ce1"/>
          <table:table-cell office:value-type="float" office:value="-0.60019588470458984" table:formula="of:=[.AJ70]-[.I69]" table:style-name="ce1">
            <text:p>-0.600195885</text:p>
          </table:table-cell>
          <table:table-cell table:style-name="ce1"/>
          <table:table-cell office:value-type="float" office:value="0.3602351000163253" table:formula="of:=POWER([.AJ70]-[.I69];2)" table:style-name="ce1">
            <text:p>0.3602351</text:p>
          </table:table-cell>
          <table:table-cell table:number-columns-repeated="16344"/>
        </table:table-row>
        <table:table-row table:style-name="ro1">
          <table:table-cell office:value-type="float" office:value="-7.2154104709625203E-2" table:style-name="ce1">
            <text:p>-0.072154105</text:p>
          </table:table-cell>
          <table:table-cell table:style-name="ce1"/>
          <table:table-cell office:value-type="float" office:value="-0.27300900220870999" table:style-name="ce1">
            <text:p>-0.273009002</text:p>
          </table:table-cell>
          <table:table-cell table:style-name="ce1"/>
          <table:table-cell office:value-type="float" office:value="0.18528567254543299" table:style-name="ce1">
            <text:p>0.185285673</text:p>
          </table:table-cell>
          <table:table-cell table:style-name="ce1"/>
          <table:table-cell office:value-type="float" office:value="-356.79158973850627" table:formula="of:=([.E71]-[.A71])/[.A71]%" table:style-name="ce2">
            <text:p>-356.7915897</text:p>
          </table:table-cell>
          <table:table-cell table:style-name="ce2"/>
          <table:table-cell office:value-type="float" office:value="-0.212505117058754" table:style-name="ce1">
            <text:p>-0.212505117</text:p>
          </table:table-cell>
          <table:table-cell table:style-name="ce1"/>
          <table:table-cell office:value-type="float" office:value="-214.69052849007886" table:formula="of:=([.I71]-[.E71])/[.E71]%" table:style-name="ce2">
            <text:p>-214.6905285</text:p>
          </table:table-cell>
          <table:table-cell table:style-name="ce2"/>
          <table:table-cell office:value-type="float" office:value="-0.39182889461517301" table:style-name="ce1">
            <text:p>-0.391828895</text:p>
          </table:table-cell>
          <table:table-cell table:style-name="ce1"/>
          <table:table-cell office:value-type="float" office:value="84.385627997296211" table:formula="of:=([.M71]-[.I71])/[.I71]%" table:style-name="ce3">
            <text:p>84.385628</text:p>
          </table:table-cell>
          <table:table-cell table:style-name="ce3"/>
          <table:table-cell table:number-columns-repeated="8" table:style-name="ce1"/>
          <table:table-cell office:value-type="float" office:value="6.6275238913133971E-2" table:formula="of:=POWER([.E71]-[.A71]; 2)" table:style-name="ce1">
            <text:p>0.066275239</text:p>
          </table:table-cell>
          <table:table-cell office:value-type="float" office:value="0.15823751229392258" table:formula="of:=POWER([.I71]-[.E71];2)" table:style-name="ce1">
            <text:p>0.158237512</text:p>
          </table:table-cell>
          <table:table-cell office:value-type="float" office:value="3.6607201182390662E-3" table:formula="of:=POWER([.C71]-[.I71];2)" table:style-name="ce1">
            <text:p>0.00366072</text:p>
          </table:table-cell>
          <table:table-cell office:value-type="float" office:value="1.4118166831483446E-2" table:formula="of:=POWER([.M71]-[.C71];2)" table:style-name="ce1">
            <text:p>0.014118167</text:p>
          </table:table-cell>
          <table:table-cell table:number-columns-repeated="7" table:style-name="ce1"/>
          <table:table-cell office:value-type="float" office:value="-4.6115566045045901E-2" table:style-name="ce1">
            <text:p>-0.046115566</text:p>
          </table:table-cell>
          <table:table-cell table:style-name="ce1"/>
          <table:table-cell office:value-type="float" office:value="0" table:formula="of:=[.AJ71]-[.I70]" table:style-name="ce1">
            <text:p>0</text:p>
          </table:table-cell>
          <table:table-cell table:style-name="ce1"/>
          <table:table-cell office:value-type="float" office:value="0" table:formula="of:=POWER([.AJ71]-[.I70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2.2058252245187801E-2" table:style-name="ce1">
            <text:p>0.022058252</text:p>
          </table:table-cell>
          <table:table-cell table:style-name="ce1"/>
          <table:table-cell office:value-type="float" office:value="2.2058252245187801E-2" table:style-name="ce1">
            <text:p>0.022058252</text:p>
          </table:table-cell>
          <table:table-cell table:style-name="ce1"/>
          <table:table-cell office:value-type="float" office:value="2.2058252245187801E-2" table:style-name="ce1">
            <text:p>0.022058252</text:p>
          </table:table-cell>
          <table:table-cell table:style-name="ce1"/>
          <table:table-cell office:value-type="float" office:value="0" table:formula="of:=([.E72]-[.A72])/[.A72]%" table:style-name="ce2">
            <text:p>0</text:p>
          </table:table-cell>
          <table:table-cell table:style-name="ce2"/>
          <table:table-cell office:value-type="float" office:value="2.2058252245187801E-2" table:style-name="ce1">
            <text:p>0.022058252</text:p>
          </table:table-cell>
          <table:table-cell table:style-name="ce1"/>
          <table:table-cell office:value-type="float" office:value="0" table:formula="of:=([.I72]-[.E72])/[.E72]%" table:style-name="ce2">
            <text:p>0</text:p>
          </table:table-cell>
          <table:table-cell table:style-name="ce2"/>
          <table:table-cell office:value-type="float" office:value="2.2058252245187801E-2" table:style-name="ce1">
            <text:p>0.022058252</text:p>
          </table:table-cell>
          <table:table-cell table:style-name="ce1"/>
          <table:table-cell office:value-type="float" office:value="0" table:formula="of:=([.M72]-[.I72])/[.I72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72]-[.A72]; 2)" table:style-name="ce1">
            <text:p>0</text:p>
          </table:table-cell>
          <table:table-cell office:value-type="float" office:value="0" table:formula="of:=POWER([.I72]-[.E72];2)" table:style-name="ce1">
            <text:p>0</text:p>
          </table:table-cell>
          <table:table-cell office:value-type="float" office:value="0" table:formula="of:=POWER([.C72]-[.I72];2)" table:style-name="ce1">
            <text:p>0</text:p>
          </table:table-cell>
          <table:table-cell office:value-type="float" office:value="0" table:formula="of:=POWER([.M72]-[.C72];2)" table:style-name="ce1">
            <text:p>0</text:p>
          </table:table-cell>
          <table:table-cell table:number-columns-repeated="7" table:style-name="ce1"/>
          <table:table-cell office:value-type="float" office:value="0.42928749322891202" table:style-name="ce1">
            <text:p>0.429287493</text:p>
          </table:table-cell>
          <table:table-cell table:style-name="ce1"/>
          <table:table-cell office:value-type="float" office:value="0.64179261028766599" table:formula="of:=[.AJ72]-[.I71]" table:style-name="ce1">
            <text:p>0.64179261</text:p>
          </table:table-cell>
          <table:table-cell table:style-name="ce1"/>
          <table:table-cell office:value-type="float" office:value="0.41189775461985589" table:formula="of:=POWER([.AJ72]-[.I71];2)" table:style-name="ce1">
            <text:p>0.411897755</text:p>
          </table:table-cell>
          <table:table-cell table:number-columns-repeated="16344"/>
        </table:table-row>
        <table:table-row table:style-name="ro1">
          <table:table-cell office:value-type="float" office:value="7.2157387621700798E-3" table:style-name="ce1">
            <text:p>0.007215739</text:p>
          </table:table-cell>
          <table:table-cell table:style-name="ce1"/>
          <table:table-cell office:value-type="float" office:value="-2.03214061912149E-4" table:style-name="ce1">
            <text:p>-0.000203214</text:p>
          </table:table-cell>
          <table:table-cell table:style-name="ce1"/>
          <table:table-cell office:value-type="float" office:value="-2.03214061912149E-4" table:style-name="ce1">
            <text:p>-0.000203214</text:p>
          </table:table-cell>
          <table:table-cell table:style-name="ce1"/>
          <table:table-cell office:value-type="float" office:value="-102.81626135050146" table:formula="of:=([.E73]-[.A73])/[.A73]%" table:style-name="ce2">
            <text:p>-102.8162614</text:p>
          </table:table-cell>
          <table:table-cell table:style-name="ce2"/>
          <table:table-cell office:value-type="float" office:value="-2.03214061912149E-4" table:style-name="ce1">
            <text:p>-0.000203214</text:p>
          </table:table-cell>
          <table:table-cell table:style-name="ce1"/>
          <table:table-cell office:value-type="float" office:value="0" table:formula="of:=([.I73]-[.E73])/[.E73]%" table:style-name="ce2">
            <text:p>0</text:p>
          </table:table-cell>
          <table:table-cell table:style-name="ce2"/>
          <table:table-cell office:value-type="float" office:value="-2.03214061912149E-4" table:style-name="ce1">
            <text:p>-0.000203214</text:p>
          </table:table-cell>
          <table:table-cell table:style-name="ce1"/>
          <table:table-cell office:value-type="float" office:value="0" table:formula="of:=([.M73]-[.I73])/[.I73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5.5040861005957681E-5" table:formula="of:=POWER([.E73]-[.A73]; 2)" table:style-name="ce1">
            <text:p>5.50409E-05</text:p>
          </table:table-cell>
          <table:table-cell office:value-type="float" office:value="0" table:formula="of:=POWER([.I73]-[.E73];2)" table:style-name="ce1">
            <text:p>0</text:p>
          </table:table-cell>
          <table:table-cell office:value-type="float" office:value="0" table:formula="of:=POWER([.C73]-[.I73];2)" table:style-name="ce1">
            <text:p>0</text:p>
          </table:table-cell>
          <table:table-cell office:value-type="float" office:value="0" table:formula="of:=POWER([.M73]-[.C73];2)" table:style-name="ce1">
            <text:p>0</text:p>
          </table:table-cell>
          <table:table-cell table:number-columns-repeated="7" table:style-name="ce1"/>
          <table:table-cell office:value-type="float" office:value="2.2058252245187801E-2" table:style-name="ce1">
            <text:p>0.022058252</text:p>
          </table:table-cell>
          <table:table-cell table:style-name="ce1"/>
          <table:table-cell office:value-type="float" office:value="0" table:formula="of:=[.AJ73]-[.I72]" table:style-name="ce1">
            <text:p>0</text:p>
          </table:table-cell>
          <table:table-cell table:style-name="ce1"/>
          <table:table-cell office:value-type="float" office:value="0" table:formula="of:=POWER([.AJ73]-[.I72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8.9165657758712796E-2" table:style-name="ce1">
            <text:p>-0.089165658</text:p>
          </table:table-cell>
          <table:table-cell table:style-name="ce1"/>
          <table:table-cell office:value-type="float" office:value="-7.4960298836231204E-2" table:style-name="ce1">
            <text:p>-0.074960299</text:p>
          </table:table-cell>
          <table:table-cell table:style-name="ce1"/>
          <table:table-cell office:value-type="float" office:value="-0.10184171050787" table:style-name="ce1">
            <text:p>-0.101841711</text:p>
          </table:table-cell>
          <table:table-cell table:style-name="ce1"/>
          <table:table-cell office:value-type="float" office:value="14.216294779610443" table:formula="of:=([.E74]-[.A74])/[.A74]%" table:style-name="ce2">
            <text:p>14.21629478</text:p>
          </table:table-cell>
          <table:table-cell table:style-name="ce2"/>
          <table:table-cell office:value-type="float" office:value="-2.2942006587982199E-2" table:style-name="ce1">
            <text:p>-0.022942007</text:p>
          </table:table-cell>
          <table:table-cell table:style-name="ce1"/>
          <table:table-cell office:value-type="float" office:value="-77.472877788900334" table:formula="of:=([.I74]-[.E74])/[.E74]%" table:style-name="ce2">
            <text:p>-77.47287779</text:p>
          </table:table-cell>
          <table:table-cell table:style-name="ce2"/>
          <table:table-cell office:value-type="float" office:value="-8.3073325455188807E-2" table:style-name="ce1">
            <text:p>-0.083073325</text:p>
          </table:table-cell>
          <table:table-cell table:style-name="ce1"/>
          <table:table-cell office:value-type="float" office:value="262.10139307825602" table:formula="of:=([.M74]-[.I74])/[.I74]%" table:style-name="ce3">
            <text:p>262.1013931</text:p>
          </table:table-cell>
          <table:table-cell table:style-name="ce3"/>
          <table:table-cell table:number-columns-repeated="8" table:style-name="ce1"/>
          <table:table-cell office:value-type="float" office:value="1.6068231329941586E-4" table:formula="of:=POWER([.E74]-[.A74]; 2)" table:style-name="ce1">
            <text:p>0.000160682</text:p>
          </table:table-cell>
          <table:table-cell office:value-type="float" office:value="6.2251632786459567E-3" table:formula="of:=POWER([.I74]-[.E74];2)" table:style-name="ce1">
            <text:p>0.006225163</text:p>
          </table:table-cell>
          <table:table-cell office:value-type="float" office:value="2.7059027284242424E-3" table:formula="of:=POWER([.C74]-[.I74];2)" table:style-name="ce1">
            <text:p>0.002705903</text:p>
          </table:table-cell>
          <table:table-cell office:value-type="float" office:value="6.5821200919914636E-5" table:formula="of:=POWER([.M74]-[.C74];2)" table:style-name="ce1">
            <text:p>6.58212E-05</text:p>
          </table:table-cell>
          <table:table-cell table:number-columns-repeated="7" table:style-name="ce1"/>
          <table:table-cell office:value-type="float" office:value="-2.03214061912149E-4" table:style-name="ce1">
            <text:p>-0.000203214</text:p>
          </table:table-cell>
          <table:table-cell table:style-name="ce1"/>
          <table:table-cell office:value-type="float" office:value="0" table:formula="of:=[.AJ74]-[.I73]" table:style-name="ce1">
            <text:p>0</text:p>
          </table:table-cell>
          <table:table-cell table:style-name="ce1"/>
          <table:table-cell office:value-type="float" office:value="0" table:formula="of:=POWER([.AJ74]-[.I73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.53600955009460505" table:style-name="ce1">
            <text:p>0.53600955</text:p>
          </table:table-cell>
          <table:table-cell table:style-name="ce1"/>
          <table:table-cell office:value-type="float" office:value="0.39687651395797702" table:style-name="ce1">
            <text:p>0.396876514</text:p>
          </table:table-cell>
          <table:table-cell table:style-name="ce1"/>
          <table:table-cell office:value-type="float" office:value="0.39687651395797702" table:style-name="ce1">
            <text:p>0.396876514</text:p>
          </table:table-cell>
          <table:table-cell table:style-name="ce1"/>
          <table:table-cell office:value-type="float" office:value="-25.957193507479708" table:formula="of:=([.E75]-[.A75])/[.A75]%" table:style-name="ce2">
            <text:p>-25.95719351</text:p>
          </table:table-cell>
          <table:table-cell table:style-name="ce2"/>
          <table:table-cell office:value-type="float" office:value="0.39687651395797702" table:style-name="ce1">
            <text:p>0.396876514</text:p>
          </table:table-cell>
          <table:table-cell table:style-name="ce1"/>
          <table:table-cell office:value-type="float" office:value="0" table:formula="of:=([.I75]-[.E75])/[.E75]%" table:style-name="ce2">
            <text:p>0</text:p>
          </table:table-cell>
          <table:table-cell table:style-name="ce2"/>
          <table:table-cell office:value-type="float" office:value="0.39687651395797702" table:style-name="ce1">
            <text:p>0.396876514</text:p>
          </table:table-cell>
          <table:table-cell table:style-name="ce1"/>
          <table:table-cell office:value-type="float" office:value="0" table:formula="of:=([.M75]-[.I75])/[.I7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9358001744596242E-2" table:formula="of:=POWER([.E75]-[.A75]; 2)" table:style-name="ce1">
            <text:p>0.019358002</text:p>
          </table:table-cell>
          <table:table-cell office:value-type="float" office:value="0" table:formula="of:=POWER([.I75]-[.E75];2)" table:style-name="ce1">
            <text:p>0</text:p>
          </table:table-cell>
          <table:table-cell office:value-type="float" office:value="0" table:formula="of:=POWER([.C75]-[.I75];2)" table:style-name="ce1">
            <text:p>0</text:p>
          </table:table-cell>
          <table:table-cell office:value-type="float" office:value="0" table:formula="of:=POWER([.M75]-[.C75];2)" table:style-name="ce1">
            <text:p>0</text:p>
          </table:table-cell>
          <table:table-cell table:number-columns-repeated="7" table:style-name="ce1"/>
          <table:table-cell office:value-type="float" office:value="0.87835085391998302" table:style-name="ce1">
            <text:p>0.878350854</text:p>
          </table:table-cell>
          <table:table-cell table:style-name="ce1"/>
          <table:table-cell office:value-type="float" office:value="0.9012928605079652" table:formula="of:=[.AJ75]-[.I74]" table:style-name="ce1">
            <text:p>0.901292861</text:p>
          </table:table-cell>
          <table:table-cell table:style-name="ce1"/>
          <table:table-cell office:value-type="float" office:value="0.81232882040263044" table:formula="of:=POWER([.AJ75]-[.I74];2)" table:style-name="ce1">
            <text:p>0.81232882</text:p>
          </table:table-cell>
          <table:table-cell table:number-columns-repeated="16344"/>
        </table:table-row>
        <table:table-row table:style-name="ro1">
          <table:table-cell office:value-type="float" office:value="-0.90945839881896995" table:style-name="ce1">
            <text:p>-0.909458399</text:p>
          </table:table-cell>
          <table:table-cell table:style-name="ce1"/>
          <table:table-cell office:value-type="float" office:value="-1.10570096969605" table:style-name="ce1">
            <text:p>-1.10570097</text:p>
          </table:table-cell>
          <table:table-cell table:style-name="ce1"/>
          <table:table-cell office:value-type="float" office:value="-0.82823121547698997" table:style-name="ce1">
            <text:p>-0.828231215</text:p>
          </table:table-cell>
          <table:table-cell table:style-name="ce1"/>
          <table:table-cell office:value-type="float" office:value="-8.9313797582673669" table:formula="of:=([.E76]-[.A76])/[.A76]%" table:style-name="ce2">
            <text:p>-8.931379758</text:p>
          </table:table-cell>
          <table:table-cell table:style-name="ce2"/>
          <table:table-cell office:value-type="float" office:value="-1.10570096969605" table:style-name="ce1">
            <text:p>-1.10570097</text:p>
          </table:table-cell>
          <table:table-cell table:style-name="ce1"/>
          <table:table-cell office:value-type="float" office:value="33.501484734460455" table:formula="of:=([.I76]-[.E76])/[.E76]%" table:style-name="ce2">
            <text:p>33.50148473</text:p>
          </table:table-cell>
          <table:table-cell table:style-name="ce2"/>
          <table:table-cell office:value-type="float" office:value="-1.10570096969605" table:style-name="ce1">
            <text:p>-1.10570097</text:p>
          </table:table-cell>
          <table:table-cell table:style-name="ce1"/>
          <table:table-cell office:value-type="float" office:value="0" table:formula="of:=([.M76]-[.I76])/[.I7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6.59785531367163E-3" table:formula="of:=POWER([.E76]-[.A76]; 2)" table:style-name="ce1">
            <text:p>0.006597855</text:p>
          </table:table-cell>
          <table:table-cell office:value-type="float" office:value="7.6989464506385594E-2" table:formula="of:=POWER([.I76]-[.E76];2)" table:style-name="ce1">
            <text:p>0.076989465</text:p>
          </table:table-cell>
          <table:table-cell office:value-type="float" office:value="0" table:formula="of:=POWER([.C76]-[.I76];2)" table:style-name="ce1">
            <text:p>0</text:p>
          </table:table-cell>
          <table:table-cell office:value-type="float" office:value="0" table:formula="of:=POWER([.M76]-[.C76];2)" table:style-name="ce1">
            <text:p>0</text:p>
          </table:table-cell>
          <table:table-cell table:number-columns-repeated="7" table:style-name="ce1"/>
          <table:table-cell office:value-type="float" office:value="-8.9216604828834499E-3" table:style-name="ce1">
            <text:p>-0.00892166</text:p>
          </table:table-cell>
          <table:table-cell table:style-name="ce1"/>
          <table:table-cell office:value-type="float" office:value="-0.40579817444086047" table:formula="of:=[.AJ76]-[.I75]" table:style-name="ce1">
            <text:p>-0.405798174</text:p>
          </table:table-cell>
          <table:table-cell table:style-name="ce1"/>
          <table:table-cell office:value-type="float" office:value="0.16467215837953503" table:formula="of:=POWER([.AJ76]-[.I75];2)" table:style-name="ce1">
            <text:p>0.164672158</text:p>
          </table:table-cell>
          <table:table-cell table:number-columns-repeated="16344"/>
        </table:table-row>
        <table:table-row table:style-name="ro1">
          <table:table-cell office:value-type="float" office:value="-9.5659077167511E-2" table:style-name="ce1">
            <text:p>-0.095659077</text:p>
          </table:table-cell>
          <table:table-cell table:style-name="ce1"/>
          <table:table-cell office:value-type="float" office:value="-0.102917701005936" table:style-name="ce1">
            <text:p>-0.102917701</text:p>
          </table:table-cell>
          <table:table-cell table:style-name="ce1"/>
          <table:table-cell office:value-type="float" office:value="1.5466281175613401" table:style-name="ce1">
            <text:p>1.546628118</text:p>
          </table:table-cell>
          <table:table-cell table:style-name="ce1"/>
          <table:table-cell office:value-type="float" office:value="-1716.8127096323551" table:formula="of:=([.E77]-[.A77])/[.A77]%" table:style-name="ce2">
            <text:p>-1716.81271</text:p>
          </table:table-cell>
          <table:table-cell table:style-name="ce2"/>
          <table:table-cell office:value-type="float" office:value="-0.13331840932369199" table:style-name="ce1">
            <text:p>-0.133318409</text:p>
          </table:table-cell>
          <table:table-cell table:style-name="ce1"/>
          <table:table-cell office:value-type="float" office:value="-108.61993958404837" table:formula="of:=([.I77]-[.E77])/[.E77]%" table:style-name="ce2">
            <text:p>-108.6199396</text:p>
          </table:table-cell>
          <table:table-cell table:style-name="ce2"/>
          <table:table-cell office:value-type="float" office:value="9.6186928451061304E-2" table:style-name="ce1">
            <text:p>0.096186928</text:p>
          </table:table-cell>
          <table:table-cell table:style-name="ce1"/>
          <table:table-cell office:value-type="float" office:value="-172.14827189958675" table:formula="of:=([.M77]-[.I77])/[.I77]%" table:style-name="ce3">
            <text:p>-172.1482719</text:p>
          </table:table-cell>
          <table:table-cell table:style-name="ce3"/>
          <table:table-cell table:number-columns-repeated="8" table:style-name="ce1"/>
          <table:table-cell office:value-type="float" office:value="2.6971072299703591" table:formula="of:=POWER([.E77]-[.A77]; 2)" table:style-name="ce1">
            <text:p>2.69710723</text:p>
          </table:table-cell>
          <table:table-cell office:value-type="float" office:value="2.8222203331930822" table:formula="of:=POWER([.I77]-[.E77];2)" table:style-name="ce1">
            <text:p>2.822220333</text:p>
          </table:table-cell>
          <table:table-cell office:value-type="float" office:value="9.2420306622127799E-4" table:formula="of:=POWER([.C77]-[.I77];2)" table:style-name="ce1">
            <text:p>0.000924203</text:p>
          </table:table-cell>
          <table:table-cell office:value-type="float" office:value="3.9642653471208197E-2" table:formula="of:=POWER([.M77]-[.C77];2)" table:style-name="ce1">
            <text:p>0.039642653</text:p>
          </table:table-cell>
          <table:table-cell table:number-columns-repeated="7" table:style-name="ce1"/>
          <table:table-cell office:value-type="float" office:value="-6.3475377857685103E-2" table:style-name="ce1">
            <text:p>-0.063475378</text:p>
          </table:table-cell>
          <table:table-cell table:style-name="ce1"/>
          <table:table-cell office:value-type="float" office:value="1.0422255918383649" table:formula="of:=[.AJ77]-[.I76]" table:style-name="ce1">
            <text:p>1.042225592</text:p>
          </table:table-cell>
          <table:table-cell table:style-name="ce1"/>
          <table:table-cell office:value-type="float" office:value="1.08623418428283" table:formula="of:=POWER([.AJ77]-[.I76];2)" table:style-name="ce1">
            <text:p>1.086234184</text:p>
          </table:table-cell>
          <table:table-cell table:number-columns-repeated="16344"/>
        </table:table-row>
        <table:table-row table:style-name="ro1">
          <table:table-cell office:value-type="float" office:value="7.3588743805885301E-2" table:style-name="ce1">
            <text:p>0.073588744</text:p>
          </table:table-cell>
          <table:table-cell table:style-name="ce1"/>
          <table:table-cell office:value-type="float" office:value="3.9320623874664302" table:style-name="ce1">
            <text:p>3.932062387</text:p>
          </table:table-cell>
          <table:table-cell table:style-name="ce1"/>
          <table:table-cell office:value-type="float" office:value="1.6866106986999501" table:style-name="ce1">
            <text:p>1.686610699</text:p>
          </table:table-cell>
          <table:table-cell table:style-name="ce1"/>
          <table:table-cell office:value-type="float" office:value="2191.9411467994951" table:formula="of:=([.E78]-[.A78])/[.A78]%" table:style-name="ce2">
            <text:p>2191.941147</text:p>
          </table:table-cell>
          <table:table-cell table:style-name="ce2"/>
          <table:table-cell office:value-type="float" office:value="3.22381663322449" table:style-name="ce1">
            <text:p>3.223816633</text:p>
          </table:table-cell>
          <table:table-cell table:style-name="ce1"/>
          <table:table-cell office:value-type="float" office:value="91.141716088331918" table:formula="of:=([.I78]-[.E78])/[.E78]%" table:style-name="ce2">
            <text:p>91.14171609</text:p>
          </table:table-cell>
          <table:table-cell table:style-name="ce2"/>
          <table:table-cell office:value-type="float" office:value="4.3620028495788601" table:style-name="ce1">
            <text:p>4.36200285</text:p>
          </table:table-cell>
          <table:table-cell table:style-name="ce1"/>
          <table:table-cell office:value-type="float" office:value="35.305550713532561" table:formula="of:=([.M78]-[.I78])/[.I78]%" table:style-name="ce3">
            <text:p>35.30555071</text:p>
          </table:table-cell>
          <table:table-cell table:style-name="ce3"/>
          <table:table-cell table:number-columns-repeated="8" table:style-name="ce1"/>
          <table:table-cell office:value-type="float" office:value="2.6018398269702701" table:formula="of:=POWER([.E78]-[.A78]; 2)" table:style-name="ce1">
            <text:p>2.601839827</text:p>
          </table:table-cell>
          <table:table-cell office:value-type="float" office:value="2.363002085137464" table:formula="of:=POWER([.I78]-[.E78];2)" table:style-name="ce1">
            <text:p>2.363002085</text:p>
          </table:table-cell>
          <table:table-cell office:value-type="float" office:value="0.50161204840173479" table:formula="of:=POWER([.C78]-[.I78];2)" table:style-name="ce1">
            <text:p>0.501612048</text:p>
          </table:table-cell>
          <table:table-cell office:value-type="float" office:value="0.18484880096144973" table:formula="of:=POWER([.M78]-[.C78];2)" table:style-name="ce1">
            <text:p>0.184848801</text:p>
          </table:table-cell>
          <table:table-cell table:number-columns-repeated="7" table:style-name="ce1"/>
          <table:table-cell office:value-type="float" office:value="0.18618741631507901" table:style-name="ce1">
            <text:p>0.186187416</text:p>
          </table:table-cell>
          <table:table-cell table:style-name="ce1"/>
          <table:table-cell office:value-type="float" office:value="0.319505825638771" table:formula="of:=[.AJ78]-[.I77]" table:style-name="ce1">
            <text:p>0.319505826</text:p>
          </table:table-cell>
          <table:table-cell table:style-name="ce1"/>
          <table:table-cell office:value-type="float" office:value="0.10208397261711273" table:formula="of:=POWER([.AJ78]-[.I77];2)" table:style-name="ce1">
            <text:p>0.102083973</text:p>
          </table:table-cell>
          <table:table-cell table:number-columns-repeated="16344"/>
        </table:table-row>
        <table:table-row table:style-name="ro1">
          <table:table-cell office:value-type="float" office:value="0.138512402772903" table:style-name="ce1">
            <text:p>0.138512403</text:p>
          </table:table-cell>
          <table:table-cell table:style-name="ce1"/>
          <table:table-cell office:value-type="float" office:value="0.321031153202057" table:style-name="ce1">
            <text:p>0.321031153</text:p>
          </table:table-cell>
          <table:table-cell table:style-name="ce1"/>
          <table:table-cell office:value-type="float" office:value="0.28759005665779103" table:style-name="ce1">
            <text:p>0.287590057</text:p>
          </table:table-cell>
          <table:table-cell table:style-name="ce1"/>
          <table:table-cell office:value-type="float" office:value="107.62765709097344" table:formula="of:=([.E79]-[.A79])/[.A79]%" table:style-name="ce2">
            <text:p>107.6276571</text:p>
          </table:table-cell>
          <table:table-cell table:style-name="ce2"/>
          <table:table-cell office:value-type="float" office:value="0.23551577329635601" table:style-name="ce1">
            <text:p>0.235515773</text:p>
          </table:table-cell>
          <table:table-cell table:style-name="ce1"/>
          <table:table-cell office:value-type="float" office:value="-18.107122327737226" table:formula="of:=([.I79]-[.E79])/[.E79]%" table:style-name="ce2">
            <text:p>-18.10712233</text:p>
          </table:table-cell>
          <table:table-cell table:style-name="ce2"/>
          <table:table-cell office:value-type="float" office:value="0.20631226897239699" table:style-name="ce1">
            <text:p>0.206312269</text:p>
          </table:table-cell>
          <table:table-cell table:style-name="ce1"/>
          <table:table-cell office:value-type="float" office:value="-12.399808265585438" table:formula="of:=([.M79]-[.I79])/[.I79]%" table:style-name="ce3">
            <text:p>-12.39980827</text:p>
          </table:table-cell>
          <table:table-cell table:style-name="ce3"/>
          <table:table-cell table:number-columns-repeated="8" table:style-name="ce1"/>
          <table:table-cell office:value-type="float" office:value="2.2224146887822472E-2" table:formula="of:=POWER([.E79]-[.A79]; 2)" table:style-name="ce1">
            <text:p>0.022224147</text:p>
          </table:table-cell>
          <table:table-cell office:value-type="float" office:value="2.7117309876070281E-3" table:formula="of:=POWER([.I79]-[.E79];2)" table:style-name="ce1">
            <text:p>0.002711731</text:p>
          </table:table-cell>
          <table:table-cell office:value-type="float" office:value="7.3128802004163683E-3" table:formula="of:=POWER([.C79]-[.I79];2)" table:style-name="ce1">
            <text:p>0.00731288</text:p>
          </table:table-cell>
          <table:table-cell office:value-type="float" office:value="1.3160422398898135E-2" table:formula="of:=POWER([.M79]-[.C79];2)" table:style-name="ce1">
            <text:p>0.013160422</text:p>
          </table:table-cell>
          <table:table-cell table:number-columns-repeated="7" table:style-name="ce1"/>
          <table:table-cell office:value-type="float" office:value="2.58568263053894" table:style-name="ce1">
            <text:p>2.585682631</text:p>
          </table:table-cell>
          <table:table-cell table:style-name="ce1"/>
          <table:table-cell office:value-type="float" office:value="-0.63813400268554998" table:formula="of:=[.AJ79]-[.I78]" table:style-name="ce1">
            <text:p>-0.638134003</text:p>
          </table:table-cell>
          <table:table-cell table:style-name="ce1"/>
          <table:table-cell office:value-type="float" office:value="0.40721500538348149" table:formula="of:=POWER([.AJ79]-[.I78];2)" table:style-name="ce1">
            <text:p>0.407215005</text:p>
          </table:table-cell>
          <table:table-cell table:number-columns-repeated="16344"/>
        </table:table-row>
        <table:table-row table:style-name="ro1">
          <table:table-cell office:value-type="float" office:value="-0.92459487915039096" table:style-name="ce1">
            <text:p>-0.924594879</text:p>
          </table:table-cell>
          <table:table-cell table:style-name="ce1"/>
          <table:table-cell office:value-type="float" office:value="-1.0124945640564" table:style-name="ce1">
            <text:p>-1.012494564</text:p>
          </table:table-cell>
          <table:table-cell table:style-name="ce1"/>
          <table:table-cell office:value-type="float" office:value="-1.0094369649887101" table:style-name="ce1">
            <text:p>-1.009436965</text:p>
          </table:table-cell>
          <table:table-cell table:style-name="ce1"/>
          <table:table-cell office:value-type="float" office:value="9.1761362464261502" table:formula="of:=([.E80]-[.A80])/[.A80]%" table:style-name="ce2">
            <text:p>9.176136246</text:p>
          </table:table-cell>
          <table:table-cell table:style-name="ce2"/>
          <table:table-cell office:value-type="float" office:value="-1.0124945640564" table:style-name="ce1">
            <text:p>-1.012494564</text:p>
          </table:table-cell>
          <table:table-cell table:style-name="ce1"/>
          <table:table-cell office:value-type="float" office:value="0.30290143651755252" table:formula="of:=([.I80]-[.E80])/[.E80]%" table:style-name="ce2">
            <text:p>0.302901437</text:p>
          </table:table-cell>
          <table:table-cell table:style-name="ce2"/>
          <table:table-cell office:value-type="float" office:value="-1.0124945640564" table:style-name="ce1">
            <text:p>-1.012494564</text:p>
          </table:table-cell>
          <table:table-cell table:style-name="ce1"/>
          <table:table-cell office:value-type="float" office:value="0" table:formula="of:=([.M80]-[.I80])/[.I8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7.1981795293967052E-3" table:formula="of:=POWER([.E80]-[.A80]; 2)" table:style-name="ce1">
            <text:p>0.00719818</text:p>
          </table:table-cell>
          <table:table-cell office:value-type="float" office:value="9.3489120587386761E-6" table:formula="of:=POWER([.I80]-[.E80];2)" table:style-name="ce1">
            <text:p>9.34891E-06</text:p>
          </table:table-cell>
          <table:table-cell office:value-type="float" office:value="0" table:formula="of:=POWER([.C80]-[.I80];2)" table:style-name="ce1">
            <text:p>0</text:p>
          </table:table-cell>
          <table:table-cell office:value-type="float" office:value="0" table:formula="of:=POWER([.M80]-[.C80];2)" table:style-name="ce1">
            <text:p>0</text:p>
          </table:table-cell>
          <table:table-cell table:number-columns-repeated="7" table:style-name="ce1"/>
          <table:table-cell office:value-type="float" office:value="-1.1771951802074901E-2" table:style-name="ce1">
            <text:p>-0.011771952</text:p>
          </table:table-cell>
          <table:table-cell table:style-name="ce1"/>
          <table:table-cell office:value-type="float" office:value="-0.24728772509843092" table:formula="of:=[.AJ80]-[.I79]" table:style-name="ce1">
            <text:p>-0.247287725</text:p>
          </table:table-cell>
          <table:table-cell table:style-name="ce1"/>
          <table:table-cell office:value-type="float" office:value="6.1151218984357138E-2" table:formula="of:=POWER([.AJ80]-[.I79];2)" table:style-name="ce1">
            <text:p>0.061151219</text:p>
          </table:table-cell>
          <table:table-cell table:number-columns-repeated="16344"/>
        </table:table-row>
        <table:table-row table:style-name="ro1">
          <table:table-cell office:value-type="float" office:value="0.325321644544601" table:style-name="ce1">
            <text:p>0.325321645</text:p>
          </table:table-cell>
          <table:table-cell table:style-name="ce1"/>
          <table:table-cell office:value-type="float" office:value="2.03075055032968E-2" table:style-name="ce1">
            <text:p>0.020307506</text:p>
          </table:table-cell>
          <table:table-cell table:style-name="ce1"/>
          <table:table-cell office:value-type="float" office:value="2.03075055032968E-2" table:style-name="ce1">
            <text:p>0.020307506</text:p>
          </table:table-cell>
          <table:table-cell table:style-name="ce1"/>
          <table:table-cell office:value-type="float" office:value="-93.757714605271929" table:formula="of:=([.E81]-[.A81])/[.A81]%" table:style-name="ce2">
            <text:p>-93.75771461</text:p>
          </table:table-cell>
          <table:table-cell table:style-name="ce2"/>
          <table:table-cell office:value-type="float" office:value="2.03075055032968E-2" table:style-name="ce1">
            <text:p>0.020307506</text:p>
          </table:table-cell>
          <table:table-cell table:style-name="ce1"/>
          <table:table-cell office:value-type="float" office:value="0" table:formula="of:=([.I81]-[.E81])/[.E81]%" table:style-name="ce2">
            <text:p>0</text:p>
          </table:table-cell>
          <table:table-cell table:style-name="ce2"/>
          <table:table-cell office:value-type="float" office:value="2.03075055032968E-2" table:style-name="ce1">
            <text:p>0.020307506</text:p>
          </table:table-cell>
          <table:table-cell table:style-name="ce1"/>
          <table:table-cell office:value-type="float" office:value="0" table:formula="of:=([.M81]-[.I81])/[.I8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9.3033625015108048E-2" table:formula="of:=POWER([.E81]-[.A81]; 2)" table:style-name="ce1">
            <text:p>0.093033625</text:p>
          </table:table-cell>
          <table:table-cell office:value-type="float" office:value="0" table:formula="of:=POWER([.I81]-[.E81];2)" table:style-name="ce1">
            <text:p>0</text:p>
          </table:table-cell>
          <table:table-cell office:value-type="float" office:value="0" table:formula="of:=POWER([.C81]-[.I81];2)" table:style-name="ce1">
            <text:p>0</text:p>
          </table:table-cell>
          <table:table-cell office:value-type="float" office:value="0" table:formula="of:=POWER([.M81]-[.C81];2)" table:style-name="ce1">
            <text:p>0</text:p>
          </table:table-cell>
          <table:table-cell table:number-columns-repeated="7" table:style-name="ce1"/>
          <table:table-cell office:value-type="float" office:value="-1.0124945640564" table:style-name="ce1">
            <text:p>-1.012494564</text:p>
          </table:table-cell>
          <table:table-cell table:style-name="ce1"/>
          <table:table-cell office:value-type="float" office:value="0" table:formula="of:=[.AJ81]-[.I80]" table:style-name="ce1">
            <text:p>0</text:p>
          </table:table-cell>
          <table:table-cell table:style-name="ce1"/>
          <table:table-cell office:value-type="float" office:value="0" table:formula="of:=POWER([.AJ81]-[.I80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.13764558732509599" table:style-name="ce1">
            <text:p>0.137645587</text:p>
          </table:table-cell>
          <table:table-cell table:style-name="ce1"/>
          <table:table-cell office:value-type="float" office:value="-5.7293172925710699E-2" table:style-name="ce1">
            <text:p>-0.057293173</text:p>
          </table:table-cell>
          <table:table-cell table:style-name="ce1"/>
          <table:table-cell office:value-type="float" office:value="-5.7293172925710699E-2" table:style-name="ce1">
            <text:p>-0.057293173</text:p>
          </table:table-cell>
          <table:table-cell table:style-name="ce1"/>
          <table:table-cell office:value-type="float" office:value="-141.62369026069376" table:formula="of:=([.E82]-[.A82])/[.A82]%" table:style-name="ce2">
            <text:p>-141.6236903</text:p>
          </table:table-cell>
          <table:table-cell table:style-name="ce2"/>
          <table:table-cell office:value-type="float" office:value="-5.7293172925710699E-2" table:style-name="ce1">
            <text:p>-0.057293173</text:p>
          </table:table-cell>
          <table:table-cell table:style-name="ce1"/>
          <table:table-cell office:value-type="float" office:value="0" table:formula="of:=([.I82]-[.E82])/[.E82]%" table:style-name="ce2">
            <text:p>0</text:p>
          </table:table-cell>
          <table:table-cell table:style-name="ce2"/>
          <table:table-cell office:value-type="float" office:value="-5.7293172925710699E-2" table:style-name="ce1">
            <text:p>-0.057293173</text:p>
          </table:table-cell>
          <table:table-cell table:style-name="ce1"/>
          <table:table-cell office:value-type="float" office:value="0" table:formula="of:=([.M82]-[.I82])/[.I82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3.8001120248121495E-2" table:formula="of:=POWER([.E82]-[.A82]; 2)" table:style-name="ce1">
            <text:p>0.03800112</text:p>
          </table:table-cell>
          <table:table-cell office:value-type="float" office:value="0" table:formula="of:=POWER([.I82]-[.E82];2)" table:style-name="ce1">
            <text:p>0</text:p>
          </table:table-cell>
          <table:table-cell office:value-type="float" office:value="0" table:formula="of:=POWER([.C82]-[.I82];2)" table:style-name="ce1">
            <text:p>0</text:p>
          </table:table-cell>
          <table:table-cell office:value-type="float" office:value="0" table:formula="of:=POWER([.M82]-[.C82];2)" table:style-name="ce1">
            <text:p>0</text:p>
          </table:table-cell>
          <table:table-cell table:number-columns-repeated="7" table:style-name="ce1"/>
          <table:table-cell office:value-type="float" office:value="2.03075055032968E-2" table:style-name="ce1">
            <text:p>0.020307506</text:p>
          </table:table-cell>
          <table:table-cell table:style-name="ce1"/>
          <table:table-cell office:value-type="float" office:value="0" table:formula="of:=[.AJ82]-[.I81]" table:style-name="ce1">
            <text:p>0</text:p>
          </table:table-cell>
          <table:table-cell table:style-name="ce1"/>
          <table:table-cell office:value-type="float" office:value="0" table:formula="of:=POWER([.AJ82]-[.I81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0.98303651809692405" table:style-name="ce1">
            <text:p>-0.983036518</text:p>
          </table:table-cell>
          <table:table-cell table:style-name="ce1"/>
          <table:table-cell office:value-type="float" office:value="-2.4182219505310099" table:style-name="ce1">
            <text:p>-2.418221951</text:p>
          </table:table-cell>
          <table:table-cell table:style-name="ce1"/>
          <table:table-cell office:value-type="float" office:value="-2.0750617980957" table:style-name="ce1">
            <text:p>-2.075061798</text:p>
          </table:table-cell>
          <table:table-cell table:style-name="ce1"/>
          <table:table-cell office:value-type="float" office:value="111.08694945665346" table:formula="of:=([.E83]-[.A83])/[.A83]%" table:style-name="ce2">
            <text:p>111.0869495</text:p>
          </table:table-cell>
          <table:table-cell table:style-name="ce2"/>
          <table:table-cell office:value-type="float" office:value="-2.4182219505310099" table:style-name="ce1">
            <text:p>-2.418221951</text:p>
          </table:table-cell>
          <table:table-cell table:style-name="ce1"/>
          <table:table-cell office:value-type="float" office:value="16.537346152785933" table:formula="of:=([.I83]-[.E83])/[.E83]%" table:style-name="ce2">
            <text:p>16.53734615</text:p>
          </table:table-cell>
          <table:table-cell table:style-name="ce2"/>
          <table:table-cell office:value-type="float" office:value="-2.4182219505310099" table:style-name="ce1">
            <text:p>-2.418221951</text:p>
          </table:table-cell>
          <table:table-cell table:style-name="ce1"/>
          <table:table-cell office:value-type="float" office:value="0" table:formula="of:=([.M83]-[.I83])/[.I83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192519212156405" table:formula="of:=POWER([.E83]-[.A83]; 2)" table:style-name="ce1">
            <text:p>1.192519212</text:p>
          </table:table-cell>
          <table:table-cell office:value-type="float" office:value="0.11775889021942508" table:formula="of:=POWER([.I83]-[.E83];2)" table:style-name="ce1">
            <text:p>0.11775889</text:p>
          </table:table-cell>
          <table:table-cell office:value-type="float" office:value="0" table:formula="of:=POWER([.C83]-[.I83];2)" table:style-name="ce1">
            <text:p>0</text:p>
          </table:table-cell>
          <table:table-cell office:value-type="float" office:value="0" table:formula="of:=POWER([.M83]-[.C83];2)" table:style-name="ce1">
            <text:p>0</text:p>
          </table:table-cell>
          <table:table-cell table:number-columns-repeated="7" table:style-name="ce1"/>
          <table:table-cell office:value-type="float" office:value="-5.7293172925710699E-2" table:style-name="ce1">
            <text:p>-0.057293173</text:p>
          </table:table-cell>
          <table:table-cell table:style-name="ce1"/>
          <table:table-cell office:value-type="float" office:value="0" table:formula="of:=[.AJ83]-[.I82]" table:style-name="ce1">
            <text:p>0</text:p>
          </table:table-cell>
          <table:table-cell table:style-name="ce1"/>
          <table:table-cell office:value-type="float" office:value="0" table:formula="of:=POWER([.AJ83]-[.I82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8.3244182169437395E-2" table:style-name="ce1">
            <text:p>0.083244182</text:p>
          </table:table-cell>
          <table:table-cell table:style-name="ce1"/>
          <table:table-cell office:value-type="float" office:value="3.3453904092311901E-2" table:style-name="ce1">
            <text:p>0.033453904</text:p>
          </table:table-cell>
          <table:table-cell table:style-name="ce1"/>
          <table:table-cell office:value-type="float" office:value="-2.86047291010618E-2" table:style-name="ce1">
            <text:p>-0.028604729</text:p>
          </table:table-cell>
          <table:table-cell table:style-name="ce1"/>
          <table:table-cell office:value-type="float" office:value="-134.36243633559758" table:formula="of:=([.E84]-[.A84])/[.A84]%" table:style-name="ce2">
            <text:p>-134.3624363</text:p>
          </table:table-cell>
          <table:table-cell table:style-name="ce2"/>
          <table:table-cell office:value-type="float" office:value="1.71426329761744E-2" table:style-name="ce1">
            <text:p>0.017142633</text:p>
          </table:table-cell>
          <table:table-cell table:style-name="ce1"/>
          <table:table-cell office:value-type="float" office:value="-159.92936662888403" table:formula="of:=([.I84]-[.E84])/[.E84]%" table:style-name="ce2">
            <text:p>-159.9293666</text:p>
          </table:table-cell>
          <table:table-cell table:style-name="ce2"/>
          <table:table-cell office:value-type="float" office:value="4.5290011912584298E-2" table:style-name="ce1">
            <text:p>0.045290012</text:p>
          </table:table-cell>
          <table:table-cell table:style-name="ce1"/>
          <table:table-cell office:value-type="float" office:value="164.19519087604797" table:formula="of:=([.M84]-[.I84])/[.I84]%" table:style-name="ce3">
            <text:p>164.1951909</text:p>
          </table:table-cell>
          <table:table-cell table:style-name="ce3"/>
          <table:table-cell table:number-columns-repeated="8" table:style-name="ce1"/>
          <table:table-cell office:value-type="float" office:value="1.2510178952396003E-2" table:formula="of:=POWER([.E84]-[.A84]; 2)" table:style-name="ce1">
            <text:p>0.012510179</text:p>
          </table:table-cell>
          <table:table-cell office:value-type="float" office:value="2.0928211370257492E-3" table:formula="of:=POWER([.I84]-[.E84];2)" table:style-name="ce1">
            <text:p>0.002092821</text:p>
          </table:table-cell>
          <table:table-cell office:value-type="float" office:value="2.6605756542414153E-4" table:formula="of:=POWER([.C84]-[.I84];2)" table:style-name="ce1">
            <text:p>0.000266058</text:p>
          </table:table-cell>
          <table:table-cell office:value-type="float" office:value="1.4009344833311341E-4" table:formula="of:=POWER([.M84]-[.C84];2)" table:style-name="ce1">
            <text:p>0.000140093</text:p>
          </table:table-cell>
          <table:table-cell table:number-columns-repeated="7" table:style-name="ce1"/>
          <table:table-cell office:value-type="float" office:value="-2.4182219505310099" table:style-name="ce1">
            <text:p>-2.418221951</text:p>
          </table:table-cell>
          <table:table-cell table:style-name="ce1"/>
          <table:table-cell office:value-type="float" office:value="0" table:formula="of:=[.AJ84]-[.I83]" table:style-name="ce1">
            <text:p>0</text:p>
          </table:table-cell>
          <table:table-cell table:style-name="ce1"/>
          <table:table-cell office:value-type="float" office:value="0" table:formula="of:=POWER([.AJ84]-[.I83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0.23721759021282199" table:style-name="ce1">
            <text:p>-0.23721759</text:p>
          </table:table-cell>
          <table:table-cell table:style-name="ce1"/>
          <table:table-cell office:value-type="float" office:value="-2.19939160346985" table:style-name="ce1">
            <text:p>-2.199391603</text:p>
          </table:table-cell>
          <table:table-cell table:style-name="ce1"/>
          <table:table-cell office:value-type="float" office:value="-0.86097484827041604" table:style-name="ce1">
            <text:p>-0.860974848</text:p>
          </table:table-cell>
          <table:table-cell table:style-name="ce1"/>
          <table:table-cell office:value-type="float" office:value="262.9473039912362" table:formula="of:=([.E85]-[.A85])/[.A85]%" table:style-name="ce2">
            <text:p>262.947304</text:p>
          </table:table-cell>
          <table:table-cell table:style-name="ce2"/>
          <table:table-cell office:value-type="float" office:value="-2.19939160346985" table:style-name="ce1">
            <text:p>-2.199391603</text:p>
          </table:table-cell>
          <table:table-cell table:style-name="ce1"/>
          <table:table-cell office:value-type="float" office:value="155.45364163519238" table:formula="of:=([.I85]-[.E85])/[.E85]%" table:style-name="ce2">
            <text:p>155.4536416</text:p>
          </table:table-cell>
          <table:table-cell table:style-name="ce2"/>
          <table:table-cell office:value-type="float" office:value="-2.19939160346985" table:style-name="ce1">
            <text:p>-2.199391603</text:p>
          </table:table-cell>
          <table:table-cell table:style-name="ce1"/>
          <table:table-cell office:value-type="float" office:value="0" table:formula="of:=([.M85]-[.I85])/[.I8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38907311697952801" table:formula="of:=POWER([.E85]-[.A85]; 2)" table:style-name="ce1">
            <text:p>0.389073117</text:p>
          </table:table-cell>
          <table:table-cell office:value-type="float" office:value="1.7913594105985815" table:formula="of:=POWER([.I85]-[.E85];2)" table:style-name="ce1">
            <text:p>1.791359411</text:p>
          </table:table-cell>
          <table:table-cell office:value-type="float" office:value="0" table:formula="of:=POWER([.C85]-[.I85];2)" table:style-name="ce1">
            <text:p>0</text:p>
          </table:table-cell>
          <table:table-cell office:value-type="float" office:value="0" table:formula="of:=POWER([.M85]-[.C85];2)" table:style-name="ce1">
            <text:p>0</text:p>
          </table:table-cell>
          <table:table-cell table:number-columns-repeated="7" table:style-name="ce1"/>
          <table:table-cell office:value-type="float" office:value="-0.80336064100265503" table:style-name="ce1">
            <text:p>-0.803360641</text:p>
          </table:table-cell>
          <table:table-cell table:style-name="ce1"/>
          <table:table-cell office:value-type="float" office:value="-0.82050327397882938" table:formula="of:=[.AJ85]-[.I84]" table:style-name="ce1">
            <text:p>-0.820503274</text:p>
          </table:table-cell>
          <table:table-cell table:style-name="ce1"/>
          <table:table-cell office:value-type="float" office:value="0.67322562260997798" table:formula="of:=POWER([.AJ85]-[.I84];2)" table:style-name="ce1">
            <text:p>0.673225623</text:p>
          </table:table-cell>
          <table:table-cell table:number-columns-repeated="16344"/>
        </table:table-row>
        <table:table-row table:style-name="ro1">
          <table:table-cell office:value-type="float" office:value="0.14049692451953899" table:style-name="ce1">
            <text:p>0.140496925</text:p>
          </table:table-cell>
          <table:table-cell table:style-name="ce1"/>
          <table:table-cell office:value-type="float" office:value="1.31942220032215E-2" table:style-name="ce1">
            <text:p>0.013194222</text:p>
          </table:table-cell>
          <table:table-cell table:style-name="ce1"/>
          <table:table-cell office:value-type="float" office:value="0.26780205965042098" table:style-name="ce1">
            <text:p>0.26780206</text:p>
          </table:table-cell>
          <table:table-cell table:style-name="ce1"/>
          <table:table-cell office:value-type="float" office:value="90.610620528691783" table:formula="of:=([.E86]-[.A86])/[.A86]%" table:style-name="ce2">
            <text:p>90.61062053</text:p>
          </table:table-cell>
          <table:table-cell table:style-name="ce2"/>
          <table:table-cell office:value-type="float" office:value="1.31942220032215E-2" table:style-name="ce1">
            <text:p>0.013194222</text:p>
          </table:table-cell>
          <table:table-cell table:style-name="ce1"/>
          <table:table-cell office:value-type="float" office:value="-95.073143940548931" table:formula="of:=([.I86]-[.E86])/[.E86]%" table:style-name="ce2">
            <text:p>-95.07314394</text:p>
          </table:table-cell>
          <table:table-cell table:style-name="ce2"/>
          <table:table-cell office:value-type="float" office:value="1.31942220032215E-2" table:style-name="ce1">
            <text:p>0.013194222</text:p>
          </table:table-cell>
          <table:table-cell table:style-name="ce1"/>
          <table:table-cell office:value-type="float" office:value="0" table:formula="of:=([.M86]-[.I86])/[.I8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6206597430692124E-2" table:formula="of:=POWER([.E86]-[.A86]; 2)" table:style-name="ce1">
            <text:p>0.016206597</text:p>
          </table:table-cell>
          <table:table-cell office:value-type="float" office:value="6.4825150991382682E-2" table:formula="of:=POWER([.I86]-[.E86];2)" table:style-name="ce1">
            <text:p>0.064825151</text:p>
          </table:table-cell>
          <table:table-cell office:value-type="float" office:value="0" table:formula="of:=POWER([.C86]-[.I86];2)" table:style-name="ce1">
            <text:p>0</text:p>
          </table:table-cell>
          <table:table-cell office:value-type="float" office:value="0" table:formula="of:=POWER([.M86]-[.C86];2)" table:style-name="ce1">
            <text:p>0</text:p>
          </table:table-cell>
          <table:table-cell table:number-columns-repeated="7" table:style-name="ce1"/>
          <table:table-cell office:value-type="float" office:value="-2.19939160346985" table:style-name="ce1">
            <text:p>-2.199391603</text:p>
          </table:table-cell>
          <table:table-cell table:style-name="ce1"/>
          <table:table-cell office:value-type="float" office:value="0" table:formula="of:=[.AJ86]-[.I85]" table:style-name="ce1">
            <text:p>0</text:p>
          </table:table-cell>
          <table:table-cell table:style-name="ce1"/>
          <table:table-cell office:value-type="float" office:value="0" table:formula="of:=POWER([.AJ86]-[.I85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0.74821519851684604" table:style-name="ce1">
            <text:p>-0.748215199</text:p>
          </table:table-cell>
          <table:table-cell table:style-name="ce1"/>
          <table:table-cell office:value-type="float" office:value="-1.2794561386108401" table:style-name="ce1">
            <text:p>-1.279456139</text:p>
          </table:table-cell>
          <table:table-cell table:style-name="ce1"/>
          <table:table-cell office:value-type="float" office:value="-0.59498405456543002" table:style-name="ce1">
            <text:p>-0.594984055</text:p>
          </table:table-cell>
          <table:table-cell table:style-name="ce1"/>
          <table:table-cell office:value-type="float" office:value="-20.479555113977817" table:formula="of:=([.E87]-[.A87])/[.A87]%" table:style-name="ce2">
            <text:p>-20.47955511</text:p>
          </table:table-cell>
          <table:table-cell table:style-name="ce2"/>
          <table:table-cell office:value-type="float" office:value="-1.1811012029647801" table:style-name="ce1">
            <text:p>-1.181101203</text:p>
          </table:table-cell>
          <table:table-cell table:style-name="ce1"/>
          <table:table-cell office:value-type="float" office:value="98.509723731578617" table:formula="of:=([.I87]-[.E87])/[.E87]%" table:style-name="ce2">
            <text:p>98.50972373</text:p>
          </table:table-cell>
          <table:table-cell table:style-name="ce2"/>
          <table:table-cell office:value-type="float" office:value="-1.45128381252289" table:style-name="ce1">
            <text:p>-1.451283813</text:p>
          </table:table-cell>
          <table:table-cell table:style-name="ce1"/>
          <table:table-cell office:value-type="float" office:value="22.875483394640707" table:formula="of:=([.M87]-[.I87])/[.I87]%" table:style-name="ce3">
            <text:p>22.87548339</text:p>
          </table:table-cell>
          <table:table-cell table:style-name="ce3"/>
          <table:table-cell table:number-columns-repeated="8" table:style-name="ce1"/>
          <table:table-cell office:value-type="float" office:value="2.3479783476659577E-2" table:formula="of:=POWER([.E87]-[.A87]; 2)" table:style-name="ce1">
            <text:p>0.023479783</text:p>
          </table:table-cell>
          <table:table-cell office:value-type="float" office:value="0.34353331164778572" table:formula="of:=POWER([.I87]-[.E87];2)" table:style-name="ce1">
            <text:p>0.343533312</text:p>
          </table:table-cell>
          <table:table-cell office:value-type="float" office:value="9.6736933659406065E-3" table:formula="of:=POWER([.C87]-[.I87];2)" table:style-name="ce1">
            <text:p>0.009673693</text:p>
          </table:table-cell>
          <table:table-cell office:value-type="float" office:value="2.9524749522025752E-2" table:formula="of:=POWER([.M87]-[.C87];2)" table:style-name="ce1">
            <text:p>0.02952475</text:p>
          </table:table-cell>
          <table:table-cell table:number-columns-repeated="7" table:style-name="ce1"/>
          <table:table-cell office:value-type="float" office:value="1.31942220032215E-2" table:style-name="ce1">
            <text:p>0.013194222</text:p>
          </table:table-cell>
          <table:table-cell table:style-name="ce1"/>
          <table:table-cell office:value-type="float" office:value="0" table:formula="of:=[.AJ87]-[.I86]" table:style-name="ce1">
            <text:p>0</text:p>
          </table:table-cell>
          <table:table-cell table:style-name="ce1"/>
          <table:table-cell office:value-type="float" office:value="0" table:formula="of:=POWER([.AJ87]-[.I86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0.385980725288391" table:style-name="ce1">
            <text:p>-0.385980725</text:p>
          </table:table-cell>
          <table:table-cell table:style-name="ce1"/>
          <table:table-cell office:value-type="float" office:value="-1.7792508602142301" table:style-name="ce1">
            <text:p>-1.77925086</text:p>
          </table:table-cell>
          <table:table-cell table:style-name="ce1"/>
          <table:table-cell office:value-type="float" office:value="-0.98044013977050803" table:style-name="ce1">
            <text:p>-0.98044014</text:p>
          </table:table-cell>
          <table:table-cell table:style-name="ce1"/>
          <table:table-cell office:value-type="float" office:value="154.01272020460561" table:formula="of:=([.E88]-[.A88])/[.A88]%" table:style-name="ce2">
            <text:p>154.0127202</text:p>
          </table:table-cell>
          <table:table-cell table:style-name="ce2"/>
          <table:table-cell office:value-type="float" office:value="-1.06247234344482" table:style-name="ce1">
            <text:p>-1.062472343</text:p>
          </table:table-cell>
          <table:table-cell table:style-name="ce1"/>
          <table:table-cell office:value-type="float" office:value="8.3668752784349767" table:formula="of:=([.I88]-[.E88])/[.E88]%" table:style-name="ce2">
            <text:p>8.366875278</text:p>
          </table:table-cell>
          <table:table-cell table:style-name="ce2"/>
          <table:table-cell office:value-type="float" office:value="-0.59718525409698497" table:style-name="ce1">
            <text:p>-0.597185254</text:p>
          </table:table-cell>
          <table:table-cell table:style-name="ce1"/>
          <table:table-cell office:value-type="float" office:value="-43.792865971386099" table:formula="of:=([.M88]-[.I88])/[.I88]%" table:style-name="ce3">
            <text:p>-43.79286597</text:p>
          </table:table-cell>
          <table:table-cell table:style-name="ce3"/>
          <table:table-cell table:number-columns-repeated="8" table:style-name="ce1"/>
          <table:table-cell office:value-type="float" office:value="0.35338199546642141" table:formula="of:=POWER([.E88]-[.A88]; 2)" table:style-name="ce1">
            <text:p>0.353381995</text:p>
          </table:table-cell>
          <table:table-cell office:value-type="float" office:value="6.7292824396638015E-3" table:formula="of:=POWER([.I88]-[.E88];2)" table:style-name="ce1">
            <text:p>0.006729282</text:p>
          </table:table-cell>
          <table:table-cell office:value-type="float" office:value="0.51377144210215542" table:formula="of:=POWER([.C88]-[.I88];2)" table:style-name="ce1">
            <text:p>0.513771442</text:p>
          </table:table-cell>
          <table:table-cell office:value-type="float" office:value="1.3972790971653297" table:formula="of:=POWER([.M88]-[.C88];2)" table:style-name="ce1">
            <text:p>1.397279097</text:p>
          </table:table-cell>
          <table:table-cell table:number-columns-repeated="7" table:style-name="ce1"/>
          <table:table-cell office:value-type="float" office:value="-0.93149584531784102" table:style-name="ce1">
            <text:p>-0.931495845</text:p>
          </table:table-cell>
          <table:table-cell table:style-name="ce1"/>
          <table:table-cell office:value-type="float" office:value="0.24960535764693903" table:formula="of:=[.AJ88]-[.I87]" table:style-name="ce1">
            <text:p>0.249605358</text:p>
          </table:table-cell>
          <table:table-cell table:style-name="ce1"/>
          <table:table-cell office:value-type="float" office:value="6.2302834566056342E-2" table:formula="of:=POWER([.AJ88]-[.I87];2)" table:style-name="ce1">
            <text:p>0.062302835</text:p>
          </table:table-cell>
          <table:table-cell table:number-columns-repeated="16344"/>
        </table:table-row>
        <table:table-row table:style-name="ro1">
          <table:table-cell office:value-type="float" office:value="-0.93161940574645996" table:style-name="ce1">
            <text:p>-0.931619406</text:p>
          </table:table-cell>
          <table:table-cell table:style-name="ce1"/>
          <table:table-cell office:value-type="float" office:value="-0.86835372447967496" table:style-name="ce1">
            <text:p>-0.868353724</text:p>
          </table:table-cell>
          <table:table-cell table:style-name="ce1"/>
          <table:table-cell office:value-type="float" office:value="-1.31587862968445" table:style-name="ce1">
            <text:p>-1.31587863</text:p>
          </table:table-cell>
          <table:table-cell table:style-name="ce1"/>
          <table:table-cell office:value-type="float" office:value="41.246373955693038" table:formula="of:=([.E89]-[.A89])/[.A89]%" table:style-name="ce2">
            <text:p>41.24637396</text:p>
          </table:table-cell>
          <table:table-cell table:style-name="ce2"/>
          <table:table-cell office:value-type="float" office:value="-0.76624006032943703" table:style-name="ce1">
            <text:p>-0.76624006</text:p>
          </table:table-cell>
          <table:table-cell table:style-name="ce1"/>
          <table:table-cell office:value-type="float" office:value="-41.769701016180896" table:formula="of:=([.I89]-[.E89])/[.E89]%" table:style-name="ce2">
            <text:p>-41.76970102</text:p>
          </table:table-cell>
          <table:table-cell table:style-name="ce2"/>
          <table:table-cell office:value-type="float" office:value="-0.227341383695602" table:style-name="ce1">
            <text:p>-0.227341384</text:p>
          </table:table-cell>
          <table:table-cell table:style-name="ce1"/>
          <table:table-cell office:value-type="float" office:value="-70.330266522758038" table:formula="of:=([.M89]-[.I89])/[.I89]%" table:style-name="ce3">
            <text:p>-70.33026652</text:p>
          </table:table-cell>
          <table:table-cell table:style-name="ce3"/>
          <table:table-cell table:number-columns-repeated="8" table:style-name="ce1"/>
          <table:table-cell office:value-type="float" office:value="0.14765515118142639" table:formula="of:=POWER([.E89]-[.A89]; 2)" table:style-name="ce1">
            <text:p>0.147655151</text:p>
          </table:table-cell>
          <table:table-cell office:value-type="float" office:value="0.30210255692262544" table:formula="of:=POWER([.I89]-[.E89];2)" table:style-name="ce1">
            <text:p>0.302102557</text:p>
          </table:table-cell>
          <table:table-cell office:value-type="float" office:value="1.0427200406187586E-2" table:formula="of:=POWER([.C89]-[.I89];2)" table:style-name="ce1">
            <text:p>0.0104272</text:p>
          </table:table-cell>
          <table:table-cell office:value-type="float" office:value="0.41089682103747655" table:formula="of:=POWER([.M89]-[.C89];2)" table:style-name="ce1">
            <text:p>0.410896821</text:p>
          </table:table-cell>
          <table:table-cell table:number-columns-repeated="7" table:style-name="ce1"/>
          <table:table-cell office:value-type="float" office:value="-1.92459672689438E-2" table:style-name="ce1">
            <text:p>-0.019245967</text:p>
          </table:table-cell>
          <table:table-cell table:style-name="ce1"/>
          <table:table-cell office:value-type="float" office:value="1.0432263761758762" table:formula="of:=[.AJ89]-[.I88]" table:style-name="ce1">
            <text:p>1.043226376</text:p>
          </table:table-cell>
          <table:table-cell table:style-name="ce1"/>
          <table:table-cell office:value-type="float" office:value="1.0883212719490507" table:formula="of:=POWER([.AJ89]-[.I88];2)" table:style-name="ce1">
            <text:p>1.088321272</text:p>
          </table:table-cell>
          <table:table-cell table:number-columns-repeated="16344"/>
        </table:table-row>
        <table:table-row table:style-name="ro1">
          <table:table-cell office:value-type="float" office:value="0.13219608366489399" table:style-name="ce1">
            <text:p>0.132196084</text:p>
          </table:table-cell>
          <table:table-cell table:style-name="ce1"/>
          <table:table-cell office:value-type="float" office:value="-5.3635789081454303E-3" table:style-name="ce1">
            <text:p>-0.005363579</text:p>
          </table:table-cell>
          <table:table-cell table:style-name="ce1"/>
          <table:table-cell office:value-type="float" office:value="0.21348327398300199" table:style-name="ce1">
            <text:p>0.213483274</text:p>
          </table:table-cell>
          <table:table-cell table:style-name="ce1"/>
          <table:table-cell office:value-type="float" office:value="61.489862683197352" table:formula="of:=([.E90]-[.A90])/[.A90]%" table:style-name="ce2">
            <text:p>61.48986268</text:p>
          </table:table-cell>
          <table:table-cell table:style-name="ce2"/>
          <table:table-cell office:value-type="float" office:value="-5.3635789081454303E-3" table:style-name="ce1">
            <text:p>-0.005363579</text:p>
          </table:table-cell>
          <table:table-cell table:style-name="ce1"/>
          <table:table-cell office:value-type="float" office:value="-102.51241177263024" table:formula="of:=([.I90]-[.E90])/[.E90]%" table:style-name="ce2">
            <text:p>-102.5124118</text:p>
          </table:table-cell>
          <table:table-cell table:style-name="ce2"/>
          <table:table-cell office:value-type="float" office:value="-5.3635789081454303E-3" table:style-name="ce1">
            <text:p>-0.005363579</text:p>
          </table:table-cell>
          <table:table-cell table:style-name="ce1"/>
          <table:table-cell office:value-type="float" office:value="0" table:formula="of:=([.M90]-[.I90])/[.I9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6.6076073098123101E-3" table:formula="of:=POWER([.E90]-[.A90]; 2)" table:style-name="ce1">
            <text:p>0.006607607</text:p>
          </table:table-cell>
          <table:table-cell office:value-type="float" office:value="4.789394502035952E-2" table:formula="of:=POWER([.I90]-[.E90];2)" table:style-name="ce1">
            <text:p>0.047893945</text:p>
          </table:table-cell>
          <table:table-cell office:value-type="float" office:value="0" table:formula="of:=POWER([.C90]-[.I90];2)" table:style-name="ce1">
            <text:p>0</text:p>
          </table:table-cell>
          <table:table-cell office:value-type="float" office:value="0" table:formula="of:=POWER([.M90]-[.C90];2)" table:style-name="ce1">
            <text:p>0</text:p>
          </table:table-cell>
          <table:table-cell table:number-columns-repeated="7" table:style-name="ce1"/>
          <table:table-cell office:value-type="float" office:value="-0.46418803930282598" table:style-name="ce1">
            <text:p>-0.464188039</text:p>
          </table:table-cell>
          <table:table-cell table:style-name="ce1"/>
          <table:table-cell office:value-type="float" office:value="0.30205202102661105" table:formula="of:=[.AJ90]-[.I89]" table:style-name="ce1">
            <text:p>0.302052021</text:p>
          </table:table-cell>
          <table:table-cell table:style-name="ce1"/>
          <table:table-cell office:value-type="float" office:value="9.1235423406260285E-2" table:formula="of:=POWER([.AJ90]-[.I89];2)" table:style-name="ce1">
            <text:p>0.091235423</text:p>
          </table:table-cell>
          <table:table-cell table:number-columns-repeated="16344"/>
        </table:table-row>
        <table:table-row table:style-name="ro1">
          <table:table-cell office:value-type="float" office:value="-1.9365645945072198E-2" table:style-name="ce1">
            <text:p>-0.019365646</text:p>
          </table:table-cell>
          <table:table-cell table:style-name="ce1"/>
          <table:table-cell office:value-type="float" office:value="-1.9365645945072198E-2" table:style-name="ce1">
            <text:p>-0.019365646</text:p>
          </table:table-cell>
          <table:table-cell table:style-name="ce1"/>
          <table:table-cell office:value-type="float" office:value="-1.9365645945072198E-2" table:style-name="ce1">
            <text:p>-0.019365646</text:p>
          </table:table-cell>
          <table:table-cell table:style-name="ce1"/>
          <table:table-cell office:value-type="float" office:value="0" table:formula="of:=([.E91]-[.A91])/[.A91]%" table:style-name="ce2">
            <text:p>0</text:p>
          </table:table-cell>
          <table:table-cell table:style-name="ce2"/>
          <table:table-cell office:value-type="float" office:value="-1.9365645945072198E-2" table:style-name="ce1">
            <text:p>-0.019365646</text:p>
          </table:table-cell>
          <table:table-cell table:style-name="ce1"/>
          <table:table-cell office:value-type="float" office:value="0" table:formula="of:=([.I91]-[.E91])/[.E91]%" table:style-name="ce2">
            <text:p>0</text:p>
          </table:table-cell>
          <table:table-cell table:style-name="ce2"/>
          <table:table-cell office:value-type="float" office:value="-1.9365645945072198E-2" table:style-name="ce1">
            <text:p>-0.019365646</text:p>
          </table:table-cell>
          <table:table-cell table:style-name="ce1"/>
          <table:table-cell office:value-type="float" office:value="0" table:formula="of:=([.M91]-[.I91])/[.I9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91]-[.A91]; 2)" table:style-name="ce1">
            <text:p>0</text:p>
          </table:table-cell>
          <table:table-cell office:value-type="float" office:value="0" table:formula="of:=POWER([.I91]-[.E91];2)" table:style-name="ce1">
            <text:p>0</text:p>
          </table:table-cell>
          <table:table-cell office:value-type="float" office:value="0" table:formula="of:=POWER([.C91]-[.I91];2)" table:style-name="ce1">
            <text:p>0</text:p>
          </table:table-cell>
          <table:table-cell office:value-type="float" office:value="0" table:formula="of:=POWER([.M91]-[.C91];2)" table:style-name="ce1">
            <text:p>0</text:p>
          </table:table-cell>
          <table:table-cell table:number-columns-repeated="7" table:style-name="ce1"/>
          <table:table-cell office:value-type="float" office:value="-5.3635789081454303E-3" table:style-name="ce1">
            <text:p>-0.005363579</text:p>
          </table:table-cell>
          <table:table-cell table:style-name="ce1"/>
          <table:table-cell office:value-type="float" office:value="0" table:formula="of:=[.AJ91]-[.I90]" table:style-name="ce1">
            <text:p>0</text:p>
          </table:table-cell>
          <table:table-cell table:style-name="ce1"/>
          <table:table-cell office:value-type="float" office:value="0" table:formula="of:=POWER([.AJ91]-[.I90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.13805408775806399" table:style-name="ce1">
            <text:p>0.138054088</text:p>
          </table:table-cell>
          <table:table-cell table:style-name="ce1"/>
          <table:table-cell office:value-type="float" office:value="-4.9387793987989398E-2" table:style-name="ce1">
            <text:p>-0.049387794</text:p>
          </table:table-cell>
          <table:table-cell table:style-name="ce1"/>
          <table:table-cell office:value-type="float" office:value="-4.9387793987989398E-2" table:style-name="ce1">
            <text:p>-0.049387794</text:p>
          </table:table-cell>
          <table:table-cell table:style-name="ce1"/>
          <table:table-cell office:value-type="float" office:value="-135.77423514944385" table:formula="of:=([.E92]-[.A92])/[.A92]%" table:style-name="ce2">
            <text:p>-135.7742351</text:p>
          </table:table-cell>
          <table:table-cell table:style-name="ce2"/>
          <table:table-cell office:value-type="float" office:value="-4.9387793987989398E-2" table:style-name="ce1">
            <text:p>-0.049387794</text:p>
          </table:table-cell>
          <table:table-cell table:style-name="ce1"/>
          <table:table-cell office:value-type="float" office:value="0" table:formula="of:=([.I92]-[.E92])/[.E92]%" table:style-name="ce2">
            <text:p>0</text:p>
          </table:table-cell>
          <table:table-cell table:style-name="ce2"/>
          <table:table-cell office:value-type="float" office:value="-4.9387793987989398E-2" table:style-name="ce1">
            <text:p>-0.049387794</text:p>
          </table:table-cell>
          <table:table-cell table:style-name="ce1"/>
          <table:table-cell office:value-type="float" office:value="0" table:formula="of:=([.M92]-[.I92])/[.I92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3.5134459032501467E-2" table:formula="of:=POWER([.E92]-[.A92]; 2)" table:style-name="ce1">
            <text:p>0.035134459</text:p>
          </table:table-cell>
          <table:table-cell office:value-type="float" office:value="0" table:formula="of:=POWER([.I92]-[.E92];2)" table:style-name="ce1">
            <text:p>0</text:p>
          </table:table-cell>
          <table:table-cell office:value-type="float" office:value="0" table:formula="of:=POWER([.C92]-[.I92];2)" table:style-name="ce1">
            <text:p>0</text:p>
          </table:table-cell>
          <table:table-cell office:value-type="float" office:value="0" table:formula="of:=POWER([.M92]-[.C92];2)" table:style-name="ce1">
            <text:p>0</text:p>
          </table:table-cell>
          <table:table-cell table:number-columns-repeated="7" table:style-name="ce1"/>
          <table:table-cell office:value-type="float" office:value="-1.9365645945072198E-2" table:style-name="ce1">
            <text:p>-0.019365646</text:p>
          </table:table-cell>
          <table:table-cell table:style-name="ce1"/>
          <table:table-cell office:value-type="float" office:value="0" table:formula="of:=[.AJ92]-[.I91]" table:style-name="ce1">
            <text:p>0</text:p>
          </table:table-cell>
          <table:table-cell table:style-name="ce1"/>
          <table:table-cell office:value-type="float" office:value="0" table:formula="of:=POWER([.AJ92]-[.I91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0.41323247551918002" table:style-name="ce1">
            <text:p>-0.413232476</text:p>
          </table:table-cell>
          <table:table-cell table:style-name="ce1"/>
          <table:table-cell office:value-type="float" office:value="-1.1913913488388099" table:style-name="ce1">
            <text:p>-1.191391349</text:p>
          </table:table-cell>
          <table:table-cell table:style-name="ce1"/>
          <table:table-cell office:value-type="float" office:value="-1.1913913488388099" table:style-name="ce1">
            <text:p>-1.191391349</text:p>
          </table:table-cell>
          <table:table-cell table:style-name="ce1"/>
          <table:table-cell office:value-type="float" office:value="188.31019327364359" table:formula="of:=([.E93]-[.A93])/[.A93]%" table:style-name="ce2">
            <text:p>188.3101933</text:p>
          </table:table-cell>
          <table:table-cell table:style-name="ce2"/>
          <table:table-cell office:value-type="float" office:value="-1.1913913488388099" table:style-name="ce1">
            <text:p>-1.191391349</text:p>
          </table:table-cell>
          <table:table-cell table:style-name="ce1"/>
          <table:table-cell office:value-type="float" office:value="0" table:formula="of:=([.I93]-[.E93])/[.E93]%" table:style-name="ce2">
            <text:p>0</text:p>
          </table:table-cell>
          <table:table-cell table:style-name="ce2"/>
          <table:table-cell office:value-type="float" office:value="-1.1913913488388099" table:style-name="ce1">
            <text:p>-1.191391349</text:p>
          </table:table-cell>
          <table:table-cell table:style-name="ce1"/>
          <table:table-cell office:value-type="float" office:value="0" table:formula="of:=([.M93]-[.I93])/[.I93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60553123212607574" table:formula="of:=POWER([.E93]-[.A93]; 2)" table:style-name="ce1">
            <text:p>0.605531232</text:p>
          </table:table-cell>
          <table:table-cell office:value-type="float" office:value="0" table:formula="of:=POWER([.I93]-[.E93];2)" table:style-name="ce1">
            <text:p>0</text:p>
          </table:table-cell>
          <table:table-cell office:value-type="float" office:value="0" table:formula="of:=POWER([.C93]-[.I93];2)" table:style-name="ce1">
            <text:p>0</text:p>
          </table:table-cell>
          <table:table-cell office:value-type="float" office:value="0" table:formula="of:=POWER([.M93]-[.C93];2)" table:style-name="ce1">
            <text:p>0</text:p>
          </table:table-cell>
          <table:table-cell table:number-columns-repeated="7" table:style-name="ce1"/>
          <table:table-cell office:value-type="float" office:value="-4.9387793987989398E-2" table:style-name="ce1">
            <text:p>-0.049387794</text:p>
          </table:table-cell>
          <table:table-cell table:style-name="ce1"/>
          <table:table-cell office:value-type="float" office:value="0" table:formula="of:=[.AJ93]-[.I92]" table:style-name="ce1">
            <text:p>0</text:p>
          </table:table-cell>
          <table:table-cell table:style-name="ce1"/>
          <table:table-cell office:value-type="float" office:value="0" table:formula="of:=POWER([.AJ93]-[.I92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6.5908096730709104E-2" table:style-name="ce1">
            <text:p>0.065908097</text:p>
          </table:table-cell>
          <table:table-cell table:style-name="ce1"/>
          <table:table-cell office:value-type="float" office:value="-2.7009908109903301E-2" table:style-name="ce1">
            <text:p>-0.027009908</text:p>
          </table:table-cell>
          <table:table-cell table:style-name="ce1"/>
          <table:table-cell office:value-type="float" office:value="-8.6177758872509003E-2" table:style-name="ce1">
            <text:p>-0.086177759</text:p>
          </table:table-cell>
          <table:table-cell table:style-name="ce1"/>
          <table:table-cell office:value-type="float" office:value="-230.75443404870086" table:formula="of:=([.E94]-[.A94])/[.A94]%" table:style-name="ce2">
            <text:p>-230.754434</text:p>
          </table:table-cell>
          <table:table-cell table:style-name="ce2"/>
          <table:table-cell office:value-type="float" office:value="7.1170128881931305E-2" table:style-name="ce1">
            <text:p>0.071170129</text:p>
          </table:table-cell>
          <table:table-cell table:style-name="ce1"/>
          <table:table-cell office:value-type="float" office:value="-182.5852630807214" table:formula="of:=([.I94]-[.E94])/[.E94]%" table:style-name="ce2">
            <text:p>-182.5852631</text:p>
          </table:table-cell>
          <table:table-cell table:style-name="ce2"/>
          <table:table-cell office:value-type="float" office:value="-3.1987063586711897E-2" table:style-name="ce1">
            <text:p>-0.031987064</text:p>
          </table:table-cell>
          <table:table-cell table:style-name="ce1"/>
          <table:table-cell office:value-type="float" office:value="-144.94450704139837" table:formula="of:=([.M94]-[.I94])/[.I94]%" table:style-name="ce3">
            <text:p>-144.944507</text:p>
          </table:table-cell>
          <table:table-cell table:style-name="ce3"/>
          <table:table-cell table:number-columns-repeated="8" table:style-name="ce1"/>
          <table:table-cell office:value-type="float" office:value="2.3130107474562907E-2" table:formula="of:=POWER([.E94]-[.A94]; 2)" table:style-name="ce1">
            <text:p>0.023130107</text:p>
          </table:table-cell>
          <table:table-cell office:value-type="float" office:value="2.4758357780783946E-2" table:formula="of:=POWER([.I94]-[.E94];2)" table:style-name="ce1">
            <text:p>0.024758358</text:p>
          </table:table-cell>
          <table:table-cell office:value-type="float" office:value="9.6393196637180132E-3" table:formula="of:=POWER([.C94]-[.I94];2)" table:style-name="ce1">
            <text:p>0.00963932</text:p>
          </table:table-cell>
          <table:table-cell office:value-type="float" office:value="2.4772076640325809E-5" table:formula="of:=POWER([.M94]-[.C94];2)" table:style-name="ce1">
            <text:p>2.47721E-05</text:p>
          </table:table-cell>
          <table:table-cell table:number-columns-repeated="7" table:style-name="ce1"/>
          <table:table-cell office:value-type="float" office:value="-1.86745989322662" table:style-name="ce1">
            <text:p>-1.867459893</text:p>
          </table:table-cell>
          <table:table-cell table:style-name="ce1"/>
          <table:table-cell office:value-type="float" office:value="-0.67606854438781006" table:formula="of:=[.AJ94]-[.I93]" table:style-name="ce1">
            <text:p>-0.676068544</text:p>
          </table:table-cell>
          <table:table-cell table:style-name="ce1"/>
          <table:table-cell office:value-type="float" office:value="0.45706867671065232" table:formula="of:=POWER([.AJ94]-[.I93];2)" table:style-name="ce1">
            <text:p>0.457068677</text:p>
          </table:table-cell>
          <table:table-cell table:number-columns-repeated="16344"/>
        </table:table-row>
        <table:table-row table:style-name="ro1">
          <table:table-cell office:value-type="float" office:value="-2.5545896962285E-2" table:style-name="ce1">
            <text:p>-0.025545897</text:p>
          </table:table-cell>
          <table:table-cell table:style-name="ce1"/>
          <table:table-cell office:value-type="float" office:value="-2.5545896962285E-2" table:style-name="ce1">
            <text:p>-0.025545897</text:p>
          </table:table-cell>
          <table:table-cell table:style-name="ce1"/>
          <table:table-cell office:value-type="float" office:value="-2.5545896962285E-2" table:style-name="ce1">
            <text:p>-0.025545897</text:p>
          </table:table-cell>
          <table:table-cell table:style-name="ce1"/>
          <table:table-cell office:value-type="float" office:value="0" table:formula="of:=([.E95]-[.A95])/[.A95]%" table:style-name="ce2">
            <text:p>0</text:p>
          </table:table-cell>
          <table:table-cell table:style-name="ce2"/>
          <table:table-cell office:value-type="float" office:value="-2.5545896962285E-2" table:style-name="ce1">
            <text:p>-0.025545897</text:p>
          </table:table-cell>
          <table:table-cell table:style-name="ce1"/>
          <table:table-cell office:value-type="float" office:value="0" table:formula="of:=([.I95]-[.E95])/[.E95]%" table:style-name="ce2">
            <text:p>0</text:p>
          </table:table-cell>
          <table:table-cell table:style-name="ce2"/>
          <table:table-cell office:value-type="float" office:value="-2.5545896962285E-2" table:style-name="ce1">
            <text:p>-0.025545897</text:p>
          </table:table-cell>
          <table:table-cell table:style-name="ce1"/>
          <table:table-cell office:value-type="float" office:value="0" table:formula="of:=([.M95]-[.I95])/[.I9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95]-[.A95]; 2)" table:style-name="ce1">
            <text:p>0</text:p>
          </table:table-cell>
          <table:table-cell office:value-type="float" office:value="0" table:formula="of:=POWER([.I95]-[.E95];2)" table:style-name="ce1">
            <text:p>0</text:p>
          </table:table-cell>
          <table:table-cell office:value-type="float" office:value="0" table:formula="of:=POWER([.C95]-[.I95];2)" table:style-name="ce1">
            <text:p>0</text:p>
          </table:table-cell>
          <table:table-cell office:value-type="float" office:value="0" table:formula="of:=POWER([.M95]-[.C95];2)" table:style-name="ce1">
            <text:p>0</text:p>
          </table:table-cell>
          <table:table-cell table:number-columns-repeated="7" table:style-name="ce1"/>
          <table:table-cell office:value-type="float" office:value="0.29484501481056202" table:style-name="ce1">
            <text:p>0.294845015</text:p>
          </table:table-cell>
          <table:table-cell table:style-name="ce1"/>
          <table:table-cell office:value-type="float" office:value="0.22367488592863072" table:formula="of:=[.AJ95]-[.I94]" table:style-name="ce1">
            <text:p>0.223674886</text:p>
          </table:table-cell>
          <table:table-cell table:style-name="ce1"/>
          <table:table-cell office:value-type="float" office:value="5.0030454595185965E-2" table:formula="of:=POWER([.AJ95]-[.I94];2)" table:style-name="ce1">
            <text:p>0.050030455</text:p>
          </table:table-cell>
          <table:table-cell table:number-columns-repeated="16344"/>
        </table:table-row>
        <table:table-row table:style-name="ro1">
          <table:table-cell office:value-type="float" office:value="-0.56665700674056996" table:style-name="ce1">
            <text:p>-0.566657007</text:p>
          </table:table-cell>
          <table:table-cell table:style-name="ce1"/>
          <table:table-cell office:value-type="float" office:value="-0.36241465806961098" table:style-name="ce1">
            <text:p>-0.362414658</text:p>
          </table:table-cell>
          <table:table-cell table:style-name="ce1"/>
          <table:table-cell office:value-type="float" office:value="-0.95443570613861095" table:style-name="ce1">
            <text:p>-0.954435706</text:p>
          </table:table-cell>
          <table:table-cell table:style-name="ce1"/>
          <table:table-cell office:value-type="float" office:value="68.432701755257042" table:formula="of:=([.E96]-[.A96])/[.A96]%" table:style-name="ce2">
            <text:p>68.43270176</text:p>
          </table:table-cell>
          <table:table-cell table:style-name="ce2"/>
          <table:table-cell office:value-type="float" office:value="-0.32725131511688199" table:style-name="ce1">
            <text:p>-0.327251315</text:p>
          </table:table-cell>
          <table:table-cell table:style-name="ce1"/>
          <table:table-cell office:value-type="float" office:value="-65.712586713582581" table:formula="of:=([.I96]-[.E96])/[.E96]%" table:style-name="ce2">
            <text:p>-65.71258671</text:p>
          </table:table-cell>
          <table:table-cell table:style-name="ce2"/>
          <table:table-cell office:value-type="float" office:value="6.3598409295082106E-2" table:style-name="ce1">
            <text:p>0.063598409</text:p>
          </table:table-cell>
          <table:table-cell table:style-name="ce1"/>
          <table:table-cell office:value-type="float" office:value="-119.43411878188085" table:formula="of:=([.M96]-[.I96])/[.I96]%" table:style-name="ce3">
            <text:p>-119.4341188</text:p>
          </table:table-cell>
          <table:table-cell table:style-name="ce3"/>
          <table:table-cell table:number-columns-repeated="8" table:style-name="ce1"/>
          <table:table-cell office:value-type="float" office:value="0.15037231970683623" table:formula="of:=POWER([.E96]-[.A96]; 2)" table:style-name="ce1">
            <text:p>0.15037232</text:p>
          </table:table-cell>
          <table:table-cell office:value-type="float" office:value="0.39336026034129701" table:formula="of:=POWER([.I96]-[.E96];2)" table:style-name="ce1">
            <text:p>0.39336026</text:p>
          </table:table-cell>
          <table:table-cell office:value-type="float" office:value="1.2364606876112357E-3" table:formula="of:=POWER([.C96]-[.I96];2)" table:style-name="ce1">
            <text:p>0.001236461</text:p>
          </table:table-cell>
          <table:table-cell office:value-type="float" office:value="0.18148713356547452" table:formula="of:=POWER([.M96]-[.C96];2)" table:style-name="ce1">
            <text:p>0.181487134</text:p>
          </table:table-cell>
          <table:table-cell table:number-columns-repeated="7" table:style-name="ce1"/>
          <table:table-cell office:value-type="float" office:value="-2.5545896962285E-2" table:style-name="ce1">
            <text:p>-0.025545897</text:p>
          </table:table-cell>
          <table:table-cell table:style-name="ce1"/>
          <table:table-cell office:value-type="float" office:value="0" table:formula="of:=[.AJ96]-[.I95]" table:style-name="ce1">
            <text:p>0</text:p>
          </table:table-cell>
          <table:table-cell table:style-name="ce1"/>
          <table:table-cell office:value-type="float" office:value="0" table:formula="of:=POWER([.AJ96]-[.I95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1.1497727595269701E-2" table:style-name="ce1">
            <text:p>-0.011497728</text:p>
          </table:table-cell>
          <table:table-cell table:style-name="ce1"/>
          <table:table-cell office:value-type="float" office:value="-1.1497727595269701E-2" table:style-name="ce1">
            <text:p>-0.011497728</text:p>
          </table:table-cell>
          <table:table-cell table:style-name="ce1"/>
          <table:table-cell office:value-type="float" office:value="-1.1497727595269701E-2" table:style-name="ce1">
            <text:p>-0.011497728</text:p>
          </table:table-cell>
          <table:table-cell table:style-name="ce1"/>
          <table:table-cell office:value-type="float" office:value="0" table:formula="of:=([.E97]-[.A97])/[.A97]%" table:style-name="ce2">
            <text:p>0</text:p>
          </table:table-cell>
          <table:table-cell table:style-name="ce2"/>
          <table:table-cell office:value-type="float" office:value="-1.1497727595269701E-2" table:style-name="ce1">
            <text:p>-0.011497728</text:p>
          </table:table-cell>
          <table:table-cell table:style-name="ce1"/>
          <table:table-cell office:value-type="float" office:value="0" table:formula="of:=([.I97]-[.E97])/[.E97]%" table:style-name="ce2">
            <text:p>0</text:p>
          </table:table-cell>
          <table:table-cell table:style-name="ce2"/>
          <table:table-cell office:value-type="float" office:value="-1.1497727595269701E-2" table:style-name="ce1">
            <text:p>-0.011497728</text:p>
          </table:table-cell>
          <table:table-cell table:style-name="ce1"/>
          <table:table-cell office:value-type="float" office:value="0" table:formula="of:=([.M97]-[.I97])/[.I97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97]-[.A97]; 2)" table:style-name="ce1">
            <text:p>0</text:p>
          </table:table-cell>
          <table:table-cell office:value-type="float" office:value="0" table:formula="of:=POWER([.I97]-[.E97];2)" table:style-name="ce1">
            <text:p>0</text:p>
          </table:table-cell>
          <table:table-cell office:value-type="float" office:value="0" table:formula="of:=POWER([.C97]-[.I97];2)" table:style-name="ce1">
            <text:p>0</text:p>
          </table:table-cell>
          <table:table-cell office:value-type="float" office:value="0" table:formula="of:=POWER([.M97]-[.C97];2)" table:style-name="ce1">
            <text:p>0</text:p>
          </table:table-cell>
          <table:table-cell table:number-columns-repeated="7" table:style-name="ce1"/>
          <table:table-cell office:value-type="float" office:value="-7.2575181722641005E-2" table:style-name="ce1">
            <text:p>-0.072575182</text:p>
          </table:table-cell>
          <table:table-cell table:style-name="ce1"/>
          <table:table-cell office:value-type="float" office:value="0.254676133394241" table:formula="of:=[.AJ97]-[.I96]" table:style-name="ce1">
            <text:p>0.254676133</text:p>
          </table:table-cell>
          <table:table-cell table:style-name="ce1"/>
          <table:table-cell office:value-type="float" office:value="6.4859932920641239E-2" table:formula="of:=POWER([.AJ97]-[.I96];2)" table:style-name="ce1">
            <text:p>0.064859933</text:p>
          </table:table-cell>
          <table:table-cell table:number-columns-repeated="16344"/>
        </table:table-row>
        <table:table-row table:style-name="ro1">
          <table:table-cell office:value-type="float" office:value="-0.84711438417434703" table:style-name="ce1">
            <text:p>-0.847114384</text:p>
          </table:table-cell>
          <table:table-cell table:style-name="ce1"/>
          <table:table-cell office:value-type="float" office:value="-1.17704105377197" table:style-name="ce1">
            <text:p>-1.177041054</text:p>
          </table:table-cell>
          <table:table-cell table:style-name="ce1"/>
          <table:table-cell office:value-type="float" office:value="-1.17704105377197" table:style-name="ce1">
            <text:p>-1.177041054</text:p>
          </table:table-cell>
          <table:table-cell table:style-name="ce1"/>
          <table:table-cell office:value-type="float" office:value="38.947121635668012" table:formula="of:=([.E98]-[.A98])/[.A98]%" table:style-name="ce2">
            <text:p>38.94712164</text:p>
          </table:table-cell>
          <table:table-cell table:style-name="ce2"/>
          <table:table-cell office:value-type="float" office:value="-1.17704105377197" table:style-name="ce1">
            <text:p>-1.177041054</text:p>
          </table:table-cell>
          <table:table-cell table:style-name="ce1"/>
          <table:table-cell office:value-type="float" office:value="0" table:formula="of:=([.I98]-[.E98])/[.E98]%" table:style-name="ce2">
            <text:p>0</text:p>
          </table:table-cell>
          <table:table-cell table:style-name="ce2"/>
          <table:table-cell office:value-type="float" office:value="-1.17704105377197" table:style-name="ce1">
            <text:p>-1.177041054</text:p>
          </table:table-cell>
          <table:table-cell table:style-name="ce1"/>
          <table:table-cell office:value-type="float" office:value="0" table:formula="of:=([.M98]-[.I98])/[.I98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10885160731177906" table:formula="of:=POWER([.E98]-[.A98]; 2)" table:style-name="ce1">
            <text:p>0.108851607</text:p>
          </table:table-cell>
          <table:table-cell office:value-type="float" office:value="0" table:formula="of:=POWER([.I98]-[.E98];2)" table:style-name="ce1">
            <text:p>0</text:p>
          </table:table-cell>
          <table:table-cell office:value-type="float" office:value="0" table:formula="of:=POWER([.C98]-[.I98];2)" table:style-name="ce1">
            <text:p>0</text:p>
          </table:table-cell>
          <table:table-cell office:value-type="float" office:value="0" table:formula="of:=POWER([.M98]-[.C98];2)" table:style-name="ce1">
            <text:p>0</text:p>
          </table:table-cell>
          <table:table-cell table:number-columns-repeated="7" table:style-name="ce1"/>
          <table:table-cell office:value-type="float" office:value="-1.1497727595269701E-2" table:style-name="ce1">
            <text:p>-0.011497728</text:p>
          </table:table-cell>
          <table:table-cell table:style-name="ce1"/>
          <table:table-cell office:value-type="float" office:value="0" table:formula="of:=[.AJ98]-[.I97]" table:style-name="ce1">
            <text:p>0</text:p>
          </table:table-cell>
          <table:table-cell table:style-name="ce1"/>
          <table:table-cell office:value-type="float" office:value="0" table:formula="of:=POWER([.AJ98]-[.I97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0.15838465094566301" table:style-name="ce1">
            <text:p>-0.158384651</text:p>
          </table:table-cell>
          <table:table-cell table:style-name="ce1"/>
          <table:table-cell office:value-type="float" office:value="-3.5300511866807903E-2" table:style-name="ce1">
            <text:p>-0.035300512</text:p>
          </table:table-cell>
          <table:table-cell table:style-name="ce1"/>
          <table:table-cell office:value-type="float" office:value="-6.0449093580245998E-3" table:style-name="ce1">
            <text:p>-0.006044909</text:p>
          </table:table-cell>
          <table:table-cell table:style-name="ce1"/>
          <table:table-cell office:value-type="float" office:value="-96.1833995138213" table:formula="of:=([.E99]-[.A99])/[.A99]%" table:style-name="ce2">
            <text:p>-96.18339951</text:p>
          </table:table-cell>
          <table:table-cell table:style-name="ce2"/>
          <table:table-cell office:value-type="float" office:value="-2.3786388337612201E-2" table:style-name="ce1">
            <text:p>-0.023786388</text:p>
          </table:table-cell>
          <table:table-cell table:style-name="ce1"/>
          <table:table-cell office:value-type="float" office:value="293.4945410891205" table:formula="of:=([.I99]-[.E99])/[.E99]%" table:style-name="ce2">
            <text:p>293.4945411</text:p>
          </table:table-cell>
          <table:table-cell table:style-name="ce2"/>
          <table:table-cell office:value-type="float" office:value="-6.8598270416259793E-2" table:style-name="ce1">
            <text:p>-0.06859827</text:p>
          </table:table-cell>
          <table:table-cell table:style-name="ce1"/>
          <table:table-cell office:value-type="float" office:value="188.39296425590115" table:formula="of:=([.M99]-[.I99])/[.I99]%" table:style-name="ce3">
            <text:p>188.3929643</text:p>
          </table:table-cell>
          <table:table-cell table:style-name="ce3"/>
          <table:table-cell table:number-columns-repeated="8" table:style-name="ce1"/>
          <table:table-cell office:value-type="float" office:value="2.3207396866988448E-2" table:formula="of:=POWER([.E99]-[.A99]; 2)" table:style-name="ce1">
            <text:p>0.023207397</text:p>
          </table:table-cell>
          <table:table-cell office:value-type="float" office:value="3.147600763831487E-4" table:formula="of:=POWER([.I99]-[.E99];2)" table:style-name="ce1">
            <text:p>0.00031476</text:p>
          </table:table-cell>
          <table:table-cell office:value-type="float" office:value="1.3257504064557809E-4" table:formula="of:=POWER([.C99]-[.I99];2)" table:style-name="ce1">
            <text:p>0.000132575</text:p>
          </table:table-cell>
          <table:table-cell office:value-type="float" office:value="1.1087407244175964E-3" table:formula="of:=POWER([.M99]-[.C99];2)" table:style-name="ce1">
            <text:p>0.001108741</text:p>
          </table:table-cell>
          <table:table-cell table:number-columns-repeated="7" table:style-name="ce1"/>
          <table:table-cell office:value-type="float" office:value="-1.17704105377197" table:style-name="ce1">
            <text:p>-1.177041054</text:p>
          </table:table-cell>
          <table:table-cell table:style-name="ce1"/>
          <table:table-cell office:value-type="float" office:value="0" table:formula="of:=[.AJ99]-[.I98]" table:style-name="ce1">
            <text:p>0</text:p>
          </table:table-cell>
          <table:table-cell table:style-name="ce1"/>
          <table:table-cell office:value-type="float" office:value="0" table:formula="of:=POWER([.AJ99]-[.I98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0.16521763801574699" table:style-name="ce1">
            <text:p>-0.165217638</text:p>
          </table:table-cell>
          <table:table-cell table:style-name="ce1"/>
          <table:table-cell office:value-type="float" office:value="-0.11370450258254999" table:style-name="ce1">
            <text:p>-0.113704503</text:p>
          </table:table-cell>
          <table:table-cell table:style-name="ce1"/>
          <table:table-cell office:value-type="float" office:value="-0.11370450258254999" table:style-name="ce1">
            <text:p>-0.113704503</text:p>
          </table:table-cell>
          <table:table-cell table:style-name="ce1"/>
          <table:table-cell office:value-type="float" office:value="-31.178956467279388" table:formula="of:=([.E100]-[.A100])/[.A100]%" table:style-name="ce2">
            <text:p>-31.17895647</text:p>
          </table:table-cell>
          <table:table-cell table:style-name="ce2"/>
          <table:table-cell office:value-type="float" office:value="-0.11370450258254999" table:style-name="ce1">
            <text:p>-0.113704503</text:p>
          </table:table-cell>
          <table:table-cell table:style-name="ce1"/>
          <table:table-cell office:value-type="float" office:value="0" table:formula="of:=([.I100]-[.E100])/[.E100]%" table:style-name="ce2">
            <text:p>0</text:p>
          </table:table-cell>
          <table:table-cell table:style-name="ce2"/>
          <table:table-cell office:value-type="float" office:value="-0.11370450258254999" table:style-name="ce1">
            <text:p>-0.113704503</text:p>
          </table:table-cell>
          <table:table-cell table:style-name="ce1"/>
          <table:table-cell office:value-type="float" office:value="0" table:formula="of:=([.M100]-[.I100])/[.I10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2.6536031221588955E-3" table:formula="of:=POWER([.E100]-[.A100]; 2)" table:style-name="ce1">
            <text:p>0.002653603</text:p>
          </table:table-cell>
          <table:table-cell office:value-type="float" office:value="0" table:formula="of:=POWER([.I100]-[.E100];2)" table:style-name="ce1">
            <text:p>0</text:p>
          </table:table-cell>
          <table:table-cell office:value-type="float" office:value="0" table:formula="of:=POWER([.C100]-[.I100];2)" table:style-name="ce1">
            <text:p>0</text:p>
          </table:table-cell>
          <table:table-cell office:value-type="float" office:value="0" table:formula="of:=POWER([.M100]-[.C100];2)" table:style-name="ce1">
            <text:p>0</text:p>
          </table:table-cell>
          <table:table-cell table:number-columns-repeated="7" table:style-name="ce1"/>
          <table:table-cell office:value-type="float" office:value="5.7588115334510803E-2" table:style-name="ce1">
            <text:p>0.057588115</text:p>
          </table:table-cell>
          <table:table-cell table:style-name="ce1"/>
          <table:table-cell office:value-type="float" office:value="8.1374503672123011E-2" table:formula="of:=[.AJ100]-[.I99]" table:style-name="ce1">
            <text:p>0.081374504</text:p>
          </table:table-cell>
          <table:table-cell table:style-name="ce1"/>
          <table:table-cell office:value-type="float" office:value="6.621809847884361E-3" table:formula="of:=POWER([.AJ100]-[.I99];2)" table:style-name="ce1">
            <text:p>0.00662181</text:p>
          </table:table-cell>
          <table:table-cell table:number-columns-repeated="16344"/>
        </table:table-row>
        <table:table-row table:style-name="ro1">
          <table:table-cell office:value-type="float" office:value="0.56617701053619396" table:style-name="ce1">
            <text:p>0.566177011</text:p>
          </table:table-cell>
          <table:table-cell table:style-name="ce1"/>
          <table:table-cell office:value-type="float" office:value="4.55578847322613E-4" table:style-name="ce1">
            <text:p>0.000455579</text:p>
          </table:table-cell>
          <table:table-cell table:style-name="ce1"/>
          <table:table-cell office:value-type="float" office:value="0.94456863403320301" table:style-name="ce1">
            <text:p>0.944568634</text:p>
          </table:table-cell>
          <table:table-cell table:style-name="ce1"/>
          <table:table-cell office:value-type="float" office:value="66.832742491373139" table:formula="of:=([.E101]-[.A101])/[.A101]%" table:style-name="ce2">
            <text:p>66.83274249</text:p>
          </table:table-cell>
          <table:table-cell table:style-name="ce2"/>
          <table:table-cell office:value-type="float" office:value="4.55578847322613E-4" table:style-name="ce1">
            <text:p>0.000455579</text:p>
          </table:table-cell>
          <table:table-cell table:style-name="ce1"/>
          <table:table-cell office:value-type="float" office:value="-99.951768581878767" table:formula="of:=([.I101]-[.E101])/[.E101]%" table:style-name="ce2">
            <text:p>-99.95176858</text:p>
          </table:table-cell>
          <table:table-cell table:style-name="ce2"/>
          <table:table-cell office:value-type="float" office:value="4.55578847322613E-4" table:style-name="ce1">
            <text:p>0.000455579</text:p>
          </table:table-cell>
          <table:table-cell table:style-name="ce1"/>
          <table:table-cell office:value-type="float" office:value="0" table:formula="of:=([.M101]-[.I101])/[.I10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14318022073270226" table:formula="of:=POWER([.E101]-[.A101]; 2)" table:style-name="ce1">
            <text:p>0.143180221</text:p>
          </table:table-cell>
          <table:table-cell office:value-type="float" office:value="0.8913494609724173" table:formula="of:=POWER([.I101]-[.E101];2)" table:style-name="ce1">
            <text:p>0.891349461</text:p>
          </table:table-cell>
          <table:table-cell office:value-type="float" office:value="0" table:formula="of:=POWER([.C101]-[.I101];2)" table:style-name="ce1">
            <text:p>0</text:p>
          </table:table-cell>
          <table:table-cell office:value-type="float" office:value="0" table:formula="of:=POWER([.M101]-[.C101];2)" table:style-name="ce1">
            <text:p>0</text:p>
          </table:table-cell>
          <table:table-cell table:number-columns-repeated="7" table:style-name="ce1"/>
          <table:table-cell office:value-type="float" office:value="-0.80304455757141102" table:style-name="ce1">
            <text:p>-0.803044558</text:p>
          </table:table-cell>
          <table:table-cell table:style-name="ce1"/>
          <table:table-cell office:value-type="float" office:value="-0.68934005498886108" table:formula="of:=[.AJ101]-[.I100]" table:style-name="ce1">
            <text:p>-0.689340055</text:p>
          </table:table-cell>
          <table:table-cell table:style-name="ce1"/>
          <table:table-cell office:value-type="float" office:value="0.47518971141204602" table:formula="of:=POWER([.AJ101]-[.I100];2)" table:style-name="ce1">
            <text:p>0.475189711</text:p>
          </table:table-cell>
          <table:table-cell table:number-columns-repeated="16344"/>
        </table:table-row>
        <table:table-row table:style-name="ro1">
          <table:table-cell office:value-type="float" office:value="0.47614654898643499" table:style-name="ce1">
            <text:p>0.476146549</text:p>
          </table:table-cell>
          <table:table-cell table:style-name="ce1"/>
          <table:table-cell office:value-type="float" office:value="2.4790558815002401" table:style-name="ce1">
            <text:p>2.479055882</text:p>
          </table:table-cell>
          <table:table-cell table:style-name="ce1"/>
          <table:table-cell office:value-type="float" office:value="0.98998135328292802" table:style-name="ce1">
            <text:p>0.989981353</text:p>
          </table:table-cell>
          <table:table-cell table:style-name="ce1"/>
          <table:table-cell office:value-type="float" office:value="107.9152637754667" table:formula="of:=([.E102]-[.A102])/[.A102]%" table:style-name="ce2">
            <text:p>107.9152638</text:p>
          </table:table-cell>
          <table:table-cell table:style-name="ce2"/>
          <table:table-cell office:value-type="float" office:value="2.4678075313568102" table:style-name="ce1">
            <text:p>2.467807531</text:p>
          </table:table-cell>
          <table:table-cell table:style-name="ce1"/>
          <table:table-cell office:value-type="float" office:value="149.2781831873082" table:formula="of:=([.I102]-[.E102])/[.E102]%" table:style-name="ce2">
            <text:p>149.2781832</text:p>
          </table:table-cell>
          <table:table-cell table:style-name="ce2"/>
          <table:table-cell office:value-type="float" office:value="2.4581747055053702" table:style-name="ce1">
            <text:p>2.458174706</text:p>
          </table:table-cell>
          <table:table-cell table:style-name="ce1"/>
          <table:table-cell office:value-type="float" office:value="-0.39033943000181298" table:formula="of:=([.M102]-[.I102])/[.I102]%" table:style-name="ce3">
            <text:p>-0.39033943</text:p>
          </table:table-cell>
          <table:table-cell table:style-name="ce3"/>
          <table:table-cell table:number-columns-repeated="8" table:style-name="ce1"/>
          <table:table-cell office:value-type="float" office:value="0.26402620610641536" table:formula="of:=POWER([.E102]-[.A102]; 2)" table:style-name="ce1">
            <text:p>0.264026206</text:p>
          </table:table-cell>
          <table:table-cell office:value-type="float" office:value="2.1839702126004576" table:formula="of:=POWER([.I102]-[.E102];2)" table:style-name="ce1">
            <text:p>2.183970213</text:p>
          </table:table-cell>
          <table:table-cell office:value-type="float" office:value="1.2652538094920062E-4" table:formula="of:=POWER([.C102]-[.I102];2)" table:style-name="ce1">
            <text:p>0.000126525</text:p>
          </table:table-cell>
          <table:table-cell office:value-type="float" office:value="4.3602351092873255E-4" table:formula="of:=POWER([.M102]-[.C102];2)" table:style-name="ce1">
            <text:p>0.000436024</text:p>
          </table:table-cell>
          <table:table-cell table:number-columns-repeated="7" table:style-name="ce1"/>
          <table:table-cell office:value-type="float" office:value="2.0070004463195801" table:style-name="ce1">
            <text:p>2.007000446</text:p>
          </table:table-cell>
          <table:table-cell table:style-name="ce1"/>
          <table:table-cell office:value-type="float" office:value="2.0065448674722575" table:formula="of:=[.AJ102]-[.I101]" table:style-name="ce1">
            <text:p>2.006544867</text:p>
          </table:table-cell>
          <table:table-cell table:style-name="ce1"/>
          <table:table-cell office:value-type="float" office:value="4.0262223051792594" table:formula="of:=POWER([.AJ102]-[.I101];2)" table:style-name="ce1">
            <text:p>4.026222305</text:p>
          </table:table-cell>
          <table:table-cell table:number-columns-repeated="16344"/>
        </table:table-row>
        <table:table-row table:style-name="ro1">
          <table:table-cell office:value-type="float" office:value="-0.116068035364151" table:style-name="ce1">
            <text:p>-0.116068035</text:p>
          </table:table-cell>
          <table:table-cell table:style-name="ce1"/>
          <table:table-cell office:value-type="float" office:value="-0.51008677482605003" table:style-name="ce1">
            <text:p>-0.510086775</text:p>
          </table:table-cell>
          <table:table-cell table:style-name="ce1"/>
          <table:table-cell office:value-type="float" office:value="-3.7778712809085797E-2" table:style-name="ce1">
            <text:p>-0.037778713</text:p>
          </table:table-cell>
          <table:table-cell table:style-name="ce1"/>
          <table:table-cell office:value-type="float" office:value="-67.451234363914978" table:formula="of:=([.E103]-[.A103])/[.A103]%" table:style-name="ce2">
            <text:p>-67.45123436</text:p>
          </table:table-cell>
          <table:table-cell table:style-name="ce2"/>
          <table:table-cell office:value-type="float" office:value="-0.55420827865600597" table:style-name="ce1">
            <text:p>-0.554208279</text:p>
          </table:table-cell>
          <table:table-cell table:style-name="ce1"/>
          <table:table-cell office:value-type="float" office:value="1366.9856049799519" table:formula="of:=([.I103]-[.E103])/[.E103]%" table:style-name="ce2">
            <text:p>1366.985605</text:p>
          </table:table-cell>
          <table:table-cell table:style-name="ce2"/>
          <table:table-cell office:value-type="float" office:value="-0.39373660087585399" table:style-name="ce1">
            <text:p>-0.393736601</text:p>
          </table:table-cell>
          <table:table-cell table:style-name="ce1"/>
          <table:table-cell office:value-type="float" office:value="-28.955121018637087" table:formula="of:=([.M103]-[.I103])/[.I103]%" table:style-name="ce3">
            <text:p>-28.95512102</text:p>
          </table:table-cell>
          <table:table-cell table:style-name="ce3"/>
          <table:table-cell table:number-columns-repeated="8" table:style-name="ce1"/>
          <table:table-cell office:value-type="float" office:value="6.1292180261310423E-3" table:formula="of:=POWER([.E103]-[.A103]; 2)" table:style-name="ce1">
            <text:p>0.006129218</text:p>
          </table:table-cell>
          <table:table-cell office:value-type="float" office:value="0.2666994964808384" table:formula="of:=POWER([.I103]-[.E103];2)" table:style-name="ce1">
            <text:p>0.266699496</text:p>
          </table:table-cell>
          <table:table-cell office:value-type="float" office:value="1.946707100216817E-3" table:formula="of:=POWER([.C103]-[.I103];2)" table:style-name="ce1">
            <text:p>0.001946707</text:p>
          </table:table-cell>
          <table:table-cell office:value-type="float" office:value="1.3537362978240876E-2" table:formula="of:=POWER([.M103]-[.C103];2)" table:style-name="ce1">
            <text:p>0.013537363</text:p>
          </table:table-cell>
          <table:table-cell table:number-columns-repeated="7" table:style-name="ce1"/>
          <table:table-cell office:value-type="float" office:value="1.69404304027557" table:style-name="ce1">
            <text:p>1.69404304</text:p>
          </table:table-cell>
          <table:table-cell table:style-name="ce1"/>
          <table:table-cell office:value-type="float" office:value="-0.77376449108124024" table:formula="of:=[.AJ103]-[.I102]" table:style-name="ce1">
            <text:p>-0.773764491</text:p>
          </table:table-cell>
          <table:table-cell table:style-name="ce1"/>
          <table:table-cell office:value-type="float" office:value="0.59871148765821069" table:formula="of:=POWER([.AJ103]-[.I102];2)" table:style-name="ce1">
            <text:p>0.598711488</text:p>
          </table:table-cell>
          <table:table-cell table:number-columns-repeated="16344"/>
        </table:table-row>
        <table:table-row table:style-name="ro1">
          <table:table-cell office:value-type="float" office:value="2.6671135798096698E-2" table:style-name="ce1">
            <text:p>0.026671136</text:p>
          </table:table-cell>
          <table:table-cell table:style-name="ce1"/>
          <table:table-cell office:value-type="float" office:value="-1.12467324733734" table:style-name="ce1">
            <text:p>-1.124673247</text:p>
          </table:table-cell>
          <table:table-cell table:style-name="ce1"/>
          <table:table-cell office:value-type="float" office:value="-8.9265987277030903E-2" table:style-name="ce1">
            <text:p>-0.089265987</text:p>
          </table:table-cell>
          <table:table-cell table:style-name="ce1"/>
          <table:table-cell office:value-type="float" office:value="-434.69136055091099" table:formula="of:=([.E104]-[.A104])/[.A104]%" table:style-name="ce2">
            <text:p>-434.6913606</text:p>
          </table:table-cell>
          <table:table-cell table:style-name="ce2"/>
          <table:table-cell office:value-type="float" office:value="-1.0933492183685301" table:style-name="ce1">
            <text:p>-1.093349218</text:p>
          </table:table-cell>
          <table:table-cell table:style-name="ce1"/>
          <table:table-cell office:value-type="float" office:value="1124.8217397466242" table:formula="of:=([.I104]-[.E104])/[.E104]%" table:style-name="ce2">
            <text:p>1124.82174</text:p>
          </table:table-cell>
          <table:table-cell table:style-name="ce2"/>
          <table:table-cell office:value-type="float" office:value="-1.12687575817108" table:style-name="ce1">
            <text:p>-1.126875758</text:p>
          </table:table-cell>
          <table:table-cell table:style-name="ce1"/>
          <table:table-cell office:value-type="float" office:value="3.0664072593912355" table:formula="of:=([.M104]-[.I104])/[.I104]%" table:style-name="ce3">
            <text:p>3.066407259</text:p>
          </table:table-cell>
          <table:table-cell table:style-name="ce3"/>
          <table:table-cell table:number-columns-repeated="8" table:style-name="ce1"/>
          <table:table-cell office:value-type="float" office:value="1.3441416506937285E-2" table:formula="of:=POWER([.E104]-[.A104]; 2)" table:style-name="ce1">
            <text:p>0.013441417</text:p>
          </table:table-cell>
          <table:table-cell office:value-type="float" office:value="1.0081831349591448" table:formula="of:=POWER([.I104]-[.E104];2)" table:style-name="ce1">
            <text:p>1.008183135</text:p>
          </table:table-cell>
          <table:table-cell office:value-type="float" office:value="9.8119479083884332E-4" table:formula="of:=POWER([.C104]-[.I104];2)" table:style-name="ce1">
            <text:p>0.000981195</text:p>
          </table:table-cell>
          <table:table-cell office:value-type="float" office:value="4.851053972742124E-6" table:formula="of:=POWER([.M104]-[.C104];2)" table:style-name="ce1">
            <text:p>4.85105E-06</text:p>
          </table:table-cell>
          <table:table-cell table:number-columns-repeated="7" table:style-name="ce1"/>
          <table:table-cell office:value-type="float" office:value="-2.4627990722656201" table:style-name="ce1">
            <text:p>-2.462799072</text:p>
          </table:table-cell>
          <table:table-cell table:style-name="ce1"/>
          <table:table-cell office:value-type="float" office:value="-1.9085907936096143" table:formula="of:=[.AJ104]-[.I103]" table:style-name="ce1">
            <text:p>-1.908590794</text:p>
          </table:table-cell>
          <table:table-cell table:style-name="ce1"/>
          <table:table-cell office:value-type="float" office:value="3.6427188174513772" table:formula="of:=POWER([.AJ104]-[.I103];2)" table:style-name="ce1">
            <text:p>3.642718817</text:p>
          </table:table-cell>
          <table:table-cell table:number-columns-repeated="16344"/>
        </table:table-row>
        <table:table-row table:style-name="ro1">
          <table:table-cell office:value-type="float" office:value="0.55586570501327504" table:style-name="ce1">
            <text:p>0.555865705</text:p>
          </table:table-cell>
          <table:table-cell table:style-name="ce1"/>
          <table:table-cell office:value-type="float" office:value="-1.3357025454752101E-4" table:style-name="ce1">
            <text:p>-0.00013357</text:p>
          </table:table-cell>
          <table:table-cell table:style-name="ce1"/>
          <table:table-cell office:value-type="float" office:value="0.67944163084030196" table:style-name="ce1">
            <text:p>0.679441631</text:p>
          </table:table-cell>
          <table:table-cell table:style-name="ce1"/>
          <table:table-cell office:value-type="float" office:value="22.23125562748573" table:formula="of:=([.E105]-[.A105])/[.A105]%" table:style-name="ce2">
            <text:p>22.23125563</text:p>
          </table:table-cell>
          <table:table-cell table:style-name="ce2"/>
          <table:table-cell office:value-type="float" office:value="-1.3357025454752101E-4" table:style-name="ce1">
            <text:p>-0.00013357</text:p>
          </table:table-cell>
          <table:table-cell table:style-name="ce1"/>
          <table:table-cell office:value-type="float" office:value="-100.01965882696683" table:formula="of:=([.I105]-[.E105])/[.E105]%" table:style-name="ce2">
            <text:p>-100.0196588</text:p>
          </table:table-cell>
          <table:table-cell table:style-name="ce2"/>
          <table:table-cell office:value-type="float" office:value="-1.3357025454752101E-4" table:style-name="ce1">
            <text:p>-0.00013357</text:p>
          </table:table-cell>
          <table:table-cell table:style-name="ce1"/>
          <table:table-cell office:value-type="float" office:value="0" table:formula="of:=([.M105]-[.I105])/[.I10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5271009444006859E-2" table:formula="of:=POWER([.E105]-[.A105]; 2)" table:style-name="ce1">
            <text:p>0.015271009</text:p>
          </table:table-cell>
          <table:table-cell office:value-type="float" office:value="0.46182245394310512" table:formula="of:=POWER([.I105]-[.E105];2)" table:style-name="ce1">
            <text:p>0.461822454</text:p>
          </table:table-cell>
          <table:table-cell office:value-type="float" office:value="0" table:formula="of:=POWER([.C105]-[.I105];2)" table:style-name="ce1">
            <text:p>0</text:p>
          </table:table-cell>
          <table:table-cell office:value-type="float" office:value="0" table:formula="of:=POWER([.M105]-[.C105];2)" table:style-name="ce1">
            <text:p>0</text:p>
          </table:table-cell>
          <table:table-cell table:number-columns-repeated="7" table:style-name="ce1"/>
          <table:table-cell office:value-type="float" office:value="-0.98107439279556297" table:style-name="ce1">
            <text:p>-0.981074393</text:p>
          </table:table-cell>
          <table:table-cell table:style-name="ce1"/>
          <table:table-cell office:value-type="float" office:value="0.11227482557296709" table:formula="of:=[.AJ105]-[.I104]" table:style-name="ce1">
            <text:p>0.112274826</text:p>
          </table:table-cell>
          <table:table-cell table:style-name="ce1"/>
          <table:table-cell office:value-type="float" office:value="1.2605636457440185E-2" table:formula="of:=POWER([.AJ105]-[.I104];2)" table:style-name="ce1">
            <text:p>0.012605636</text:p>
          </table:table-cell>
          <table:table-cell table:number-columns-repeated="16344"/>
        </table:table-row>
        <table:table-row table:style-name="ro1">
          <table:table-cell office:value-type="float" office:value="-0.42216187715530401" table:style-name="ce1">
            <text:p>-0.422161877</text:p>
          </table:table-cell>
          <table:table-cell table:style-name="ce1"/>
          <table:table-cell office:value-type="float" office:value="-6.4352788031101201E-3" table:style-name="ce1">
            <text:p>-0.006435279</text:p>
          </table:table-cell>
          <table:table-cell table:style-name="ce1"/>
          <table:table-cell office:value-type="float" office:value="-6.4352788031101201E-3" table:style-name="ce1">
            <text:p>-0.006435279</text:p>
          </table:table-cell>
          <table:table-cell table:style-name="ce1"/>
          <table:table-cell office:value-type="float" office:value="-98.475637154526225" table:formula="of:=([.E106]-[.A106])/[.A106]%" table:style-name="ce2">
            <text:p>-98.47563715</text:p>
          </table:table-cell>
          <table:table-cell table:style-name="ce2"/>
          <table:table-cell office:value-type="float" office:value="-6.4352788031101201E-3" table:style-name="ce1">
            <text:p>-0.006435279</text:p>
          </table:table-cell>
          <table:table-cell table:style-name="ce1"/>
          <table:table-cell office:value-type="float" office:value="0" table:formula="of:=([.I106]-[.E106])/[.E106]%" table:style-name="ce2">
            <text:p>0</text:p>
          </table:table-cell>
          <table:table-cell table:style-name="ce2"/>
          <table:table-cell office:value-type="float" office:value="-6.4352788031101201E-3" table:style-name="ce1">
            <text:p>-0.006435279</text:p>
          </table:table-cell>
          <table:table-cell table:style-name="ce1"/>
          <table:table-cell office:value-type="float" office:value="0" table:formula="of:=([.M106]-[.I106])/[.I10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17282860457748633" table:formula="of:=POWER([.E106]-[.A106]; 2)" table:style-name="ce1">
            <text:p>0.172828605</text:p>
          </table:table-cell>
          <table:table-cell office:value-type="float" office:value="0" table:formula="of:=POWER([.I106]-[.E106];2)" table:style-name="ce1">
            <text:p>0</text:p>
          </table:table-cell>
          <table:table-cell office:value-type="float" office:value="0" table:formula="of:=POWER([.C106]-[.I106];2)" table:style-name="ce1">
            <text:p>0</text:p>
          </table:table-cell>
          <table:table-cell office:value-type="float" office:value="0" table:formula="of:=POWER([.M106]-[.C106];2)" table:style-name="ce1">
            <text:p>0</text:p>
          </table:table-cell>
          <table:table-cell table:number-columns-repeated="7" table:style-name="ce1"/>
          <table:table-cell office:value-type="float" office:value="-0.135117903351784" table:style-name="ce1">
            <text:p>-0.135117903</text:p>
          </table:table-cell>
          <table:table-cell table:style-name="ce1"/>
          <table:table-cell office:value-type="float" office:value="-0.13498433309723648" table:formula="of:=[.AJ106]-[.I105]" table:style-name="ce1">
            <text:p>-0.134984333</text:p>
          </table:table-cell>
          <table:table-cell table:style-name="ce1"/>
          <table:table-cell office:value-type="float" office:value="1.8220770181705693E-2" table:formula="of:=POWER([.AJ106]-[.I105];2)" table:style-name="ce1">
            <text:p>0.01822077</text:p>
          </table:table-cell>
          <table:table-cell table:number-columns-repeated="16344"/>
        </table:table-row>
        <table:table-row table:style-name="ro1">
          <table:table-cell office:value-type="float" office:value="3.07726860046387E-2" table:style-name="ce1">
            <text:p>0.030772686</text:p>
          </table:table-cell>
          <table:table-cell table:style-name="ce1"/>
          <table:table-cell office:value-type="float" office:value="5.7622514665126801E-2" table:style-name="ce1">
            <text:p>0.057622515</text:p>
          </table:table-cell>
          <table:table-cell table:style-name="ce1"/>
          <table:table-cell office:value-type="float" office:value="5.7622514665126801E-2" table:style-name="ce1">
            <text:p>0.057622515</text:p>
          </table:table-cell>
          <table:table-cell table:style-name="ce1"/>
          <table:table-cell office:value-type="float" office:value="87.252145153792341" table:formula="of:=([.E107]-[.A107])/[.A107]%" table:style-name="ce2">
            <text:p>87.25214515</text:p>
          </table:table-cell>
          <table:table-cell table:style-name="ce2"/>
          <table:table-cell office:value-type="float" office:value="5.7622514665126801E-2" table:style-name="ce1">
            <text:p>0.057622515</text:p>
          </table:table-cell>
          <table:table-cell table:style-name="ce1"/>
          <table:table-cell office:value-type="float" office:value="0" table:formula="of:=([.I107]-[.E107])/[.E107]%" table:style-name="ce2">
            <text:p>0</text:p>
          </table:table-cell>
          <table:table-cell table:style-name="ce2"/>
          <table:table-cell office:value-type="float" office:value="5.7622514665126801E-2" table:style-name="ce1">
            <text:p>0.057622515</text:p>
          </table:table-cell>
          <table:table-cell table:style-name="ce1"/>
          <table:table-cell office:value-type="float" office:value="0" table:formula="of:=([.M107]-[.I107])/[.I107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7.2091329909756822E-4" table:formula="of:=POWER([.E107]-[.A107]; 2)" table:style-name="ce1">
            <text:p>0.000720913</text:p>
          </table:table-cell>
          <table:table-cell office:value-type="float" office:value="0" table:formula="of:=POWER([.I107]-[.E107];2)" table:style-name="ce1">
            <text:p>0</text:p>
          </table:table-cell>
          <table:table-cell office:value-type="float" office:value="0" table:formula="of:=POWER([.C107]-[.I107];2)" table:style-name="ce1">
            <text:p>0</text:p>
          </table:table-cell>
          <table:table-cell office:value-type="float" office:value="0" table:formula="of:=POWER([.M107]-[.C107];2)" table:style-name="ce1">
            <text:p>0</text:p>
          </table:table-cell>
          <table:table-cell table:number-columns-repeated="7" table:style-name="ce1"/>
          <table:table-cell office:value-type="float" office:value="-6.4352788031101201E-3" table:style-name="ce1">
            <text:p>-0.006435279</text:p>
          </table:table-cell>
          <table:table-cell table:style-name="ce1"/>
          <table:table-cell office:value-type="float" office:value="0" table:formula="of:=[.AJ107]-[.I106]" table:style-name="ce1">
            <text:p>0</text:p>
          </table:table-cell>
          <table:table-cell table:style-name="ce1"/>
          <table:table-cell office:value-type="float" office:value="0" table:formula="of:=POWER([.AJ107]-[.I106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.57101392745971702" table:style-name="ce1">
            <text:p>0.571013927</text:p>
          </table:table-cell>
          <table:table-cell table:style-name="ce1"/>
          <table:table-cell office:value-type="float" office:value="6.1771628679707606E-5" table:style-name="ce1">
            <text:p>6.17716E-05</text:p>
          </table:table-cell>
          <table:table-cell table:style-name="ce1"/>
          <table:table-cell office:value-type="float" office:value="0.92594724893569902" table:style-name="ce1">
            <text:p>0.925947249</text:p>
          </table:table-cell>
          <table:table-cell table:style-name="ce1"/>
          <table:table-cell office:value-type="float" office:value="62.158435093690649" table:formula="of:=([.E108]-[.A108])/[.A108]%" table:style-name="ce2">
            <text:p>62.15843509</text:p>
          </table:table-cell>
          <table:table-cell table:style-name="ce2"/>
          <table:table-cell office:value-type="float" office:value="6.1771628679707606E-5" table:style-name="ce1">
            <text:p>6.17716E-05</text:p>
          </table:table-cell>
          <table:table-cell table:style-name="ce1"/>
          <table:table-cell office:value-type="float" office:value="-99.993328817732248" table:formula="of:=([.I108]-[.E108])/[.E108]%" table:style-name="ce2">
            <text:p>-99.99332882</text:p>
          </table:table-cell>
          <table:table-cell table:style-name="ce2"/>
          <table:table-cell office:value-type="float" office:value="6.1771628679707606E-5" table:style-name="ce1">
            <text:p>6.17716E-05</text:p>
          </table:table-cell>
          <table:table-cell table:style-name="ce1"/>
          <table:table-cell office:value-type="float" office:value="0" table:formula="of:=([.M108]-[.I108])/[.I108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12597766269397279" table:formula="of:=POWER([.E108]-[.A108]; 2)" table:style-name="ce1">
            <text:p>0.125977663</text:p>
          </table:table-cell>
          <table:table-cell office:value-type="float" office:value="0.85726391708804695" table:formula="of:=POWER([.I108]-[.E108];2)" table:style-name="ce1">
            <text:p>0.857263917</text:p>
          </table:table-cell>
          <table:table-cell office:value-type="float" office:value="0" table:formula="of:=POWER([.C108]-[.I108];2)" table:style-name="ce1">
            <text:p>0</text:p>
          </table:table-cell>
          <table:table-cell office:value-type="float" office:value="0" table:formula="of:=POWER([.M108]-[.C108];2)" table:style-name="ce1">
            <text:p>0</text:p>
          </table:table-cell>
          <table:table-cell table:number-columns-repeated="7" table:style-name="ce1"/>
          <table:table-cell office:value-type="float" office:value="5.7622514665126801E-2" table:style-name="ce1">
            <text:p>0.057622515</text:p>
          </table:table-cell>
          <table:table-cell table:style-name="ce1"/>
          <table:table-cell office:value-type="float" office:value="0" table:formula="of:=[.AJ108]-[.I107]" table:style-name="ce1">
            <text:p>0</text:p>
          </table:table-cell>
          <table:table-cell table:style-name="ce1"/>
          <table:table-cell office:value-type="float" office:value="0" table:formula="of:=POWER([.AJ108]-[.I107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1.09721791744232" table:style-name="ce1">
            <text:p>1.097217917</text:p>
          </table:table-cell>
          <table:table-cell table:style-name="ce1"/>
          <table:table-cell office:value-type="float" office:value="3.3728053569793701" table:style-name="ce1">
            <text:p>3.372805357</text:p>
          </table:table-cell>
          <table:table-cell table:style-name="ce1"/>
          <table:table-cell office:value-type="float" office:value="1.9226273298263601" table:style-name="ce1">
            <text:p>1.92262733</text:p>
          </table:table-cell>
          <table:table-cell table:style-name="ce1"/>
          <table:table-cell office:value-type="float" office:value="75.227482094725389" table:formula="of:=([.E109]-[.A109])/[.A109]%" table:style-name="ce2">
            <text:p>75.22748209</text:p>
          </table:table-cell>
          <table:table-cell table:style-name="ce2"/>
          <table:table-cell office:value-type="float" office:value="3.3240733146667498" table:style-name="ce1">
            <text:p>3.324073315</text:p>
          </table:table-cell>
          <table:table-cell table:style-name="ce1"/>
          <table:table-cell office:value-type="float" office:value="72.892232576708452" table:formula="of:=([.I109]-[.E109])/[.E109]%" table:style-name="ce2">
            <text:p>72.89223258</text:p>
          </table:table-cell>
          <table:table-cell table:style-name="ce2"/>
          <table:table-cell office:value-type="float" office:value="3.3347244262695299" table:style-name="ce1">
            <text:p>3.334724426</text:p>
          </table:table-cell>
          <table:table-cell table:style-name="ce1"/>
          <table:table-cell office:value-type="float" office:value="0.32042348632277101" table:formula="of:=([.M109]-[.I109])/[.I109]%" table:style-name="ce3">
            <text:p>0.320423486</text:p>
          </table:table-cell>
          <table:table-cell table:style-name="ce3"/>
          <table:table-cell table:number-columns-repeated="8" table:style-name="ce1"/>
          <table:table-cell office:value-type="float" office:value="0.68130069805216631" table:formula="of:=POWER([.E109]-[.A109]; 2)" table:style-name="ce1">
            <text:p>0.681300698</text:p>
          </table:table-cell>
          <table:table-cell office:value-type="float" office:value="1.9640508484252499" table:formula="of:=POWER([.I109]-[.E109];2)" table:style-name="ce1">
            <text:p>1.964050848</text:p>
          </table:table-cell>
          <table:table-cell office:value-type="float" office:value="2.3748119479590148E-3" table:formula="of:=POWER([.C109]-[.I109];2)" table:style-name="ce1">
            <text:p>0.002374812</text:p>
          </table:table-cell>
          <table:table-cell office:value-type="float" office:value="1.4501572837276504E-3" table:formula="of:=POWER([.M109]-[.C109];2)" table:style-name="ce1">
            <text:p>0.001450157</text:p>
          </table:table-cell>
          <table:table-cell table:number-columns-repeated="7" table:style-name="ce1"/>
          <table:table-cell office:value-type="float" office:value="6.1771628679707606E-5" table:style-name="ce1">
            <text:p>6.17716E-05</text:p>
          </table:table-cell>
          <table:table-cell table:style-name="ce1"/>
          <table:table-cell office:value-type="float" office:value="0" table:formula="of:=[.AJ109]-[.I108]" table:style-name="ce1">
            <text:p>0</text:p>
          </table:table-cell>
          <table:table-cell table:style-name="ce1"/>
          <table:table-cell office:value-type="float" office:value="0" table:formula="of:=POWER([.AJ109]-[.I108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.435706287622452" table:style-name="ce1">
            <text:p>0.435706288</text:p>
          </table:table-cell>
          <table:table-cell table:style-name="ce1"/>
          <table:table-cell office:value-type="float" office:value="-1.70379690825939E-2" table:style-name="ce1">
            <text:p>-0.017037969</text:p>
          </table:table-cell>
          <table:table-cell table:style-name="ce1"/>
          <table:table-cell office:value-type="float" office:value="1.10281002521515" table:style-name="ce1">
            <text:p>1.102810025</text:p>
          </table:table-cell>
          <table:table-cell table:style-name="ce1"/>
          <table:table-cell office:value-type="float" office:value="153.10858634446799" table:formula="of:=([.E110]-[.A110])/[.A110]%" table:style-name="ce2">
            <text:p>153.1085863</text:p>
          </table:table-cell>
          <table:table-cell table:style-name="ce2"/>
          <table:table-cell office:value-type="float" office:value="-1.70379690825939E-2" table:style-name="ce1">
            <text:p>-0.017037969</text:p>
          </table:table-cell>
          <table:table-cell table:style-name="ce1"/>
          <table:table-cell office:value-type="float" office:value="-101.54495957536022" table:formula="of:=([.I110]-[.E110])/[.E110]%" table:style-name="ce2">
            <text:p>-101.5449596</text:p>
          </table:table-cell>
          <table:table-cell table:style-name="ce2"/>
          <table:table-cell office:value-type="float" office:value="-1.70379690825939E-2" table:style-name="ce1">
            <text:p>-0.017037969</text:p>
          </table:table-cell>
          <table:table-cell table:style-name="ce1"/>
          <table:table-cell office:value-type="float" office:value="0" table:formula="of:=([.M110]-[.I110])/[.I11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44502739671014729" table:formula="of:=POWER([.E110]-[.A110]; 2)" table:style-name="ce1">
            <text:p>0.445027397</text:p>
          </table:table-cell>
          <table:table-cell office:value-type="float" office:value="1.25405953033268" table:formula="of:=POWER([.I110]-[.E110];2)" table:style-name="ce1">
            <text:p>1.25405953</text:p>
          </table:table-cell>
          <table:table-cell office:value-type="float" office:value="0" table:formula="of:=POWER([.C110]-[.I110];2)" table:style-name="ce1">
            <text:p>0</text:p>
          </table:table-cell>
          <table:table-cell office:value-type="float" office:value="0" table:formula="of:=POWER([.M110]-[.C110];2)" table:style-name="ce1">
            <text:p>0</text:p>
          </table:table-cell>
          <table:table-cell table:number-columns-repeated="7" table:style-name="ce1"/>
          <table:table-cell office:value-type="float" office:value="3.6184284687042201" table:style-name="ce1">
            <text:p>3.618428469</text:p>
          </table:table-cell>
          <table:table-cell table:style-name="ce1"/>
          <table:table-cell office:value-type="float" office:value="0.29435515403747026" table:formula="of:=[.AJ110]-[.I109]" table:style-name="ce1">
            <text:p>0.294355154</text:p>
          </table:table-cell>
          <table:table-cell table:style-name="ce1"/>
          <table:table-cell office:value-type="float" office:value="8.6644956708422843E-2" table:formula="of:=POWER([.AJ110]-[.I109];2)" table:style-name="ce1">
            <text:p>0.086644957</text:p>
          </table:table-cell>
          <table:table-cell table:number-columns-repeated="16344"/>
        </table:table-row>
        <table:table-row table:style-name="ro1">
          <table:table-cell office:value-type="float" office:value="3.1865905970335E-2" table:style-name="ce1">
            <text:p>0.031865906</text:p>
          </table:table-cell>
          <table:table-cell table:style-name="ce1"/>
          <table:table-cell office:value-type="float" office:value="-6.3264551572501703E-3" table:style-name="ce1">
            <text:p>-0.006326455</text:p>
          </table:table-cell>
          <table:table-cell table:style-name="ce1"/>
          <table:table-cell office:value-type="float" office:value="-0.10189321637153601" table:style-name="ce1">
            <text:p>-0.101893216</text:p>
          </table:table-cell>
          <table:table-cell table:style-name="ce1"/>
          <table:table-cell office:value-type="float" office:value="-419.75621991225256" table:formula="of:=([.E111]-[.A111])/[.A111]%" table:style-name="ce2">
            <text:p>-419.7562199</text:p>
          </table:table-cell>
          <table:table-cell table:style-name="ce2"/>
          <table:table-cell office:value-type="float" office:value="-6.3264551572501703E-3" table:style-name="ce1">
            <text:p>-0.006326455</text:p>
          </table:table-cell>
          <table:table-cell table:style-name="ce1"/>
          <table:table-cell office:value-type="float" office:value="-93.79109288867491" table:formula="of:=([.I111]-[.E111])/[.E111]%" table:style-name="ce2">
            <text:p>-93.79109289</text:p>
          </table:table-cell>
          <table:table-cell table:style-name="ce2"/>
          <table:table-cell office:value-type="float" office:value="-6.3264551572501703E-3" table:style-name="ce1">
            <text:p>-0.006326455</text:p>
          </table:table-cell>
          <table:table-cell table:style-name="ce1"/>
          <table:table-cell office:value-type="float" office:value="0" table:formula="of:=([.M111]-[.I111])/[.I11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7891502809667618E-2" table:formula="of:=POWER([.E111]-[.A111]; 2)" table:style-name="ce1">
            <text:p>0.017891503</text:p>
          </table:table-cell>
          <table:table-cell office:value-type="float" office:value="9.1330058489883289E-3" table:formula="of:=POWER([.I111]-[.E111];2)" table:style-name="ce1">
            <text:p>0.009133006</text:p>
          </table:table-cell>
          <table:table-cell office:value-type="float" office:value="0" table:formula="of:=POWER([.C111]-[.I111];2)" table:style-name="ce1">
            <text:p>0</text:p>
          </table:table-cell>
          <table:table-cell office:value-type="float" office:value="0" table:formula="of:=POWER([.M111]-[.C111];2)" table:style-name="ce1">
            <text:p>0</text:p>
          </table:table-cell>
          <table:table-cell table:number-columns-repeated="7" table:style-name="ce1"/>
          <table:table-cell office:value-type="float" office:value="-1.70379690825939E-2" table:style-name="ce1">
            <text:p>-0.017037969</text:p>
          </table:table-cell>
          <table:table-cell table:style-name="ce1"/>
          <table:table-cell office:value-type="float" office:value="0" table:formula="of:=[.AJ111]-[.I110]" table:style-name="ce1">
            <text:p>0</text:p>
          </table:table-cell>
          <table:table-cell table:style-name="ce1"/>
          <table:table-cell office:value-type="float" office:value="0" table:formula="of:=POWER([.AJ111]-[.I110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2.3461256176233299E-2" table:style-name="ce1">
            <text:p>-0.023461256</text:p>
          </table:table-cell>
          <table:table-cell table:style-name="ce1"/>
          <table:table-cell office:value-type="float" office:value="-0.16337206959724401" table:style-name="ce1">
            <text:p>-0.16337207</text:p>
          </table:table-cell>
          <table:table-cell table:style-name="ce1"/>
          <table:table-cell office:value-type="float" office:value="8.7905310094356606E-2" table:style-name="ce1">
            <text:p>0.08790531</text:p>
          </table:table-cell>
          <table:table-cell table:style-name="ce1"/>
          <table:table-cell office:value-type="float" office:value="-474.68287901568704" table:formula="of:=([.E112]-[.A112])/[.A112]%" table:style-name="ce2">
            <text:p>-474.682879</text:p>
          </table:table-cell>
          <table:table-cell table:style-name="ce2"/>
          <table:table-cell office:value-type="float" office:value="-0.14416128396987901" table:style-name="ce1">
            <text:p>-0.144161284</text:p>
          </table:table-cell>
          <table:table-cell table:style-name="ce1"/>
          <table:table-cell office:value-type="float" office:value="-263.99610423436064" table:formula="of:=([.I112]-[.E112])/[.E112]%" table:style-name="ce2">
            <text:p>-263.9961042</text:p>
          </table:table-cell>
          <table:table-cell table:style-name="ce2"/>
          <table:table-cell office:value-type="float" office:value="-0.208620235323906" table:style-name="ce1">
            <text:p>-0.208620235</text:p>
          </table:table-cell>
          <table:table-cell table:style-name="ce1"/>
          <table:table-cell office:value-type="float" office:value="44.713080779368617" table:formula="of:=([.M112]-[.I112])/[.I112]%" table:style-name="ce3">
            <text:p>44.71308078</text:p>
          </table:table-cell>
          <table:table-cell table:style-name="ce3"/>
          <table:table-cell table:number-columns-repeated="8" table:style-name="ce1"/>
          <table:table-cell office:value-type="float" office:value="1.2402512082901695E-2" table:formula="of:=POWER([.E112]-[.A112]; 2)" table:style-name="ce1">
            <text:p>0.012402512</text:p>
          </table:table-cell>
          <table:table-cell office:value-type="float" office:value="5.3854904080574723E-2" table:formula="of:=POWER([.I112]-[.E112];2)" table:style-name="ce1">
            <text:p>0.053854904</text:p>
          </table:table-cell>
          <table:table-cell office:value-type="float" office:value="3.6905428442057369E-4" table:formula="of:=POWER([.C112]-[.I112];2)" table:style-name="ce1">
            <text:p>0.000369054</text:p>
          </table:table-cell>
          <table:table-cell office:value-type="float" office:value="2.0473965016274687E-3" table:formula="of:=POWER([.M112]-[.C112];2)" table:style-name="ce1">
            <text:p>0.002047397</text:p>
          </table:table-cell>
          <table:table-cell table:number-columns-repeated="7" table:style-name="ce1"/>
          <table:table-cell office:value-type="float" office:value="-6.3264551572501703E-3" table:style-name="ce1">
            <text:p>-0.006326455</text:p>
          </table:table-cell>
          <table:table-cell table:style-name="ce1"/>
          <table:table-cell office:value-type="float" office:value="0" table:formula="of:=[.AJ112]-[.I111]" table:style-name="ce1">
            <text:p>0</text:p>
          </table:table-cell>
          <table:table-cell table:style-name="ce1"/>
          <table:table-cell office:value-type="float" office:value="0" table:formula="of:=POWER([.AJ112]-[.I111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0.46565717458724998" table:style-name="ce1">
            <text:p>-0.465657175</text:p>
          </table:table-cell>
          <table:table-cell table:style-name="ce1"/>
          <table:table-cell office:value-type="float" office:value="-1.1235477924346899" table:style-name="ce1">
            <text:p>-1.123547792</text:p>
          </table:table-cell>
          <table:table-cell table:style-name="ce1"/>
          <table:table-cell office:value-type="float" office:value="-0.72270464897155795" table:style-name="ce1">
            <text:p>-0.722704649</text:p>
          </table:table-cell>
          <table:table-cell table:style-name="ce1"/>
          <table:table-cell office:value-type="float" office:value="55.201012335340941" table:formula="of:=([.E113]-[.A113])/[.A113]%" table:style-name="ce2">
            <text:p>55.20101234</text:p>
          </table:table-cell>
          <table:table-cell table:style-name="ce2"/>
          <table:table-cell office:value-type="float" office:value="-0.93732279539108299" table:style-name="ce1">
            <text:p>-0.937322795</text:p>
          </table:table-cell>
          <table:table-cell table:style-name="ce1"/>
          <table:table-cell office:value-type="float" office:value="29.696522185783163" table:formula="of:=([.I113]-[.E113])/[.E113]%" table:style-name="ce2">
            <text:p>29.69652219</text:p>
          </table:table-cell>
          <table:table-cell table:style-name="ce2"/>
          <table:table-cell office:value-type="float" office:value="-1.09500432014465" table:style-name="ce1">
            <text:p>-1.09500432</text:p>
          </table:table-cell>
          <table:table-cell table:style-name="ce1"/>
          <table:table-cell office:value-type="float" office:value="16.822542407898755" table:formula="of:=([.M113]-[.I113])/[.I113]%" table:style-name="ce3">
            <text:p>16.82254241</text:p>
          </table:table-cell>
          <table:table-cell table:style-name="ce3"/>
          <table:table-cell table:number-columns-repeated="8" table:style-name="ce1"/>
          <table:table-cell office:value-type="float" office:value="6.6073404087351462E-2" table:formula="of:=POWER([.E113]-[.A113]; 2)" table:style-name="ce1">
            <text:p>0.066073404</text:p>
          </table:table-cell>
          <table:table-cell office:value-type="float" office:value="4.6060948772552686E-2" table:formula="of:=POWER([.I113]-[.E113];2)" table:style-name="ce1">
            <text:p>0.046060949</text:p>
          </table:table-cell>
          <table:table-cell office:value-type="float" office:value="3.4679749523891419E-2" table:formula="of:=POWER([.C113]-[.I113];2)" table:style-name="ce1">
            <text:p>0.03467975</text:p>
          </table:table-cell>
          <table:table-cell office:value-type="float" office:value="8.1472981037227854E-4" table:formula="of:=POWER([.M113]-[.C113];2)" table:style-name="ce1">
            <text:p>0.00081473</text:p>
          </table:table-cell>
          <table:table-cell table:number-columns-repeated="7" table:style-name="ce1"/>
          <table:table-cell office:value-type="float" office:value="-0.76983755826950095" table:style-name="ce1">
            <text:p>-0.769837558</text:p>
          </table:table-cell>
          <table:table-cell table:style-name="ce1"/>
          <table:table-cell office:value-type="float" office:value="-0.62567627429962192" table:formula="of:=[.AJ113]-[.I112]" table:style-name="ce1">
            <text:p>-0.625676274</text:p>
          </table:table-cell>
          <table:table-cell table:style-name="ce1"/>
          <table:table-cell office:value-type="float" office:value="0.39147080022145575" table:formula="of:=POWER([.AJ113]-[.I112];2)" table:style-name="ce1">
            <text:p>0.3914708</text:p>
          </table:table-cell>
          <table:table-cell table:number-columns-repeated="16344"/>
        </table:table-row>
        <table:table-row table:style-name="ro1">
          <table:table-cell office:value-type="float" office:value="0.56474578380584695" table:style-name="ce1">
            <text:p>0.564745784</text:p>
          </table:table-cell>
          <table:table-cell table:style-name="ce1"/>
          <table:table-cell office:value-type="float" office:value="1.94079506397247" table:style-name="ce1">
            <text:p>1.940795064</text:p>
          </table:table-cell>
          <table:table-cell table:style-name="ce1"/>
          <table:table-cell office:value-type="float" office:value="0.95785731077194203" table:style-name="ce1">
            <text:p>0.957857311</text:p>
          </table:table-cell>
          <table:table-cell table:style-name="ce1"/>
          <table:table-cell office:value-type="float" office:value="69.608581106511153" table:formula="of:=([.E114]-[.A114])/[.A114]%" table:style-name="ce2">
            <text:p>69.60858111</text:p>
          </table:table-cell>
          <table:table-cell table:style-name="ce2"/>
          <table:table-cell office:value-type="float" office:value="1.9012463092803999" table:style-name="ce1">
            <text:p>1.901246309</text:p>
          </table:table-cell>
          <table:table-cell table:style-name="ce1"/>
          <table:table-cell office:value-type="float" office:value="98.489512780163054" table:formula="of:=([.I114]-[.E114])/[.E114]%" table:style-name="ce2">
            <text:p>98.48951278</text:p>
          </table:table-cell>
          <table:table-cell table:style-name="ce2"/>
          <table:table-cell office:value-type="float" office:value="1.9067919254303001" table:style-name="ce1">
            <text:p>1.906791925</text:p>
          </table:table-cell>
          <table:table-cell table:style-name="ce1"/>
          <table:table-cell office:value-type="float" office:value="0.29168320395052211" table:formula="of:=([.M114]-[.I114])/[.I114]%" table:style-name="ce3">
            <text:p>0.291683204</text:p>
          </table:table-cell>
          <table:table-cell table:style-name="ce3"/>
          <table:table-cell table:number-columns-repeated="8" table:style-name="ce1"/>
          <table:table-cell office:value-type="float" office:value="0.1545366726336149" table:formula="of:=POWER([.E114]-[.A114]; 2)" table:style-name="ce1">
            <text:p>0.154536673</text:p>
          </table:table-cell>
          <table:table-cell office:value-type="float" office:value="0.88998280250679118" table:formula="of:=POWER([.I114]-[.E114];2)" table:style-name="ce1">
            <text:p>0.889982803</text:p>
          </table:table-cell>
          <table:table-cell office:value-type="float" office:value="1.5641039976935357E-3" table:formula="of:=POWER([.C114]-[.I114];2)" table:style-name="ce1">
            <text:p>0.001564104</text:p>
          </table:table-cell>
          <table:table-cell office:value-type="float" office:value="1.1562134307180046E-3" table:formula="of:=POWER([.M114]-[.C114];2)" table:style-name="ce1">
            <text:p>0.001156213</text:p>
          </table:table-cell>
          <table:table-cell table:number-columns-repeated="7" table:style-name="ce1"/>
          <table:table-cell office:value-type="float" office:value="-0.86342942714691195" table:style-name="ce1">
            <text:p>-0.863429427</text:p>
          </table:table-cell>
          <table:table-cell table:style-name="ce1"/>
          <table:table-cell office:value-type="float" office:value="7.3893368244171032E-2" table:formula="of:=[.AJ114]-[.I113]" table:style-name="ce1">
            <text:p>0.073893368</text:p>
          </table:table-cell>
          <table:table-cell table:style-name="ce1"/>
          <table:table-cell office:value-type="float" office:value="5.4602298704686638E-3" table:formula="of:=POWER([.AJ114]-[.I113];2)" table:style-name="ce1">
            <text:p>0.00546023</text:p>
          </table:table-cell>
          <table:table-cell table:number-columns-repeated="16344"/>
        </table:table-row>
        <table:table-row table:style-name="ro1">
          <table:table-cell office:value-type="float" office:value="1.8665336072444898E-2" table:style-name="ce1">
            <text:p>0.018665336</text:p>
          </table:table-cell>
          <table:table-cell table:style-name="ce1"/>
          <table:table-cell office:value-type="float" office:value="2.3898720741272E-2" table:style-name="ce1">
            <text:p>0.023898721</text:p>
          </table:table-cell>
          <table:table-cell table:style-name="ce1"/>
          <table:table-cell office:value-type="float" office:value="-7.2201259434223203E-2" table:style-name="ce1">
            <text:p>-0.072201259</text:p>
          </table:table-cell>
          <table:table-cell table:style-name="ce1"/>
          <table:table-cell office:value-type="float" office:value="-486.8200344959867" table:formula="of:=([.E115]-[.A115])/[.A115]%" table:style-name="ce2">
            <text:p>-486.8200345</text:p>
          </table:table-cell>
          <table:table-cell table:style-name="ce2"/>
          <table:table-cell office:value-type="float" office:value="2.3898720741272E-2" table:style-name="ce1">
            <text:p>0.023898721</text:p>
          </table:table-cell>
          <table:table-cell table:style-name="ce1"/>
          <table:table-cell office:value-type="float" office:value="-133.10014385974003" table:formula="of:=([.I115]-[.E115])/[.E115]%" table:style-name="ce2">
            <text:p>-133.1001439</text:p>
          </table:table-cell>
          <table:table-cell table:style-name="ce2"/>
          <table:table-cell office:value-type="float" office:value="2.3898720741272E-2" table:style-name="ce1">
            <text:p>0.023898721</text:p>
          </table:table-cell>
          <table:table-cell table:style-name="ce1"/>
          <table:table-cell office:value-type="float" office:value="0" table:formula="of:=([.M115]-[.I115])/[.I11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8.2567381789724354E-3" table:formula="of:=POWER([.E115]-[.A115]; 2)" table:style-name="ce1">
            <text:p>0.008256738</text:p>
          </table:table-cell>
          <table:table-cell office:value-type="float" office:value="9.2352061897305708E-3" table:formula="of:=POWER([.I115]-[.E115];2)" table:style-name="ce1">
            <text:p>0.009235206</text:p>
          </table:table-cell>
          <table:table-cell office:value-type="float" office:value="0" table:formula="of:=POWER([.C115]-[.I115];2)" table:style-name="ce1">
            <text:p>0</text:p>
          </table:table-cell>
          <table:table-cell office:value-type="float" office:value="0" table:formula="of:=POWER([.M115]-[.C115];2)" table:style-name="ce1">
            <text:p>0</text:p>
          </table:table-cell>
          <table:table-cell table:number-columns-repeated="7" table:style-name="ce1"/>
          <table:table-cell office:value-type="float" office:value="1.5657371282577499" table:style-name="ce1">
            <text:p>1.565737128</text:p>
          </table:table-cell>
          <table:table-cell table:style-name="ce1"/>
          <table:table-cell office:value-type="float" office:value="-0.33550918102265004" table:formula="of:=[.AJ115]-[.I114]" table:style-name="ce1">
            <text:p>-0.335509181</text:p>
          </table:table-cell>
          <table:table-cell table:style-name="ce1"/>
          <table:table-cell office:value-type="float" office:value="0.11256641055048935" table:formula="of:=POWER([.AJ115]-[.I114];2)" table:style-name="ce1">
            <text:p>0.112566411</text:p>
          </table:table-cell>
          <table:table-cell table:number-columns-repeated="16344"/>
        </table:table-row>
        <table:table-row table:style-name="ro1">
          <table:table-cell office:value-type="float" office:value="-2.0304542034864401E-2" table:style-name="ce1">
            <text:p>-0.020304542</text:p>
          </table:table-cell>
          <table:table-cell table:style-name="ce1"/>
          <table:table-cell office:value-type="float" office:value="-2.0304542034864401E-2" table:style-name="ce1">
            <text:p>-0.020304542</text:p>
          </table:table-cell>
          <table:table-cell table:style-name="ce1"/>
          <table:table-cell office:value-type="float" office:value="-2.0304542034864401E-2" table:style-name="ce1">
            <text:p>-0.020304542</text:p>
          </table:table-cell>
          <table:table-cell table:style-name="ce1"/>
          <table:table-cell office:value-type="float" office:value="0" table:formula="of:=([.E116]-[.A116])/[.A116]%" table:style-name="ce2">
            <text:p>0</text:p>
          </table:table-cell>
          <table:table-cell table:style-name="ce2"/>
          <table:table-cell office:value-type="float" office:value="-2.0304542034864401E-2" table:style-name="ce1">
            <text:p>-0.020304542</text:p>
          </table:table-cell>
          <table:table-cell table:style-name="ce1"/>
          <table:table-cell office:value-type="float" office:value="0" table:formula="of:=([.I116]-[.E116])/[.E116]%" table:style-name="ce2">
            <text:p>0</text:p>
          </table:table-cell>
          <table:table-cell table:style-name="ce2"/>
          <table:table-cell office:value-type="float" office:value="-2.0304542034864401E-2" table:style-name="ce1">
            <text:p>-0.020304542</text:p>
          </table:table-cell>
          <table:table-cell table:style-name="ce1"/>
          <table:table-cell office:value-type="float" office:value="0" table:formula="of:=([.M116]-[.I116])/[.I11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116]-[.A116]; 2)" table:style-name="ce1">
            <text:p>0</text:p>
          </table:table-cell>
          <table:table-cell office:value-type="float" office:value="0" table:formula="of:=POWER([.I116]-[.E116];2)" table:style-name="ce1">
            <text:p>0</text:p>
          </table:table-cell>
          <table:table-cell office:value-type="float" office:value="0" table:formula="of:=POWER([.C116]-[.I116];2)" table:style-name="ce1">
            <text:p>0</text:p>
          </table:table-cell>
          <table:table-cell office:value-type="float" office:value="0" table:formula="of:=POWER([.M116]-[.C116];2)" table:style-name="ce1">
            <text:p>0</text:p>
          </table:table-cell>
          <table:table-cell table:number-columns-repeated="7" table:style-name="ce1"/>
          <table:table-cell office:value-type="float" office:value="2.3898720741272E-2" table:style-name="ce1">
            <text:p>0.023898721</text:p>
          </table:table-cell>
          <table:table-cell table:style-name="ce1"/>
          <table:table-cell office:value-type="float" office:value="0" table:formula="of:=[.AJ116]-[.I115]" table:style-name="ce1">
            <text:p>0</text:p>
          </table:table-cell>
          <table:table-cell table:style-name="ce1"/>
          <table:table-cell office:value-type="float" office:value="0" table:formula="of:=POWER([.AJ116]-[.I115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2.1667551249265699E-2" table:style-name="ce1">
            <text:p>0.021667551</text:p>
          </table:table-cell>
          <table:table-cell table:style-name="ce1"/>
          <table:table-cell office:value-type="float" office:value="7.6525241136550903E-2" table:style-name="ce1">
            <text:p>0.076525241</text:p>
          </table:table-cell>
          <table:table-cell table:style-name="ce1"/>
          <table:table-cell office:value-type="float" office:value="7.6525241136550903E-2" table:style-name="ce1">
            <text:p>0.076525241</text:p>
          </table:table-cell>
          <table:table-cell table:style-name="ce1"/>
          <table:table-cell office:value-type="float" office:value="253.17900143028069" table:formula="of:=([.E117]-[.A117])/[.A117]%" table:style-name="ce2">
            <text:p>253.1790014</text:p>
          </table:table-cell>
          <table:table-cell table:style-name="ce2"/>
          <table:table-cell office:value-type="float" office:value="7.6525241136550903E-2" table:style-name="ce1">
            <text:p>0.076525241</text:p>
          </table:table-cell>
          <table:table-cell table:style-name="ce1"/>
          <table:table-cell office:value-type="float" office:value="0" table:formula="of:=([.I117]-[.E117])/[.E117]%" table:style-name="ce2">
            <text:p>0</text:p>
          </table:table-cell>
          <table:table-cell table:style-name="ce2"/>
          <table:table-cell office:value-type="float" office:value="7.6525241136550903E-2" table:style-name="ce1">
            <text:p>0.076525241</text:p>
          </table:table-cell>
          <table:table-cell table:style-name="ce1"/>
          <table:table-cell office:value-type="float" office:value="0" table:formula="of:=([.M117]-[.I117])/[.I117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3.0093661397695534E-3" table:formula="of:=POWER([.E117]-[.A117]; 2)" table:style-name="ce1">
            <text:p>0.003009366</text:p>
          </table:table-cell>
          <table:table-cell office:value-type="float" office:value="0" table:formula="of:=POWER([.I117]-[.E117];2)" table:style-name="ce1">
            <text:p>0</text:p>
          </table:table-cell>
          <table:table-cell office:value-type="float" office:value="0" table:formula="of:=POWER([.C117]-[.I117];2)" table:style-name="ce1">
            <text:p>0</text:p>
          </table:table-cell>
          <table:table-cell office:value-type="float" office:value="0" table:formula="of:=POWER([.M117]-[.C117];2)" table:style-name="ce1">
            <text:p>0</text:p>
          </table:table-cell>
          <table:table-cell table:number-columns-repeated="7" table:style-name="ce1"/>
          <table:table-cell office:value-type="float" office:value="-2.0304542034864401E-2" table:style-name="ce1">
            <text:p>-0.020304542</text:p>
          </table:table-cell>
          <table:table-cell table:style-name="ce1"/>
          <table:table-cell office:value-type="float" office:value="0" table:formula="of:=[.AJ117]-[.I116]" table:style-name="ce1">
            <text:p>0</text:p>
          </table:table-cell>
          <table:table-cell table:style-name="ce1"/>
          <table:table-cell office:value-type="float" office:value="0" table:formula="of:=POWER([.AJ117]-[.I116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0.114046514034271" table:style-name="ce1">
            <text:p>-0.114046514</text:p>
          </table:table-cell>
          <table:table-cell table:style-name="ce1"/>
          <table:table-cell office:value-type="float" office:value="2.2410225123167E-2" table:style-name="ce1">
            <text:p>0.022410225</text:p>
          </table:table-cell>
          <table:table-cell table:style-name="ce1"/>
          <table:table-cell office:value-type="float" office:value="4.5562621206045199E-2" table:style-name="ce1">
            <text:p>0.045562621</text:p>
          </table:table-cell>
          <table:table-cell table:style-name="ce1"/>
          <table:table-cell office:value-type="float" office:value="-139.95091089969975" table:formula="of:=([.E118]-[.A118])/[.A118]%" table:style-name="ce2">
            <text:p>-139.9509109</text:p>
          </table:table-cell>
          <table:table-cell table:style-name="ce2"/>
          <table:table-cell office:value-type="float" office:value="2.2410225123167E-2" table:style-name="ce1">
            <text:p>0.022410225</text:p>
          </table:table-cell>
          <table:table-cell table:style-name="ce1"/>
          <table:table-cell office:value-type="float" office:value="-50.814451561461887" table:formula="of:=([.I118]-[.E118])/[.E118]%" table:style-name="ce2">
            <text:p>-50.81445156</text:p>
          </table:table-cell>
          <table:table-cell table:style-name="ce2"/>
          <table:table-cell office:value-type="float" office:value="2.2410225123167E-2" table:style-name="ce1">
            <text:p>0.022410225</text:p>
          </table:table-cell>
          <table:table-cell table:style-name="ce1"/>
          <table:table-cell office:value-type="float" office:value="0" table:formula="of:=([.M118]-[.I118])/[.I118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2.5475076052161545E-2" table:formula="of:=POWER([.E118]-[.A118]; 2)" table:style-name="ce1">
            <text:p>0.025475076</text:p>
          </table:table-cell>
          <table:table-cell office:value-type="float" office:value="5.3603344437847379E-4" table:formula="of:=POWER([.I118]-[.E118];2)" table:style-name="ce1">
            <text:p>0.000536033</text:p>
          </table:table-cell>
          <table:table-cell office:value-type="float" office:value="0" table:formula="of:=POWER([.C118]-[.I118];2)" table:style-name="ce1">
            <text:p>0</text:p>
          </table:table-cell>
          <table:table-cell office:value-type="float" office:value="0" table:formula="of:=POWER([.M118]-[.C118];2)" table:style-name="ce1">
            <text:p>0</text:p>
          </table:table-cell>
          <table:table-cell table:number-columns-repeated="7" table:style-name="ce1"/>
          <table:table-cell office:value-type="float" office:value="7.6525241136550903E-2" table:style-name="ce1">
            <text:p>0.076525241</text:p>
          </table:table-cell>
          <table:table-cell table:style-name="ce1"/>
          <table:table-cell office:value-type="float" office:value="0" table:formula="of:=[.AJ118]-[.I117]" table:style-name="ce1">
            <text:p>0</text:p>
          </table:table-cell>
          <table:table-cell table:style-name="ce1"/>
          <table:table-cell office:value-type="float" office:value="0" table:formula="of:=POWER([.AJ118]-[.I117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1.0053949356079099" table:style-name="ce1">
            <text:p>-1.005394936</text:p>
          </table:table-cell>
          <table:table-cell table:style-name="ce1"/>
          <table:table-cell office:value-type="float" office:value="-1.9964461326599101" table:style-name="ce1">
            <text:p>-1.996446133</text:p>
          </table:table-cell>
          <table:table-cell table:style-name="ce1"/>
          <table:table-cell office:value-type="float" office:value="-1.5388712882995601" table:style-name="ce1">
            <text:p>-1.538871288</text:p>
          </table:table-cell>
          <table:table-cell table:style-name="ce1"/>
          <table:table-cell office:value-type="float" office:value="53.061372580824148" table:formula="of:=([.E119]-[.A119])/[.A119]%" table:style-name="ce2">
            <text:p>53.06137258</text:p>
          </table:table-cell>
          <table:table-cell table:style-name="ce2"/>
          <table:table-cell office:value-type="float" office:value="-2.0178172588348402" table:style-name="ce1">
            <text:p>-2.017817259</text:p>
          </table:table-cell>
          <table:table-cell table:style-name="ce1"/>
          <table:table-cell office:value-type="float" office:value="31.123198813106157" table:formula="of:=([.I119]-[.E119])/[.E119]%" table:style-name="ce2">
            <text:p>31.12319881</text:p>
          </table:table-cell>
          <table:table-cell table:style-name="ce2"/>
          <table:table-cell office:value-type="float" office:value="-2.0207436084747301" table:style-name="ce1">
            <text:p>-2.020743608</text:p>
          </table:table-cell>
          <table:table-cell table:style-name="ce1"/>
          <table:table-cell office:value-type="float" office:value="0.14502550352749446" table:formula="of:=([.M119]-[.I119])/[.I119]%" table:style-name="ce3">
            <text:p>0.145025504</text:p>
          </table:table-cell>
          <table:table-cell table:style-name="ce3"/>
          <table:table-cell table:number-columns-repeated="8" table:style-name="ce1"/>
          <table:table-cell office:value-type="float" office:value="0.28459701888118594" table:formula="of:=POWER([.E119]-[.A119]; 2)" table:style-name="ce1">
            <text:p>0.284597019</text:p>
          </table:table-cell>
          <table:table-cell office:value-type="float" office:value="0.22938924269198138" table:formula="of:=POWER([.I119]-[.E119];2)" table:style-name="ce1">
            <text:p>0.229389243</text:p>
          </table:table-cell>
          <table:table-cell office:value-type="float" office:value="4.5672503398478195E-4" table:formula="of:=POWER([.C119]-[.I119];2)" table:style-name="ce1">
            <text:p>0.000456725</text:p>
          </table:table-cell>
          <table:table-cell office:value-type="float" office:value="5.9036733097176297E-4" table:formula="of:=POWER([.M119]-[.C119];2)" table:style-name="ce1">
            <text:p>0.000590367</text:p>
          </table:table-cell>
          <table:table-cell table:number-columns-repeated="7" table:style-name="ce1"/>
          <table:table-cell office:value-type="float" office:value="0.83904635906219505" table:style-name="ce1">
            <text:p>0.839046359</text:p>
          </table:table-cell>
          <table:table-cell table:style-name="ce1"/>
          <table:table-cell office:value-type="float" office:value="0.81663613393902801" table:formula="of:=[.AJ119]-[.I118]" table:style-name="ce1">
            <text:p>0.816636134</text:p>
          </table:table-cell>
          <table:table-cell table:style-name="ce1"/>
          <table:table-cell office:value-type="float" office:value="0.66689457525488205" table:formula="of:=POWER([.AJ119]-[.I118];2)" table:style-name="ce1">
            <text:p>0.666894575</text:p>
          </table:table-cell>
          <table:table-cell table:number-columns-repeated="16344"/>
        </table:table-row>
        <table:table-row table:style-name="ro1">
          <table:table-cell office:value-type="float" office:value="2.8543490916490598E-3" table:style-name="ce1">
            <text:p>0.002854349</text:p>
          </table:table-cell>
          <table:table-cell table:style-name="ce1"/>
          <table:table-cell office:value-type="float" office:value="2.8543490916490598E-3" table:style-name="ce1">
            <text:p>0.002854349</text:p>
          </table:table-cell>
          <table:table-cell table:style-name="ce1"/>
          <table:table-cell office:value-type="float" office:value="2.8543490916490598E-3" table:style-name="ce1">
            <text:p>0.002854349</text:p>
          </table:table-cell>
          <table:table-cell table:style-name="ce1"/>
          <table:table-cell office:value-type="float" office:value="0" table:formula="of:=([.E120]-[.A120])/[.A120]%" table:style-name="ce2">
            <text:p>0</text:p>
          </table:table-cell>
          <table:table-cell table:style-name="ce2"/>
          <table:table-cell office:value-type="float" office:value="2.8543490916490598E-3" table:style-name="ce1">
            <text:p>0.002854349</text:p>
          </table:table-cell>
          <table:table-cell table:style-name="ce1"/>
          <table:table-cell office:value-type="float" office:value="0" table:formula="of:=([.I120]-[.E120])/[.E120]%" table:style-name="ce2">
            <text:p>0</text:p>
          </table:table-cell>
          <table:table-cell table:style-name="ce2"/>
          <table:table-cell office:value-type="float" office:value="2.8543490916490598E-3" table:style-name="ce1">
            <text:p>0.002854349</text:p>
          </table:table-cell>
          <table:table-cell table:style-name="ce1"/>
          <table:table-cell office:value-type="float" office:value="0" table:formula="of:=([.M120]-[.I120])/[.I12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120]-[.A120]; 2)" table:style-name="ce1">
            <text:p>0</text:p>
          </table:table-cell>
          <table:table-cell office:value-type="float" office:value="0" table:formula="of:=POWER([.I120]-[.E120];2)" table:style-name="ce1">
            <text:p>0</text:p>
          </table:table-cell>
          <table:table-cell office:value-type="float" office:value="0" table:formula="of:=POWER([.C120]-[.I120];2)" table:style-name="ce1">
            <text:p>0</text:p>
          </table:table-cell>
          <table:table-cell office:value-type="float" office:value="0" table:formula="of:=POWER([.M120]-[.C120];2)" table:style-name="ce1">
            <text:p>0</text:p>
          </table:table-cell>
          <table:table-cell table:number-columns-repeated="7" table:style-name="ce1"/>
          <table:table-cell office:value-type="float" office:value="-1.3985177278518699" table:style-name="ce1">
            <text:p>-1.398517728</text:p>
          </table:table-cell>
          <table:table-cell table:style-name="ce1"/>
          <table:table-cell office:value-type="float" office:value="0.6192995309829703" table:formula="of:=[.AJ120]-[.I119]" table:style-name="ce1">
            <text:p>0.619299531</text:p>
          </table:table-cell>
          <table:table-cell table:style-name="ce1"/>
          <table:table-cell office:value-type="float" office:value="0.38353190907572698" table:formula="of:=POWER([.AJ120]-[.I119];2)" table:style-name="ce1">
            <text:p>0.383531909</text:p>
          </table:table-cell>
          <table:table-cell table:number-columns-repeated="16344"/>
        </table:table-row>
        <table:table-row table:style-name="ro1">
          <table:table-cell office:value-type="float" office:value="2.0240948200225799" table:style-name="ce1">
            <text:p>2.02409482</text:p>
          </table:table-cell>
          <table:table-cell table:style-name="ce1"/>
          <table:table-cell office:value-type="float" office:value="3.7654995918273899" table:style-name="ce1">
            <text:p>3.765499592</text:p>
          </table:table-cell>
          <table:table-cell table:style-name="ce1"/>
          <table:table-cell office:value-type="float" office:value="2.58709764480591" table:style-name="ce1">
            <text:p>2.587097645</text:p>
          </table:table-cell>
          <table:table-cell table:style-name="ce1"/>
          <table:table-cell office:value-type="float" office:value="27.815042023428994" table:formula="of:=([.E121]-[.A121])/[.A121]%" table:style-name="ce2">
            <text:p>27.81504202</text:p>
          </table:table-cell>
          <table:table-cell table:style-name="ce2"/>
          <table:table-cell office:value-type="float" office:value="3.7650494575500502" table:style-name="ce1">
            <text:p>3.765049458</text:p>
          </table:table-cell>
          <table:table-cell table:style-name="ce1"/>
          <table:table-cell office:value-type="float" office:value="45.531787913343827" table:formula="of:=([.I121]-[.E121])/[.E121]%" table:style-name="ce2">
            <text:p>45.53178791</text:p>
          </table:table-cell>
          <table:table-cell table:style-name="ce2"/>
          <table:table-cell office:value-type="float" office:value="3.7700316905975302" table:style-name="ce1">
            <text:p>3.770031691</text:p>
          </table:table-cell>
          <table:table-cell table:style-name="ce1"/>
          <table:table-cell office:value-type="float" office:value="0.13232848873974698" table:formula="of:=([.M121]-[.I121])/[.I121]%" table:style-name="ce3">
            <text:p>0.132328489</text:p>
          </table:table-cell>
          <table:table-cell table:style-name="ce3"/>
          <table:table-cell table:number-columns-repeated="8" table:style-name="ce1"/>
          <table:table-cell office:value-type="float" office:value="0.31697218071400907" table:formula="of:=POWER([.E121]-[.A121]; 2)" table:style-name="ce1">
            <text:p>0.316972181</text:p>
          </table:table-cell>
          <table:table-cell office:value-type="float" office:value="1.3875704731472058" table:formula="of:=POWER([.I121]-[.E121];2)" table:style-name="ce1">
            <text:p>1.387570473</text:p>
          </table:table-cell>
          <table:table-cell office:value-type="float" office:value="2.0262086763618185E-7" table:formula="of:=POWER([.C121]-[.I121];2)" table:style-name="ce1">
            <text:p>2.02621E-07</text:p>
          </table:table-cell>
          <table:table-cell office:value-type="float" office:value="2.0539919262306942E-5" table:formula="of:=POWER([.M121]-[.C121];2)" table:style-name="ce1">
            <text:p>2.05399E-05</text:p>
          </table:table-cell>
          <table:table-cell table:number-columns-repeated="7" table:style-name="ce1"/>
          <table:table-cell office:value-type="float" office:value="2.8543490916490598E-3" table:style-name="ce1">
            <text:p>0.002854349</text:p>
          </table:table-cell>
          <table:table-cell table:style-name="ce1"/>
          <table:table-cell office:value-type="float" office:value="0" table:formula="of:=[.AJ121]-[.I120]" table:style-name="ce1">
            <text:p>0</text:p>
          </table:table-cell>
          <table:table-cell table:style-name="ce1"/>
          <table:table-cell office:value-type="float" office:value="0" table:formula="of:=POWER([.AJ121]-[.I120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3.00872372463346E-3" table:style-name="ce1">
            <text:p>0.003008724</text:p>
          </table:table-cell>
          <table:table-cell table:style-name="ce1"/>
          <table:table-cell office:value-type="float" office:value="3.00872372463346E-3" table:style-name="ce1">
            <text:p>0.003008724</text:p>
          </table:table-cell>
          <table:table-cell table:style-name="ce1"/>
          <table:table-cell office:value-type="float" office:value="3.00872372463346E-3" table:style-name="ce1">
            <text:p>0.003008724</text:p>
          </table:table-cell>
          <table:table-cell table:style-name="ce1"/>
          <table:table-cell office:value-type="float" office:value="0" table:formula="of:=([.E122]-[.A122])/[.A122]%" table:style-name="ce2">
            <text:p>0</text:p>
          </table:table-cell>
          <table:table-cell table:style-name="ce2"/>
          <table:table-cell office:value-type="float" office:value="3.00872372463346E-3" table:style-name="ce1">
            <text:p>0.003008724</text:p>
          </table:table-cell>
          <table:table-cell table:style-name="ce1"/>
          <table:table-cell office:value-type="float" office:value="0" table:formula="of:=([.I122]-[.E122])/[.E122]%" table:style-name="ce2">
            <text:p>0</text:p>
          </table:table-cell>
          <table:table-cell table:style-name="ce2"/>
          <table:table-cell office:value-type="float" office:value="3.00872372463346E-3" table:style-name="ce1">
            <text:p>0.003008724</text:p>
          </table:table-cell>
          <table:table-cell table:style-name="ce1"/>
          <table:table-cell office:value-type="float" office:value="0" table:formula="of:=([.M122]-[.I122])/[.I122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122]-[.A122]; 2)" table:style-name="ce1">
            <text:p>0</text:p>
          </table:table-cell>
          <table:table-cell office:value-type="float" office:value="0" table:formula="of:=POWER([.I122]-[.E122];2)" table:style-name="ce1">
            <text:p>0</text:p>
          </table:table-cell>
          <table:table-cell office:value-type="float" office:value="0" table:formula="of:=POWER([.C122]-[.I122];2)" table:style-name="ce1">
            <text:p>0</text:p>
          </table:table-cell>
          <table:table-cell office:value-type="float" office:value="0" table:formula="of:=POWER([.M122]-[.C122];2)" table:style-name="ce1">
            <text:p>0</text:p>
          </table:table-cell>
          <table:table-cell table:number-columns-repeated="7" table:style-name="ce1"/>
          <table:table-cell office:value-type="float" office:value="3.0193514823913601" table:style-name="ce1">
            <text:p>3.019351482</text:p>
          </table:table-cell>
          <table:table-cell table:style-name="ce1"/>
          <table:table-cell office:value-type="float" office:value="-0.74569797515869007" table:formula="of:=[.AJ122]-[.I121]" table:style-name="ce1">
            <text:p>-0.745697975</text:p>
          </table:table-cell>
          <table:table-cell table:style-name="ce1"/>
          <table:table-cell office:value-type="float" office:value="0.55606547015577035" table:formula="of:=POWER([.AJ122]-[.I121];2)" table:style-name="ce1">
            <text:p>0.55606547</text:p>
          </table:table-cell>
          <table:table-cell table:number-columns-repeated="16344"/>
        </table:table-row>
        <table:table-row table:style-name="ro1">
          <table:table-cell office:value-type="float" office:value="0.51101022958755504" table:style-name="ce1">
            <text:p>0.51101023</text:p>
          </table:table-cell>
          <table:table-cell table:style-name="ce1"/>
          <table:table-cell office:value-type="float" office:value="2.73379468126222E-4" table:style-name="ce1">
            <text:p>0.000273379</text:p>
          </table:table-cell>
          <table:table-cell table:style-name="ce1"/>
          <table:table-cell office:value-type="float" office:value="2.73379468126222E-4" table:style-name="ce1">
            <text:p>0.000273379</text:p>
          </table:table-cell>
          <table:table-cell table:style-name="ce1"/>
          <table:table-cell office:value-type="float" office:value="-99.946502153519134" table:formula="of:=([.E123]-[.A123])/[.A123]%" table:style-name="ce2">
            <text:p>-99.94650215</text:p>
          </table:table-cell>
          <table:table-cell table:style-name="ce2"/>
          <table:table-cell office:value-type="float" office:value="2.73379468126222E-4" table:style-name="ce1">
            <text:p>0.000273379</text:p>
          </table:table-cell>
          <table:table-cell table:style-name="ce1"/>
          <table:table-cell office:value-type="float" office:value="0" table:formula="of:=([.I123]-[.E123])/[.E123]%" table:style-name="ce2">
            <text:p>0</text:p>
          </table:table-cell>
          <table:table-cell table:style-name="ce2"/>
          <table:table-cell office:value-type="float" office:value="2.73379468126222E-4" table:style-name="ce1">
            <text:p>0.000273379</text:p>
          </table:table-cell>
          <table:table-cell table:style-name="ce1"/>
          <table:table-cell office:value-type="float" office:value="0" table:formula="of:=([.M123]-[.I123])/[.I123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26085213006991592" table:formula="of:=POWER([.E123]-[.A123]; 2)" table:style-name="ce1">
            <text:p>0.26085213</text:p>
          </table:table-cell>
          <table:table-cell office:value-type="float" office:value="0" table:formula="of:=POWER([.I123]-[.E123];2)" table:style-name="ce1">
            <text:p>0</text:p>
          </table:table-cell>
          <table:table-cell office:value-type="float" office:value="0" table:formula="of:=POWER([.C123]-[.I123];2)" table:style-name="ce1">
            <text:p>0</text:p>
          </table:table-cell>
          <table:table-cell office:value-type="float" office:value="0" table:formula="of:=POWER([.M123]-[.C123];2)" table:style-name="ce1">
            <text:p>0</text:p>
          </table:table-cell>
          <table:table-cell table:number-columns-repeated="7" table:style-name="ce1"/>
          <table:table-cell office:value-type="float" office:value="3.00872372463346E-3" table:style-name="ce1">
            <text:p>0.003008724</text:p>
          </table:table-cell>
          <table:table-cell table:style-name="ce1"/>
          <table:table-cell office:value-type="float" office:value="0" table:formula="of:=[.AJ123]-[.I122]" table:style-name="ce1">
            <text:p>0</text:p>
          </table:table-cell>
          <table:table-cell table:style-name="ce1"/>
          <table:table-cell office:value-type="float" office:value="0" table:formula="of:=POWER([.AJ123]-[.I122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-1.17907822132111" table:style-name="ce1">
            <text:p>-1.179078221</text:p>
          </table:table-cell>
          <table:table-cell table:style-name="ce1"/>
          <table:table-cell office:value-type="float" office:value="-2.5093412399292001" table:style-name="ce1">
            <text:p>-2.50934124</text:p>
          </table:table-cell>
          <table:table-cell table:style-name="ce1"/>
          <table:table-cell office:value-type="float" office:value="-1.49753534793854" table:style-name="ce1">
            <text:p>-1.497535348</text:p>
          </table:table-cell>
          <table:table-cell table:style-name="ce1"/>
          <table:table-cell office:value-type="float" office:value="27.008990655480993" table:formula="of:=([.E124]-[.A124])/[.A124]%" table:style-name="ce2">
            <text:p>27.00899066</text:p>
          </table:table-cell>
          <table:table-cell table:style-name="ce2"/>
          <table:table-cell office:value-type="float" office:value="-2.4003434181213401" table:style-name="ce1">
            <text:p>-2.400343418</text:p>
          </table:table-cell>
          <table:table-cell table:style-name="ce1"/>
          <table:table-cell office:value-type="float" office:value="60.28626111734706" table:formula="of:=([.I124]-[.E124])/[.E124]%" table:style-name="ce2">
            <text:p>60.28626112</text:p>
          </table:table-cell>
          <table:table-cell table:style-name="ce2"/>
          <table:table-cell office:value-type="float" office:value="-2.4806184768676798" table:style-name="ce1">
            <text:p>-2.480618477</text:p>
          </table:table-cell>
          <table:table-cell table:style-name="ce1"/>
          <table:table-cell office:value-type="float" office:value="3.3443155733594145" table:formula="of:=([.M124]-[.I124])/[.I124]%" table:style-name="ce3">
            <text:p>3.344315573</text:p>
          </table:table-cell>
          <table:table-cell table:style-name="ce3"/>
          <table:table-cell table:number-columns-repeated="8" table:style-name="ce1"/>
          <table:table-cell office:value-type="float" office:value="0.1014149414934299" table:formula="of:=POWER([.E124]-[.A124]; 2)" table:style-name="ce1">
            <text:p>0.101414941</text:p>
          </table:table-cell>
          <table:table-cell office:value-type="float" office:value="0.81506241158719162" table:formula="of:=POWER([.I124]-[.E124];2)" table:style-name="ce1">
            <text:p>0.815062412</text:p>
          </table:table-cell>
          <table:table-cell office:value-type="float" office:value="1.1880525158858001E-2" table:formula="of:=POWER([.C124]-[.I124];2)" table:style-name="ce1">
            <text:p>0.011880525</text:p>
          </table:table-cell>
          <table:table-cell office:value-type="float" office:value="8.2499711788823666E-4" table:formula="of:=POWER([.M124]-[.C124];2)" table:style-name="ce1">
            <text:p>0.000824997</text:p>
          </table:table-cell>
          <table:table-cell table:number-columns-repeated="7" table:style-name="ce1"/>
          <table:table-cell office:value-type="float" office:value="2.73379468126222E-4" table:style-name="ce1">
            <text:p>0.000273379</text:p>
          </table:table-cell>
          <table:table-cell table:style-name="ce1"/>
          <table:table-cell office:value-type="float" office:value="0" table:formula="of:=[.AJ124]-[.I123]" table:style-name="ce1">
            <text:p>0</text:p>
          </table:table-cell>
          <table:table-cell table:style-name="ce1"/>
          <table:table-cell office:value-type="float" office:value="0" table:formula="of:=POWER([.AJ124]-[.I123];2)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.35462653636932401" table:style-name="ce1">
            <text:p>0.354626536</text:p>
          </table:table-cell>
          <table:table-cell table:style-name="ce1"/>
          <table:table-cell office:value-type="float" office:value="8.7891347706317902E-2" table:style-name="ce1">
            <text:p>0.087891348</text:p>
          </table:table-cell>
          <table:table-cell table:style-name="ce1"/>
          <table:table-cell office:value-type="float" office:value="8.7891347706317902E-2" table:style-name="ce1">
            <text:p>0.087891348</text:p>
          </table:table-cell>
          <table:table-cell table:style-name="ce1"/>
          <table:table-cell office:value-type="float" office:value="-75.215800654358276" table:formula="of:=([.E125]-[.A125])/[.A125]%" table:style-name="ce2">
            <text:p>-75.21580065</text:p>
          </table:table-cell>
          <table:table-cell table:style-name="ce2"/>
          <table:table-cell office:value-type="float" office:value="8.7891347706317902E-2" table:style-name="ce1">
            <text:p>0.087891348</text:p>
          </table:table-cell>
          <table:table-cell table:style-name="ce1"/>
          <table:table-cell office:value-type="float" office:value="0" table:formula="of:=([.I125]-[.E125])/[.E125]%" table:style-name="ce2">
            <text:p>0</text:p>
          </table:table-cell>
          <table:table-cell table:style-name="ce2"/>
          <table:table-cell office:value-type="float" office:value="8.7891347706317902E-2" table:style-name="ce1">
            <text:p>0.087891348</text:p>
          </table:table-cell>
          <table:table-cell table:style-name="ce1"/>
          <table:table-cell office:value-type="float" office:value="0" table:formula="of:=([.M125]-[.I125])/[.I12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7.1147660871089466E-2" table:formula="of:=POWER([.E125]-[.A125]; 2)" table:style-name="ce1">
            <text:p>0.071147661</text:p>
          </table:table-cell>
          <table:table-cell office:value-type="float" office:value="0" table:formula="of:=POWER([.I125]-[.E125];2)" table:style-name="ce1">
            <text:p>0</text:p>
          </table:table-cell>
          <table:table-cell office:value-type="float" office:value="0" table:formula="of:=POWER([.C125]-[.I125];2)" table:style-name="ce1">
            <text:p>0</text:p>
          </table:table-cell>
          <table:table-cell office:value-type="float" office:value="0" table:formula="of:=POWER([.M125]-[.C125];2)" table:style-name="ce1">
            <text:p>0</text:p>
          </table:table-cell>
          <table:table-cell table:number-columns-repeated="7" table:style-name="ce1"/>
          <table:table-cell office:value-type="float" office:value="-2.08841848373413" table:style-name="ce1">
            <text:p>-2.088418484</text:p>
          </table:table-cell>
          <table:table-cell table:style-name="ce1"/>
          <table:table-cell office:value-type="float" office:value="0.31192493438721014" table:formula="of:=[.AJ125]-[.I124]" table:style-name="ce1">
            <text:p>0.311924934</text:p>
          </table:table-cell>
          <table:table-cell table:style-name="ce1"/>
          <table:table-cell office:value-type="float" office:value="9.7297164692465354E-2" table:formula="of:=POWER([.AJ125]-[.I124];2)" table:style-name="ce1">
            <text:p>0.097297165</text:p>
          </table:table-cell>
          <table:table-cell table:number-columns-repeated="16344"/>
        </table:table-row>
        <table:table-row table:style-name="ro1">
          <table:table-cell table:number-columns-repeated="35" table:style-name="ce1"/>
          <table:table-cell office:value-type="float" office:value="0.34884133934974698" table:style-name="ce1">
            <text:p>0.348841339</text:p>
          </table:table-cell>
          <table:table-cell table:style-name="ce1"/>
          <table:table-cell office:value-type="float" office:value="0.26094999164342908" table:formula="of:=[.AJ126]-[.I125]" table:style-name="ce1">
            <text:p>0.260949992</text:p>
          </table:table-cell>
          <table:table-cell table:style-name="ce1"/>
          <table:table-cell office:value-type="float" office:value="6.8094898138705701E-2" table:formula="of:=POWER([.AJ126]-[.I125];2)" table:style-name="ce1">
            <text:p>0.068094898</text:p>
          </table:table-cell>
          <table:table-cell table:number-columns-repeated="16344"/>
        </table:table-row>
        <table:table-row table:number-rows-repeated="1048450" table:style-name="ro1">
          <table:table-cell table:number-columns-repeated="16384"/>
        </table:table-row>
        <table:named-expressions>
          <table:named-range table:name="_ftn1" table:cell-range-address="Sheet1.$AT$9" table:base-cell-address="Sheet1.$A$1"/>
          <table:named-range table:name="_ftnref1" table:cell-range-address="Sheet1.$AT$6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dc:creator>Andrey Khasanov</dc:creator>
    <meta:creation-date>2017-12-14T12:40:41Z</meta:creation-date>
    <dc:date>2017-12-24T16:13:32Z</dc:date>
    <meta:editing-cycles>7</meta:editing-cycles>
    <meta:editing-duration>PT1258S</meta:editing-duration>
  </office:meta>
</office:document-meta>
</file>